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4.143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7" style:family="table-cell" style:parent-style-name="Default">
      <style:table-cell-properties fo:background-color="#ffbf00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69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ackground-color="#ffbf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b2b2b2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0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/>
    </style:style>
    <style:style style:name="ce40" style:family="table-cell" style:parent-style-name="Default" style:data-style-name="N120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bf00" fo:border="0.74pt solid #000000"/>
      <style:text-properties style:font-name="Liberation Sans"/>
    </style:style>
    <style:style style:name="ce84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6.80000019073486pt" fo:language="none" fo:country="none" fo:font-weight="bold" style:font-name-asian="DejaVu Sans" style:font-size-asian="6.8000001907348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9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74pt solid #2a6099" fo:border-right="none" fo:border-top="0.74pt solid #2a6099"/>
      <style:map style:condition="cell-content()&lt;0.6" style:apply-style-name="Bad" style:base-cell-address="PCHitChanceOverview.C3"/>
    </style:style>
    <style:style style:name="ce95" style:family="table-cell" style:parent-style-name="Default">
      <style:table-cell-properties fo:border-bottom="none" fo:border-left="0.74pt solid #2a6099" fo:border-right="none" fo:border-top="none"/>
      <style:map style:condition="cell-content()&lt;0.6" style:apply-style-name="Bad" style:base-cell-address="PCHitChanceOverview.C3"/>
    </style:style>
    <style:style style:name="ce96" style:family="table-cell" style:parent-style-name="Default">
      <style:table-cell-properties fo:border-bottom="0.74pt solid #2a6099" fo:border-left="0.74pt solid #2a6099" fo:border-right="none" fo:border-top="none"/>
      <style:map style:condition="cell-content()&lt;0.6" style:apply-style-name="Bad" style:base-cell-address="PCHitChanceOverview.C3"/>
    </style:style>
    <style:style style:name="ce97" style:family="table-cell" style:parent-style-name="Default">
      <style:table-cell-properties fo:border-bottom="none" fo:border-left="none" fo:border-right="none" fo:border-top="0.74pt solid #2a6099"/>
      <style:map style:condition="cell-content()&lt;0.6" style:apply-style-name="Bad" style:base-cell-address="PCHitChanceOverview.C3"/>
    </style:style>
    <style:style style:name="ce98" style:family="table-cell" style:parent-style-name="Default">
      <style:map style:condition="cell-content()&lt;0.6" style:apply-style-name="Bad" style:base-cell-address="PCHitChanceOverview.C3"/>
    </style:style>
    <style:style style:name="ce99" style:family="table-cell" style:parent-style-name="Default">
      <style:table-cell-properties fo:border-bottom="0.74pt solid #2a6099" fo:border-left="none" fo:border-right="none" fo:border-top="none"/>
      <style:map style:condition="cell-content()&lt;0.6" style:apply-style-name="Bad" style:base-cell-address="PCHitChanceOverview.C3"/>
    </style:style>
    <style:style style:name="ce100" style:family="table-cell" style:parent-style-name="Default">
      <style:table-cell-properties fo:border-bottom="none" fo:border-left="none" fo:border-right="0.74pt solid #2a6099" fo:border-top="0.74pt solid #2a6099"/>
      <style:map style:condition="cell-content()&lt;0.6" style:apply-style-name="Bad" style:base-cell-address="PCHitChanceOverview.C3"/>
    </style:style>
    <style:style style:name="ce101" style:family="table-cell" style:parent-style-name="Default">
      <style:table-cell-properties fo:border-bottom="none" fo:border-left="none" fo:border-right="0.74pt solid #2a6099" fo:border-top="none"/>
      <style:map style:condition="cell-content()&lt;0.6" style:apply-style-name="Bad" style:base-cell-address="PCHitChanceOverview.C3"/>
    </style:style>
    <style:style style:name="ce102" style:family="table-cell" style:parent-style-name="Default">
      <style:table-cell-properties fo:border-bottom="0.74pt solid #2a6099" fo:border-left="none" fo:border-right="0.74pt solid #2a6099" fo:border-top="none"/>
      <style:map style:condition="cell-content()&lt;0.6" style:apply-style-name="Bad" style:base-cell-address="PCHitChanceOverview.C3"/>
    </style:style>
    <style:style style:name="ce103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04" style:family="table-cell" style:parent-style-name="Default">
      <style:table-cell-properties fo:border-bottom="none" fo:border-left="0.74pt solid #000000" fo:border-right="none" fo:border-top="none"/>
    </style:style>
    <style:style style:name="ce105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b2b2b2" fo:border-left="0.74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b2b2b2" fo:border-left="0.74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bf00" fo:border-left="none" fo:border-right="none" fo:border-top="0.74pt solid #ff8000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0" style:family="table-cell" style:parent-style-name="Default">
      <style:table-cell-properties fo:border-bottom="0.74pt solid #000000" fo:border-left="none" fo:border-right="none" fo:border-top="none"/>
    </style:style>
    <style:style style:name="ce111" style:family="table-cell" style:parent-style-name="Default">
      <style:table-cell-properties fo:border-bottom="none" fo:background-color="#b2b2b2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0.74pt solid #000000" fo:border-top="none"/>
    </style:style>
    <style:style style:name="ce113" style:family="table-cell" style:parent-style-name="Default">
      <style:table-cell-properties fo:border-bottom="0.74pt solid #000000" fo:border-left="none" fo:border-right="0.74pt solid #000000" fo:border-top="none"/>
    </style:style>
    <style:style style:name="ce114" style:family="table-cell" style:parent-style-name="Default">
      <style:table-cell-properties fo:border-bottom="none" fo:background-color="#b2b2b2" fo:border-left="none" fo:border-right="none" fo:border-top="0.74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Default" style:data-style-name="N4">
      <style:table-cell-properties fo:border-bottom="none" fo:border-left="0.74pt solid #000000" fo:border-right="none" fo:border-top="0.74pt solid #000000"/>
      <style:map style:condition="cell-content()&gt;[$VSolo.$R$2]" style:apply-style-name="Error" style:base-cell-address="VSolo.F7"/>
    </style:style>
    <style:style style:name="ce11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&gt;[$VSolo.$R$2]" style:apply-style-name="Error" style:base-cell-address="VSolo.F7"/>
    </style:style>
    <style:style style:name="ce118" style:family="table-cell" style:parent-style-name="Default" style:data-style-name="N4">
      <style:table-cell-properties fo:border-bottom="0.74pt solid #000000" fo:border-left="0.74pt solid #000000" fo:border-right="none" fo:border-top="none"/>
      <style:map style:condition="cell-content()&gt;[$VSolo.$R$2]" style:apply-style-name="Error" style:base-cell-address="VSolo.F7"/>
    </style:style>
    <style:style style:name="ce119" style:family="table-cell" style:parent-style-name="Default" style:data-style-name="N4">
      <style:table-cell-properties fo:border-bottom="none" fo:border-left="none" fo:border-right="none" fo:border-top="0.74pt solid #000000"/>
      <style:map style:condition="cell-content()&gt;[$VSolo.$R$2]" style:apply-style-name="Error" style:base-cell-address="VSolo.F7"/>
    </style:style>
    <style:style style:name="ce120" style:family="table-cell" style:parent-style-name="Default" style:data-style-name="N4">
      <style:table-cell-properties fo:border="none"/>
      <style:map style:condition="cell-content()&gt;[$VSolo.$R$2]" style:apply-style-name="Error" style:base-cell-address="VSolo.F7"/>
    </style:style>
    <style:style style:name="ce121" style:family="table-cell" style:parent-style-name="Default" style:data-style-name="N4">
      <style:table-cell-properties fo:border-bottom="0.74pt solid #000000" fo:border-left="none" fo:border-right="none" fo:border-top="none"/>
      <style:map style:condition="cell-content()&gt;[$VSolo.$R$2]" style:apply-style-name="Error" style:base-cell-address="VSolo.F7"/>
    </style:style>
    <style:style style:name="ce12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bottom="none" fo:border-left="none" fo:border-right="0.74pt solid #000000" fo:border-top="0.74pt solid #000000"/>
      <style:map style:condition="cell-content()&gt;[$VSolo.$R$2]" style:apply-style-name="Error" style:base-cell-address="VSolo.F7"/>
    </style:style>
    <style:style style:name="ce124" style:family="table-cell" style:parent-style-name="Default" style:data-style-name="N4">
      <style:table-cell-properties fo:border-bottom="none" fo:border-left="none" fo:border-right="0.74pt solid #000000" fo:border-top="none"/>
      <style:map style:condition="cell-content()&gt;[$VSolo.$R$2]" style:apply-style-name="Error" style:base-cell-address="VSolo.F7"/>
    </style:style>
    <style:style style:name="ce125" style:family="table-cell" style:parent-style-name="Default" style:data-style-name="N4">
      <style:table-cell-properties fo:border-bottom="0.74pt solid #000000" fo:border-left="none" fo:border-right="0.74pt solid #000000" fo:border-top="none"/>
      <style:map style:condition="cell-content()&gt;[$VSolo.$R$2]" style:apply-style-name="Error" style:base-cell-address="VSolo.F7"/>
    </style:style>
    <style:style style:name="ce126" style:family="table-cell" style:parent-style-name="Default">
      <style:table-cell-properties fo:background-color="#ff0000"/>
    </style:style>
    <style:style style:name="ce127" style:family="table-cell" style:parent-style-name="Default" style:data-style-name="N4">
      <style:table-cell-properties fo:border-bottom="none" fo:border-left="0.74pt solid #000000" fo:border-right="none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28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29" style:family="table-cell" style:parent-style-name="Default" style:data-style-name="N4">
      <style:table-cell-properties fo:border-bottom="0.74pt solid #000000" fo:border-left="0.74pt solid #000000" fo:border-right="none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0" style:family="table-cell" style:parent-style-name="Default" style:data-style-name="N4">
      <style:table-cell-properties fo:border-bottom="none" fo:border-left="none" fo:border-right="none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1" style:family="table-cell" style:parent-style-name="Default" style:data-style-name="N4">
      <style:table-cell-properties fo:border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2" style:family="table-cell" style:parent-style-name="Default" style:data-style-name="N4">
      <style:table-cell-properties fo:border-bottom="0.74pt solid #000000" fo:border-left="none" fo:border-right="none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3" style:family="table-cell" style:parent-style-name="Default" style:data-style-name="N4">
      <style:table-cell-properties fo:border-bottom="none" fo:border-left="none" fo:border-right="0.74pt solid #000000" fo:border-top="0.74pt solid #000000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4" style:family="table-cell" style:parent-style-name="Default" style:data-style-name="N4">
      <style:table-cell-properties fo:border-bottom="none" fo:border-left="none" fo:border-right="0.74pt solid #000000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5" style:family="table-cell" style:parent-style-name="Default" style:data-style-name="N4">
      <style:table-cell-properties fo:border-bottom="0.74pt solid #000000" fo:border-left="none" fo:border-right="0.74pt solid #000000" fo:border-top="none"/>
      <style:map style:condition="cell-content()&lt;[$VSolo_2.$T$2]" style:apply-style-name="Error" style:base-cell-address="VSolo_2.F7"/>
      <style:map style:condition="cell-content()&gt;[$VSolo_2.$R$2]" style:apply-style-name="Error" style:base-cell-address="VSolo_2.F7"/>
    </style:style>
    <style:style style:name="ce136" style:family="table-cell" style:parent-style-name="Default">
      <style:table-cell-properties fo:background-color="#ff0000"/>
      <style:map style:condition="cell-content()&lt;[$VSolo_2.$T$2]" style:apply-style-name="Error" style:base-cell-address="VSolo_2.R2"/>
      <style:map style:condition="cell-content()&gt;[$VSolo_2.$R$2]" style:apply-style-name="Error" style:base-cell-address="VSolo_2.R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8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WILL&quot;;&quot;SCENE&quot;;&quot;DAILY&quot;)" table:allow-empty-cell="false" table:display-list="unsorted" table:base-cell-address="VSolo.D1">
          <table:error-message table:message-type="stop" table:display="true"/>
        </table:content-validation>
        <table:content-validation table:name="val2" table:condition="of:cell-content-is-in-list(&quot;DPS&quot;;&quot;AVG&quot;;&quot;WEAK&quot;)" table:allow-empty-cell="true" table:display-list="unsorted" table:base-cell-address="VSolo.D2">
          <table:error-message table:message-type="stop" table:display="true"/>
        </table:content-validation>
        <table:content-validation table:name="val3" table:condition="of:cell-content-is-in-list(&quot;Rounds2Kill&quot;;&quot;Rounds2Die&quot;;&quot;Kill/Die&quot;)" table:allow-empty-cell="true" table:display-list="unsorted" table:base-cell-address="VSolo.D3">
          <table:error-message table:message-type="stop" table:display="true"/>
        </table:content-validation>
        <table:content-validation table:name="val4" table:condition="of:cell-content-is-in-list(&quot;TANKY&quot;;&quot;AVG&quot;;&quot;SQUISHY&quot;)" table:allow-empty-cell="true" table:display-list="unsorted" table:base-cell-address="VSolo.D4">
          <table:error-message table:message-type="stop" table:display="true"/>
        </table:content-validation>
        <table:content-validation table:name="val5" table:condition="of:cell-content-is-in-list(&quot;Rounds2Kill&quot;;&quot;Rounds2Die&quot;;&quot;Kill/PartyHP%&quot;;&quot;&quot;)" table:allow-empty-cell="true" table:display-list="unsorted" table:base-cell-address="VSolo_2.D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4" office:value-type="string" calcext:value-type="string">
            <text:p>Player Tuning</text:p>
          </table:table-cell>
          <table:table-cell table:style-name="ce2"/>
          <table:table-cell table:style-name="ce4" office:value-type="string" calcext:value-type="string">
            <text:p>Monster Tuning</text:p>
          </table:table-cell>
          <table:table-cell table:style-name="ce2" table:number-columns-repeated="4"/>
          <table:table-cell table:style-name="ce1"/>
          <table:table-cell table:style-name="ce2" table:number-columns-repeated="18"/>
          <table:table-cell table:number-columns-repeated="16358"/>
        </table:table-row>
        <table:table-row table:style-name="ro1">
          <table:table-cell table:style-name="ce4" office:value-type="string" calcext:value-type="string">
            <text:p>TANK DEF</text:p>
          </table:table-cell>
          <table:table-cell table:style-name="ce2"/>
          <table:table-cell table:style-name="ce4" office:value-type="string" calcext:value-type="string">
            <text:p>Average Monster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1"/>
          <table:table-cell table:style-name="ce2" table:number-columns-repeated="22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Squish DEF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4" office:value-type="string" calcext:value-type="string">
            <text:p>Artillery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EF</text:p>
          </table:table-cell>
          <table:table-cell table:style-name="ce2"/>
          <table:table-cell table:style-name="ce1" office:value-type="string" calcext:value-type="string">
            <text:p>Level 1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HP</text:p>
          </table:table-cell>
          <table:table-cell table:style-name="ce2"/>
          <table:table-cell table:style-name="ce1" office:value-type="string" calcext:value-type="string">
            <text:p>Level 1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C</text:p>
          </table:table-cell>
          <table:table-cell table:style-name="ce2"/>
          <table:table-cell table:style-name="ce1" office:value-type="string" calcext:value-type="string">
            <text:p>Level 1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HP</text:p>
          </table:table-cell>
          <table:table-cell table:style-name="ce2"/>
          <table:table-cell table:style-name="ce1" office:value-type="string" calcext:value-type="string">
            <text:p>Level 1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C</text:p>
          </table:table-cell>
          <table:table-cell table:style-name="ce2"/>
          <table:table-cell table:style-name="ce1" office:value-type="string" calcext:value-type="string">
            <text:p>Level 30 HP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2"/>
          <table:table-cell table:style-name="ce1" office:value-type="string" calcext:value-type="string">
            <text:p>Level 30 AC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to hit</text:p>
          </table:table-cell>
          <table:table-cell table:style-name="ce2"/>
          <table:table-cell table:style-name="ce1" office:value-type="string" calcext:value-type="string">
            <text:p>Level 30 to hit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to hit</text:p>
          </table:table-cell>
          <table:table-cell table:style-name="ce2"/>
          <table:table-cell table:style-name="ce1" office:value-type="string" calcext:value-type="string">
            <text:p>Level 30 damage</text:p>
          </table:table-cell>
          <table:table-cell table:style-name="ce2" table:number-columns-repeated="23"/>
          <table:table-cell table:number-columns-repeated="16358"/>
        </table:table-row>
        <table:table-row table:style-name="ro1">
          <table:table-cell table:style-name="ce4" office:value-type="string" calcext:value-type="string">
            <text:p>Top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Low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4" office:value-type="string" calcext:value-type="string">
            <text:p>Avg. Damage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 Daily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At-Will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Encounter</text:p>
          </table:table-cell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Level 10 Daily</text:p>
          </table:table-cell>
          <table:table-cell table:style-name="ce2" table:number-columns-repeated="25"/>
          <table:table-cell table:number-columns-repeated="16358"/>
        </table:table-row>
        <table:table-row table:style-name="ro1" table:number-rows-repeated="960">
          <table:table-cell table:style-name="ce2" table:number-columns-repeated="26"/>
          <table:table-cell table:number-columns-repeated="16358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Tuning" table:style-name="ta1">
        <table:table-column table:style-name="co2" table:number-columns-repeated="18" table:default-cell-style-name="Default"/>
        <table:table-column table:style-name="co4" table:default-cell-style-name="ce1"/>
        <table:table-row table:style-name="ro1">
          <table:table-cell table:style-name="ce8" office:value-type="string" calcext:value-type="string" table:number-columns-spanned="1" table:number-rows-spanned="2">
            <text:p>Level</text:p>
          </table:table-cell>
          <table:table-cell table:style-name="ce48" office:value-type="string" calcext:value-type="string" table:number-columns-spanned="2" table:number-rows-spanned="1">
            <text:p>Tank Defence</text:p>
          </table:table-cell>
          <table:covered-table-cell table:style-name="ce53"/>
          <table:table-cell table:style-name="ce48" office:value-type="string" calcext:value-type="string" table:number-columns-spanned="2" table:number-rows-spanned="1">
            <text:p>Squishy Defence</text:p>
          </table:table-cell>
          <table:covered-table-cell table:style-name="ce53"/>
          <table:table-cell table:style-name="ce48" office:value-type="string" calcext:value-type="string" table:number-columns-spanned="2" table:number-rows-spanned="1">
            <text:p>Average Defence</text:p>
          </table:table-cell>
          <table:covered-table-cell table:style-name="ce53"/>
          <table:table-cell table:style-name="ce48" office:value-type="string" calcext:value-type="string" table:number-columns-spanned="3" table:number-rows-spanned="1">
            <text:p>Peak Damage Class Damage</text:p>
          </table:table-cell>
          <table:covered-table-cell table:style-name="ce24"/>
          <table:covered-table-cell table:style-name="ce53"/>
          <table:table-cell table:style-name="ce48" office:value-type="string" calcext:value-type="string" table:number-columns-spanned="3" table:number-rows-spanned="1">
            <text:p>Low Damage Class Damage </text:p>
          </table:table-cell>
          <table:covered-table-cell table:style-name="ce24"/>
          <table:covered-table-cell table:style-name="ce53"/>
          <table:table-cell table:style-name="ce53" office:value-type="string" calcext:value-type="string" table:number-columns-spanned="3" table:number-rows-spanned="1">
            <text:p>Avg Damage Class Damage</text:p>
          </table:table-cell>
          <table:covered-table-cell table:style-name="ce24"/>
          <table:covered-table-cell table:style-name="ce53"/>
          <table:table-cell table:style-name="ce66" office:value-type="string" calcext:value-type="string">
            <text:p>PC</text:p>
          </table:table-cell>
          <table:table-cell/>
          <table:table-cell table:style-name="ce4" office:value-type="string" calcext:value-type="string">
            <text:p>Player Tuning</text:p>
          </table:table-cell>
        </table:table-row>
        <table:table-row table:style-name="ro1">
          <table:covered-table-cell table:style-name="ce9"/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HP</text:p>
          </table:table-cell>
          <table:table-cell table:style-name="ce19" office:value-type="string" calcext:value-type="string">
            <text:p>AC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14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25" office:value-type="string" calcext:value-type="string">
            <text:p>At-Will</text:p>
          </table:table-cell>
          <table:table-cell table:style-name="ce25" office:value-type="string" calcext:value-type="string">
            <text:p>Encounter P</text:p>
          </table:table-cell>
          <table:table-cell table:style-name="ce19" office:value-type="string" calcext:value-type="string">
            <text:p>Dailiy P</text:p>
          </table:table-cell>
          <table:table-cell table:style-name="ce67" office:value-type="string" calcext:value-type="string">
            <text:p>To-Hit</text:p>
          </table:table-cell>
          <table:table-cell/>
          <table:table-cell table:style-name="ce4" office:value-type="string" calcext:value-type="string">
            <text:p>TANK DEF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15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4" calcext:value-type="float">
            <text:p>14</text:p>
          </table:table-cell>
          <table:table-cell table:style-name="ce59" table:formula="of:=[.K3]*([.C19]/[.A19])" office:value-type="float" office:value="9" calcext:value-type="float">
            <text:p>9</text:p>
          </table:table-cell>
          <table:table-cell table:style-name="ce63" table:formula="of:=[.H3]*[.B16]/[.A16]" office:value-type="float" office:value="13.5" calcext:value-type="float">
            <text:p>13.5</text:p>
          </table:table-cell>
          <table:table-cell table:style-name="ce65" table:formula="of:=[.H3]*[.C16]/[.A16]" office:value-type="float" office:value="20.25" calcext:value-type="float">
            <text:p>20.25</text:p>
          </table:table-cell>
          <table:table-cell table:style-name="ce15" office:value-type="float" office:value="4.5" calcext:value-type="float">
            <text:p>4.5</text:p>
          </table:table-cell>
          <table:table-cell table:style-name="ce63" table:formula="of:=[.K3]*[.B16]/[.A16]" office:value-type="float" office:value="6.75" calcext:value-type="float">
            <text:p>6.75</text:p>
          </table:table-cell>
          <table:table-cell table:style-name="ce65" table:formula="of:=[.K3]*[.C16]/[.A16]" office:value-type="float" office:value="10.125" calcext:value-type="float">
            <text:p>10.125</text:p>
          </table:table-cell>
          <table:table-cell table:style-name="ce59" table:formula="of:=[.K3]*[.B19]/[.A19]" office:value-type="float" office:value="6.75" calcext:value-type="float">
            <text:p>6.75</text:p>
          </table:table-cell>
          <table:table-cell table:style-name="ce63" table:formula="of:=[.N3]*[.B16]/[.A16]" office:value-type="float" office:value="10.125" calcext:value-type="float">
            <text:p>10.125</text:p>
          </table:table-cell>
          <table:table-cell table:style-name="ce65" table:formula="of:=[.N3]*[.C16]/[.A16]" office:value-type="float" office:value="15.1875" calcext:value-type="float">
            <text:p>15.1875</text:p>
          </table:table-cell>
          <table:table-cell table:style-name="ce68" office:value-type="float" office:value="5" calcext:value-type="float">
            <text:p>5</text:p>
          </table:table-cell>
          <table:table-cell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ROUND(LINEARLY_INTERPOLATE([.$A4];[.$A$3];[.B$3];[.$A$12];[.B$12]))" office:value-type="float" office:value="29" calcext:value-type="float">
            <text:p>29</text:p>
          </table:table-cell>
          <table:table-cell table:style-name="ce21" table:formula="of:=ROUND(LINEARLY_INTERPOLATE([.$A4];[.$A$3];[.C$3];[.$A$12];[.C$12]))" office:value-type="float" office:value="17" calcext:value-type="float">
            <text:p>17</text:p>
          </table:table-cell>
          <table:table-cell table:style-name="ce16" table:formula="of:=ROUND(LINEARLY_INTERPOLATE([.$A4];[.$A$3];[.D$3];[.$A$12];[.D$12]))" office:value-type="float" office:value="13" calcext:value-type="float">
            <text:p>13</text:p>
          </table:table-cell>
          <table:table-cell table:style-name="ce21" table:formula="of:=ROUND(LINEARLY_INTERPOLATE([.$A4];[.$A$3];[.E$3];[.$A$12];[.E$12]))" office:value-type="float" office:value="10" calcext:value-type="float">
            <text:p>10</text:p>
          </table:table-cell>
          <table:table-cell table:style-name="ce16" table:formula="of:=ROUND(LINEARLY_INTERPOLATE([.$A4];[.$A$3];[.F$3];[.$A$12];[.F$12]))" office:value-type="float" office:value="20" calcext:value-type="float">
            <text:p>20</text:p>
          </table:table-cell>
          <table:table-cell table:style-name="ce21" table:formula="of:=ROUND(LINEARLY_INTERPOLATE([.$A4];[.$A$3];[.G$3];[.$A$12];[.G$12]))" office:value-type="float" office:value="14" calcext:value-type="float">
            <text:p>14</text:p>
          </table:table-cell>
          <table:table-cell table:style-name="ce16" table:formula="of:=ROUND(LINEARLY_INTERPOLATE([.$A4];[.$A$3];[.H$3];[.$A$12];[.H$12]))" office:value-type="float" office:value="11" calcext:value-type="float">
            <text:p>11</text:p>
          </table:table-cell>
          <table:table-cell table:style-name="ce27" table:formula="of:=ROUND(LINEARLY_INTERPOLATE([.$A4];[.$A$3];[.I$3];[.$A$12];[.I$12]))" office:value-type="float" office:value="17" calcext:value-type="float">
            <text:p>17</text:p>
          </table:table-cell>
          <table:table-cell table:style-name="ce21" table:formula="of:=ROUND(LINEARLY_INTERPOLATE([.$A4];[.$A$3];[.J$3];[.$A$12];[.J$12]))" office:value-type="float" office:value="25" calcext:value-type="float">
            <text:p>25</text:p>
          </table:table-cell>
          <table:table-cell table:style-name="ce16" table:formula="of:=ROUND(LINEARLY_INTERPOLATE([.$A4];[.$A$3];[.K$3];[.$A$12];[.K$12]))" office:value-type="float" office:value="6" calcext:value-type="float">
            <text:p>6</text:p>
          </table:table-cell>
          <table:table-cell table:style-name="ce27" table:formula="of:=ROUND(LINEARLY_INTERPOLATE([.$A4];[.$A$3];[.L$3];[.$A$12];[.L$12]))" office:value-type="float" office:value="8" calcext:value-type="float">
            <text:p>8</text:p>
          </table:table-cell>
          <table:table-cell table:style-name="ce21" table:formula="of:=ROUND(LINEARLY_INTERPOLATE([.$A4];[.$A$3];[.M$3];[.$A$12];[.M$12]))" office:value-type="float" office:value="12" calcext:value-type="float">
            <text:p>12</text:p>
          </table:table-cell>
          <table:table-cell table:style-name="ce16" table:formula="of:=ROUND(LINEARLY_INTERPOLATE([.$A4];[.$A$3];[.N$3];[.$A$12];[.N$12]))" office:value-type="float" office:value="8" calcext:value-type="float">
            <text:p>8</text:p>
          </table:table-cell>
          <table:table-cell table:style-name="ce27" table:formula="of:=ROUND(LINEARLY_INTERPOLATE([.$A4];[.$A$3];[.O$3];[.$A$12];[.O$12]))" office:value-type="float" office:value="12" calcext:value-type="float">
            <text:p>12</text:p>
          </table:table-cell>
          <table:table-cell table:style-name="ce21" table:formula="of:=ROUND(LINEARLY_INTERPOLATE([.$A4];[.$A$3];[.P$3];[.$A$12];[.P$12]))" office:value-type="float" office:value="19" calcext:value-type="float">
            <text:p>19</text:p>
          </table:table-cell>
          <table:table-cell table:style-name="ce69" table:formula="of:=ROUNDDOWN(LINEARLY_INTERPOLATE([.A4];[.$A$3];[.$Q$3];[.$A$12];[.$Q$12]))" office:value-type="float" office:value="5" calcext:value-type="float">
            <text:p>5</text:p>
          </table:table-cell>
          <table:table-cell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table:formula="of:=ROUND(LINEARLY_INTERPOLATE([.$A5];[.$A$3];[.B$3];[.$A$12];[.B$12]))" office:value-type="float" office:value="38" calcext:value-type="float">
            <text:p>38</text:p>
          </table:table-cell>
          <table:table-cell table:style-name="ce21" table:formula="of:=ROUND(LINEARLY_INTERPOLATE([.$A5];[.$A$3];[.C$3];[.$A$12];[.C$12]))" office:value-type="float" office:value="17" calcext:value-type="float">
            <text:p>17</text:p>
          </table:table-cell>
          <table:table-cell table:style-name="ce16" table:formula="of:=ROUND(LINEARLY_INTERPOLATE([.$A5];[.$A$3];[.D$3];[.$A$12];[.D$12]))" office:value-type="float" office:value="17" calcext:value-type="float">
            <text:p>17</text:p>
          </table:table-cell>
          <table:table-cell table:style-name="ce21" table:formula="of:=ROUND(LINEARLY_INTERPOLATE([.$A5];[.$A$3];[.E$3];[.$A$12];[.E$12]))" office:value-type="float" office:value="10" calcext:value-type="float">
            <text:p>10</text:p>
          </table:table-cell>
          <table:table-cell table:style-name="ce16" table:formula="of:=ROUND(LINEARLY_INTERPOLATE([.$A5];[.$A$3];[.F$3];[.$A$12];[.F$12]))" office:value-type="float" office:value="25" calcext:value-type="float">
            <text:p>25</text:p>
          </table:table-cell>
          <table:table-cell table:style-name="ce21" table:formula="of:=ROUND(LINEARLY_INTERPOLATE([.$A5];[.$A$3];[.G$3];[.$A$12];[.G$12]))" office:value-type="float" office:value="15" calcext:value-type="float">
            <text:p>15</text:p>
          </table:table-cell>
          <table:table-cell table:style-name="ce16" table:formula="of:=ROUND(LINEARLY_INTERPOLATE([.$A5];[.$A$3];[.H$3];[.$A$12];[.H$12]))" office:value-type="float" office:value="13" calcext:value-type="float">
            <text:p>13</text:p>
          </table:table-cell>
          <table:table-cell table:style-name="ce27" table:formula="of:=ROUND(LINEARLY_INTERPOLATE([.$A5];[.$A$3];[.I$3];[.$A$12];[.I$12]))" office:value-type="float" office:value="20" calcext:value-type="float">
            <text:p>20</text:p>
          </table:table-cell>
          <table:table-cell table:style-name="ce21" table:formula="of:=ROUND(LINEARLY_INTERPOLATE([.$A5];[.$A$3];[.J$3];[.$A$12];[.J$12]))" office:value-type="float" office:value="29" calcext:value-type="float">
            <text:p>29</text:p>
          </table:table-cell>
          <table:table-cell table:style-name="ce16" table:formula="of:=ROUND(LINEARLY_INTERPOLATE([.$A5];[.$A$3];[.K$3];[.$A$12];[.K$12]))" office:value-type="float" office:value="7" calcext:value-type="float">
            <text:p>7</text:p>
          </table:table-cell>
          <table:table-cell table:style-name="ce27" table:formula="of:=ROUND(LINEARLY_INTERPOLATE([.$A5];[.$A$3];[.L$3];[.$A$12];[.L$12]))" office:value-type="float" office:value="10" calcext:value-type="float">
            <text:p>10</text:p>
          </table:table-cell>
          <table:table-cell table:style-name="ce21" table:formula="of:=ROUND(LINEARLY_INTERPOLATE([.$A5];[.$A$3];[.M$3];[.$A$12];[.M$12]))" office:value-type="float" office:value="15" calcext:value-type="float">
            <text:p>15</text:p>
          </table:table-cell>
          <table:table-cell table:style-name="ce16" table:formula="of:=ROUND(LINEARLY_INTERPOLATE([.$A5];[.$A$3];[.N$3];[.$A$12];[.N$12]))" office:value-type="float" office:value="10" calcext:value-type="float">
            <text:p>10</text:p>
          </table:table-cell>
          <table:table-cell table:style-name="ce27" table:formula="of:=ROUND(LINEARLY_INTERPOLATE([.$A5];[.$A$3];[.O$3];[.$A$12];[.O$12]))" office:value-type="float" office:value="15" calcext:value-type="float">
            <text:p>15</text:p>
          </table:table-cell>
          <table:table-cell table:style-name="ce21" table:formula="of:=ROUND(LINEARLY_INTERPOLATE([.$A5];[.$A$3];[.P$3];[.$A$12];[.P$12]))" office:value-type="float" office:value="22" calcext:value-type="float">
            <text:p>22</text:p>
          </table:table-cell>
          <table:table-cell table:style-name="ce69" table:formula="of:=ROUNDDOWN(LINEARLY_INTERPOLATE([.A5];[.$A$3];[.$Q$3];[.$A$12];[.$Q$12]))" office:value-type="float" office:value="6" calcext:value-type="float">
            <text:p>6</text:p>
          </table:table-cell>
          <table:table-cell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table:formula="of:=ROUND(LINEARLY_INTERPOLATE([.$A6];[.$A$3];[.B$3];[.$A$12];[.B$12]))" office:value-type="float" office:value="47" calcext:value-type="float">
            <text:p>47</text:p>
          </table:table-cell>
          <table:table-cell table:style-name="ce22" office:value-type="float" office:value="20" calcext:value-type="float">
            <text:p>20</text:p>
          </table:table-cell>
          <table:table-cell table:style-name="ce16" table:formula="of:=ROUND(LINEARLY_INTERPOLATE([.$A6];[.$A$3];[.D$3];[.$A$12];[.D$12]))" office:value-type="float" office:value="20" calcext:value-type="float">
            <text:p>20</text:p>
          </table:table-cell>
          <table:table-cell table:style-name="ce21" table:formula="of:=ROUND(LINEARLY_INTERPOLATE([.$A6];[.$A$3];[.E$3];[.$A$12];[.E$12]))" office:value-type="float" office:value="10" calcext:value-type="float">
            <text:p>10</text:p>
          </table:table-cell>
          <table:table-cell table:style-name="ce16" table:formula="of:=ROUND(LINEARLY_INTERPOLATE([.$A6];[.$A$3];[.F$3];[.$A$12];[.F$12]))" office:value-type="float" office:value="30" calcext:value-type="float">
            <text:p>30</text:p>
          </table:table-cell>
          <table:table-cell table:style-name="ce22" office:value-type="float" office:value="17" calcext:value-type="float">
            <text:p>17</text:p>
          </table:table-cell>
          <table:table-cell table:style-name="ce16" table:formula="of:=ROUND(LINEARLY_INTERPOLATE([.$A6];[.$A$3];[.H$3];[.$A$12];[.H$12]))" office:value-type="float" office:value="15" calcext:value-type="float">
            <text:p>15</text:p>
          </table:table-cell>
          <table:table-cell table:style-name="ce27" table:formula="of:=ROUND(LINEARLY_INTERPOLATE([.$A6];[.$A$3];[.I$3];[.$A$12];[.I$12]))" office:value-type="float" office:value="23" calcext:value-type="float">
            <text:p>23</text:p>
          </table:table-cell>
          <table:table-cell table:style-name="ce21" table:formula="of:=ROUND(LINEARLY_INTERPOLATE([.$A6];[.$A$3];[.J$3];[.$A$12];[.J$12]))" office:value-type="float" office:value="34" calcext:value-type="float">
            <text:p>34</text:p>
          </table:table-cell>
          <table:table-cell table:style-name="ce16" table:formula="of:=ROUND(LINEARLY_INTERPOLATE([.$A6];[.$A$3];[.K$3];[.$A$12];[.K$12]))" office:value-type="float" office:value="8" calcext:value-type="float">
            <text:p>8</text:p>
          </table:table-cell>
          <table:table-cell table:style-name="ce27" table:formula="of:=ROUND(LINEARLY_INTERPOLATE([.$A6];[.$A$3];[.L$3];[.$A$12];[.L$12]))" office:value-type="float" office:value="11" calcext:value-type="float">
            <text:p>11</text:p>
          </table:table-cell>
          <table:table-cell table:style-name="ce21" table:formula="of:=ROUND(LINEARLY_INTERPOLATE([.$A6];[.$A$3];[.M$3];[.$A$12];[.M$12]))" office:value-type="float" office:value="17" calcext:value-type="float">
            <text:p>17</text:p>
          </table:table-cell>
          <table:table-cell table:style-name="ce16" table:formula="of:=ROUND(LINEARLY_INTERPOLATE([.$A6];[.$A$3];[.N$3];[.$A$12];[.N$12]))" office:value-type="float" office:value="11" calcext:value-type="float">
            <text:p>11</text:p>
          </table:table-cell>
          <table:table-cell table:style-name="ce27" table:formula="of:=ROUND(LINEARLY_INTERPOLATE([.$A6];[.$A$3];[.O$3];[.$A$12];[.O$12]))" office:value-type="float" office:value="17" calcext:value-type="float">
            <text:p>17</text:p>
          </table:table-cell>
          <table:table-cell table:style-name="ce21" table:formula="of:=ROUND(LINEARLY_INTERPOLATE([.$A6];[.$A$3];[.P$3];[.$A$12];[.P$12]))" office:value-type="float" office:value="25" calcext:value-type="float">
            <text:p>25</text:p>
          </table:table-cell>
          <table:table-cell table:style-name="ce69" table:formula="of:=ROUNDDOWN(LINEARLY_INTERPOLATE([.A6];[.$A$3];[.$Q$3];[.$A$12];[.$Q$12]))" office:value-type="float" office:value="6" calcext:value-type="float">
            <text:p>6</text:p>
          </table:table-cell>
          <table:table-cell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table:formula="of:=ROUND(LINEARLY_INTERPOLATE([.$A7];[.$A$3];[.B$3];[.$A$12];[.B$12]))" office:value-type="float" office:value="56" calcext:value-type="float">
            <text:p>56</text:p>
          </table:table-cell>
          <table:table-cell table:style-name="ce21" table:formula="of:=ROUND(LINEARLY_INTERPOLATE([.$A7];[.$A$6];[.C$6];[.$A$12];[.C$12]))" office:value-type="float" office:value="20" calcext:value-type="float">
            <text:p>20</text:p>
          </table:table-cell>
          <table:table-cell table:style-name="ce16" table:formula="of:=ROUND(LINEARLY_INTERPOLATE([.$A7];[.$A$3];[.D$3];[.$A$12];[.D$12]))" office:value-type="float" office:value="23" calcext:value-type="float">
            <text:p>23</text:p>
          </table:table-cell>
          <table:table-cell table:style-name="ce21" table:formula="of:=ROUND(LINEARLY_INTERPOLATE([.$A7];[.$A$3];[.E$3];[.$A$12];[.E$12]))" office:value-type="float" office:value="10" calcext:value-type="float">
            <text:p>10</text:p>
          </table:table-cell>
          <table:table-cell table:style-name="ce16" table:formula="of:=ROUND(LINEARLY_INTERPOLATE([.$A7];[.$A$3];[.F$3];[.$A$12];[.F$12]))" office:value-type="float" office:value="35" calcext:value-type="float">
            <text:p>35</text:p>
          </table:table-cell>
          <table:table-cell table:style-name="ce21" table:formula="of:=ROUND(LINEARLY_INTERPOLATE([.$A7];[.$A$3];[.G$3];[.$A$12];[.G$12]))" office:value-type="float" office:value="16" calcext:value-type="float">
            <text:p>16</text:p>
          </table:table-cell>
          <table:table-cell table:style-name="ce16" table:formula="of:=ROUND(LINEARLY_INTERPOLATE([.$A7];[.$A$3];[.H$3];[.$A$12];[.H$12]))" office:value-type="float" office:value="17" calcext:value-type="float">
            <text:p>17</text:p>
          </table:table-cell>
          <table:table-cell table:style-name="ce27" table:formula="of:=ROUND(LINEARLY_INTERPOLATE([.$A7];[.$A$3];[.I$3];[.$A$12];[.I$12]))" office:value-type="float" office:value="26" calcext:value-type="float">
            <text:p>26</text:p>
          </table:table-cell>
          <table:table-cell table:style-name="ce21" table:formula="of:=ROUND(LINEARLY_INTERPOLATE([.$A7];[.$A$3];[.J$3];[.$A$12];[.J$12]))" office:value-type="float" office:value="38" calcext:value-type="float">
            <text:p>38</text:p>
          </table:table-cell>
          <table:table-cell table:style-name="ce16" table:formula="of:=ROUND(LINEARLY_INTERPOLATE([.$A7];[.$A$3];[.K$3];[.$A$12];[.K$12]))" office:value-type="float" office:value="9" calcext:value-type="float">
            <text:p>9</text:p>
          </table:table-cell>
          <table:table-cell table:style-name="ce27" table:formula="of:=ROUND(LINEARLY_INTERPOLATE([.$A7];[.$A$3];[.L$3];[.$A$12];[.L$12]))" office:value-type="float" office:value="13" calcext:value-type="float">
            <text:p>13</text:p>
          </table:table-cell>
          <table:table-cell table:style-name="ce21" table:formula="of:=ROUND(LINEARLY_INTERPOLATE([.$A7];[.$A$3];[.M$3];[.$A$12];[.M$12]))" office:value-type="float" office:value="19" calcext:value-type="float">
            <text:p>19</text:p>
          </table:table-cell>
          <table:table-cell table:style-name="ce16" table:formula="of:=ROUND(LINEARLY_INTERPOLATE([.$A7];[.$A$3];[.N$3];[.$A$12];[.N$12]))" office:value-type="float" office:value="13" calcext:value-type="float">
            <text:p>13</text:p>
          </table:table-cell>
          <table:table-cell table:style-name="ce27" table:formula="of:=ROUND(LINEARLY_INTERPOLATE([.$A7];[.$A$3];[.O$3];[.$A$12];[.O$12]))" office:value-type="float" office:value="19" calcext:value-type="float">
            <text:p>19</text:p>
          </table:table-cell>
          <table:table-cell table:style-name="ce21" table:formula="of:=ROUND(LINEARLY_INTERPOLATE([.$A7];[.$A$3];[.P$3];[.$A$12];[.P$12]))" office:value-type="float" office:value="29" calcext:value-type="float">
            <text:p>29</text:p>
          </table:table-cell>
          <table:table-cell table:style-name="ce69" table:formula="of:=ROUNDDOWN(LINEARLY_INTERPOLATE([.A7];[.$A$3];[.$Q$3];[.$A$12];[.$Q$12])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Squish DEF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6" table:formula="of:=ROUND(LINEARLY_INTERPOLATE([.$A8];[.$A$3];[.B$3];[.$A$12];[.B$12]))" office:value-type="float" office:value="64" calcext:value-type="float">
            <text:p>64</text:p>
          </table:table-cell>
          <table:table-cell table:style-name="ce21" table:formula="of:=ROUND(LINEARLY_INTERPOLATE([.$A8];[.$A$6];[.C$6];[.$A$12];[.C$12]))" office:value-type="float" office:value="20" calcext:value-type="float">
            <text:p>20</text:p>
          </table:table-cell>
          <table:table-cell table:style-name="ce16" table:formula="of:=ROUND(LINEARLY_INTERPOLATE([.$A8];[.$A$3];[.D$3];[.$A$12];[.D$12]))" office:value-type="float" office:value="27" calcext:value-type="float">
            <text:p>27</text:p>
          </table:table-cell>
          <table:table-cell table:style-name="ce21" table:formula="of:=ROUND(LINEARLY_INTERPOLATE([.$A8];[.$A$3];[.E$3];[.$A$12];[.E$12]))" office:value-type="float" office:value="10" calcext:value-type="float">
            <text:p>10</text:p>
          </table:table-cell>
          <table:table-cell table:style-name="ce16" table:formula="of:=ROUND(LINEARLY_INTERPOLATE([.$A8];[.$A$3];[.F$3];[.$A$12];[.F$12]))" office:value-type="float" office:value="40" calcext:value-type="float">
            <text:p>40</text:p>
          </table:table-cell>
          <table:table-cell table:style-name="ce21" table:formula="of:=ROUND(LINEARLY_INTERPOLATE([.$A8];[.$A$3];[.G$3];[.$A$12];[.G$12]))" office:value-type="float" office:value="16" calcext:value-type="float">
            <text:p>16</text:p>
          </table:table-cell>
          <table:table-cell table:style-name="ce16" table:formula="of:=ROUND(LINEARLY_INTERPOLATE([.$A8];[.$A$3];[.H$3];[.$A$12];[.H$12]))" office:value-type="float" office:value="19" calcext:value-type="float">
            <text:p>19</text:p>
          </table:table-cell>
          <table:table-cell table:style-name="ce27" table:formula="of:=ROUND(LINEARLY_INTERPOLATE([.$A8];[.$A$3];[.I$3];[.$A$12];[.I$12]))" office:value-type="float" office:value="29" calcext:value-type="float">
            <text:p>29</text:p>
          </table:table-cell>
          <table:table-cell table:style-name="ce21" table:formula="of:=ROUND(LINEARLY_INTERPOLATE([.$A8];[.$A$3];[.J$3];[.$A$12];[.J$12]))" office:value-type="float" office:value="43" calcext:value-type="float">
            <text:p>43</text:p>
          </table:table-cell>
          <table:table-cell table:style-name="ce16" table:formula="of:=ROUND(LINEARLY_INTERPOLATE([.$A8];[.$A$3];[.K$3];[.$A$12];[.K$12]))" office:value-type="float" office:value="10" calcext:value-type="float">
            <text:p>10</text:p>
          </table:table-cell>
          <table:table-cell table:style-name="ce27" table:formula="of:=ROUND(LINEARLY_INTERPOLATE([.$A8];[.$A$3];[.L$3];[.$A$12];[.L$12]))" office:value-type="float" office:value="14" calcext:value-type="float">
            <text:p>14</text:p>
          </table:table-cell>
          <table:table-cell table:style-name="ce21" table:formula="of:=ROUND(LINEARLY_INTERPOLATE([.$A8];[.$A$3];[.M$3];[.$A$12];[.M$12]))" office:value-type="float" office:value="21" calcext:value-type="float">
            <text:p>21</text:p>
          </table:table-cell>
          <table:table-cell table:style-name="ce16" table:formula="of:=ROUND(LINEARLY_INTERPOLATE([.$A8];[.$A$3];[.N$3];[.$A$12];[.N$12]))" office:value-type="float" office:value="14" calcext:value-type="float">
            <text:p>14</text:p>
          </table:table-cell>
          <table:table-cell table:style-name="ce27" table:formula="of:=ROUND(LINEARLY_INTERPOLATE([.$A8];[.$A$3];[.O$3];[.$A$12];[.O$12]))" office:value-type="float" office:value="21" calcext:value-type="float">
            <text:p>21</text:p>
          </table:table-cell>
          <table:table-cell table:style-name="ce21" table:formula="of:=ROUND(LINEARLY_INTERPOLATE([.$A8];[.$A$3];[.P$3];[.$A$12];[.P$12]))" office:value-type="float" office:value="32" calcext:value-type="float">
            <text:p>32</text:p>
          </table:table-cell>
          <table:table-cell table:style-name="ce69" table:formula="of:=ROUNDDOWN(LINEARLY_INTERPOLATE([.A8];[.$A$3];[.$Q$3];[.$A$12];[.$Q$12]))" office:value-type="float" office:value="7" calcext:value-type="float">
            <text:p>7</text:p>
          </table:table-cell>
          <table:table-cell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table:formula="of:=ROUND(LINEARLY_INTERPOLATE([.$A9];[.$A$3];[.B$3];[.$A$12];[.B$12]))" office:value-type="float" office:value="73" calcext:value-type="float">
            <text:p>73</text:p>
          </table:table-cell>
          <table:table-cell table:style-name="ce21" table:formula="of:=ROUND(LINEARLY_INTERPOLATE([.$A9];[.$A$6];[.C$6];[.$A$12];[.C$12]))" office:value-type="float" office:value="21" calcext:value-type="float">
            <text:p>21</text:p>
          </table:table-cell>
          <table:table-cell table:style-name="ce16" table:formula="of:=ROUND(LINEARLY_INTERPOLATE([.$A9];[.$A$3];[.D$3];[.$A$12];[.D$12]))" office:value-type="float" office:value="30" calcext:value-type="float">
            <text:p>30</text:p>
          </table:table-cell>
          <table:table-cell table:style-name="ce21" table:formula="of:=ROUND(LINEARLY_INTERPOLATE([.$A9];[.$A$3];[.E$3];[.$A$12];[.E$12]))" office:value-type="float" office:value="10" calcext:value-type="float">
            <text:p>10</text:p>
          </table:table-cell>
          <table:table-cell table:style-name="ce16" table:formula="of:=ROUND(LINEARLY_INTERPOLATE([.$A9];[.$A$3];[.F$3];[.$A$12];[.F$12]))" office:value-type="float" office:value="45" calcext:value-type="float">
            <text:p>45</text:p>
          </table:table-cell>
          <table:table-cell table:style-name="ce21" table:formula="of:=ROUND(LINEARLY_INTERPOLATE([.$A9];[.$A$3];[.G$3];[.$A$12];[.G$12]))" office:value-type="float" office:value="17" calcext:value-type="float">
            <text:p>17</text:p>
          </table:table-cell>
          <table:table-cell table:style-name="ce16" table:formula="of:=ROUND(LINEARLY_INTERPOLATE([.$A9];[.$A$3];[.H$3];[.$A$12];[.H$12]))" office:value-type="float" office:value="21" calcext:value-type="float">
            <text:p>21</text:p>
          </table:table-cell>
          <table:table-cell table:style-name="ce27" table:formula="of:=ROUND(LINEARLY_INTERPOLATE([.$A9];[.$A$3];[.I$3];[.$A$12];[.I$12]))" office:value-type="float" office:value="32" calcext:value-type="float">
            <text:p>32</text:p>
          </table:table-cell>
          <table:table-cell table:style-name="ce21" table:formula="of:=ROUND(LINEARLY_INTERPOLATE([.$A9];[.$A$3];[.J$3];[.$A$12];[.J$12]))" office:value-type="float" office:value="47" calcext:value-type="float">
            <text:p>47</text:p>
          </table:table-cell>
          <table:table-cell table:style-name="ce16" table:formula="of:=ROUND(LINEARLY_INTERPOLATE([.$A9];[.$A$3];[.K$3];[.$A$12];[.K$12]))" office:value-type="float" office:value="11" calcext:value-type="float">
            <text:p>11</text:p>
          </table:table-cell>
          <table:table-cell table:style-name="ce27" table:formula="of:=ROUND(LINEARLY_INTERPOLATE([.$A9];[.$A$3];[.L$3];[.$A$12];[.L$12]))" office:value-type="float" office:value="16" calcext:value-type="float">
            <text:p>16</text:p>
          </table:table-cell>
          <table:table-cell table:style-name="ce21" table:formula="of:=ROUND(LINEARLY_INTERPOLATE([.$A9];[.$A$3];[.M$3];[.$A$12];[.M$12]))" office:value-type="float" office:value="24" calcext:value-type="float">
            <text:p>24</text:p>
          </table:table-cell>
          <table:table-cell table:style-name="ce16" table:formula="of:=ROUND(LINEARLY_INTERPOLATE([.$A9];[.$A$3];[.N$3];[.$A$12];[.N$12]))" office:value-type="float" office:value="16" calcext:value-type="float">
            <text:p>16</text:p>
          </table:table-cell>
          <table:table-cell table:style-name="ce27" table:formula="of:=ROUND(LINEARLY_INTERPOLATE([.$A9];[.$A$3];[.O$3];[.$A$12];[.O$12]))" office:value-type="float" office:value="24" calcext:value-type="float">
            <text:p>24</text:p>
          </table:table-cell>
          <table:table-cell table:style-name="ce21" table:formula="of:=ROUND(LINEARLY_INTERPOLATE([.$A9];[.$A$3];[.P$3];[.$A$12];[.P$12]))" office:value-type="float" office:value="35" calcext:value-type="float">
            <text:p>35</text:p>
          </table:table-cell>
          <table:table-cell table:style-name="ce69" table:formula="of:=ROUNDDOWN(LINEARLY_INTERPOLATE([.A9];[.$A$3];[.$Q$3];[.$A$12];[.$Q$12]))" office:value-type="float" office:value="8" calcext:value-type="float">
            <text:p>8</text:p>
          </table:table-cell>
          <table:table-cell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6" table:formula="of:=ROUND(LINEARLY_INTERPOLATE([.$A10];[.$A$3];[.B$3];[.$A$12];[.B$12]))" office:value-type="float" office:value="82" calcext:value-type="float">
            <text:p>82</text:p>
          </table:table-cell>
          <table:table-cell table:style-name="ce21" table:formula="of:=ROUND(LINEARLY_INTERPOLATE([.$A10];[.$A$6];[.C$6];[.$A$12];[.C$12]))" office:value-type="float" office:value="21" calcext:value-type="float">
            <text:p>21</text:p>
          </table:table-cell>
          <table:table-cell table:style-name="ce16" table:formula="of:=ROUND(LINEARLY_INTERPOLATE([.$A10];[.$A$3];[.D$3];[.$A$12];[.D$12]))" office:value-type="float" office:value="33" calcext:value-type="float">
            <text:p>33</text:p>
          </table:table-cell>
          <table:table-cell table:style-name="ce21" table:formula="of:=ROUND(LINEARLY_INTERPOLATE([.$A10];[.$A$3];[.E$3];[.$A$12];[.E$12]))" office:value-type="float" office:value="10" calcext:value-type="float">
            <text:p>10</text:p>
          </table:table-cell>
          <table:table-cell table:style-name="ce16" table:formula="of:=ROUND(LINEARLY_INTERPOLATE([.$A10];[.$A$3];[.F$3];[.$A$12];[.F$12]))" office:value-type="float" office:value="50" calcext:value-type="float">
            <text:p>50</text:p>
          </table:table-cell>
          <table:table-cell table:style-name="ce21" table:formula="of:=ROUND(LINEARLY_INTERPOLATE([.$A10];[.$A$3];[.G$3];[.$A$12];[.G$12]))" office:value-type="float" office:value="17" calcext:value-type="float">
            <text:p>17</text:p>
          </table:table-cell>
          <table:table-cell table:style-name="ce16" table:formula="of:=ROUND(LINEARLY_INTERPOLATE([.$A10];[.$A$3];[.H$3];[.$A$12];[.H$12]))" office:value-type="float" office:value="23" calcext:value-type="float">
            <text:p>23</text:p>
          </table:table-cell>
          <table:table-cell table:style-name="ce27" table:formula="of:=ROUND(LINEARLY_INTERPOLATE([.$A10];[.$A$3];[.I$3];[.$A$12];[.I$12]))" office:value-type="float" office:value="35" calcext:value-type="float">
            <text:p>35</text:p>
          </table:table-cell>
          <table:table-cell table:style-name="ce21" table:formula="of:=ROUND(LINEARLY_INTERPOLATE([.$A10];[.$A$3];[.J$3];[.$A$12];[.J$12]))" office:value-type="float" office:value="52" calcext:value-type="float">
            <text:p>52</text:p>
          </table:table-cell>
          <table:table-cell table:style-name="ce16" table:formula="of:=ROUND(LINEARLY_INTERPOLATE([.$A10];[.$A$3];[.K$3];[.$A$12];[.K$12]))" office:value-type="float" office:value="12" calcext:value-type="float">
            <text:p>12</text:p>
          </table:table-cell>
          <table:table-cell table:style-name="ce27" table:formula="of:=ROUND(LINEARLY_INTERPOLATE([.$A10];[.$A$3];[.L$3];[.$A$12];[.L$12]))" office:value-type="float" office:value="17" calcext:value-type="float">
            <text:p>17</text:p>
          </table:table-cell>
          <table:table-cell table:style-name="ce21" table:formula="of:=ROUND(LINEARLY_INTERPOLATE([.$A10];[.$A$3];[.M$3];[.$A$12];[.M$12]))" office:value-type="float" office:value="26" calcext:value-type="float">
            <text:p>26</text:p>
          </table:table-cell>
          <table:table-cell table:style-name="ce16" table:formula="of:=ROUND(LINEARLY_INTERPOLATE([.$A10];[.$A$3];[.N$3];[.$A$12];[.N$12]))" office:value-type="float" office:value="17" calcext:value-type="float">
            <text:p>17</text:p>
          </table:table-cell>
          <table:table-cell table:style-name="ce27" table:formula="of:=ROUND(LINEARLY_INTERPOLATE([.$A10];[.$A$3];[.O$3];[.$A$12];[.O$12]))" office:value-type="float" office:value="26" calcext:value-type="float">
            <text:p>26</text:p>
          </table:table-cell>
          <table:table-cell table:style-name="ce21" table:formula="of:=ROUND(LINEARLY_INTERPOLATE([.$A10];[.$A$3];[.P$3];[.$A$12];[.P$12]))" office:value-type="float" office:value="39" calcext:value-type="float">
            <text:p>39</text:p>
          </table:table-cell>
          <table:table-cell table:style-name="ce69" table:formula="of:=ROUNDDOWN(LINEARLY_INTERPOLATE([.A10];[.$A$3];[.$Q$3];[.$A$12];[.$Q$12]))" office:value-type="float" office:value="8" calcext:value-type="float">
            <text:p>8</text:p>
          </table:table-cell>
          <table:table-cell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table:formula="of:=ROUND(LINEARLY_INTERPOLATE([.$A11];[.$A$3];[.B$3];[.$A$12];[.B$12]))" office:value-type="float" office:value="91" calcext:value-type="float">
            <text:p>91</text:p>
          </table:table-cell>
          <table:table-cell table:style-name="ce21" table:formula="of:=ROUND(LINEARLY_INTERPOLATE([.$A11];[.$A$6];[.C$6];[.$A$12];[.C$12]))" office:value-type="float" office:value="21" calcext:value-type="float">
            <text:p>21</text:p>
          </table:table-cell>
          <table:table-cell table:style-name="ce16" table:formula="of:=ROUND(LINEARLY_INTERPOLATE([.$A11];[.$A$3];[.D$3];[.$A$12];[.D$12]))" office:value-type="float" office:value="37" calcext:value-type="float">
            <text:p>37</text:p>
          </table:table-cell>
          <table:table-cell table:style-name="ce21" table:formula="of:=ROUND(LINEARLY_INTERPOLATE([.$A11];[.$A$3];[.E$3];[.$A$12];[.E$12]))" office:value-type="float" office:value="10" calcext:value-type="float">
            <text:p>10</text:p>
          </table:table-cell>
          <table:table-cell table:style-name="ce16" table:formula="of:=ROUND(LINEARLY_INTERPOLATE([.$A11];[.$A$3];[.F$3];[.$A$12];[.F$12]))" office:value-type="float" office:value="55" calcext:value-type="float">
            <text:p>55</text:p>
          </table:table-cell>
          <table:table-cell table:style-name="ce21" table:formula="of:=ROUND(LINEARLY_INTERPOLATE([.$A11];[.$A$3];[.G$3];[.$A$12];[.G$12]))" office:value-type="float" office:value="18" calcext:value-type="float">
            <text:p>18</text:p>
          </table:table-cell>
          <table:table-cell table:style-name="ce16" table:formula="of:=ROUND(LINEARLY_INTERPOLATE([.$A11];[.$A$3];[.H$3];[.$A$12];[.H$12]))" office:value-type="float" office:value="25" calcext:value-type="float">
            <text:p>25</text:p>
          </table:table-cell>
          <table:table-cell table:style-name="ce27" table:formula="of:=ROUND(LINEARLY_INTERPOLATE([.$A11];[.$A$3];[.I$3];[.$A$12];[.I$12]))" office:value-type="float" office:value="38" calcext:value-type="float">
            <text:p>38</text:p>
          </table:table-cell>
          <table:table-cell table:style-name="ce21" table:formula="of:=ROUND(LINEARLY_INTERPOLATE([.$A11];[.$A$3];[.J$3];[.$A$12];[.J$12]))" office:value-type="float" office:value="56" calcext:value-type="float">
            <text:p>56</text:p>
          </table:table-cell>
          <table:table-cell table:style-name="ce16" table:formula="of:=ROUND(LINEARLY_INTERPOLATE([.$A11];[.$A$3];[.K$3];[.$A$12];[.K$12]))" office:value-type="float" office:value="13" calcext:value-type="float">
            <text:p>13</text:p>
          </table:table-cell>
          <table:table-cell table:style-name="ce27" table:formula="of:=ROUND(LINEARLY_INTERPOLATE([.$A11];[.$A$3];[.L$3];[.$A$12];[.L$12]))" office:value-type="float" office:value="19" calcext:value-type="float">
            <text:p>19</text:p>
          </table:table-cell>
          <table:table-cell table:style-name="ce21" table:formula="of:=ROUND(LINEARLY_INTERPOLATE([.$A11];[.$A$3];[.M$3];[.$A$12];[.M$12]))" office:value-type="float" office:value="28" calcext:value-type="float">
            <text:p>28</text:p>
          </table:table-cell>
          <table:table-cell table:style-name="ce16" table:formula="of:=ROUND(LINEARLY_INTERPOLATE([.$A11];[.$A$3];[.N$3];[.$A$12];[.N$12]))" office:value-type="float" office:value="19" calcext:value-type="float">
            <text:p>19</text:p>
          </table:table-cell>
          <table:table-cell table:style-name="ce27" table:formula="of:=ROUND(LINEARLY_INTERPOLATE([.$A11];[.$A$3];[.O$3];[.$A$12];[.O$12]))" office:value-type="float" office:value="28" calcext:value-type="float">
            <text:p>28</text:p>
          </table:table-cell>
          <table:table-cell table:style-name="ce21" table:formula="of:=ROUND(LINEARLY_INTERPOLATE([.$A11];[.$A$3];[.P$3];[.$A$12];[.P$12]))" office:value-type="float" office:value="42" calcext:value-type="float">
            <text:p>42</text:p>
          </table:table-cell>
          <table:table-cell table:style-name="ce69" table:formula="of:=ROUNDDOWN(LINEARLY_INTERPOLATE([.A11];[.$A$3];[.$Q$3];[.$A$12];[.$Q$12]))" office:value-type="float" office:value="9" calcext:value-type="float">
            <text:p>9</text:p>
          </table:table-cell>
          <table:table-cell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100" calcext:value-type="float">
            <text:p>100</text:p>
          </table:table-cell>
          <table:table-cell table:style-name="ce23" office:value-type="float" office:value="21" calcext:value-type="float">
            <text:p>21</text:p>
          </table:table-cell>
          <table:table-cell table:style-name="ce17" office:value-type="float" office:value="40" calcext:value-type="float">
            <text:p>40</text:p>
          </table:table-cell>
          <table:table-cell table:style-name="ce23" office:value-type="float" office:value="10" calcext:value-type="float">
            <text:p>10</text:p>
          </table:table-cell>
          <table:table-cell table:style-name="ce17" office:value-type="float" office:value="60" calcext:value-type="float">
            <text:p>60</text:p>
          </table:table-cell>
          <table:table-cell table:style-name="ce23" office:value-type="float" office:value="18" calcext:value-type="float">
            <text:p>18</text:p>
          </table:table-cell>
          <table:table-cell table:style-name="ce60" table:formula="of:=[.H3]*[.$B22]/[.$A22]" office:value-type="float" office:value="27" calcext:value-type="float">
            <text:p>27</text:p>
          </table:table-cell>
          <table:table-cell table:style-name="ce60" table:formula="of:=[.I3]*[.$B22]/[.$A22]" office:value-type="float" office:value="40.5" calcext:value-type="float">
            <text:p>40.5</text:p>
          </table:table-cell>
          <table:table-cell table:style-name="ce60" table:formula="of:=[.J3]*[.$B22]/[.$A22]" office:value-type="float" office:value="60.75" calcext:value-type="float">
            <text:p>60.75</text:p>
          </table:table-cell>
          <table:table-cell table:style-name="ce60" table:formula="of:=[.K3]*[.$B22]/[.$A22]" office:value-type="float" office:value="13.5" calcext:value-type="float">
            <text:p>13.5</text:p>
          </table:table-cell>
          <table:table-cell table:style-name="ce60" table:formula="of:=[.L3]*[.$B22]/[.$A22]" office:value-type="float" office:value="20.25" calcext:value-type="float">
            <text:p>20.25</text:p>
          </table:table-cell>
          <table:table-cell table:style-name="ce60" table:formula="of:=[.M3]*[.$B22]/[.$A22]" office:value-type="float" office:value="30.375" calcext:value-type="float">
            <text:p>30.375</text:p>
          </table:table-cell>
          <table:table-cell table:style-name="ce60" table:formula="of:=[.N3]*[.$B22]/[.$A22]" office:value-type="float" office:value="20.25" calcext:value-type="float">
            <text:p>20.25</text:p>
          </table:table-cell>
          <table:table-cell table:style-name="ce60" table:formula="of:=[.O3]*[.$B22]/[.$A22]" office:value-type="float" office:value="30.375" calcext:value-type="float">
            <text:p>30.375</text:p>
          </table:table-cell>
          <table:table-cell table:style-name="ce60" table:formula="of:=[.P3]*[.$B22]/[.$A22]" office:value-type="float" office:value="45.5625" calcext:value-type="float">
            <text:p>45.5625</text:p>
          </table:table-cell>
          <table:table-cell table:style-name="ce70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vg. DE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HP</text:p>
          </table:table-cell>
        </table:table-row>
        <table:table-row table:style-name="ro1">
          <table:table-cell office:value-type="string" calcext:value-type="string">
            <text:p>Damage Ratios</text:p>
          </table:table-cell>
          <table:table-cell table:number-columns-repeated="17"/>
          <table:table-cell office:value-type="string" calcext:value-type="string">
            <text:p>Level 1 AC</text:p>
          </table:table-cell>
        </table:table-row>
        <table:table-row table:style-name="ro1">
          <table:table-cell office:value-type="string" calcext:value-type="string">
            <text:p>At-Will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Daily</text:p>
          </table:table-cell>
          <table:table-cell table:number-columns-repeated="15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2.25" calcext:value-type="float">
            <text:p>2.25</text:p>
          </table:table-cell>
          <table:table-cell table:number-columns-repeated="15"/>
          <table:table-cell office:value-type="string" calcext:value-type="string">
            <text:p>Level 10 AC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Low Damag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op Damage</text:p>
          </table:table-cell>
          <table:table-cell table:number-columns-repeated="15"/>
          <table:table-cell office:value-type="string" calcext:value-type="string">
            <text:p>Level 1 to hit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Level 10 to hit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Top Damage</text:p>
          </table:table-cell>
        </table:table-row>
        <table:table-row table:style-name="ro1">
          <table:table-cell office:value-type="string" calcext:value-type="string">
            <text:p>Level 1</text:p>
          </table:table-cell>
          <table:table-cell office:value-type="string" calcext:value-type="string">
            <text:p>Level 10</text:p>
          </table:table-cell>
          <table:table-cell table:number-columns-repeated="16"/>
          <table:table-cell office:value-type="string" calcext:value-type="string">
            <text:p>Level 1 At-Will</text:p>
          </table:table-cell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Low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4" office:value-type="string" calcext:value-type="string">
            <text:p>Avg.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</table:table>
      <table:table table:name="AverageJoeMonster" table:style-name="ta1">
        <table:table-column table:style-name="co2" table:number-columns-repeated="16384" table:default-cell-style-name="ce3"/>
        <table:table-row table:style-name="ro1">
          <table:table-cell table:style-name="ce1" office:value-type="string" calcext:value-type="string">
            <text:p>Level/HD</text:p>
          </table:table-cell>
          <table:table-cell table:style-name="ce29" office:value-type="string" calcext:value-type="string">
            <text:p>AC</text:p>
          </table:table-cell>
          <table:table-cell table:style-name="ce29" office:value-type="string" calcext:value-type="string">
            <text:p>HP</text:p>
          </table:table-cell>
          <table:table-cell table:style-name="ce29" office:value-type="string" calcext:value-type="string">
            <text:p>To-Hit</text:p>
          </table:table-cell>
          <table:table-cell table:style-name="ce29" office:value-type="string" calcext:value-type="string">
            <text:p>Damag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A2]*[.$G$3]" office:value-type="float" office:value="4.5" calcext:value-type="float">
            <text:p>4.5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/>
          <table:table-cell office:value-type="string" calcext:value-type="string">
            <text:p>HP per HD: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1" table:formula="of:=ROUND(LINEARLY_INTERPOLATE([.$A3]; [.$A$2]; [.$B$2]; [.$A$21]; [.$B$21]))" office:value-type="float" office:value="13" calcext:value-type="float">
            <text:p>13</text:p>
          </table:table-cell>
          <table:table-cell table:style-name="ce33" table:formula="of:=[.A3]*[.$G$3]" office:value-type="float" office:value="9" calcext:value-type="float">
            <text:p>9</text:p>
          </table:table-cell>
          <table:table-cell table:style-name="ce35" table:formula="of:=ROUND(LINEARLY_INTERPOLATE([.$A3]; [.$A$2]; [.$D$2]; [.$A$11]; [.$D$11]))" office:value-type="float" office:value="2" calcext:value-type="float">
            <text:p>2</text:p>
          </table:table-cell>
          <table:table-cell table:style-name="ce38" table:formula="of:=LINEARLY_INTERPOLATE([.$A3]; [.$A$2]; [.$E$2]; [.$A$12]; [.$E$12])" office:value-type="float" office:value="6" calcext:value-type="float">
            <text:p>6.0</text:p>
          </table:table-cell>
          <table:table-cell table:style-name="Default"/>
          <table:table-cell table:style-name="ce41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1" table:formula="of:=ROUND(LINEARLY_INTERPOLATE([.$A4]; [.$A$2]; [.$B$2]; [.$A$21]; [.$B$21]))" office:value-type="float" office:value="13" calcext:value-type="float">
            <text:p>13</text:p>
          </table:table-cell>
          <table:table-cell table:style-name="ce33" table:formula="of:=[.A4]*[.$G$3]" office:value-type="float" office:value="13.5" calcext:value-type="float">
            <text:p>13.5</text:p>
          </table:table-cell>
          <table:table-cell table:style-name="ce35" table:formula="of:=ROUND(LINEARLY_INTERPOLATE([.$A4]; [.$A$2]; [.$D$2]; [.$A$11]; [.$D$11]))" office:value-type="float" office:value="3" calcext:value-type="float">
            <text:p>3</text:p>
          </table:table-cell>
          <table:table-cell table:style-name="ce38" table:formula="of:=LINEARLY_INTERPOLATE([.$A4]; [.$A$2]; [.$E$2]; [.$A$12]; [.$E$12])" office:value-type="float" office:value="7.5" calcext:value-type="float">
            <text:p>7.5</text:p>
          </table:table-cell>
          <table:table-cell table:style-name="Default"/>
          <table:table-cell table:number-columns-repeated="4"/>
          <table:table-cell table:style-name="ce42"/>
          <table:table-cell table:number-columns-repeated="163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1" table:formula="of:=ROUND(LINEARLY_INTERPOLATE([.$A5]; [.$A$2]; [.$B$2]; [.$A$21]; [.$B$21]))" office:value-type="float" office:value="14" calcext:value-type="float">
            <text:p>14</text:p>
          </table:table-cell>
          <table:table-cell table:style-name="ce33" table:formula="of:=[.A5]*[.$G$3]" office:value-type="float" office:value="18" calcext:value-type="float">
            <text:p>18</text:p>
          </table:table-cell>
          <table:table-cell table:style-name="ce35" table:formula="of:=ROUND(LINEARLY_INTERPOLATE([.$A5]; [.$A$2]; [.$D$2]; [.$A$11]; [.$D$11]))" office:value-type="float" office:value="4" calcext:value-type="float">
            <text:p>4</text:p>
          </table:table-cell>
          <table:table-cell table:style-name="ce38" table:formula="of:=LINEARLY_INTERPOLATE([.$A5]; [.$A$2]; [.$E$2]; [.$A$12]; [.$E$12])" office:value-type="float" office:value="9" calcext:value-type="float">
            <text:p>9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1" table:formula="of:=ROUND(LINEARLY_INTERPOLATE([.$A6]; [.$A$2]; [.$B$2]; [.$A$21]; [.$B$21]))" office:value-type="float" office:value="14" calcext:value-type="float">
            <text:p>14</text:p>
          </table:table-cell>
          <table:table-cell table:style-name="ce33" table:formula="of:=[.A6]*[.$G$3]" office:value-type="float" office:value="22.5" calcext:value-type="float">
            <text:p>22.5</text:p>
          </table:table-cell>
          <table:table-cell table:style-name="ce35" table:formula="of:=ROUND(LINEARLY_INTERPOLATE([.$A6]; [.$A$2]; [.$D$2]; [.$A$11]; [.$D$11]))" office:value-type="float" office:value="5" calcext:value-type="float">
            <text:p>5</text:p>
          </table:table-cell>
          <table:table-cell table:style-name="ce38" table:formula="of:=LINEARLY_INTERPOLATE([.$A6]; [.$A$2]; [.$E$2]; [.$A$12]; [.$E$12])" office:value-type="float" office:value="10.5" calcext:value-type="float">
            <text:p>10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1" table:formula="of:=ROUND(LINEARLY_INTERPOLATE([.$A7]; [.$A$2]; [.$B$2]; [.$A$21]; [.$B$21]))" office:value-type="float" office:value="14" calcext:value-type="float">
            <text:p>14</text:p>
          </table:table-cell>
          <table:table-cell table:style-name="ce33" table:formula="of:=[.A7]*[.$G$3]" office:value-type="float" office:value="27" calcext:value-type="float">
            <text:p>27</text:p>
          </table:table-cell>
          <table:table-cell table:style-name="ce35" table:formula="of:=ROUND(LINEARLY_INTERPOLATE([.$A7]; [.$A$2]; [.$D$2]; [.$A$11]; [.$D$11]))" office:value-type="float" office:value="6" calcext:value-type="float">
            <text:p>6</text:p>
          </table:table-cell>
          <table:table-cell table:style-name="ce38" table:formula="of:=LINEARLY_INTERPOLATE([.$A7]; [.$A$2]; [.$E$2]; [.$A$12]; [.$E$12])" office:value-type="float" office:value="12" calcext:value-type="float">
            <text:p>12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1" table:formula="of:=ROUND(LINEARLY_INTERPOLATE([.$A8]; [.$A$2]; [.$B$2]; [.$A$21]; [.$B$21]))" office:value-type="float" office:value="14" calcext:value-type="float">
            <text:p>14</text:p>
          </table:table-cell>
          <table:table-cell table:style-name="ce33" table:formula="of:=[.A8]*[.$G$3]" office:value-type="float" office:value="31.5" calcext:value-type="float">
            <text:p>31.5</text:p>
          </table:table-cell>
          <table:table-cell table:style-name="ce35" table:formula="of:=ROUND(LINEARLY_INTERPOLATE([.$A8]; [.$A$2]; [.$D$2]; [.$A$11]; [.$D$11]))" office:value-type="float" office:value="7" calcext:value-type="float">
            <text:p>7</text:p>
          </table:table-cell>
          <table:table-cell table:style-name="ce38" table:formula="of:=LINEARLY_INTERPOLATE([.$A8]; [.$A$2]; [.$E$2]; [.$A$12]; [.$E$12])" office:value-type="float" office:value="13.5" calcext:value-type="float">
            <text:p>13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1" table:formula="of:=ROUND(LINEARLY_INTERPOLATE([.$A9]; [.$A$2]; [.$B$2]; [.$A$21]; [.$B$21]))" office:value-type="float" office:value="14" calcext:value-type="float">
            <text:p>14</text:p>
          </table:table-cell>
          <table:table-cell table:style-name="ce33" table:formula="of:=[.A9]*[.$G$3]" office:value-type="float" office:value="36" calcext:value-type="float">
            <text:p>36</text:p>
          </table:table-cell>
          <table:table-cell table:style-name="ce35" table:formula="of:=ROUND(LINEARLY_INTERPOLATE([.$A9]; [.$A$2]; [.$D$2]; [.$A$11]; [.$D$11]))" office:value-type="float" office:value="8" calcext:value-type="float">
            <text:p>8</text:p>
          </table:table-cell>
          <table:table-cell table:style-name="ce38" table:formula="of:=LINEARLY_INTERPOLATE([.$A9]; [.$A$2]; [.$E$2]; [.$A$12]; [.$E$12])" office:value-type="float" office:value="15" calcext:value-type="float">
            <text:p>15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1" table:formula="of:=ROUND(LINEARLY_INTERPOLATE([.$A10]; [.$A$2]; [.$B$2]; [.$A$21]; [.$B$21]))" office:value-type="float" office:value="15" calcext:value-type="float">
            <text:p>15</text:p>
          </table:table-cell>
          <table:table-cell table:style-name="ce33" table:formula="of:=[.A10]*[.$G$3]" office:value-type="float" office:value="40.5" calcext:value-type="float">
            <text:p>40.5</text:p>
          </table:table-cell>
          <table:table-cell table:style-name="ce35" table:formula="of:=ROUND(LINEARLY_INTERPOLATE([.$A10]; [.$A$2]; [.$D$2]; [.$A$11]; [.$D$11]))" office:value-type="float" office:value="9" calcext:value-type="float">
            <text:p>9</text:p>
          </table:table-cell>
          <table:table-cell table:style-name="ce38" table:formula="of:=LINEARLY_INTERPOLATE([.$A10]; [.$A$2]; [.$E$2]; [.$A$12]; [.$E$12])" office:value-type="float" office:value="16.5" calcext:value-type="float">
            <text:p>16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1" table:formula="of:=ROUND(LINEARLY_INTERPOLATE([.$A11]; [.$A$2]; [.$B$2]; [.$A$21]; [.$B$21]))" office:value-type="float" office:value="15" calcext:value-type="float">
            <text:p>15</text:p>
          </table:table-cell>
          <table:table-cell table:style-name="ce33" table:formula="of:=[.A11]*[.$G$3]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 table:style-name="ce38" table:formula="of:=LINEARLY_INTERPOLATE([.$A11]; [.$A$2]; [.$E$2]; [.$A$12]; [.$E$12])" office:value-type="float" office:value="18" calcext:value-type="float">
            <text:p>18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1" table:formula="of:=ROUND(LINEARLY_INTERPOLATE([.$A12]; [.$A$2]; [.$B$2]; [.$A$21]; [.$B$21]))" office:value-type="float" office:value="15" calcext:value-type="float">
            <text:p>15</text:p>
          </table:table-cell>
          <table:table-cell table:style-name="ce33" table:formula="of:=[.A12]*[.$G$3]" office:value-type="float" office:value="49.5" calcext:value-type="float">
            <text:p>49.5</text:p>
          </table:table-cell>
          <table:table-cell table:style-name="ce36" table:formula="of:=ROUND(LINEARLY_INTERPOLATE([.$A12];[.$A$11];[.$D$11];[.$A$21];[.$D$21]))" office:value-type="float" office:value="10" calcext:value-type="float">
            <text:p>10</text:p>
          </table:table-cell>
          <table:table-cell table:style-name="ce39" office:value-type="float" office:value="19.5" calcext:value-type="float">
            <text:p>19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1" table:formula="of:=ROUND(LINEARLY_INTERPOLATE([.$A13]; [.$A$2]; [.$B$2]; [.$A$21]; [.$B$21]))" office:value-type="float" office:value="15" calcext:value-type="float">
            <text:p>15</text:p>
          </table:table-cell>
          <table:table-cell table:style-name="ce33" table:formula="of:=[.A13]*[.$G$3]" office:value-type="float" office:value="54" calcext:value-type="float">
            <text:p>54</text:p>
          </table:table-cell>
          <table:table-cell table:style-name="ce36" table:formula="of:=ROUND(LINEARLY_INTERPOLATE([.$A13];[.$A$11];[.$D$11];[.$A$21];[.$D$21]))" office:value-type="float" office:value="11" calcext:value-type="float">
            <text:p>11</text:p>
          </table:table-cell>
          <table:table-cell table:style-name="ce38" table:formula="of:=LINEARLY_INTERPOLATE([.$A13]; [.$A$12]; [.$E$12]; [.$A$21]; [.$E$21])" office:value-type="float" office:value="21" calcext:value-type="float">
            <text:p>21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1" table:formula="of:=ROUND(LINEARLY_INTERPOLATE([.$A14]; [.$A$2]; [.$B$2]; [.$A$21]; [.$B$21]))" office:value-type="float" office:value="16" calcext:value-type="float">
            <text:p>16</text:p>
          </table:table-cell>
          <table:table-cell table:style-name="ce33" table:formula="of:=[.A14]*[.$G$3]" office:value-type="float" office:value="58.5" calcext:value-type="float">
            <text:p>58.5</text:p>
          </table:table-cell>
          <table:table-cell table:style-name="ce36" table:formula="of:=ROUND(LINEARLY_INTERPOLATE([.$A14];[.$A$11];[.$D$11];[.$A$21];[.$D$21]))" office:value-type="float" office:value="11" calcext:value-type="float">
            <text:p>11</text:p>
          </table:table-cell>
          <table:table-cell table:style-name="ce38" table:formula="of:=LINEARLY_INTERPOLATE([.$A14]; [.$A$12]; [.$E$12]; [.$A$21]; [.$E$21])" office:value-type="float" office:value="22.5" calcext:value-type="float">
            <text:p>22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1" table:formula="of:=ROUND(LINEARLY_INTERPOLATE([.$A15]; [.$A$2]; [.$B$2]; [.$A$21]; [.$B$21]))" office:value-type="float" office:value="16" calcext:value-type="float">
            <text:p>16</text:p>
          </table:table-cell>
          <table:table-cell table:style-name="ce33" table:formula="of:=[.A15]*[.$G$3]" office:value-type="float" office:value="63" calcext:value-type="float">
            <text:p>63</text:p>
          </table:table-cell>
          <table:table-cell table:style-name="ce36" table:formula="of:=ROUND(LINEARLY_INTERPOLATE([.$A15];[.$A$11];[.$D$11];[.$A$21];[.$D$21]))" office:value-type="float" office:value="11" calcext:value-type="float">
            <text:p>11</text:p>
          </table:table-cell>
          <table:table-cell table:style-name="ce38" table:formula="of:=LINEARLY_INTERPOLATE([.$A15]; [.$A$12]; [.$E$12]; [.$A$21]; [.$E$21])" office:value-type="float" office:value="24" calcext:value-type="float">
            <text:p>24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1" table:formula="of:=ROUND(LINEARLY_INTERPOLATE([.$A16]; [.$A$2]; [.$B$2]; [.$A$21]; [.$B$21]))" office:value-type="float" office:value="16" calcext:value-type="float">
            <text:p>16</text:p>
          </table:table-cell>
          <table:table-cell table:style-name="ce33" table:formula="of:=[.A16]*[.$G$3]" office:value-type="float" office:value="67.5" calcext:value-type="float">
            <text:p>67.5</text:p>
          </table:table-cell>
          <table:table-cell table:style-name="ce36" table:formula="of:=ROUND(LINEARLY_INTERPOLATE([.$A16];[.$A$11];[.$D$11];[.$A$21];[.$D$21]))" office:value-type="float" office:value="12" calcext:value-type="float">
            <text:p>12</text:p>
          </table:table-cell>
          <table:table-cell table:style-name="ce38" table:formula="of:=LINEARLY_INTERPOLATE([.$A16]; [.$A$12]; [.$E$12]; [.$A$21]; [.$E$21])" office:value-type="float" office:value="25.5" calcext:value-type="float">
            <text:p>25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1" table:formula="of:=ROUND(LINEARLY_INTERPOLATE([.$A17]; [.$A$2]; [.$B$2]; [.$A$21]; [.$B$21]))" office:value-type="float" office:value="16" calcext:value-type="float">
            <text:p>16</text:p>
          </table:table-cell>
          <table:table-cell table:style-name="ce33" table:formula="of:=[.A17]*[.$G$3]" office:value-type="float" office:value="72" calcext:value-type="float">
            <text:p>72</text:p>
          </table:table-cell>
          <table:table-cell table:style-name="ce36" table:formula="of:=ROUND(LINEARLY_INTERPOLATE([.$A17];[.$A$11];[.$D$11];[.$A$21];[.$D$21]))" office:value-type="float" office:value="12" calcext:value-type="float">
            <text:p>12</text:p>
          </table:table-cell>
          <table:table-cell table:style-name="ce38" table:formula="of:=LINEARLY_INTERPOLATE([.$A17]; [.$A$12]; [.$E$12]; [.$A$21]; [.$E$21])" office:value-type="float" office:value="27" calcext:value-type="float">
            <text:p>27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1" table:formula="of:=ROUND(LINEARLY_INTERPOLATE([.$A18]; [.$A$2]; [.$B$2]; [.$A$21]; [.$B$21]))" office:value-type="float" office:value="16" calcext:value-type="float">
            <text:p>16</text:p>
          </table:table-cell>
          <table:table-cell table:style-name="ce33" table:formula="of:=[.A18]*[.$G$3]" office:value-type="float" office:value="76.5" calcext:value-type="float">
            <text:p>76.5</text:p>
          </table:table-cell>
          <table:table-cell table:style-name="ce36" table:formula="of:=ROUND(LINEARLY_INTERPOLATE([.$A18];[.$A$11];[.$D$11];[.$A$21];[.$D$21]))" office:value-type="float" office:value="12" calcext:value-type="float">
            <text:p>12</text:p>
          </table:table-cell>
          <table:table-cell table:style-name="ce38" table:formula="of:=LINEARLY_INTERPOLATE([.$A18]; [.$A$12]; [.$E$12]; [.$A$21]; [.$E$21])" office:value-type="float" office:value="28.5" calcext:value-type="float">
            <text:p>28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1" table:formula="of:=ROUND(LINEARLY_INTERPOLATE([.$A19]; [.$A$2]; [.$B$2]; [.$A$21]; [.$B$21]))" office:value-type="float" office:value="17" calcext:value-type="float">
            <text:p>17</text:p>
          </table:table-cell>
          <table:table-cell table:style-name="ce33" table:formula="of:=[.A19]*[.$G$3]" office:value-type="float" office:value="81" calcext:value-type="float">
            <text:p>81</text:p>
          </table:table-cell>
          <table:table-cell table:style-name="ce36" table:formula="of:=ROUND(LINEARLY_INTERPOLATE([.$A19];[.$A$11];[.$D$11];[.$A$21];[.$D$21]))" office:value-type="float" office:value="12" calcext:value-type="float">
            <text:p>12</text:p>
          </table:table-cell>
          <table:table-cell table:style-name="ce38" table:formula="of:=LINEARLY_INTERPOLATE([.$A19]; [.$A$12]; [.$E$12]; [.$A$21]; [.$E$21])" office:value-type="float" office:value="30" calcext:value-type="float">
            <text:p>30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1" table:formula="of:=ROUND(LINEARLY_INTERPOLATE([.$A20]; [.$A$2]; [.$B$2]; [.$A$21]; [.$B$21]))" office:value-type="float" office:value="17" calcext:value-type="float">
            <text:p>17</text:p>
          </table:table-cell>
          <table:table-cell table:style-name="ce33" table:formula="of:=[.A20]*[.$G$3]" office:value-type="float" office:value="85.5" calcext:value-type="float">
            <text:p>85.5</text:p>
          </table:table-cell>
          <table:table-cell table:style-name="ce36" table:formula="of:=ROUND(LINEARLY_INTERPOLATE([.$A20];[.$A$11];[.$D$11];[.$A$21];[.$D$21]))" office:value-type="float" office:value="13" calcext:value-type="float">
            <text:p>13</text:p>
          </table:table-cell>
          <table:table-cell table:style-name="ce38" table:formula="of:=LINEARLY_INTERPOLATE([.$A20]; [.$A$12]; [.$E$12]; [.$A$21]; [.$E$21])" office:value-type="float" office:value="31.5" calcext:value-type="float">
            <text:p>31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0" office:value-type="float" office:value="17" calcext:value-type="float">
            <text:p>17</text:p>
          </table:table-cell>
          <table:table-cell table:style-name="ce33" table:formula="of:=[.A21]*[.$G$3]" office:value-type="float" office:value="90" calcext:value-type="float">
            <text:p>9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33" calcext:value-type="float">
            <text:p>33.0</text:p>
          </table:table-cell>
          <table:table-cell table:number-columns-repeated="163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2" table:formula="of:=ROUND(LINEARLY_INTERPOLATE([.$A22]; [.$A$21]; [.$B$21]; [.$A$31]; [.$B$31]))" office:value-type="float" office:value="17" calcext:value-type="float">
            <text:p>17</text:p>
          </table:table-cell>
          <table:table-cell table:style-name="ce33" table:formula="of:=[.A22]*[.$G$3]" office:value-type="float" office:value="94.5" calcext:value-type="float">
            <text:p>94.5</text:p>
          </table:table-cell>
          <table:table-cell table:style-name="ce36" table:formula="of:=ROUND(LINEARLY_INTERPOLATE([.$A22];[.$A$21];[.$D$21];[.$A$31];[.$D$31]))" office:value-type="float" office:value="13" calcext:value-type="float">
            <text:p>13</text:p>
          </table:table-cell>
          <table:table-cell table:style-name="ce38" table:formula="of:=ROUND(LINEARLY_INTERPOLATE([.$A22]; [.$A$21]; [.$E$21]; [.$A$31]; [.$E$31]))" office:value-type="float" office:value="35" calcext:value-type="float">
            <text:p>35.0</text:p>
          </table:table-cell>
          <table:table-cell table:number-columns-repeated="163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2" table:formula="of:=ROUND(LINEARLY_INTERPOLATE([.$A23]; [.$A$21]; [.$B$21]; [.$A$31]; [.$B$31]))" office:value-type="float" office:value="18" calcext:value-type="float">
            <text:p>18</text:p>
          </table:table-cell>
          <table:table-cell table:style-name="ce33" table:formula="of:=[.A23]*[.$G$3]" office:value-type="float" office:value="99" calcext:value-type="float">
            <text:p>99</text:p>
          </table:table-cell>
          <table:table-cell table:style-name="ce36" table:formula="of:=ROUND(LINEARLY_INTERPOLATE([.$A23];[.$A$21];[.$D$21];[.$A$31];[.$D$31]))" office:value-type="float" office:value="14" calcext:value-type="float">
            <text:p>14</text:p>
          </table:table-cell>
          <table:table-cell table:style-name="ce38" table:formula="of:=ROUND(LINEARLY_INTERPOLATE([.$A23]; [.$A$21]; [.$E$21]; [.$A$31]; [.$E$31]))" office:value-type="float" office:value="36" calcext:value-type="float">
            <text:p>36.0</text:p>
          </table:table-cell>
          <table:table-cell table:number-columns-repeated="163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2" table:formula="of:=ROUND(LINEARLY_INTERPOLATE([.$A24]; [.$A$21]; [.$B$21]; [.$A$31]; [.$B$31]))" office:value-type="float" office:value="18" calcext:value-type="float">
            <text:p>18</text:p>
          </table:table-cell>
          <table:table-cell table:style-name="ce33" table:formula="of:=[.A24]*[.$G$3]" office:value-type="float" office:value="103.5" calcext:value-type="float">
            <text:p>103.5</text:p>
          </table:table-cell>
          <table:table-cell table:style-name="ce36" table:formula="of:=ROUND(LINEARLY_INTERPOLATE([.$A24];[.$A$21];[.$D$21];[.$A$31];[.$D$31]))" office:value-type="float" office:value="14" calcext:value-type="float">
            <text:p>14</text:p>
          </table:table-cell>
          <table:table-cell table:style-name="ce38" table:formula="of:=ROUND(LINEARLY_INTERPOLATE([.$A24]; [.$A$21]; [.$E$21]; [.$A$31]; [.$E$31]))" office:value-type="float" office:value="38" calcext:value-type="float">
            <text:p>38.0</text:p>
          </table:table-cell>
          <table:table-cell table:number-columns-repeated="163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2" table:formula="of:=ROUND(LINEARLY_INTERPOLATE([.$A25]; [.$A$21]; [.$B$21]; [.$A$31]; [.$B$31]))" office:value-type="float" office:value="19" calcext:value-type="float">
            <text:p>19</text:p>
          </table:table-cell>
          <table:table-cell table:style-name="ce33" table:formula="of:=[.A25]*[.$G$3]" office:value-type="float" office:value="108" calcext:value-type="float">
            <text:p>108</text:p>
          </table:table-cell>
          <table:table-cell table:style-name="ce36" table:formula="of:=ROUND(LINEARLY_INTERPOLATE([.$A25];[.$A$21];[.$D$21];[.$A$31];[.$D$31]))" office:value-type="float" office:value="14" calcext:value-type="float">
            <text:p>14</text:p>
          </table:table-cell>
          <table:table-cell table:style-name="ce38" table:formula="of:=ROUND(LINEARLY_INTERPOLATE([.$A25]; [.$A$21]; [.$E$21]; [.$A$31]; [.$E$31]))" office:value-type="float" office:value="39" calcext:value-type="float">
            <text:p>39.0</text:p>
          </table:table-cell>
          <table:table-cell table:number-columns-repeated="163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2" table:formula="of:=ROUND(LINEARLY_INTERPOLATE([.$A26]; [.$A$21]; [.$B$21]; [.$A$31]; [.$B$31]))" office:value-type="float" office:value="19" calcext:value-type="float">
            <text:p>19</text:p>
          </table:table-cell>
          <table:table-cell table:style-name="ce33" table:formula="of:=[.A26]*[.$G$3]" office:value-type="float" office:value="112.5" calcext:value-type="float">
            <text:p>112.5</text:p>
          </table:table-cell>
          <table:table-cell table:style-name="ce36" table:formula="of:=ROUND(LINEARLY_INTERPOLATE([.$A26];[.$A$21];[.$D$21];[.$A$31];[.$D$31]))" office:value-type="float" office:value="15" calcext:value-type="float">
            <text:p>15</text:p>
          </table:table-cell>
          <table:table-cell table:style-name="ce38" table:formula="of:=ROUND(LINEARLY_INTERPOLATE([.$A26]; [.$A$21]; [.$E$21]; [.$A$31]; [.$E$31]))" office:value-type="float" office:value="41" calcext:value-type="float">
            <text:p>41.0</text:p>
          </table:table-cell>
          <table:table-cell table:number-columns-repeated="163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2" table:formula="of:=ROUND(LINEARLY_INTERPOLATE([.$A27]; [.$A$21]; [.$B$21]; [.$A$31]; [.$B$31]))" office:value-type="float" office:value="19" calcext:value-type="float">
            <text:p>19</text:p>
          </table:table-cell>
          <table:table-cell table:style-name="ce33" table:formula="of:=[.A27]*[.$G$3]" office:value-type="float" office:value="117" calcext:value-type="float">
            <text:p>117</text:p>
          </table:table-cell>
          <table:table-cell table:style-name="ce36" table:formula="of:=ROUND(LINEARLY_INTERPOLATE([.$A27];[.$A$21];[.$D$21];[.$A$31];[.$D$31]))" office:value-type="float" office:value="15" calcext:value-type="float">
            <text:p>15</text:p>
          </table:table-cell>
          <table:table-cell table:style-name="ce38" table:formula="of:=ROUND(LINEARLY_INTERPOLATE([.$A27]; [.$A$21]; [.$E$21]; [.$A$31]; [.$E$31]))" office:value-type="float" office:value="42" calcext:value-type="float">
            <text:p>42.0</text:p>
          </table:table-cell>
          <table:table-cell table:number-columns-repeated="163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2" table:formula="of:=ROUND(LINEARLY_INTERPOLATE([.$A28]; [.$A$21]; [.$B$21]; [.$A$31]; [.$B$31]))" office:value-type="float" office:value="20" calcext:value-type="float">
            <text:p>20</text:p>
          </table:table-cell>
          <table:table-cell table:style-name="ce33" table:formula="of:=[.A28]*[.$G$3]" office:value-type="float" office:value="121.5" calcext:value-type="float">
            <text:p>121.5</text:p>
          </table:table-cell>
          <table:table-cell table:style-name="ce36" table:formula="of:=ROUND(LINEARLY_INTERPOLATE([.$A28];[.$A$21];[.$D$21];[.$A$31];[.$D$31]))" office:value-type="float" office:value="15" calcext:value-type="float">
            <text:p>15</text:p>
          </table:table-cell>
          <table:table-cell table:style-name="ce38" table:formula="of:=ROUND(LINEARLY_INTERPOLATE([.$A28]; [.$A$21]; [.$E$21]; [.$A$31]; [.$E$31]))" office:value-type="float" office:value="44" calcext:value-type="float">
            <text:p>44.0</text:p>
          </table:table-cell>
          <table:table-cell table:number-columns-repeated="3"/>
          <table:table-cell table:style-name="ce84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2" table:formula="of:=ROUND(LINEARLY_INTERPOLATE([.$A29]; [.$A$21]; [.$B$21]; [.$A$31]; [.$B$31]))" office:value-type="float" office:value="20" calcext:value-type="float">
            <text:p>20</text:p>
          </table:table-cell>
          <table:table-cell table:style-name="ce33" table:formula="of:=[.A29]*[.$G$3]" office:value-type="float" office:value="126" calcext:value-type="float">
            <text:p>126</text:p>
          </table:table-cell>
          <table:table-cell table:style-name="ce36" table:formula="of:=ROUND(LINEARLY_INTERPOLATE([.$A29];[.$A$21];[.$D$21];[.$A$31];[.$D$31]))" office:value-type="float" office:value="15" calcext:value-type="float">
            <text:p>15</text:p>
          </table:table-cell>
          <table:table-cell table:style-name="ce38" table:formula="of:=ROUND(LINEARLY_INTERPOLATE([.$A29]; [.$A$21]; [.$E$21]; [.$A$31]; [.$E$31]))" office:value-type="float" office:value="45" calcext:value-type="float">
            <text:p>45.0</text:p>
          </table:table-cell>
          <table:table-cell table:number-columns-repeated="163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2" table:formula="of:=ROUND(LINEARLY_INTERPOLATE([.$A30]; [.$A$21]; [.$B$21]; [.$A$31]; [.$B$31]))" office:value-type="float" office:value="21" calcext:value-type="float">
            <text:p>21</text:p>
          </table:table-cell>
          <table:table-cell table:style-name="ce33" table:formula="of:=[.A30]*[.$G$3]" office:value-type="float" office:value="130.5" calcext:value-type="float">
            <text:p>130.5</text:p>
          </table:table-cell>
          <table:table-cell table:style-name="ce36" table:formula="of:=ROUND(LINEARLY_INTERPOLATE([.$A30];[.$A$21];[.$D$21];[.$A$31];[.$D$31]))" office:value-type="float" office:value="16" calcext:value-type="float">
            <text:p>16</text:p>
          </table:table-cell>
          <table:table-cell table:style-name="ce38" table:formula="of:=ROUND(LINEARLY_INTERPOLATE([.$A30]; [.$A$21]; [.$E$21]; [.$A$31]; [.$E$31]))" office:value-type="float" office:value="47" calcext:value-type="float">
            <text:p>47.0</text:p>
          </table:table-cell>
          <table:table-cell table:number-columns-repeated="163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0" office:value-type="float" office:value="21" calcext:value-type="float">
            <text:p>21</text:p>
          </table:table-cell>
          <table:table-cell table:style-name="ce33" table:formula="of:=[.A31]*[.$G$3]" office:value-type="float" office:value="135" calcext:value-type="float">
            <text:p>135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.0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HitChanceOverview" table:style-name="ta1">
        <table:table-column table:style-name="co2" table:default-cell-style-name="ce87"/>
        <table:table-column table:style-name="co2" table:default-cell-style-name="ce90"/>
        <table:table-column table:style-name="co2" table:default-cell-style-name="ce95"/>
        <table:table-column table:style-name="co2" table:number-columns-repeated="8" table:default-cell-style-name="ce98"/>
        <table:table-column table:style-name="co2" table:default-cell-style-name="ce101"/>
        <table:table-column table:style-name="co2" table:number-columns-repeated="3" table:default-cell-style-name="Default"/>
        <table:table-row table:style-name="ro1">
          <table:table-cell table:style-name="ce86"/>
          <table:table-cell table:style-name="ce88" office:value-type="string" calcext:value-type="string">
            <text:p>PC Level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HD</text:p>
          </table:table-cell>
          <table:table-cell table:style-name="ce89" office:value-type="string" calcext:value-type="string">
            <text:p>AC/To-Hit</text:p>
          </table:table-cell>
          <table:table-cell table:style-name="ce93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style-name="ce94" table:formula="of:=MAX(0;MIN(1;(21-([.$B3]-[.C$2]))/20))" office:value-type="float" office:value="0.65" calcext:value-type="float">
            <text:p>0.65</text:p>
          </table:table-cell>
          <table:table-cell table:style-name="ce97" table:formula="of:=MAX(0;MIN(1;(21-([.$B3]-[.D$2]))/20))" office:value-type="float" office:value="0.65" calcext:value-type="float">
            <text:p>0.65</text:p>
          </table:table-cell>
          <table:table-cell table:style-name="ce97" table:formula="of:=MAX(0;MIN(1;(21-([.$B3]-[.E$2]))/20))" office:value-type="float" office:value="0.7" calcext:value-type="float">
            <text:p>0.7</text:p>
          </table:table-cell>
          <table:table-cell table:style-name="ce97" table:formula="of:=MAX(0;MIN(1;(21-([.$B3]-[.F$2]))/20))" office:value-type="float" office:value="0.7" calcext:value-type="float">
            <text:p>0.7</text:p>
          </table:table-cell>
          <table:table-cell table:style-name="ce97" table:formula="of:=MAX(0;MIN(1;(21-([.$B3]-[.G$2]))/20))" office:value-type="float" office:value="0.75" calcext:value-type="float">
            <text:p>0.75</text:p>
          </table:table-cell>
          <table:table-cell table:style-name="ce97" table:formula="of:=MAX(0;MIN(1;(21-([.$B3]-[.H$2]))/20))" office:value-type="float" office:value="0.75" calcext:value-type="float">
            <text:p>0.75</text:p>
          </table:table-cell>
          <table:table-cell table:style-name="ce97" table:formula="of:=MAX(0;MIN(1;(21-([.$B3]-[.I$2]))/20))" office:value-type="float" office:value="0.8" calcext:value-type="float">
            <text:p>0.8</text:p>
          </table:table-cell>
          <table:table-cell table:style-name="ce97" table:formula="of:=MAX(0;MIN(1;(21-([.$B3]-[.J$2]))/20))" office:value-type="float" office:value="0.8" calcext:value-type="float">
            <text:p>0.8</text:p>
          </table:table-cell>
          <table:table-cell table:style-name="ce97" table:formula="of:=MAX(0;MIN(1;(21-([.$B3]-[.K$2]))/20))" office:value-type="float" office:value="0.85" calcext:value-type="float">
            <text:p>0.85</text:p>
          </table:table-cell>
          <table:table-cell table:style-name="ce100" table:formula="of:=MAX(0;MIN(1;(21-([.$B3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MAX(0;MIN(1;(21-([.$B4]-[.C$2]))/20))" office:value-type="float" office:value="0.65" calcext:value-type="float">
            <text:p>0.65</text:p>
          </table:table-cell>
          <table:table-cell table:formula="of:=MAX(0;MIN(1;(21-([.$B4]-[.D$2]))/20))" office:value-type="float" office:value="0.65" calcext:value-type="float">
            <text:p>0.65</text:p>
          </table:table-cell>
          <table:table-cell table:formula="of:=MAX(0;MIN(1;(21-([.$B4]-[.E$2]))/20))" office:value-type="float" office:value="0.7" calcext:value-type="float">
            <text:p>0.7</text:p>
          </table:table-cell>
          <table:table-cell table:formula="of:=MAX(0;MIN(1;(21-([.$B4]-[.F$2]))/20))" office:value-type="float" office:value="0.7" calcext:value-type="float">
            <text:p>0.7</text:p>
          </table:table-cell>
          <table:table-cell table:formula="of:=MAX(0;MIN(1;(21-([.$B4]-[.G$2]))/20))" office:value-type="float" office:value="0.75" calcext:value-type="float">
            <text:p>0.75</text:p>
          </table:table-cell>
          <table:table-cell table:formula="of:=MAX(0;MIN(1;(21-([.$B4]-[.H$2]))/20))" office:value-type="float" office:value="0.75" calcext:value-type="float">
            <text:p>0.75</text:p>
          </table:table-cell>
          <table:table-cell table:formula="of:=MAX(0;MIN(1;(21-([.$B4]-[.I$2]))/20))" office:value-type="float" office:value="0.8" calcext:value-type="float">
            <text:p>0.8</text:p>
          </table:table-cell>
          <table:table-cell table:formula="of:=MAX(0;MIN(1;(21-([.$B4]-[.J$2]))/20))" office:value-type="float" office:value="0.8" calcext:value-type="float">
            <text:p>0.8</text:p>
          </table:table-cell>
          <table:table-cell table:formula="of:=MAX(0;MIN(1;(21-([.$B4]-[.K$2]))/20))" office:value-type="float" office:value="0.85" calcext:value-type="float">
            <text:p>0.85</text:p>
          </table:table-cell>
          <table:table-cell table:formula="of:=MAX(0;MIN(1;(21-([.$B4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MAX(0;MIN(1;(21-([.$B5]-[.C$2]))/20))" office:value-type="float" office:value="0.65" calcext:value-type="float">
            <text:p>0.65</text:p>
          </table:table-cell>
          <table:table-cell table:formula="of:=MAX(0;MIN(1;(21-([.$B5]-[.D$2]))/20))" office:value-type="float" office:value="0.65" calcext:value-type="float">
            <text:p>0.65</text:p>
          </table:table-cell>
          <table:table-cell table:formula="of:=MAX(0;MIN(1;(21-([.$B5]-[.E$2]))/20))" office:value-type="float" office:value="0.7" calcext:value-type="float">
            <text:p>0.7</text:p>
          </table:table-cell>
          <table:table-cell table:formula="of:=MAX(0;MIN(1;(21-([.$B5]-[.F$2]))/20))" office:value-type="float" office:value="0.7" calcext:value-type="float">
            <text:p>0.7</text:p>
          </table:table-cell>
          <table:table-cell table:formula="of:=MAX(0;MIN(1;(21-([.$B5]-[.G$2]))/20))" office:value-type="float" office:value="0.75" calcext:value-type="float">
            <text:p>0.75</text:p>
          </table:table-cell>
          <table:table-cell table:formula="of:=MAX(0;MIN(1;(21-([.$B5]-[.H$2]))/20))" office:value-type="float" office:value="0.75" calcext:value-type="float">
            <text:p>0.75</text:p>
          </table:table-cell>
          <table:table-cell table:formula="of:=MAX(0;MIN(1;(21-([.$B5]-[.I$2]))/20))" office:value-type="float" office:value="0.8" calcext:value-type="float">
            <text:p>0.8</text:p>
          </table:table-cell>
          <table:table-cell table:formula="of:=MAX(0;MIN(1;(21-([.$B5]-[.J$2]))/20))" office:value-type="float" office:value="0.8" calcext:value-type="float">
            <text:p>0.8</text:p>
          </table:table-cell>
          <table:table-cell table:formula="of:=MAX(0;MIN(1;(21-([.$B5]-[.K$2]))/20))" office:value-type="float" office:value="0.85" calcext:value-type="float">
            <text:p>0.85</text:p>
          </table:table-cell>
          <table:table-cell table:formula="of:=MAX(0;MIN(1;(21-([.$B5]-[.L$2]))/20))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MAX(0;MIN(1;(21-([.$B6]-[.C$2]))/20))" office:value-type="float" office:value="0.6" calcext:value-type="float">
            <text:p>0.6</text:p>
          </table:table-cell>
          <table:table-cell table:formula="of:=MAX(0;MIN(1;(21-([.$B6]-[.D$2]))/20))" office:value-type="float" office:value="0.6" calcext:value-type="float">
            <text:p>0.6</text:p>
          </table:table-cell>
          <table:table-cell table:formula="of:=MAX(0;MIN(1;(21-([.$B6]-[.E$2]))/20))" office:value-type="float" office:value="0.65" calcext:value-type="float">
            <text:p>0.65</text:p>
          </table:table-cell>
          <table:table-cell table:formula="of:=MAX(0;MIN(1;(21-([.$B6]-[.F$2]))/20))" office:value-type="float" office:value="0.65" calcext:value-type="float">
            <text:p>0.65</text:p>
          </table:table-cell>
          <table:table-cell table:formula="of:=MAX(0;MIN(1;(21-([.$B6]-[.G$2]))/20))" office:value-type="float" office:value="0.7" calcext:value-type="float">
            <text:p>0.7</text:p>
          </table:table-cell>
          <table:table-cell table:formula="of:=MAX(0;MIN(1;(21-([.$B6]-[.H$2]))/20))" office:value-type="float" office:value="0.7" calcext:value-type="float">
            <text:p>0.7</text:p>
          </table:table-cell>
          <table:table-cell table:formula="of:=MAX(0;MIN(1;(21-([.$B6]-[.I$2]))/20))" office:value-type="float" office:value="0.75" calcext:value-type="float">
            <text:p>0.75</text:p>
          </table:table-cell>
          <table:table-cell table:formula="of:=MAX(0;MIN(1;(21-([.$B6]-[.J$2]))/20))" office:value-type="float" office:value="0.75" calcext:value-type="float">
            <text:p>0.75</text:p>
          </table:table-cell>
          <table:table-cell table:formula="of:=MAX(0;MIN(1;(21-([.$B6]-[.K$2]))/20))" office:value-type="float" office:value="0.8" calcext:value-type="float">
            <text:p>0.8</text:p>
          </table:table-cell>
          <table:table-cell table:formula="of:=MAX(0;MIN(1;(21-([.$B6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MAX(0;MIN(1;(21-([.$B7]-[.C$2]))/20))" office:value-type="float" office:value="0.6" calcext:value-type="float">
            <text:p>0.6</text:p>
          </table:table-cell>
          <table:table-cell table:formula="of:=MAX(0;MIN(1;(21-([.$B7]-[.D$2]))/20))" office:value-type="float" office:value="0.6" calcext:value-type="float">
            <text:p>0.6</text:p>
          </table:table-cell>
          <table:table-cell table:formula="of:=MAX(0;MIN(1;(21-([.$B7]-[.E$2]))/20))" office:value-type="float" office:value="0.65" calcext:value-type="float">
            <text:p>0.65</text:p>
          </table:table-cell>
          <table:table-cell table:formula="of:=MAX(0;MIN(1;(21-([.$B7]-[.F$2]))/20))" office:value-type="float" office:value="0.65" calcext:value-type="float">
            <text:p>0.65</text:p>
          </table:table-cell>
          <table:table-cell table:formula="of:=MAX(0;MIN(1;(21-([.$B7]-[.G$2]))/20))" office:value-type="float" office:value="0.7" calcext:value-type="float">
            <text:p>0.7</text:p>
          </table:table-cell>
          <table:table-cell table:formula="of:=MAX(0;MIN(1;(21-([.$B7]-[.H$2]))/20))" office:value-type="float" office:value="0.7" calcext:value-type="float">
            <text:p>0.7</text:p>
          </table:table-cell>
          <table:table-cell table:formula="of:=MAX(0;MIN(1;(21-([.$B7]-[.I$2]))/20))" office:value-type="float" office:value="0.75" calcext:value-type="float">
            <text:p>0.75</text:p>
          </table:table-cell>
          <table:table-cell table:formula="of:=MAX(0;MIN(1;(21-([.$B7]-[.J$2]))/20))" office:value-type="float" office:value="0.75" calcext:value-type="float">
            <text:p>0.75</text:p>
          </table:table-cell>
          <table:table-cell table:formula="of:=MAX(0;MIN(1;(21-([.$B7]-[.K$2]))/20))" office:value-type="float" office:value="0.8" calcext:value-type="float">
            <text:p>0.8</text:p>
          </table:table-cell>
          <table:table-cell table:formula="of:=MAX(0;MIN(1;(21-([.$B7]-[.L$2]))/20))" office:value-type="float" office:value="0.85" calcext:value-type="float">
            <text:p>0.85</text:p>
          </table:table-cell>
          <table:table-cell table:number-columns-repeated="2"/>
          <table:table-cell table:style-name="ce103" office:value-type="string" calcext:value-type="string">
            <text:p>MIN(1:MAX(0;(21-(‘AverageJoeMonster’.B2:B31-’PCTuning’.Q3:Q12))/20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MAX(0;MIN(1;(21-([.$B8]-[.C$2]))/20))" office:value-type="float" office:value="0.6" calcext:value-type="float">
            <text:p>0.6</text:p>
          </table:table-cell>
          <table:table-cell table:formula="of:=MAX(0;MIN(1;(21-([.$B8]-[.D$2]))/20))" office:value-type="float" office:value="0.6" calcext:value-type="float">
            <text:p>0.6</text:p>
          </table:table-cell>
          <table:table-cell table:formula="of:=MAX(0;MIN(1;(21-([.$B8]-[.E$2]))/20))" office:value-type="float" office:value="0.65" calcext:value-type="float">
            <text:p>0.65</text:p>
          </table:table-cell>
          <table:table-cell table:formula="of:=MAX(0;MIN(1;(21-([.$B8]-[.F$2]))/20))" office:value-type="float" office:value="0.65" calcext:value-type="float">
            <text:p>0.65</text:p>
          </table:table-cell>
          <table:table-cell table:formula="of:=MAX(0;MIN(1;(21-([.$B8]-[.G$2]))/20))" office:value-type="float" office:value="0.7" calcext:value-type="float">
            <text:p>0.7</text:p>
          </table:table-cell>
          <table:table-cell table:formula="of:=MAX(0;MIN(1;(21-([.$B8]-[.H$2]))/20))" office:value-type="float" office:value="0.7" calcext:value-type="float">
            <text:p>0.7</text:p>
          </table:table-cell>
          <table:table-cell table:formula="of:=MAX(0;MIN(1;(21-([.$B8]-[.I$2]))/20))" office:value-type="float" office:value="0.75" calcext:value-type="float">
            <text:p>0.75</text:p>
          </table:table-cell>
          <table:table-cell table:formula="of:=MAX(0;MIN(1;(21-([.$B8]-[.J$2]))/20))" office:value-type="float" office:value="0.75" calcext:value-type="float">
            <text:p>0.75</text:p>
          </table:table-cell>
          <table:table-cell table:formula="of:=MAX(0;MIN(1;(21-([.$B8]-[.K$2]))/20))" office:value-type="float" office:value="0.8" calcext:value-type="float">
            <text:p>0.8</text:p>
          </table:table-cell>
          <table:table-cell table:formula="of:=MAX(0;MIN(1;(21-([.$B8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MAX(0;MIN(1;(21-([.$B9]-[.C$2]))/20))" office:value-type="float" office:value="0.6" calcext:value-type="float">
            <text:p>0.6</text:p>
          </table:table-cell>
          <table:table-cell table:formula="of:=MAX(0;MIN(1;(21-([.$B9]-[.D$2]))/20))" office:value-type="float" office:value="0.6" calcext:value-type="float">
            <text:p>0.6</text:p>
          </table:table-cell>
          <table:table-cell table:formula="of:=MAX(0;MIN(1;(21-([.$B9]-[.E$2]))/20))" office:value-type="float" office:value="0.65" calcext:value-type="float">
            <text:p>0.65</text:p>
          </table:table-cell>
          <table:table-cell table:formula="of:=MAX(0;MIN(1;(21-([.$B9]-[.F$2]))/20))" office:value-type="float" office:value="0.65" calcext:value-type="float">
            <text:p>0.65</text:p>
          </table:table-cell>
          <table:table-cell table:formula="of:=MAX(0;MIN(1;(21-([.$B9]-[.G$2]))/20))" office:value-type="float" office:value="0.7" calcext:value-type="float">
            <text:p>0.7</text:p>
          </table:table-cell>
          <table:table-cell table:formula="of:=MAX(0;MIN(1;(21-([.$B9]-[.H$2]))/20))" office:value-type="float" office:value="0.7" calcext:value-type="float">
            <text:p>0.7</text:p>
          </table:table-cell>
          <table:table-cell table:formula="of:=MAX(0;MIN(1;(21-([.$B9]-[.I$2]))/20))" office:value-type="float" office:value="0.75" calcext:value-type="float">
            <text:p>0.75</text:p>
          </table:table-cell>
          <table:table-cell table:formula="of:=MAX(0;MIN(1;(21-([.$B9]-[.J$2]))/20))" office:value-type="float" office:value="0.75" calcext:value-type="float">
            <text:p>0.75</text:p>
          </table:table-cell>
          <table:table-cell table:formula="of:=MAX(0;MIN(1;(21-([.$B9]-[.K$2]))/20))" office:value-type="float" office:value="0.8" calcext:value-type="float">
            <text:p>0.8</text:p>
          </table:table-cell>
          <table:table-cell table:formula="of:=MAX(0;MIN(1;(21-([.$B9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MAX(0;MIN(1;(21-([.$B10]-[.C$2]))/20))" office:value-type="float" office:value="0.6" calcext:value-type="float">
            <text:p>0.6</text:p>
          </table:table-cell>
          <table:table-cell table:formula="of:=MAX(0;MIN(1;(21-([.$B10]-[.D$2]))/20))" office:value-type="float" office:value="0.6" calcext:value-type="float">
            <text:p>0.6</text:p>
          </table:table-cell>
          <table:table-cell table:formula="of:=MAX(0;MIN(1;(21-([.$B10]-[.E$2]))/20))" office:value-type="float" office:value="0.65" calcext:value-type="float">
            <text:p>0.65</text:p>
          </table:table-cell>
          <table:table-cell table:formula="of:=MAX(0;MIN(1;(21-([.$B10]-[.F$2]))/20))" office:value-type="float" office:value="0.65" calcext:value-type="float">
            <text:p>0.65</text:p>
          </table:table-cell>
          <table:table-cell table:formula="of:=MAX(0;MIN(1;(21-([.$B10]-[.G$2]))/20))" office:value-type="float" office:value="0.7" calcext:value-type="float">
            <text:p>0.7</text:p>
          </table:table-cell>
          <table:table-cell table:formula="of:=MAX(0;MIN(1;(21-([.$B10]-[.H$2]))/20))" office:value-type="float" office:value="0.7" calcext:value-type="float">
            <text:p>0.7</text:p>
          </table:table-cell>
          <table:table-cell table:formula="of:=MAX(0;MIN(1;(21-([.$B10]-[.I$2]))/20))" office:value-type="float" office:value="0.75" calcext:value-type="float">
            <text:p>0.75</text:p>
          </table:table-cell>
          <table:table-cell table:formula="of:=MAX(0;MIN(1;(21-([.$B10]-[.J$2]))/20))" office:value-type="float" office:value="0.75" calcext:value-type="float">
            <text:p>0.75</text:p>
          </table:table-cell>
          <table:table-cell table:formula="of:=MAX(0;MIN(1;(21-([.$B10]-[.K$2]))/20))" office:value-type="float" office:value="0.8" calcext:value-type="float">
            <text:p>0.8</text:p>
          </table:table-cell>
          <table:table-cell table:formula="of:=MAX(0;MIN(1;(21-([.$B10]-[.L$2]))/20))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AX(0;MIN(1;(21-([.$B11]-[.C$2]))/20))" office:value-type="float" office:value="0.55" calcext:value-type="float">
            <text:p>0.55</text:p>
          </table:table-cell>
          <table:table-cell table:formula="of:=MAX(0;MIN(1;(21-([.$B11]-[.D$2]))/20))" office:value-type="float" office:value="0.55" calcext:value-type="float">
            <text:p>0.55</text:p>
          </table:table-cell>
          <table:table-cell table:formula="of:=MAX(0;MIN(1;(21-([.$B11]-[.E$2]))/20))" office:value-type="float" office:value="0.6" calcext:value-type="float">
            <text:p>0.6</text:p>
          </table:table-cell>
          <table:table-cell table:formula="of:=MAX(0;MIN(1;(21-([.$B11]-[.F$2]))/20))" office:value-type="float" office:value="0.6" calcext:value-type="float">
            <text:p>0.6</text:p>
          </table:table-cell>
          <table:table-cell table:formula="of:=MAX(0;MIN(1;(21-([.$B11]-[.G$2]))/20))" office:value-type="float" office:value="0.65" calcext:value-type="float">
            <text:p>0.65</text:p>
          </table:table-cell>
          <table:table-cell table:formula="of:=MAX(0;MIN(1;(21-([.$B11]-[.H$2]))/20))" office:value-type="float" office:value="0.65" calcext:value-type="float">
            <text:p>0.65</text:p>
          </table:table-cell>
          <table:table-cell table:formula="of:=MAX(0;MIN(1;(21-([.$B11]-[.I$2]))/20))" office:value-type="float" office:value="0.7" calcext:value-type="float">
            <text:p>0.7</text:p>
          </table:table-cell>
          <table:table-cell table:formula="of:=MAX(0;MIN(1;(21-([.$B11]-[.J$2]))/20))" office:value-type="float" office:value="0.7" calcext:value-type="float">
            <text:p>0.7</text:p>
          </table:table-cell>
          <table:table-cell table:formula="of:=MAX(0;MIN(1;(21-([.$B11]-[.K$2]))/20))" office:value-type="float" office:value="0.75" calcext:value-type="float">
            <text:p>0.75</text:p>
          </table:table-cell>
          <table:table-cell table:formula="of:=MAX(0;MIN(1;(21-([.$B11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AX(0;MIN(1;(21-([.$B12]-[.C$2]))/20))" office:value-type="float" office:value="0.55" calcext:value-type="float">
            <text:p>0.55</text:p>
          </table:table-cell>
          <table:table-cell table:formula="of:=MAX(0;MIN(1;(21-([.$B12]-[.D$2]))/20))" office:value-type="float" office:value="0.55" calcext:value-type="float">
            <text:p>0.55</text:p>
          </table:table-cell>
          <table:table-cell table:formula="of:=MAX(0;MIN(1;(21-([.$B12]-[.E$2]))/20))" office:value-type="float" office:value="0.6" calcext:value-type="float">
            <text:p>0.6</text:p>
          </table:table-cell>
          <table:table-cell table:formula="of:=MAX(0;MIN(1;(21-([.$B12]-[.F$2]))/20))" office:value-type="float" office:value="0.6" calcext:value-type="float">
            <text:p>0.6</text:p>
          </table:table-cell>
          <table:table-cell table:formula="of:=MAX(0;MIN(1;(21-([.$B12]-[.G$2]))/20))" office:value-type="float" office:value="0.65" calcext:value-type="float">
            <text:p>0.65</text:p>
          </table:table-cell>
          <table:table-cell table:formula="of:=MAX(0;MIN(1;(21-([.$B12]-[.H$2]))/20))" office:value-type="float" office:value="0.65" calcext:value-type="float">
            <text:p>0.65</text:p>
          </table:table-cell>
          <table:table-cell table:formula="of:=MAX(0;MIN(1;(21-([.$B12]-[.I$2]))/20))" office:value-type="float" office:value="0.7" calcext:value-type="float">
            <text:p>0.7</text:p>
          </table:table-cell>
          <table:table-cell table:formula="of:=MAX(0;MIN(1;(21-([.$B12]-[.J$2]))/20))" office:value-type="float" office:value="0.7" calcext:value-type="float">
            <text:p>0.7</text:p>
          </table:table-cell>
          <table:table-cell table:formula="of:=MAX(0;MIN(1;(21-([.$B12]-[.K$2]))/20))" office:value-type="float" office:value="0.75" calcext:value-type="float">
            <text:p>0.75</text:p>
          </table:table-cell>
          <table:table-cell table:formula="of:=MAX(0;MIN(1;(21-([.$B12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MAX(0;MIN(1;(21-([.$B13]-[.C$2]))/20))" office:value-type="float" office:value="0.55" calcext:value-type="float">
            <text:p>0.55</text:p>
          </table:table-cell>
          <table:table-cell table:formula="of:=MAX(0;MIN(1;(21-([.$B13]-[.D$2]))/20))" office:value-type="float" office:value="0.55" calcext:value-type="float">
            <text:p>0.55</text:p>
          </table:table-cell>
          <table:table-cell table:formula="of:=MAX(0;MIN(1;(21-([.$B13]-[.E$2]))/20))" office:value-type="float" office:value="0.6" calcext:value-type="float">
            <text:p>0.6</text:p>
          </table:table-cell>
          <table:table-cell table:formula="of:=MAX(0;MIN(1;(21-([.$B13]-[.F$2]))/20))" office:value-type="float" office:value="0.6" calcext:value-type="float">
            <text:p>0.6</text:p>
          </table:table-cell>
          <table:table-cell table:formula="of:=MAX(0;MIN(1;(21-([.$B13]-[.G$2]))/20))" office:value-type="float" office:value="0.65" calcext:value-type="float">
            <text:p>0.65</text:p>
          </table:table-cell>
          <table:table-cell table:formula="of:=MAX(0;MIN(1;(21-([.$B13]-[.H$2]))/20))" office:value-type="float" office:value="0.65" calcext:value-type="float">
            <text:p>0.65</text:p>
          </table:table-cell>
          <table:table-cell table:formula="of:=MAX(0;MIN(1;(21-([.$B13]-[.I$2]))/20))" office:value-type="float" office:value="0.7" calcext:value-type="float">
            <text:p>0.7</text:p>
          </table:table-cell>
          <table:table-cell table:formula="of:=MAX(0;MIN(1;(21-([.$B13]-[.J$2]))/20))" office:value-type="float" office:value="0.7" calcext:value-type="float">
            <text:p>0.7</text:p>
          </table:table-cell>
          <table:table-cell table:formula="of:=MAX(0;MIN(1;(21-([.$B13]-[.K$2]))/20))" office:value-type="float" office:value="0.75" calcext:value-type="float">
            <text:p>0.75</text:p>
          </table:table-cell>
          <table:table-cell table:formula="of:=MAX(0;MIN(1;(21-([.$B13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MAX(0;MIN(1;(21-([.$B14]-[.C$2]))/20))" office:value-type="float" office:value="0.55" calcext:value-type="float">
            <text:p>0.55</text:p>
          </table:table-cell>
          <table:table-cell table:formula="of:=MAX(0;MIN(1;(21-([.$B14]-[.D$2]))/20))" office:value-type="float" office:value="0.55" calcext:value-type="float">
            <text:p>0.55</text:p>
          </table:table-cell>
          <table:table-cell table:formula="of:=MAX(0;MIN(1;(21-([.$B14]-[.E$2]))/20))" office:value-type="float" office:value="0.6" calcext:value-type="float">
            <text:p>0.6</text:p>
          </table:table-cell>
          <table:table-cell table:formula="of:=MAX(0;MIN(1;(21-([.$B14]-[.F$2]))/20))" office:value-type="float" office:value="0.6" calcext:value-type="float">
            <text:p>0.6</text:p>
          </table:table-cell>
          <table:table-cell table:formula="of:=MAX(0;MIN(1;(21-([.$B14]-[.G$2]))/20))" office:value-type="float" office:value="0.65" calcext:value-type="float">
            <text:p>0.65</text:p>
          </table:table-cell>
          <table:table-cell table:formula="of:=MAX(0;MIN(1;(21-([.$B14]-[.H$2]))/20))" office:value-type="float" office:value="0.65" calcext:value-type="float">
            <text:p>0.65</text:p>
          </table:table-cell>
          <table:table-cell table:formula="of:=MAX(0;MIN(1;(21-([.$B14]-[.I$2]))/20))" office:value-type="float" office:value="0.7" calcext:value-type="float">
            <text:p>0.7</text:p>
          </table:table-cell>
          <table:table-cell table:formula="of:=MAX(0;MIN(1;(21-([.$B14]-[.J$2]))/20))" office:value-type="float" office:value="0.7" calcext:value-type="float">
            <text:p>0.7</text:p>
          </table:table-cell>
          <table:table-cell table:formula="of:=MAX(0;MIN(1;(21-([.$B14]-[.K$2]))/20))" office:value-type="float" office:value="0.75" calcext:value-type="float">
            <text:p>0.75</text:p>
          </table:table-cell>
          <table:table-cell table:formula="of:=MAX(0;MIN(1;(21-([.$B14]-[.L$2]))/20))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MAX(0;MIN(1;(21-([.$B15]-[.C$2]))/20))" office:value-type="float" office:value="0.5" calcext:value-type="float">
            <text:p>0.5</text:p>
          </table:table-cell>
          <table:table-cell table:formula="of:=MAX(0;MIN(1;(21-([.$B15]-[.D$2]))/20))" office:value-type="float" office:value="0.5" calcext:value-type="float">
            <text:p>0.5</text:p>
          </table:table-cell>
          <table:table-cell table:formula="of:=MAX(0;MIN(1;(21-([.$B15]-[.E$2]))/20))" office:value-type="float" office:value="0.55" calcext:value-type="float">
            <text:p>0.55</text:p>
          </table:table-cell>
          <table:table-cell table:formula="of:=MAX(0;MIN(1;(21-([.$B15]-[.F$2]))/20))" office:value-type="float" office:value="0.55" calcext:value-type="float">
            <text:p>0.55</text:p>
          </table:table-cell>
          <table:table-cell table:formula="of:=MAX(0;MIN(1;(21-([.$B15]-[.G$2]))/20))" office:value-type="float" office:value="0.6" calcext:value-type="float">
            <text:p>0.6</text:p>
          </table:table-cell>
          <table:table-cell table:formula="of:=MAX(0;MIN(1;(21-([.$B15]-[.H$2]))/20))" office:value-type="float" office:value="0.6" calcext:value-type="float">
            <text:p>0.6</text:p>
          </table:table-cell>
          <table:table-cell table:formula="of:=MAX(0;MIN(1;(21-([.$B15]-[.I$2]))/20))" office:value-type="float" office:value="0.65" calcext:value-type="float">
            <text:p>0.65</text:p>
          </table:table-cell>
          <table:table-cell table:formula="of:=MAX(0;MIN(1;(21-([.$B15]-[.J$2]))/20))" office:value-type="float" office:value="0.65" calcext:value-type="float">
            <text:p>0.65</text:p>
          </table:table-cell>
          <table:table-cell table:formula="of:=MAX(0;MIN(1;(21-([.$B15]-[.K$2]))/20))" office:value-type="float" office:value="0.7" calcext:value-type="float">
            <text:p>0.7</text:p>
          </table:table-cell>
          <table:table-cell table:formula="of:=MAX(0;MIN(1;(21-([.$B15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MAX(0;MIN(1;(21-([.$B16]-[.C$2]))/20))" office:value-type="float" office:value="0.5" calcext:value-type="float">
            <text:p>0.5</text:p>
          </table:table-cell>
          <table:table-cell table:formula="of:=MAX(0;MIN(1;(21-([.$B16]-[.D$2]))/20))" office:value-type="float" office:value="0.5" calcext:value-type="float">
            <text:p>0.5</text:p>
          </table:table-cell>
          <table:table-cell table:formula="of:=MAX(0;MIN(1;(21-([.$B16]-[.E$2]))/20))" office:value-type="float" office:value="0.55" calcext:value-type="float">
            <text:p>0.55</text:p>
          </table:table-cell>
          <table:table-cell table:formula="of:=MAX(0;MIN(1;(21-([.$B16]-[.F$2]))/20))" office:value-type="float" office:value="0.55" calcext:value-type="float">
            <text:p>0.55</text:p>
          </table:table-cell>
          <table:table-cell table:formula="of:=MAX(0;MIN(1;(21-([.$B16]-[.G$2]))/20))" office:value-type="float" office:value="0.6" calcext:value-type="float">
            <text:p>0.6</text:p>
          </table:table-cell>
          <table:table-cell table:formula="of:=MAX(0;MIN(1;(21-([.$B16]-[.H$2]))/20))" office:value-type="float" office:value="0.6" calcext:value-type="float">
            <text:p>0.6</text:p>
          </table:table-cell>
          <table:table-cell table:formula="of:=MAX(0;MIN(1;(21-([.$B16]-[.I$2]))/20))" office:value-type="float" office:value="0.65" calcext:value-type="float">
            <text:p>0.65</text:p>
          </table:table-cell>
          <table:table-cell table:formula="of:=MAX(0;MIN(1;(21-([.$B16]-[.J$2]))/20))" office:value-type="float" office:value="0.65" calcext:value-type="float">
            <text:p>0.65</text:p>
          </table:table-cell>
          <table:table-cell table:formula="of:=MAX(0;MIN(1;(21-([.$B16]-[.K$2]))/20))" office:value-type="float" office:value="0.7" calcext:value-type="float">
            <text:p>0.7</text:p>
          </table:table-cell>
          <table:table-cell table:formula="of:=MAX(0;MIN(1;(21-([.$B16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MAX(0;MIN(1;(21-([.$B17]-[.C$2]))/20))" office:value-type="float" office:value="0.5" calcext:value-type="float">
            <text:p>0.5</text:p>
          </table:table-cell>
          <table:table-cell table:formula="of:=MAX(0;MIN(1;(21-([.$B17]-[.D$2]))/20))" office:value-type="float" office:value="0.5" calcext:value-type="float">
            <text:p>0.5</text:p>
          </table:table-cell>
          <table:table-cell table:formula="of:=MAX(0;MIN(1;(21-([.$B17]-[.E$2]))/20))" office:value-type="float" office:value="0.55" calcext:value-type="float">
            <text:p>0.55</text:p>
          </table:table-cell>
          <table:table-cell table:formula="of:=MAX(0;MIN(1;(21-([.$B17]-[.F$2]))/20))" office:value-type="float" office:value="0.55" calcext:value-type="float">
            <text:p>0.55</text:p>
          </table:table-cell>
          <table:table-cell table:formula="of:=MAX(0;MIN(1;(21-([.$B17]-[.G$2]))/20))" office:value-type="float" office:value="0.6" calcext:value-type="float">
            <text:p>0.6</text:p>
          </table:table-cell>
          <table:table-cell table:formula="of:=MAX(0;MIN(1;(21-([.$B17]-[.H$2]))/20))" office:value-type="float" office:value="0.6" calcext:value-type="float">
            <text:p>0.6</text:p>
          </table:table-cell>
          <table:table-cell table:formula="of:=MAX(0;MIN(1;(21-([.$B17]-[.I$2]))/20))" office:value-type="float" office:value="0.65" calcext:value-type="float">
            <text:p>0.65</text:p>
          </table:table-cell>
          <table:table-cell table:formula="of:=MAX(0;MIN(1;(21-([.$B17]-[.J$2]))/20))" office:value-type="float" office:value="0.65" calcext:value-type="float">
            <text:p>0.65</text:p>
          </table:table-cell>
          <table:table-cell table:formula="of:=MAX(0;MIN(1;(21-([.$B17]-[.K$2]))/20))" office:value-type="float" office:value="0.7" calcext:value-type="float">
            <text:p>0.7</text:p>
          </table:table-cell>
          <table:table-cell table:formula="of:=MAX(0;MIN(1;(21-([.$B17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MAX(0;MIN(1;(21-([.$B18]-[.C$2]))/20))" office:value-type="float" office:value="0.5" calcext:value-type="float">
            <text:p>0.5</text:p>
          </table:table-cell>
          <table:table-cell table:formula="of:=MAX(0;MIN(1;(21-([.$B18]-[.D$2]))/20))" office:value-type="float" office:value="0.5" calcext:value-type="float">
            <text:p>0.5</text:p>
          </table:table-cell>
          <table:table-cell table:formula="of:=MAX(0;MIN(1;(21-([.$B18]-[.E$2]))/20))" office:value-type="float" office:value="0.55" calcext:value-type="float">
            <text:p>0.55</text:p>
          </table:table-cell>
          <table:table-cell table:formula="of:=MAX(0;MIN(1;(21-([.$B18]-[.F$2]))/20))" office:value-type="float" office:value="0.55" calcext:value-type="float">
            <text:p>0.55</text:p>
          </table:table-cell>
          <table:table-cell table:formula="of:=MAX(0;MIN(1;(21-([.$B18]-[.G$2]))/20))" office:value-type="float" office:value="0.6" calcext:value-type="float">
            <text:p>0.6</text:p>
          </table:table-cell>
          <table:table-cell table:formula="of:=MAX(0;MIN(1;(21-([.$B18]-[.H$2]))/20))" office:value-type="float" office:value="0.6" calcext:value-type="float">
            <text:p>0.6</text:p>
          </table:table-cell>
          <table:table-cell table:formula="of:=MAX(0;MIN(1;(21-([.$B18]-[.I$2]))/20))" office:value-type="float" office:value="0.65" calcext:value-type="float">
            <text:p>0.65</text:p>
          </table:table-cell>
          <table:table-cell table:formula="of:=MAX(0;MIN(1;(21-([.$B18]-[.J$2]))/20))" office:value-type="float" office:value="0.65" calcext:value-type="float">
            <text:p>0.65</text:p>
          </table:table-cell>
          <table:table-cell table:formula="of:=MAX(0;MIN(1;(21-([.$B18]-[.K$2]))/20))" office:value-type="float" office:value="0.7" calcext:value-type="float">
            <text:p>0.7</text:p>
          </table:table-cell>
          <table:table-cell table:formula="of:=MAX(0;MIN(1;(21-([.$B18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MAX(0;MIN(1;(21-([.$B19]-[.C$2]))/20))" office:value-type="float" office:value="0.5" calcext:value-type="float">
            <text:p>0.5</text:p>
          </table:table-cell>
          <table:table-cell table:formula="of:=MAX(0;MIN(1;(21-([.$B19]-[.D$2]))/20))" office:value-type="float" office:value="0.5" calcext:value-type="float">
            <text:p>0.5</text:p>
          </table:table-cell>
          <table:table-cell table:formula="of:=MAX(0;MIN(1;(21-([.$B19]-[.E$2]))/20))" office:value-type="float" office:value="0.55" calcext:value-type="float">
            <text:p>0.55</text:p>
          </table:table-cell>
          <table:table-cell table:formula="of:=MAX(0;MIN(1;(21-([.$B19]-[.F$2]))/20))" office:value-type="float" office:value="0.55" calcext:value-type="float">
            <text:p>0.55</text:p>
          </table:table-cell>
          <table:table-cell table:formula="of:=MAX(0;MIN(1;(21-([.$B19]-[.G$2]))/20))" office:value-type="float" office:value="0.6" calcext:value-type="float">
            <text:p>0.6</text:p>
          </table:table-cell>
          <table:table-cell table:formula="of:=MAX(0;MIN(1;(21-([.$B19]-[.H$2]))/20))" office:value-type="float" office:value="0.6" calcext:value-type="float">
            <text:p>0.6</text:p>
          </table:table-cell>
          <table:table-cell table:formula="of:=MAX(0;MIN(1;(21-([.$B19]-[.I$2]))/20))" office:value-type="float" office:value="0.65" calcext:value-type="float">
            <text:p>0.65</text:p>
          </table:table-cell>
          <table:table-cell table:formula="of:=MAX(0;MIN(1;(21-([.$B19]-[.J$2]))/20))" office:value-type="float" office:value="0.65" calcext:value-type="float">
            <text:p>0.65</text:p>
          </table:table-cell>
          <table:table-cell table:formula="of:=MAX(0;MIN(1;(21-([.$B19]-[.K$2]))/20))" office:value-type="float" office:value="0.7" calcext:value-type="float">
            <text:p>0.7</text:p>
          </table:table-cell>
          <table:table-cell table:formula="of:=MAX(0;MIN(1;(21-([.$B19]-[.L$2]))/20)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MAX(0;MIN(1;(21-([.$B20]-[.C$2]))/20))" office:value-type="float" office:value="0.45" calcext:value-type="float">
            <text:p>0.45</text:p>
          </table:table-cell>
          <table:table-cell table:formula="of:=MAX(0;MIN(1;(21-([.$B20]-[.D$2]))/20))" office:value-type="float" office:value="0.45" calcext:value-type="float">
            <text:p>0.45</text:p>
          </table:table-cell>
          <table:table-cell table:formula="of:=MAX(0;MIN(1;(21-([.$B20]-[.E$2]))/20))" office:value-type="float" office:value="0.5" calcext:value-type="float">
            <text:p>0.5</text:p>
          </table:table-cell>
          <table:table-cell table:formula="of:=MAX(0;MIN(1;(21-([.$B20]-[.F$2]))/20))" office:value-type="float" office:value="0.5" calcext:value-type="float">
            <text:p>0.5</text:p>
          </table:table-cell>
          <table:table-cell table:formula="of:=MAX(0;MIN(1;(21-([.$B20]-[.G$2]))/20))" office:value-type="float" office:value="0.55" calcext:value-type="float">
            <text:p>0.55</text:p>
          </table:table-cell>
          <table:table-cell table:formula="of:=MAX(0;MIN(1;(21-([.$B20]-[.H$2]))/20))" office:value-type="float" office:value="0.55" calcext:value-type="float">
            <text:p>0.55</text:p>
          </table:table-cell>
          <table:table-cell table:formula="of:=MAX(0;MIN(1;(21-([.$B20]-[.I$2]))/20))" office:value-type="float" office:value="0.6" calcext:value-type="float">
            <text:p>0.6</text:p>
          </table:table-cell>
          <table:table-cell table:formula="of:=MAX(0;MIN(1;(21-([.$B20]-[.J$2]))/20))" office:value-type="float" office:value="0.6" calcext:value-type="float">
            <text:p>0.6</text:p>
          </table:table-cell>
          <table:table-cell table:formula="of:=MAX(0;MIN(1;(21-([.$B20]-[.K$2]))/20))" office:value-type="float" office:value="0.65" calcext:value-type="float">
            <text:p>0.65</text:p>
          </table:table-cell>
          <table:table-cell table:formula="of:=MAX(0;MIN(1;(21-([.$B20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MAX(0;MIN(1;(21-([.$B21]-[.C$2]))/20))" office:value-type="float" office:value="0.45" calcext:value-type="float">
            <text:p>0.45</text:p>
          </table:table-cell>
          <table:table-cell table:formula="of:=MAX(0;MIN(1;(21-([.$B21]-[.D$2]))/20))" office:value-type="float" office:value="0.45" calcext:value-type="float">
            <text:p>0.45</text:p>
          </table:table-cell>
          <table:table-cell table:formula="of:=MAX(0;MIN(1;(21-([.$B21]-[.E$2]))/20))" office:value-type="float" office:value="0.5" calcext:value-type="float">
            <text:p>0.5</text:p>
          </table:table-cell>
          <table:table-cell table:formula="of:=MAX(0;MIN(1;(21-([.$B21]-[.F$2]))/20))" office:value-type="float" office:value="0.5" calcext:value-type="float">
            <text:p>0.5</text:p>
          </table:table-cell>
          <table:table-cell table:formula="of:=MAX(0;MIN(1;(21-([.$B21]-[.G$2]))/20))" office:value-type="float" office:value="0.55" calcext:value-type="float">
            <text:p>0.55</text:p>
          </table:table-cell>
          <table:table-cell table:formula="of:=MAX(0;MIN(1;(21-([.$B21]-[.H$2]))/20))" office:value-type="float" office:value="0.55" calcext:value-type="float">
            <text:p>0.55</text:p>
          </table:table-cell>
          <table:table-cell table:formula="of:=MAX(0;MIN(1;(21-([.$B21]-[.I$2]))/20))" office:value-type="float" office:value="0.6" calcext:value-type="float">
            <text:p>0.6</text:p>
          </table:table-cell>
          <table:table-cell table:formula="of:=MAX(0;MIN(1;(21-([.$B21]-[.J$2]))/20))" office:value-type="float" office:value="0.6" calcext:value-type="float">
            <text:p>0.6</text:p>
          </table:table-cell>
          <table:table-cell table:formula="of:=MAX(0;MIN(1;(21-([.$B21]-[.K$2]))/20))" office:value-type="float" office:value="0.65" calcext:value-type="float">
            <text:p>0.65</text:p>
          </table:table-cell>
          <table:table-cell table:formula="of:=MAX(0;MIN(1;(21-([.$B21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MAX(0;MIN(1;(21-([.$B22]-[.C$2]))/20))" office:value-type="float" office:value="0.45" calcext:value-type="float">
            <text:p>0.45</text:p>
          </table:table-cell>
          <table:table-cell table:formula="of:=MAX(0;MIN(1;(21-([.$B22]-[.D$2]))/20))" office:value-type="float" office:value="0.45" calcext:value-type="float">
            <text:p>0.45</text:p>
          </table:table-cell>
          <table:table-cell table:formula="of:=MAX(0;MIN(1;(21-([.$B22]-[.E$2]))/20))" office:value-type="float" office:value="0.5" calcext:value-type="float">
            <text:p>0.5</text:p>
          </table:table-cell>
          <table:table-cell table:formula="of:=MAX(0;MIN(1;(21-([.$B22]-[.F$2]))/20))" office:value-type="float" office:value="0.5" calcext:value-type="float">
            <text:p>0.5</text:p>
          </table:table-cell>
          <table:table-cell table:formula="of:=MAX(0;MIN(1;(21-([.$B22]-[.G$2]))/20))" office:value-type="float" office:value="0.55" calcext:value-type="float">
            <text:p>0.55</text:p>
          </table:table-cell>
          <table:table-cell table:formula="of:=MAX(0;MIN(1;(21-([.$B22]-[.H$2]))/20))" office:value-type="float" office:value="0.55" calcext:value-type="float">
            <text:p>0.55</text:p>
          </table:table-cell>
          <table:table-cell table:formula="of:=MAX(0;MIN(1;(21-([.$B22]-[.I$2]))/20))" office:value-type="float" office:value="0.6" calcext:value-type="float">
            <text:p>0.6</text:p>
          </table:table-cell>
          <table:table-cell table:formula="of:=MAX(0;MIN(1;(21-([.$B22]-[.J$2]))/20))" office:value-type="float" office:value="0.6" calcext:value-type="float">
            <text:p>0.6</text:p>
          </table:table-cell>
          <table:table-cell table:formula="of:=MAX(0;MIN(1;(21-([.$B22]-[.K$2]))/20))" office:value-type="float" office:value="0.65" calcext:value-type="float">
            <text:p>0.65</text:p>
          </table:table-cell>
          <table:table-cell table:formula="of:=MAX(0;MIN(1;(21-([.$B22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MAX(0;MIN(1;(21-([.$B23]-[.C$2]))/20))" office:value-type="float" office:value="0.45" calcext:value-type="float">
            <text:p>0.45</text:p>
          </table:table-cell>
          <table:table-cell table:formula="of:=MAX(0;MIN(1;(21-([.$B23]-[.D$2]))/20))" office:value-type="float" office:value="0.45" calcext:value-type="float">
            <text:p>0.45</text:p>
          </table:table-cell>
          <table:table-cell table:formula="of:=MAX(0;MIN(1;(21-([.$B23]-[.E$2]))/20))" office:value-type="float" office:value="0.5" calcext:value-type="float">
            <text:p>0.5</text:p>
          </table:table-cell>
          <table:table-cell table:formula="of:=MAX(0;MIN(1;(21-([.$B23]-[.F$2]))/20))" office:value-type="float" office:value="0.5" calcext:value-type="float">
            <text:p>0.5</text:p>
          </table:table-cell>
          <table:table-cell table:formula="of:=MAX(0;MIN(1;(21-([.$B23]-[.G$2]))/20))" office:value-type="float" office:value="0.55" calcext:value-type="float">
            <text:p>0.55</text:p>
          </table:table-cell>
          <table:table-cell table:formula="of:=MAX(0;MIN(1;(21-([.$B23]-[.H$2]))/20))" office:value-type="float" office:value="0.55" calcext:value-type="float">
            <text:p>0.55</text:p>
          </table:table-cell>
          <table:table-cell table:formula="of:=MAX(0;MIN(1;(21-([.$B23]-[.I$2]))/20))" office:value-type="float" office:value="0.6" calcext:value-type="float">
            <text:p>0.6</text:p>
          </table:table-cell>
          <table:table-cell table:formula="of:=MAX(0;MIN(1;(21-([.$B23]-[.J$2]))/20))" office:value-type="float" office:value="0.6" calcext:value-type="float">
            <text:p>0.6</text:p>
          </table:table-cell>
          <table:table-cell table:formula="of:=MAX(0;MIN(1;(21-([.$B23]-[.K$2]))/20))" office:value-type="float" office:value="0.65" calcext:value-type="float">
            <text:p>0.65</text:p>
          </table:table-cell>
          <table:table-cell table:formula="of:=MAX(0;MIN(1;(21-([.$B23]-[.L$2]))/20)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MAX(0;MIN(1;(21-([.$B24]-[.C$2]))/20))" office:value-type="float" office:value="0.4" calcext:value-type="float">
            <text:p>0.4</text:p>
          </table:table-cell>
          <table:table-cell table:formula="of:=MAX(0;MIN(1;(21-([.$B24]-[.D$2]))/20))" office:value-type="float" office:value="0.4" calcext:value-type="float">
            <text:p>0.4</text:p>
          </table:table-cell>
          <table:table-cell table:formula="of:=MAX(0;MIN(1;(21-([.$B24]-[.E$2]))/20))" office:value-type="float" office:value="0.45" calcext:value-type="float">
            <text:p>0.45</text:p>
          </table:table-cell>
          <table:table-cell table:formula="of:=MAX(0;MIN(1;(21-([.$B24]-[.F$2]))/20))" office:value-type="float" office:value="0.45" calcext:value-type="float">
            <text:p>0.45</text:p>
          </table:table-cell>
          <table:table-cell table:formula="of:=MAX(0;MIN(1;(21-([.$B24]-[.G$2]))/20))" office:value-type="float" office:value="0.5" calcext:value-type="float">
            <text:p>0.5</text:p>
          </table:table-cell>
          <table:table-cell table:formula="of:=MAX(0;MIN(1;(21-([.$B24]-[.H$2]))/20))" office:value-type="float" office:value="0.5" calcext:value-type="float">
            <text:p>0.5</text:p>
          </table:table-cell>
          <table:table-cell table:formula="of:=MAX(0;MIN(1;(21-([.$B24]-[.I$2]))/20))" office:value-type="float" office:value="0.55" calcext:value-type="float">
            <text:p>0.55</text:p>
          </table:table-cell>
          <table:table-cell table:formula="of:=MAX(0;MIN(1;(21-([.$B24]-[.J$2]))/20))" office:value-type="float" office:value="0.55" calcext:value-type="float">
            <text:p>0.55</text:p>
          </table:table-cell>
          <table:table-cell table:formula="of:=MAX(0;MIN(1;(21-([.$B24]-[.K$2]))/20))" office:value-type="float" office:value="0.6" calcext:value-type="float">
            <text:p>0.6</text:p>
          </table:table-cell>
          <table:table-cell table:formula="of:=MAX(0;MIN(1;(21-([.$B24]-[.L$2]))/20)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AX(0;MIN(1;(21-([.$B25]-[.C$2]))/20))" office:value-type="float" office:value="0.4" calcext:value-type="float">
            <text:p>0.4</text:p>
          </table:table-cell>
          <table:table-cell table:formula="of:=MAX(0;MIN(1;(21-([.$B25]-[.D$2]))/20))" office:value-type="float" office:value="0.4" calcext:value-type="float">
            <text:p>0.4</text:p>
          </table:table-cell>
          <table:table-cell table:formula="of:=MAX(0;MIN(1;(21-([.$B25]-[.E$2]))/20))" office:value-type="float" office:value="0.45" calcext:value-type="float">
            <text:p>0.45</text:p>
          </table:table-cell>
          <table:table-cell table:formula="of:=MAX(0;MIN(1;(21-([.$B25]-[.F$2]))/20))" office:value-type="float" office:value="0.45" calcext:value-type="float">
            <text:p>0.45</text:p>
          </table:table-cell>
          <table:table-cell table:formula="of:=MAX(0;MIN(1;(21-([.$B25]-[.G$2]))/20))" office:value-type="float" office:value="0.5" calcext:value-type="float">
            <text:p>0.5</text:p>
          </table:table-cell>
          <table:table-cell table:formula="of:=MAX(0;MIN(1;(21-([.$B25]-[.H$2]))/20))" office:value-type="float" office:value="0.5" calcext:value-type="float">
            <text:p>0.5</text:p>
          </table:table-cell>
          <table:table-cell table:formula="of:=MAX(0;MIN(1;(21-([.$B25]-[.I$2]))/20))" office:value-type="float" office:value="0.55" calcext:value-type="float">
            <text:p>0.55</text:p>
          </table:table-cell>
          <table:table-cell table:formula="of:=MAX(0;MIN(1;(21-([.$B25]-[.J$2]))/20))" office:value-type="float" office:value="0.55" calcext:value-type="float">
            <text:p>0.55</text:p>
          </table:table-cell>
          <table:table-cell table:formula="of:=MAX(0;MIN(1;(21-([.$B25]-[.K$2]))/20))" office:value-type="float" office:value="0.6" calcext:value-type="float">
            <text:p>0.6</text:p>
          </table:table-cell>
          <table:table-cell table:formula="of:=MAX(0;MIN(1;(21-([.$B25]-[.L$2]))/20)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MAX(0;MIN(1;(21-([.$B26]-[.C$2]))/20))" office:value-type="float" office:value="0.35" calcext:value-type="float">
            <text:p>0.35</text:p>
          </table:table-cell>
          <table:table-cell table:formula="of:=MAX(0;MIN(1;(21-([.$B26]-[.D$2]))/20))" office:value-type="float" office:value="0.35" calcext:value-type="float">
            <text:p>0.35</text:p>
          </table:table-cell>
          <table:table-cell table:formula="of:=MAX(0;MIN(1;(21-([.$B26]-[.E$2]))/20))" office:value-type="float" office:value="0.4" calcext:value-type="float">
            <text:p>0.4</text:p>
          </table:table-cell>
          <table:table-cell table:formula="of:=MAX(0;MIN(1;(21-([.$B26]-[.F$2]))/20))" office:value-type="float" office:value="0.4" calcext:value-type="float">
            <text:p>0.4</text:p>
          </table:table-cell>
          <table:table-cell table:formula="of:=MAX(0;MIN(1;(21-([.$B26]-[.G$2]))/20))" office:value-type="float" office:value="0.45" calcext:value-type="float">
            <text:p>0.45</text:p>
          </table:table-cell>
          <table:table-cell table:formula="of:=MAX(0;MIN(1;(21-([.$B26]-[.H$2]))/20))" office:value-type="float" office:value="0.45" calcext:value-type="float">
            <text:p>0.45</text:p>
          </table:table-cell>
          <table:table-cell table:formula="of:=MAX(0;MIN(1;(21-([.$B26]-[.I$2]))/20))" office:value-type="float" office:value="0.5" calcext:value-type="float">
            <text:p>0.5</text:p>
          </table:table-cell>
          <table:table-cell table:formula="of:=MAX(0;MIN(1;(21-([.$B26]-[.J$2]))/20))" office:value-type="float" office:value="0.5" calcext:value-type="float">
            <text:p>0.5</text:p>
          </table:table-cell>
          <table:table-cell table:formula="of:=MAX(0;MIN(1;(21-([.$B26]-[.K$2]))/20))" office:value-type="float" office:value="0.55" calcext:value-type="float">
            <text:p>0.55</text:p>
          </table:table-cell>
          <table:table-cell table:formula="of:=MAX(0;MIN(1;(21-([.$B26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AX(0;MIN(1;(21-([.$B27]-[.C$2]))/20))" office:value-type="float" office:value="0.35" calcext:value-type="float">
            <text:p>0.35</text:p>
          </table:table-cell>
          <table:table-cell table:formula="of:=MAX(0;MIN(1;(21-([.$B27]-[.D$2]))/20))" office:value-type="float" office:value="0.35" calcext:value-type="float">
            <text:p>0.35</text:p>
          </table:table-cell>
          <table:table-cell table:formula="of:=MAX(0;MIN(1;(21-([.$B27]-[.E$2]))/20))" office:value-type="float" office:value="0.4" calcext:value-type="float">
            <text:p>0.4</text:p>
          </table:table-cell>
          <table:table-cell table:formula="of:=MAX(0;MIN(1;(21-([.$B27]-[.F$2]))/20))" office:value-type="float" office:value="0.4" calcext:value-type="float">
            <text:p>0.4</text:p>
          </table:table-cell>
          <table:table-cell table:formula="of:=MAX(0;MIN(1;(21-([.$B27]-[.G$2]))/20))" office:value-type="float" office:value="0.45" calcext:value-type="float">
            <text:p>0.45</text:p>
          </table:table-cell>
          <table:table-cell table:formula="of:=MAX(0;MIN(1;(21-([.$B27]-[.H$2]))/20))" office:value-type="float" office:value="0.45" calcext:value-type="float">
            <text:p>0.45</text:p>
          </table:table-cell>
          <table:table-cell table:formula="of:=MAX(0;MIN(1;(21-([.$B27]-[.I$2]))/20))" office:value-type="float" office:value="0.5" calcext:value-type="float">
            <text:p>0.5</text:p>
          </table:table-cell>
          <table:table-cell table:formula="of:=MAX(0;MIN(1;(21-([.$B27]-[.J$2]))/20))" office:value-type="float" office:value="0.5" calcext:value-type="float">
            <text:p>0.5</text:p>
          </table:table-cell>
          <table:table-cell table:formula="of:=MAX(0;MIN(1;(21-([.$B27]-[.K$2]))/20))" office:value-type="float" office:value="0.55" calcext:value-type="float">
            <text:p>0.55</text:p>
          </table:table-cell>
          <table:table-cell table:formula="of:=MAX(0;MIN(1;(21-([.$B27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MAX(0;MIN(1;(21-([.$B28]-[.C$2]))/20))" office:value-type="float" office:value="0.35" calcext:value-type="float">
            <text:p>0.35</text:p>
          </table:table-cell>
          <table:table-cell table:formula="of:=MAX(0;MIN(1;(21-([.$B28]-[.D$2]))/20))" office:value-type="float" office:value="0.35" calcext:value-type="float">
            <text:p>0.35</text:p>
          </table:table-cell>
          <table:table-cell table:formula="of:=MAX(0;MIN(1;(21-([.$B28]-[.E$2]))/20))" office:value-type="float" office:value="0.4" calcext:value-type="float">
            <text:p>0.4</text:p>
          </table:table-cell>
          <table:table-cell table:formula="of:=MAX(0;MIN(1;(21-([.$B28]-[.F$2]))/20))" office:value-type="float" office:value="0.4" calcext:value-type="float">
            <text:p>0.4</text:p>
          </table:table-cell>
          <table:table-cell table:formula="of:=MAX(0;MIN(1;(21-([.$B28]-[.G$2]))/20))" office:value-type="float" office:value="0.45" calcext:value-type="float">
            <text:p>0.45</text:p>
          </table:table-cell>
          <table:table-cell table:formula="of:=MAX(0;MIN(1;(21-([.$B28]-[.H$2]))/20))" office:value-type="float" office:value="0.45" calcext:value-type="float">
            <text:p>0.45</text:p>
          </table:table-cell>
          <table:table-cell table:formula="of:=MAX(0;MIN(1;(21-([.$B28]-[.I$2]))/20))" office:value-type="float" office:value="0.5" calcext:value-type="float">
            <text:p>0.5</text:p>
          </table:table-cell>
          <table:table-cell table:formula="of:=MAX(0;MIN(1;(21-([.$B28]-[.J$2]))/20))" office:value-type="float" office:value="0.5" calcext:value-type="float">
            <text:p>0.5</text:p>
          </table:table-cell>
          <table:table-cell table:formula="of:=MAX(0;MIN(1;(21-([.$B28]-[.K$2]))/20))" office:value-type="float" office:value="0.55" calcext:value-type="float">
            <text:p>0.55</text:p>
          </table:table-cell>
          <table:table-cell table:formula="of:=MAX(0;MIN(1;(21-([.$B28]-[.L$2]))/20)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MAX(0;MIN(1;(21-([.$B29]-[.C$2]))/20))" office:value-type="float" office:value="0.3" calcext:value-type="float">
            <text:p>0.3</text:p>
          </table:table-cell>
          <table:table-cell table:formula="of:=MAX(0;MIN(1;(21-([.$B29]-[.D$2]))/20))" office:value-type="float" office:value="0.3" calcext:value-type="float">
            <text:p>0.3</text:p>
          </table:table-cell>
          <table:table-cell table:formula="of:=MAX(0;MIN(1;(21-([.$B29]-[.E$2]))/20))" office:value-type="float" office:value="0.35" calcext:value-type="float">
            <text:p>0.35</text:p>
          </table:table-cell>
          <table:table-cell table:formula="of:=MAX(0;MIN(1;(21-([.$B29]-[.F$2]))/20))" office:value-type="float" office:value="0.35" calcext:value-type="float">
            <text:p>0.35</text:p>
          </table:table-cell>
          <table:table-cell table:formula="of:=MAX(0;MIN(1;(21-([.$B29]-[.G$2]))/20))" office:value-type="float" office:value="0.4" calcext:value-type="float">
            <text:p>0.4</text:p>
          </table:table-cell>
          <table:table-cell table:formula="of:=MAX(0;MIN(1;(21-([.$B29]-[.H$2]))/20))" office:value-type="float" office:value="0.4" calcext:value-type="float">
            <text:p>0.4</text:p>
          </table:table-cell>
          <table:table-cell table:formula="of:=MAX(0;MIN(1;(21-([.$B29]-[.I$2]))/20))" office:value-type="float" office:value="0.45" calcext:value-type="float">
            <text:p>0.45</text:p>
          </table:table-cell>
          <table:table-cell table:formula="of:=MAX(0;MIN(1;(21-([.$B29]-[.J$2]))/20))" office:value-type="float" office:value="0.45" calcext:value-type="float">
            <text:p>0.45</text:p>
          </table:table-cell>
          <table:table-cell table:formula="of:=MAX(0;MIN(1;(21-([.$B29]-[.K$2]))/20))" office:value-type="float" office:value="0.5" calcext:value-type="float">
            <text:p>0.5</text:p>
          </table:table-cell>
          <table:table-cell table:formula="of:=MAX(0;MIN(1;(21-([.$B29]-[.L$2]))/20)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MAX(0;MIN(1;(21-([.$B30]-[.C$2]))/20))" office:value-type="float" office:value="0.3" calcext:value-type="float">
            <text:p>0.3</text:p>
          </table:table-cell>
          <table:table-cell table:formula="of:=MAX(0;MIN(1;(21-([.$B30]-[.D$2]))/20))" office:value-type="float" office:value="0.3" calcext:value-type="float">
            <text:p>0.3</text:p>
          </table:table-cell>
          <table:table-cell table:formula="of:=MAX(0;MIN(1;(21-([.$B30]-[.E$2]))/20))" office:value-type="float" office:value="0.35" calcext:value-type="float">
            <text:p>0.35</text:p>
          </table:table-cell>
          <table:table-cell table:formula="of:=MAX(0;MIN(1;(21-([.$B30]-[.F$2]))/20))" office:value-type="float" office:value="0.35" calcext:value-type="float">
            <text:p>0.35</text:p>
          </table:table-cell>
          <table:table-cell table:formula="of:=MAX(0;MIN(1;(21-([.$B30]-[.G$2]))/20))" office:value-type="float" office:value="0.4" calcext:value-type="float">
            <text:p>0.4</text:p>
          </table:table-cell>
          <table:table-cell table:formula="of:=MAX(0;MIN(1;(21-([.$B30]-[.H$2]))/20))" office:value-type="float" office:value="0.4" calcext:value-type="float">
            <text:p>0.4</text:p>
          </table:table-cell>
          <table:table-cell table:formula="of:=MAX(0;MIN(1;(21-([.$B30]-[.I$2]))/20))" office:value-type="float" office:value="0.45" calcext:value-type="float">
            <text:p>0.45</text:p>
          </table:table-cell>
          <table:table-cell table:formula="of:=MAX(0;MIN(1;(21-([.$B30]-[.J$2]))/20))" office:value-type="float" office:value="0.45" calcext:value-type="float">
            <text:p>0.45</text:p>
          </table:table-cell>
          <table:table-cell table:formula="of:=MAX(0;MIN(1;(21-([.$B30]-[.K$2]))/20))" office:value-type="float" office:value="0.5" calcext:value-type="float">
            <text:p>0.5</text:p>
          </table:table-cell>
          <table:table-cell table:formula="of:=MAX(0;MIN(1;(21-([.$B30]-[.L$2]))/20)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MAX(0;MIN(1;(21-([.$B31]-[.C$2]))/20))" office:value-type="float" office:value="0.25" calcext:value-type="float">
            <text:p>0.25</text:p>
          </table:table-cell>
          <table:table-cell table:formula="of:=MAX(0;MIN(1;(21-([.$B31]-[.D$2]))/20))" office:value-type="float" office:value="0.25" calcext:value-type="float">
            <text:p>0.25</text:p>
          </table:table-cell>
          <table:table-cell table:formula="of:=MAX(0;MIN(1;(21-([.$B31]-[.E$2]))/20))" office:value-type="float" office:value="0.3" calcext:value-type="float">
            <text:p>0.3</text:p>
          </table:table-cell>
          <table:table-cell table:formula="of:=MAX(0;MIN(1;(21-([.$B31]-[.F$2]))/20))" office:value-type="float" office:value="0.3" calcext:value-type="float">
            <text:p>0.3</text:p>
          </table:table-cell>
          <table:table-cell table:formula="of:=MAX(0;MIN(1;(21-([.$B31]-[.G$2]))/20))" office:value-type="float" office:value="0.35" calcext:value-type="float">
            <text:p>0.35</text:p>
          </table:table-cell>
          <table:table-cell table:formula="of:=MAX(0;MIN(1;(21-([.$B31]-[.H$2]))/20))" office:value-type="float" office:value="0.35" calcext:value-type="float">
            <text:p>0.35</text:p>
          </table:table-cell>
          <table:table-cell table:formula="of:=MAX(0;MIN(1;(21-([.$B31]-[.I$2]))/20))" office:value-type="float" office:value="0.4" calcext:value-type="float">
            <text:p>0.4</text:p>
          </table:table-cell>
          <table:table-cell table:formula="of:=MAX(0;MIN(1;(21-([.$B31]-[.J$2]))/20))" office:value-type="float" office:value="0.4" calcext:value-type="float">
            <text:p>0.4</text:p>
          </table:table-cell>
          <table:table-cell table:formula="of:=MAX(0;MIN(1;(21-([.$B31]-[.K$2]))/20))" office:value-type="float" office:value="0.45" calcext:value-type="float">
            <text:p>0.45</text:p>
          </table:table-cell>
          <table:table-cell table:formula="of:=MAX(0;MIN(1;(21-([.$B31]-[.L$2]))/20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1" office:value-type="float" office:value="21" calcext:value-type="float">
            <text:p>21</text:p>
          </table:table-cell>
          <table:table-cell table:style-name="ce96" table:formula="of:=MAX(0;MIN(1;(21-([.$B32]-[.C$2]))/20))" office:value-type="float" office:value="0.25" calcext:value-type="float">
            <text:p>0.25</text:p>
          </table:table-cell>
          <table:table-cell table:style-name="ce99" table:formula="of:=MAX(0;MIN(1;(21-([.$B32]-[.D$2]))/20))" office:value-type="float" office:value="0.25" calcext:value-type="float">
            <text:p>0.25</text:p>
          </table:table-cell>
          <table:table-cell table:style-name="ce99" table:formula="of:=MAX(0;MIN(1;(21-([.$B32]-[.E$2]))/20))" office:value-type="float" office:value="0.3" calcext:value-type="float">
            <text:p>0.3</text:p>
          </table:table-cell>
          <table:table-cell table:style-name="ce99" table:formula="of:=MAX(0;MIN(1;(21-([.$B32]-[.F$2]))/20))" office:value-type="float" office:value="0.3" calcext:value-type="float">
            <text:p>0.3</text:p>
          </table:table-cell>
          <table:table-cell table:style-name="ce99" table:formula="of:=MAX(0;MIN(1;(21-([.$B32]-[.G$2]))/20))" office:value-type="float" office:value="0.35" calcext:value-type="float">
            <text:p>0.35</text:p>
          </table:table-cell>
          <table:table-cell table:style-name="ce99" table:formula="of:=MAX(0;MIN(1;(21-([.$B32]-[.H$2]))/20))" office:value-type="float" office:value="0.35" calcext:value-type="float">
            <text:p>0.35</text:p>
          </table:table-cell>
          <table:table-cell table:style-name="ce99" table:formula="of:=MAX(0;MIN(1;(21-([.$B32]-[.I$2]))/20))" office:value-type="float" office:value="0.4" calcext:value-type="float">
            <text:p>0.4</text:p>
          </table:table-cell>
          <table:table-cell table:style-name="ce99" table:formula="of:=MAX(0;MIN(1;(21-([.$B32]-[.J$2]))/20))" office:value-type="float" office:value="0.4" calcext:value-type="float">
            <text:p>0.4</text:p>
          </table:table-cell>
          <table:table-cell table:style-name="ce99" table:formula="of:=MAX(0;MIN(1;(21-([.$B32]-[.K$2]))/20))" office:value-type="float" office:value="0.45" calcext:value-type="float">
            <text:p>0.45</text:p>
          </table:table-cell>
          <table:table-cell table:style-name="ce102" table:formula="of:=MAX(0;MIN(1;(21-([.$B32]-[.L$2]))/20))" office:value-type="float" office:value="0.5" calcext:value-type="float">
            <text:p>0.5</text:p>
          </table:table-cell>
          <table:table-cell table:number-columns-repeated="3"/>
        </table:table-row>
        <calcext:conditional-formats>
          <calcext:conditional-format calcext:target-range-address="PCHitChanceOverview.C3:PCHitChanceOverview.L32">
            <calcext:condition calcext:apply-style-name="Bad" calcext:value="&lt;0.6" calcext:base-cell-address="PCHitChanceOverview.C3"/>
          </calcext:conditional-format>
          <calcext:conditional-format calcext:target-range-address="PCHitChanceOverview.C3:PCHitChanceOverview.L32">
            <calcext:condition calcext:apply-style-name="Good" calcext:value="&gt;0.8" calcext:base-cell-address="PCHitChanceOverview.C3"/>
          </calcext:conditional-format>
          <calcext:conditional-format calcext:target-range-address="PCHitChanceOverview.C3:PCHitChanceOverview.L32">
            <calcext:condition calcext:apply-style-name="Warning" calcext:value="=0.6" calcext:base-cell-address="PCHitChanceOverview.C3"/>
          </calcext:conditional-format>
        </calcext:conditional-formats>
      </table:table>
      <table:table table:name="VSolo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default-cell-style-name="Default"/>
        <table:table-column table:style-name="co2" table:default-cell-style-name="ce112"/>
        <table:table-column table:style-name="co2" table:default-cell-style-name="ce117"/>
        <table:table-column table:style-name="co2" table:number-columns-repeated="8" table:default-cell-style-name="ce120"/>
        <table:table-column table:style-name="co2" table:default-cell-style-name="ce124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04" office:value-type="string" calcext:value-type="string">
            <text:p>Power Type</text:p>
          </table:table-cell>
          <table:table-cell table:style-name="ce108" table:content-validation-name="val1" office:value-type="string" calcext:value-type="string">
            <text:p>DAILY</text:p>
          </table:table-cell>
          <table:table-cell table:style-name="ce111" office:value-type="string" calcext:value-type="string">
            <text:p>Lvl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office:value-type="string" calcext:value-type="string">
            <text:p>Party Size: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PC Type</text:p>
          </table:table-cell>
          <table:table-cell table:style-name="ce47" table:content-validation-name="val2" office:value-type="string" calcext:value-type="string">
            <text:p>DPS</text:p>
          </table:table-cell>
          <table:table-cell table:style-name="ce11" office:value-type="string" calcext:value-type="string">
            <text:p>To Hit</text:p>
          </table:table-cell>
          <table:table-cell table:style-name="Default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/>
          <table:table-cell office:value-type="string" calcext:value-type="string">
            <text:p>Threshhold:</text:p>
          </table:table-cell>
          <table:table-cell table:style-name="ce126" table:formula="of:=COM.MICROSOFT.SWITCH([.D3];&quot;Rounds2Kill&quot;;4;&quot;Rounds2Die&quot;;4;&quot;Kill/Die&quot;;0.3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Measure</text:p>
          </table:table-cell>
          <table:table-cell table:style-name="ce47" table:content-validation-name="val3" office:value-type="string" calcext:value-type="string">
            <text:p>Rounds2Kill</text:p>
          </table:table-cell>
          <table:table-cell table:style-name="ce11" office:value-type="string" calcext:value-type="string">
            <text:p>Dmg</text:p>
          </table:table-cell>
          <table:table-cell table:style-name="ce115" table:number-matrix-columns-spanned="10" table:number-matrix-rows-spanned="1" table:formula="of:=TRANSPOSE(COM.MICROSOFT.SWITCH([.D2];&#10;  &quot;dps&quot;; COM.MICROSOFT.SWITCH([.D1];&#10;    &quot;will&quot;; [$PCTuning.H$3:.H$12];&#10;    &quot;scene&quot;; [$PCTuning.I$3:.I$12];&#10;    &quot;daily&quot;; [$PCTuning.J$3:.J$12]);&#10;  &quot;avg&quot;; COM.MICROSOFT.SWITCH([.D1];&#10;    &quot;will&quot;; [$PCTuning.N$3:.N$12];&#10;    &quot;scene&quot;; [$PCTuning.O$3:.O$12];&#10;    &quot;daily&quot;; [$PCTuning.P$3:.P$12]);&#10;  &quot;weak&quot;; COM.MICROSOFT.SWITCH([.D1];&#10;    &quot;will&quot;; [$PCTuning.K$3:.K$12];&#10;    &quot;scene&quot;; [$PCTuning.L$3:.L$12];&#10;    &quot;daily&quot;; [$PCTuning.M$3:.M$12])&#10;))" office:value-type="float" office:value="20.25" calcext:value-type="float">
            <text:p>20.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6" calcext:value-type="float">
            <text:p>56</text:p>
          </table:table-cell>
          <table:table-cell table:style-name="ce112" office:value-type="float" office:value="60.75" calcext:value-type="float">
            <text:p>60.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4" office:value-type="string" calcext:value-type="string">
            <text:p>PC Durability</text:p>
          </table:table-cell>
          <table:table-cell table:style-name="ce47" table:content-validation-name="val4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5" table:number-matrix-columns-spanned="10" table:number-matrix-rows-spanned="1" table:formula="of:=TRANSPOSE(COM.MICROSOFT.SWITCH([.D4];&quot;TANKY&quot;;[$PCTuning.B$3:.B$12];&quot;AVG&quot;;[$PCTuning.F$3:.F$12];&quot;SQUISHY&quot;;[$PCTuning.D$3:.D$12]) )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112" office:value-type="float" office:value="60" calcext:value-type="float">
            <text:p>60</text:p>
          </table:table-cell>
          <table:table-cell/>
          <table:table-cell office:value-type="string" calcext:value-type="string">
            <text:p>Rounds to kill</text:p>
          </table:table-cell>
          <table:table-cell office:value-type="string" calcext:value-type="string">
            <text:p><text:span text:style-name="T1">$E7</text:span><text:span text:style-name="T2">/(MIN(1,MAX(0,(21-(</text:span><text:span text:style-name="T3">$D7</text:span><text:span text:style-name="T2">-</text:span><text:span text:style-name="T4">F$2</text:span><text:span text:style-name="T2">)/20)))*</text:span><text:span text:style-name="T5">F$3</text:span><text:span text:style-name="T2">*</text:span><text:span text:style-name="T6">$R$1</text:span><text:span text:style-name="T2">)</text:span></text:p>
          </table:table-cell>
        </table:table-row>
        <table:table-row table:style-name="ro1">
          <table:table-cell table:number-columns-repeated="2"/>
          <table:table-cell table:style-name="ce104"/>
          <table:table-cell/>
          <table:table-cell table:style-name="ce11" office:value-type="string" calcext:value-type="string">
            <text:p>AC</text:p>
          </table:table-cell>
          <table:table-cell table:style-name="ce115" table:number-matrix-columns-spanned="10" table:number-matrix-rows-spanned="1" table:formula="of:=TRANSPOSE(COM.MICROSOFT.SWITCH([.D4];&quot;TANKY&quot;;[$PCTuning.C$3:.C$12];&quot;AVG&quot;;[$PCTuning.G$3:.G$12];&quot;SQUISHY&quot;;[$PCTuning.E$3:.E$12]) 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112" office:value-type="float" office:value="18" calcext:value-type="float">
            <text:p>18</text:p>
          </table:table-cell>
          <table:table-cell/>
          <table:table-cell office:value-type="string" calcext:value-type="string">
            <text:p>Rounds to die</text:p>
          </table:table-cell>
          <table:table-cell office:value-type="string" calcext:value-type="string">
            <text:p><text:span text:style-name="T2">(</text:span><text:span text:style-name="T1">F$4</text:span><text:span text:style-name="T2">*</text:span><text:span text:style-name="T3">$R$1</text:span><text:span text:style-name="T2">)/(MIN(1,MAX(0,(21-(</text:span><text:span text:style-name="T4">$B7</text:span><text:span text:style-name="T2">-</text:span><text:span text:style-name="T5">F$5</text:span><text:span text:style-name="T2">)/20)))*</text:span><text:span text:style-name="T6">$A7</text:span><text:span text:style-name="T2">)</text:span>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o-Hit</text:p>
          </table:table-cell>
          <table:table-cell table:style-name="ce105" office:value-type="string" calcext:value-type="string">
            <text:p>HD</text:p>
          </table:table-cell>
          <table:table-cell table:style-name="ce109" office:value-type="string" calcext:value-type="string">
            <text:p>AC</text:p>
          </table:table-cell>
          <table:table-cell table:style-name="ce12" office:value-type="string" calcext:value-type="string">
            <text:p>HP</text:p>
          </table:table-cell>
          <table:table-cell table:style-name="ce110" table:number-columns-repeated="9"/>
          <table:table-cell table:style-name="ce113"/>
          <table:table-cell table:number-columns-repeated="3"/>
        </table:table-row>
        <table:table-row table:style-name="ro1">
          <table:table-cell table:number-matrix-columns-spanned="1" table:number-matrix-rows-spanned="30" table:formula="of:=[AverageJoeMonster.E2:.E31]" office:value-type="float" office:value="4.5" calcext:value-type="float">
            <text:p>4.5</text:p>
          </table:table-cell>
          <table:table-cell table:number-matrix-columns-spanned="1" table:number-matrix-rows-spanned="30" table:formula="of:=[AverageJoeMonster.D2: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number-matrix-columns-spanned="1" table:number-matrix-rows-spanned="30" table:formula="of:=[AverageJoeMonster.C2:.C31]" office:value-type="float" office:value="4.5" calcext:value-type="float">
            <text:p>4.5</text:p>
          </table:table-cell>
          <table:table-cell table:style-name="ce116" table:formula="of:=COM.MICROSOFT.SWITCH([.$D$3];&quot;Rounds2Kill&quot;;[.$E7]/(MIN(1;MAX(0;((21-([.$D7]-[.F$2]))/20)))*[.F$3]*[.$R$1]);&quot;Rounds2Die&quot;;([.F$4]*[.$R$1])/(MIN(1;MAX(0;((21-([.$B7]-[.F$5]))/20)))*[.$A7]);&quot;Kill/Die&quot;;([.$E7]/(MIN(1;MAX(0;((21-([.$D7]-[.F$2]))/20)))*[.F$3]*[.$R$1]))/(([.F$4]*[.$R$1])/(MIN(1;MAX(0;((21-([.$B7]-[.F$5]))/20)))*[.$A7])))" office:value-type="float" office:value="0.0854700854700855" calcext:value-type="float">
            <text:p>0.09</text:p>
          </table:table-cell>
          <table:table-cell table:style-name="ce119" table:formula="of:=COM.MICROSOFT.SWITCH([.$D$3];&quot;Rounds2Kill&quot;;[.$E7]/(MIN(1;MAX(0;((21-([.$D7]-[.G$2]))/20)))*[.G$3]*[.$R$1]);&quot;Rounds2Die&quot;;([.G$4]*[.$R$1])/(MIN(1;MAX(0;((21-([.$B7]-[.G$5]))/20)))*[.$A7]);&quot;Kill/Die&quot;;([.$E7]/(MIN(1;MAX(0;((21-([.$D7]-[.G$2]))/20)))*[.G$3]*[.$R$1]))/(([.G$4]*[.$R$1])/(MIN(1;MAX(0;((21-([.$B7]-[.G$5]))/20)))*[.$A7])))" office:value-type="float" office:value="0.0692307692307692" calcext:value-type="float">
            <text:p>0.07</text:p>
          </table:table-cell>
          <table:table-cell table:style-name="ce119" table:formula="of:=COM.MICROSOFT.SWITCH([.$D$3];&quot;Rounds2Kill&quot;;[.$E7]/(MIN(1;MAX(0;((21-([.$D7]-[.H$2]))/20)))*[.H$3]*[.$R$1]);&quot;Rounds2Die&quot;;([.H$4]*[.$R$1])/(MIN(1;MAX(0;((21-([.$B7]-[.H$5]))/20)))*[.$A7]);&quot;Kill/Die&quot;;([.$E7]/(MIN(1;MAX(0;((21-([.$D7]-[.H$2]))/20)))*[.H$3]*[.$R$1]))/(([.H$4]*[.$R$1])/(MIN(1;MAX(0;((21-([.$B7]-[.H$5]))/20)))*[.$A7])))" office:value-type="float" office:value="0.0554187192118227" calcext:value-type="float">
            <text:p>0.06</text:p>
          </table:table-cell>
          <table:table-cell table:style-name="ce119" table:formula="of:=COM.MICROSOFT.SWITCH([.$D$3];&quot;Rounds2Kill&quot;;[.$E7]/(MIN(1;MAX(0;((21-([.$D7]-[.I$2]))/20)))*[.I$3]*[.$R$1]);&quot;Rounds2Die&quot;;([.I$4]*[.$R$1])/(MIN(1;MAX(0;((21-([.$B7]-[.I$5]))/20)))*[.$A7]);&quot;Kill/Die&quot;;([.$E7]/(MIN(1;MAX(0;((21-([.$D7]-[.I$2]))/20)))*[.I$3]*[.$R$1]))/(([.I$4]*[.$R$1])/(MIN(1;MAX(0;((21-([.$B7]-[.I$5]))/20)))*[.$A7])))" office:value-type="float" office:value="0.0472689075630252" calcext:value-type="float">
            <text:p>0.05</text:p>
          </table:table-cell>
          <table:table-cell table:style-name="ce119" table:formula="of:=COM.MICROSOFT.SWITCH([.$D$3];&quot;Rounds2Kill&quot;;[.$E7]/(MIN(1;MAX(0;((21-([.$D7]-[.J$2]))/20)))*[.J$3]*[.$R$1]);&quot;Rounds2Die&quot;;([.J$4]*[.$R$1])/(MIN(1;MAX(0;((21-([.$B7]-[.J$5]))/20)))*[.$A7]);&quot;Kill/Die&quot;;([.$E7]/(MIN(1;MAX(0;((21-([.$D7]-[.J$2]))/20)))*[.J$3]*[.$R$1]))/(([.J$4]*[.$R$1])/(MIN(1;MAX(0;((21-([.$B7]-[.J$5]))/20)))*[.$A7])))" office:value-type="float" office:value="0.0394736842105263" calcext:value-type="float">
            <text:p>0.04</text:p>
          </table:table-cell>
          <table:table-cell table:style-name="ce119" table:formula="of:=COM.MICROSOFT.SWITCH([.$D$3];&quot;Rounds2Kill&quot;;[.$E7]/(MIN(1;MAX(0;((21-([.$D7]-[.K$2]))/20)))*[.K$3]*[.$R$1]);&quot;Rounds2Die&quot;;([.K$4]*[.$R$1])/(MIN(1;MAX(0;((21-([.$B7]-[.K$5]))/20)))*[.$A7]);&quot;Kill/Die&quot;;([.$E7]/(MIN(1;MAX(0;((21-([.$D7]-[.K$2]))/20)))*[.K$3]*[.$R$1]))/(([.K$4]*[.$R$1])/(MIN(1;MAX(0;((21-([.$B7]-[.K$5]))/20)))*[.$A7])))" office:value-type="float" office:value="0.0348837209302326" calcext:value-type="float">
            <text:p>0.03</text:p>
          </table:table-cell>
          <table:table-cell table:style-name="ce119" table:formula="of:=COM.MICROSOFT.SWITCH([.$D$3];&quot;Rounds2Kill&quot;;[.$E7]/(MIN(1;MAX(0;((21-([.$D7]-[.L$2]))/20)))*[.L$3]*[.$R$1]);&quot;Rounds2Die&quot;;([.L$4]*[.$R$1])/(MIN(1;MAX(0;((21-([.$B7]-[.L$5]))/20)))*[.$A7]);&quot;Kill/Die&quot;;([.$E7]/(MIN(1;MAX(0;((21-([.$D7]-[.L$2]))/20)))*[.L$3]*[.$R$1]))/(([.L$4]*[.$R$1])/(MIN(1;MAX(0;((21-([.$B7]-[.L$5]))/20)))*[.$A7])))" office:value-type="float" office:value="0.0299202127659574" calcext:value-type="float">
            <text:p>0.03</text:p>
          </table:table-cell>
          <table:table-cell table:style-name="ce119" table:formula="of:=COM.MICROSOFT.SWITCH([.$D$3];&quot;Rounds2Kill&quot;;[.$E7]/(MIN(1;MAX(0;((21-([.$D7]-[.M$2]))/20)))*[.M$3]*[.$R$1]);&quot;Rounds2Die&quot;;([.M$4]*[.$R$1])/(MIN(1;MAX(0;((21-([.$B7]-[.M$5]))/20)))*[.$A7]);&quot;Kill/Die&quot;;([.$E7]/(MIN(1;MAX(0;((21-([.$D7]-[.M$2]))/20)))*[.M$3]*[.$R$1]))/(([.M$4]*[.$R$1])/(MIN(1;MAX(0;((21-([.$B7]-[.M$5]))/20)))*[.$A7])))" office:value-type="float" office:value="0.0270432692307692" calcext:value-type="float">
            <text:p>0.03</text:p>
          </table:table-cell>
          <table:table-cell table:style-name="ce119" table:formula="of:=COM.MICROSOFT.SWITCH([.$D$3];&quot;Rounds2Kill&quot;;[.$E7]/(MIN(1;MAX(0;((21-([.$D7]-[.N$2]))/20)))*[.N$3]*[.$R$1]);&quot;Rounds2Die&quot;;([.N$4]*[.$R$1])/(MIN(1;MAX(0;((21-([.$B7]-[.N$5]))/20)))*[.$A7]);&quot;Kill/Die&quot;;([.$E7]/(MIN(1;MAX(0;((21-([.$D7]-[.N$2]))/20)))*[.N$3]*[.$R$1]))/(([.N$4]*[.$R$1])/(MIN(1;MAX(0;((21-([.$B7]-[.N$5]))/20)))*[.$A7])))" office:value-type="float" office:value="0.0236344537815126" calcext:value-type="float">
            <text:p>0.02</text:p>
          </table:table-cell>
          <table:table-cell table:style-name="ce123" table:formula="of:=COM.MICROSOFT.SWITCH([.$D$3];&quot;Rounds2Kill&quot;;[.$E7]/(MIN(1;MAX(0;((21-([.$D7]-[.O$2]))/20)))*[.O$3]*[.$R$1]);&quot;Rounds2Die&quot;;([.O$4]*[.$R$1])/(MIN(1;MAX(0;((21-([.$B7]-[.O$5]))/20)))*[.$A7]);&quot;Kill/Die&quot;;([.$E7]/(MIN(1;MAX(0;((21-([.$D7]-[.O$2]))/20)))*[.O$3]*[.$R$1]))/(([.O$4]*[.$R$1])/(MIN(1;MAX(0;((21-([.$B7]-[.O$5]))/20)))*[.$A7])))" office:value-type="float" office:value="0.0205761316872428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SWITCH([.$D$3];&quot;Rounds2Kill&quot;;[.$E8]/(MIN(1;MAX(0;((21-([.$D8]-[.F$2]))/20)))*[.F$3]*[.$R$1]);&quot;Rounds2Die&quot;;([.F$4]*[.$R$1])/(MIN(1;MAX(0;((21-([.$B8]-[.F$5]))/20)))*[.$A8]);&quot;Kill/Die&quot;;([.$E8]/(MIN(1;MAX(0;((21-([.$D8]-[.F$2]))/20)))*[.F$3]*[.$R$1]))/(([.F$4]*[.$R$1])/(MIN(1;MAX(0;((21-([.$B8]-[.F$5]))/20)))*[.$A8])))" office:value-type="float" office:value="0.170940170940171" calcext:value-type="float">
            <text:p>0.17</text:p>
          </table:table-cell>
          <table:table-cell table:formula="of:=COM.MICROSOFT.SWITCH([.$D$3];&quot;Rounds2Kill&quot;;[.$E8]/(MIN(1;MAX(0;((21-([.$D8]-[.G$2]))/20)))*[.G$3]*[.$R$1]);&quot;Rounds2Die&quot;;([.G$4]*[.$R$1])/(MIN(1;MAX(0;((21-([.$B8]-[.G$5]))/20)))*[.$A8]);&quot;Kill/Die&quot;;([.$E8]/(MIN(1;MAX(0;((21-([.$D8]-[.G$2]))/20)))*[.G$3]*[.$R$1]))/(([.G$4]*[.$R$1])/(MIN(1;MAX(0;((21-([.$B8]-[.G$5]))/20)))*[.$A8])))" office:value-type="float" office:value="0.138461538461538" calcext:value-type="float">
            <text:p>0.14</text:p>
          </table:table-cell>
          <table:table-cell table:formula="of:=COM.MICROSOFT.SWITCH([.$D$3];&quot;Rounds2Kill&quot;;[.$E8]/(MIN(1;MAX(0;((21-([.$D8]-[.H$2]))/20)))*[.H$3]*[.$R$1]);&quot;Rounds2Die&quot;;([.H$4]*[.$R$1])/(MIN(1;MAX(0;((21-([.$B8]-[.H$5]))/20)))*[.$A8]);&quot;Kill/Die&quot;;([.$E8]/(MIN(1;MAX(0;((21-([.$D8]-[.H$2]))/20)))*[.H$3]*[.$R$1]))/(([.H$4]*[.$R$1])/(MIN(1;MAX(0;((21-([.$B8]-[.H$5]))/20)))*[.$A8])))" office:value-type="float" office:value="0.110837438423645" calcext:value-type="float">
            <text:p>0.11</text:p>
          </table:table-cell>
          <table:table-cell table:formula="of:=COM.MICROSOFT.SWITCH([.$D$3];&quot;Rounds2Kill&quot;;[.$E8]/(MIN(1;MAX(0;((21-([.$D8]-[.I$2]))/20)))*[.I$3]*[.$R$1]);&quot;Rounds2Die&quot;;([.I$4]*[.$R$1])/(MIN(1;MAX(0;((21-([.$B8]-[.I$5]))/20)))*[.$A8]);&quot;Kill/Die&quot;;([.$E8]/(MIN(1;MAX(0;((21-([.$D8]-[.I$2]))/20)))*[.I$3]*[.$R$1]))/(([.I$4]*[.$R$1])/(MIN(1;MAX(0;((21-([.$B8]-[.I$5]))/20)))*[.$A8])))" office:value-type="float" office:value="0.0945378151260504" calcext:value-type="float">
            <text:p>0.09</text:p>
          </table:table-cell>
          <table:table-cell table:formula="of:=COM.MICROSOFT.SWITCH([.$D$3];&quot;Rounds2Kill&quot;;[.$E8]/(MIN(1;MAX(0;((21-([.$D8]-[.J$2]))/20)))*[.J$3]*[.$R$1]);&quot;Rounds2Die&quot;;([.J$4]*[.$R$1])/(MIN(1;MAX(0;((21-([.$B8]-[.J$5]))/20)))*[.$A8]);&quot;Kill/Die&quot;;([.$E8]/(MIN(1;MAX(0;((21-([.$D8]-[.J$2]))/20)))*[.J$3]*[.$R$1]))/(([.J$4]*[.$R$1])/(MIN(1;MAX(0;((21-([.$B8]-[.J$5]))/20)))*[.$A8])))" office:value-type="float" office:value="0.0789473684210526" calcext:value-type="float">
            <text:p>0.08</text:p>
          </table:table-cell>
          <table:table-cell table:formula="of:=COM.MICROSOFT.SWITCH([.$D$3];&quot;Rounds2Kill&quot;;[.$E8]/(MIN(1;MAX(0;((21-([.$D8]-[.K$2]))/20)))*[.K$3]*[.$R$1]);&quot;Rounds2Die&quot;;([.K$4]*[.$R$1])/(MIN(1;MAX(0;((21-([.$B8]-[.K$5]))/20)))*[.$A8]);&quot;Kill/Die&quot;;([.$E8]/(MIN(1;MAX(0;((21-([.$D8]-[.K$2]))/20)))*[.K$3]*[.$R$1]))/(([.K$4]*[.$R$1])/(MIN(1;MAX(0;((21-([.$B8]-[.K$5]))/20)))*[.$A8])))" office:value-type="float" office:value="0.0697674418604651" calcext:value-type="float">
            <text:p>0.07</text:p>
          </table:table-cell>
          <table:table-cell table:formula="of:=COM.MICROSOFT.SWITCH([.$D$3];&quot;Rounds2Kill&quot;;[.$E8]/(MIN(1;MAX(0;((21-([.$D8]-[.L$2]))/20)))*[.L$3]*[.$R$1]);&quot;Rounds2Die&quot;;([.L$4]*[.$R$1])/(MIN(1;MAX(0;((21-([.$B8]-[.L$5]))/20)))*[.$A8]);&quot;Kill/Die&quot;;([.$E8]/(MIN(1;MAX(0;((21-([.$D8]-[.L$2]))/20)))*[.L$3]*[.$R$1]))/(([.L$4]*[.$R$1])/(MIN(1;MAX(0;((21-([.$B8]-[.L$5]))/20)))*[.$A8])))" office:value-type="float" office:value="0.0598404255319149" calcext:value-type="float">
            <text:p>0.06</text:p>
          </table:table-cell>
          <table:table-cell table:formula="of:=COM.MICROSOFT.SWITCH([.$D$3];&quot;Rounds2Kill&quot;;[.$E8]/(MIN(1;MAX(0;((21-([.$D8]-[.M$2]))/20)))*[.M$3]*[.$R$1]);&quot;Rounds2Die&quot;;([.M$4]*[.$R$1])/(MIN(1;MAX(0;((21-([.$B8]-[.M$5]))/20)))*[.$A8]);&quot;Kill/Die&quot;;([.$E8]/(MIN(1;MAX(0;((21-([.$D8]-[.M$2]))/20)))*[.M$3]*[.$R$1]))/(([.M$4]*[.$R$1])/(MIN(1;MAX(0;((21-([.$B8]-[.M$5]))/20)))*[.$A8])))" office:value-type="float" office:value="0.0540865384615385" calcext:value-type="float">
            <text:p>0.05</text:p>
          </table:table-cell>
          <table:table-cell table:formula="of:=COM.MICROSOFT.SWITCH([.$D$3];&quot;Rounds2Kill&quot;;[.$E8]/(MIN(1;MAX(0;((21-([.$D8]-[.N$2]))/20)))*[.N$3]*[.$R$1]);&quot;Rounds2Die&quot;;([.N$4]*[.$R$1])/(MIN(1;MAX(0;((21-([.$B8]-[.N$5]))/20)))*[.$A8]);&quot;Kill/Die&quot;;([.$E8]/(MIN(1;MAX(0;((21-([.$D8]-[.N$2]))/20)))*[.N$3]*[.$R$1]))/(([.N$4]*[.$R$1])/(MIN(1;MAX(0;((21-([.$B8]-[.N$5]))/20)))*[.$A8])))" office:value-type="float" office:value="0.0472689075630252" calcext:value-type="float">
            <text:p>0.05</text:p>
          </table:table-cell>
          <table:table-cell table:formula="of:=COM.MICROSOFT.SWITCH([.$D$3];&quot;Rounds2Kill&quot;;[.$E8]/(MIN(1;MAX(0;((21-([.$D8]-[.O$2]))/20)))*[.O$3]*[.$R$1]);&quot;Rounds2Die&quot;;([.O$4]*[.$R$1])/(MIN(1;MAX(0;((21-([.$B8]-[.O$5]))/20)))*[.$A8]);&quot;Kill/Die&quot;;([.$E8]/(MIN(1;MAX(0;((21-([.$D8]-[.O$2]))/20)))*[.O$3]*[.$R$1]))/(([.O$4]*[.$R$1])/(MIN(1;MAX(0;((21-([.$B8]-[.O$5]))/20)))*[.$A8])))" office:value-type="float" office:value="0.0411522633744856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formula="of:=COM.MICROSOFT.SWITCH([.$D$3];&quot;Rounds2Kill&quot;;[.$E9]/(MIN(1;MAX(0;((21-([.$D9]-[.F$2]))/20)))*[.F$3]*[.$R$1]);&quot;Rounds2Die&quot;;([.F$4]*[.$R$1])/(MIN(1;MAX(0;((21-([.$B9]-[.F$5]))/20)))*[.$A9]);&quot;Kill/Die&quot;;([.$E9]/(MIN(1;MAX(0;((21-([.$D9]-[.F$2]))/20)))*[.F$3]*[.$R$1]))/(([.F$4]*[.$R$1])/(MIN(1;MAX(0;((21-([.$B9]-[.F$5]))/20)))*[.$A9])))" office:value-type="float" office:value="0.256410256410256" calcext:value-type="float">
            <text:p>0.26</text:p>
          </table:table-cell>
          <table:table-cell table:formula="of:=COM.MICROSOFT.SWITCH([.$D$3];&quot;Rounds2Kill&quot;;[.$E9]/(MIN(1;MAX(0;((21-([.$D9]-[.G$2]))/20)))*[.G$3]*[.$R$1]);&quot;Rounds2Die&quot;;([.G$4]*[.$R$1])/(MIN(1;MAX(0;((21-([.$B9]-[.G$5]))/20)))*[.$A9]);&quot;Kill/Die&quot;;([.$E9]/(MIN(1;MAX(0;((21-([.$D9]-[.G$2]))/20)))*[.G$3]*[.$R$1]))/(([.G$4]*[.$R$1])/(MIN(1;MAX(0;((21-([.$B9]-[.G$5]))/20)))*[.$A9])))" office:value-type="float" office:value="0.207692307692308" calcext:value-type="float">
            <text:p>0.21</text:p>
          </table:table-cell>
          <table:table-cell table:formula="of:=COM.MICROSOFT.SWITCH([.$D$3];&quot;Rounds2Kill&quot;;[.$E9]/(MIN(1;MAX(0;((21-([.$D9]-[.H$2]))/20)))*[.H$3]*[.$R$1]);&quot;Rounds2Die&quot;;([.H$4]*[.$R$1])/(MIN(1;MAX(0;((21-([.$B9]-[.H$5]))/20)))*[.$A9]);&quot;Kill/Die&quot;;([.$E9]/(MIN(1;MAX(0;((21-([.$D9]-[.H$2]))/20)))*[.H$3]*[.$R$1]))/(([.H$4]*[.$R$1])/(MIN(1;MAX(0;((21-([.$B9]-[.H$5]))/20)))*[.$A9])))" office:value-type="float" office:value="0.166256157635468" calcext:value-type="float">
            <text:p>0.17</text:p>
          </table:table-cell>
          <table:table-cell table:formula="of:=COM.MICROSOFT.SWITCH([.$D$3];&quot;Rounds2Kill&quot;;[.$E9]/(MIN(1;MAX(0;((21-([.$D9]-[.I$2]))/20)))*[.I$3]*[.$R$1]);&quot;Rounds2Die&quot;;([.I$4]*[.$R$1])/(MIN(1;MAX(0;((21-([.$B9]-[.I$5]))/20)))*[.$A9]);&quot;Kill/Die&quot;;([.$E9]/(MIN(1;MAX(0;((21-([.$D9]-[.I$2]))/20)))*[.I$3]*[.$R$1]))/(([.I$4]*[.$R$1])/(MIN(1;MAX(0;((21-([.$B9]-[.I$5]))/20)))*[.$A9])))" office:value-type="float" office:value="0.141806722689076" calcext:value-type="float">
            <text:p>0.14</text:p>
          </table:table-cell>
          <table:table-cell table:formula="of:=COM.MICROSOFT.SWITCH([.$D$3];&quot;Rounds2Kill&quot;;[.$E9]/(MIN(1;MAX(0;((21-([.$D9]-[.J$2]))/20)))*[.J$3]*[.$R$1]);&quot;Rounds2Die&quot;;([.J$4]*[.$R$1])/(MIN(1;MAX(0;((21-([.$B9]-[.J$5]))/20)))*[.$A9]);&quot;Kill/Die&quot;;([.$E9]/(MIN(1;MAX(0;((21-([.$D9]-[.J$2]))/20)))*[.J$3]*[.$R$1]))/(([.J$4]*[.$R$1])/(MIN(1;MAX(0;((21-([.$B9]-[.J$5]))/20)))*[.$A9])))" office:value-type="float" office:value="0.118421052631579" calcext:value-type="float">
            <text:p>0.12</text:p>
          </table:table-cell>
          <table:table-cell table:formula="of:=COM.MICROSOFT.SWITCH([.$D$3];&quot;Rounds2Kill&quot;;[.$E9]/(MIN(1;MAX(0;((21-([.$D9]-[.K$2]))/20)))*[.K$3]*[.$R$1]);&quot;Rounds2Die&quot;;([.K$4]*[.$R$1])/(MIN(1;MAX(0;((21-([.$B9]-[.K$5]))/20)))*[.$A9]);&quot;Kill/Die&quot;;([.$E9]/(MIN(1;MAX(0;((21-([.$D9]-[.K$2]))/20)))*[.K$3]*[.$R$1]))/(([.K$4]*[.$R$1])/(MIN(1;MAX(0;((21-([.$B9]-[.K$5]))/20)))*[.$A9])))" office:value-type="float" office:value="0.104651162790698" calcext:value-type="float">
            <text:p>0.10</text:p>
          </table:table-cell>
          <table:table-cell table:formula="of:=COM.MICROSOFT.SWITCH([.$D$3];&quot;Rounds2Kill&quot;;[.$E9]/(MIN(1;MAX(0;((21-([.$D9]-[.L$2]))/20)))*[.L$3]*[.$R$1]);&quot;Rounds2Die&quot;;([.L$4]*[.$R$1])/(MIN(1;MAX(0;((21-([.$B9]-[.L$5]))/20)))*[.$A9]);&quot;Kill/Die&quot;;([.$E9]/(MIN(1;MAX(0;((21-([.$D9]-[.L$2]))/20)))*[.L$3]*[.$R$1]))/(([.L$4]*[.$R$1])/(MIN(1;MAX(0;((21-([.$B9]-[.L$5]))/20)))*[.$A9])))" office:value-type="float" office:value="0.0897606382978723" calcext:value-type="float">
            <text:p>0.09</text:p>
          </table:table-cell>
          <table:table-cell table:formula="of:=COM.MICROSOFT.SWITCH([.$D$3];&quot;Rounds2Kill&quot;;[.$E9]/(MIN(1;MAX(0;((21-([.$D9]-[.M$2]))/20)))*[.M$3]*[.$R$1]);&quot;Rounds2Die&quot;;([.M$4]*[.$R$1])/(MIN(1;MAX(0;((21-([.$B9]-[.M$5]))/20)))*[.$A9]);&quot;Kill/Die&quot;;([.$E9]/(MIN(1;MAX(0;((21-([.$D9]-[.M$2]))/20)))*[.M$3]*[.$R$1]))/(([.M$4]*[.$R$1])/(MIN(1;MAX(0;((21-([.$B9]-[.M$5]))/20)))*[.$A9])))" office:value-type="float" office:value="0.0811298076923077" calcext:value-type="float">
            <text:p>0.08</text:p>
          </table:table-cell>
          <table:table-cell table:formula="of:=COM.MICROSOFT.SWITCH([.$D$3];&quot;Rounds2Kill&quot;;[.$E9]/(MIN(1;MAX(0;((21-([.$D9]-[.N$2]))/20)))*[.N$3]*[.$R$1]);&quot;Rounds2Die&quot;;([.N$4]*[.$R$1])/(MIN(1;MAX(0;((21-([.$B9]-[.N$5]))/20)))*[.$A9]);&quot;Kill/Die&quot;;([.$E9]/(MIN(1;MAX(0;((21-([.$D9]-[.N$2]))/20)))*[.N$3]*[.$R$1]))/(([.N$4]*[.$R$1])/(MIN(1;MAX(0;((21-([.$B9]-[.N$5]))/20)))*[.$A9])))" office:value-type="float" office:value="0.0709033613445378" calcext:value-type="float">
            <text:p>0.07</text:p>
          </table:table-cell>
          <table:table-cell table:formula="of:=COM.MICROSOFT.SWITCH([.$D$3];&quot;Rounds2Kill&quot;;[.$E9]/(MIN(1;MAX(0;((21-([.$D9]-[.O$2]))/20)))*[.O$3]*[.$R$1]);&quot;Rounds2Die&quot;;([.O$4]*[.$R$1])/(MIN(1;MAX(0;((21-([.$B9]-[.O$5]))/20)))*[.$A9]);&quot;Kill/Die&quot;;([.$E9]/(MIN(1;MAX(0;((21-([.$D9]-[.O$2]))/20)))*[.O$3]*[.$R$1]))/(([.O$4]*[.$R$1])/(MIN(1;MAX(0;((21-([.$B9]-[.O$5]))/20)))*[.$A9])))" office:value-type="float" office:value="0.0617283950617284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COM.MICROSOFT.SWITCH([.$D$3];&quot;Rounds2Kill&quot;;[.$E10]/(MIN(1;MAX(0;((21-([.$D10]-[.F$2]))/20)))*[.F$3]*[.$R$1]);&quot;Rounds2Die&quot;;([.F$4]*[.$R$1])/(MIN(1;MAX(0;((21-([.$B10]-[.F$5]))/20)))*[.$A10]);&quot;Kill/Die&quot;;([.$E10]/(MIN(1;MAX(0;((21-([.$D10]-[.F$2]))/20)))*[.F$3]*[.$R$1]))/(([.F$4]*[.$R$1])/(MIN(1;MAX(0;((21-([.$B10]-[.F$5]))/20)))*[.$A10])))" office:value-type="float" office:value="0.37037037037037" calcext:value-type="float">
            <text:p>0.37</text:p>
          </table:table-cell>
          <table:table-cell table:formula="of:=COM.MICROSOFT.SWITCH([.$D$3];&quot;Rounds2Kill&quot;;[.$E10]/(MIN(1;MAX(0;((21-([.$D10]-[.G$2]))/20)))*[.G$3]*[.$R$1]);&quot;Rounds2Die&quot;;([.G$4]*[.$R$1])/(MIN(1;MAX(0;((21-([.$B10]-[.G$5]))/20)))*[.$A10]);&quot;Kill/Die&quot;;([.$E10]/(MIN(1;MAX(0;((21-([.$D10]-[.G$2]))/20)))*[.G$3]*[.$R$1]))/(([.G$4]*[.$R$1])/(MIN(1;MAX(0;((21-([.$B10]-[.G$5]))/20)))*[.$A10])))" office:value-type="float" office:value="0.3" calcext:value-type="float">
            <text:p>0.30</text:p>
          </table:table-cell>
          <table:table-cell table:formula="of:=COM.MICROSOFT.SWITCH([.$D$3];&quot;Rounds2Kill&quot;;[.$E10]/(MIN(1;MAX(0;((21-([.$D10]-[.H$2]))/20)))*[.H$3]*[.$R$1]);&quot;Rounds2Die&quot;;([.H$4]*[.$R$1])/(MIN(1;MAX(0;((21-([.$B10]-[.H$5]))/20)))*[.$A10]);&quot;Kill/Die&quot;;([.$E10]/(MIN(1;MAX(0;((21-([.$D10]-[.H$2]))/20)))*[.H$3]*[.$R$1]))/(([.H$4]*[.$R$1])/(MIN(1;MAX(0;((21-([.$B10]-[.H$5]))/20)))*[.$A10])))" office:value-type="float" office:value="0.238726790450928" calcext:value-type="float">
            <text:p>0.24</text:p>
          </table:table-cell>
          <table:table-cell table:formula="of:=COM.MICROSOFT.SWITCH([.$D$3];&quot;Rounds2Kill&quot;;[.$E10]/(MIN(1;MAX(0;((21-([.$D10]-[.I$2]))/20)))*[.I$3]*[.$R$1]);&quot;Rounds2Die&quot;;([.I$4]*[.$R$1])/(MIN(1;MAX(0;((21-([.$B10]-[.I$5]))/20)))*[.$A10]);&quot;Kill/Die&quot;;([.$E10]/(MIN(1;MAX(0;((21-([.$D10]-[.I$2]))/20)))*[.I$3]*[.$R$1]))/(([.I$4]*[.$R$1])/(MIN(1;MAX(0;((21-([.$B10]-[.I$5]))/20)))*[.$A10])))" office:value-type="float" office:value="0.203619909502262" calcext:value-type="float">
            <text:p>0.20</text:p>
          </table:table-cell>
          <table:table-cell table:formula="of:=COM.MICROSOFT.SWITCH([.$D$3];&quot;Rounds2Kill&quot;;[.$E10]/(MIN(1;MAX(0;((21-([.$D10]-[.J$2]))/20)))*[.J$3]*[.$R$1]);&quot;Rounds2Die&quot;;([.J$4]*[.$R$1])/(MIN(1;MAX(0;((21-([.$B10]-[.J$5]))/20)))*[.$A10]);&quot;Kill/Die&quot;;([.$E10]/(MIN(1;MAX(0;((21-([.$D10]-[.J$2]))/20)))*[.J$3]*[.$R$1]))/(([.J$4]*[.$R$1])/(MIN(1;MAX(0;((21-([.$B10]-[.J$5]))/20)))*[.$A10])))" office:value-type="float" office:value="0.169172932330827" calcext:value-type="float">
            <text:p>0.17</text:p>
          </table:table-cell>
          <table:table-cell table:formula="of:=COM.MICROSOFT.SWITCH([.$D$3];&quot;Rounds2Kill&quot;;[.$E10]/(MIN(1;MAX(0;((21-([.$D10]-[.K$2]))/20)))*[.K$3]*[.$R$1]);&quot;Rounds2Die&quot;;([.K$4]*[.$R$1])/(MIN(1;MAX(0;((21-([.$B10]-[.K$5]))/20)))*[.$A10]);&quot;Kill/Die&quot;;([.$E10]/(MIN(1;MAX(0;((21-([.$D10]-[.K$2]))/20)))*[.K$3]*[.$R$1]))/(([.K$4]*[.$R$1])/(MIN(1;MAX(0;((21-([.$B10]-[.K$5]))/20)))*[.$A10])))" office:value-type="float" office:value="0.149501661129568" calcext:value-type="float">
            <text:p>0.15</text:p>
          </table:table-cell>
          <table:table-cell table:formula="of:=COM.MICROSOFT.SWITCH([.$D$3];&quot;Rounds2Kill&quot;;[.$E10]/(MIN(1;MAX(0;((21-([.$D10]-[.L$2]))/20)))*[.L$3]*[.$R$1]);&quot;Rounds2Die&quot;;([.L$4]*[.$R$1])/(MIN(1;MAX(0;((21-([.$B10]-[.L$5]))/20)))*[.$A10]);&quot;Kill/Die&quot;;([.$E10]/(MIN(1;MAX(0;((21-([.$D10]-[.L$2]))/20)))*[.L$3]*[.$R$1]))/(([.L$4]*[.$R$1])/(MIN(1;MAX(0;((21-([.$B10]-[.L$5]))/20)))*[.$A10])))" office:value-type="float" office:value="0.127659574468085" calcext:value-type="float">
            <text:p>0.13</text:p>
          </table:table-cell>
          <table:table-cell table:formula="of:=COM.MICROSOFT.SWITCH([.$D$3];&quot;Rounds2Kill&quot;;[.$E10]/(MIN(1;MAX(0;((21-([.$D10]-[.M$2]))/20)))*[.M$3]*[.$R$1]);&quot;Rounds2Die&quot;;([.M$4]*[.$R$1])/(MIN(1;MAX(0;((21-([.$B10]-[.M$5]))/20)))*[.$A10]);&quot;Kill/Die&quot;;([.$E10]/(MIN(1;MAX(0;((21-([.$D10]-[.M$2]))/20)))*[.M$3]*[.$R$1]))/(([.M$4]*[.$R$1])/(MIN(1;MAX(0;((21-([.$B10]-[.M$5]))/20)))*[.$A10])))" office:value-type="float" office:value="0.115384615384615" calcext:value-type="float">
            <text:p>0.12</text:p>
          </table:table-cell>
          <table:table-cell table:formula="of:=COM.MICROSOFT.SWITCH([.$D$3];&quot;Rounds2Kill&quot;;[.$E10]/(MIN(1;MAX(0;((21-([.$D10]-[.N$2]))/20)))*[.N$3]*[.$R$1]);&quot;Rounds2Die&quot;;([.N$4]*[.$R$1])/(MIN(1;MAX(0;((21-([.$B10]-[.N$5]))/20)))*[.$A10]);&quot;Kill/Die&quot;;([.$E10]/(MIN(1;MAX(0;((21-([.$D10]-[.N$2]))/20)))*[.N$3]*[.$R$1]))/(([.N$4]*[.$R$1])/(MIN(1;MAX(0;((21-([.$B10]-[.N$5]))/20)))*[.$A10])))" office:value-type="float" office:value="0.100446428571429" calcext:value-type="float">
            <text:p>0.10</text:p>
          </table:table-cell>
          <table:table-cell table:formula="of:=COM.MICROSOFT.SWITCH([.$D$3];&quot;Rounds2Kill&quot;;[.$E10]/(MIN(1;MAX(0;((21-([.$D10]-[.O$2]))/20)))*[.O$3]*[.$R$1]);&quot;Rounds2Die&quot;;([.O$4]*[.$R$1])/(MIN(1;MAX(0;((21-([.$B10]-[.O$5]))/20)))*[.$A10]);&quot;Kill/Die&quot;;([.$E10]/(MIN(1;MAX(0;((21-([.$D10]-[.O$2]))/20)))*[.O$3]*[.$R$1]))/(([.O$4]*[.$R$1])/(MIN(1;MAX(0;((21-([.$B10]-[.O$5]))/20)))*[.$A10])))" office:value-type="float" office:value="0.0871459694989107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table:formula="of:=COM.MICROSOFT.SWITCH([.$D$3];&quot;Rounds2Kill&quot;;[.$E11]/(MIN(1;MAX(0;((21-([.$D11]-[.F$2]))/20)))*[.F$3]*[.$R$1]);&quot;Rounds2Die&quot;;([.F$4]*[.$R$1])/(MIN(1;MAX(0;((21-([.$B11]-[.F$5]))/20)))*[.$A11]);&quot;Kill/Die&quot;;([.$E11]/(MIN(1;MAX(0;((21-([.$D11]-[.F$2]))/20)))*[.F$3]*[.$R$1]))/(([.F$4]*[.$R$1])/(MIN(1;MAX(0;((21-([.$B11]-[.F$5]))/20)))*[.$A11])))" office:value-type="float" office:value="0.462962962962963" calcext:value-type="float">
            <text:p>0.46</text:p>
          </table:table-cell>
          <table:table-cell table:formula="of:=COM.MICROSOFT.SWITCH([.$D$3];&quot;Rounds2Kill&quot;;[.$E11]/(MIN(1;MAX(0;((21-([.$D11]-[.G$2]))/20)))*[.G$3]*[.$R$1]);&quot;Rounds2Die&quot;;([.G$4]*[.$R$1])/(MIN(1;MAX(0;((21-([.$B11]-[.G$5]))/20)))*[.$A11]);&quot;Kill/Die&quot;;([.$E11]/(MIN(1;MAX(0;((21-([.$D11]-[.G$2]))/20)))*[.G$3]*[.$R$1]))/(([.G$4]*[.$R$1])/(MIN(1;MAX(0;((21-([.$B11]-[.G$5]))/20)))*[.$A11])))" office:value-type="float" office:value="0.375" calcext:value-type="float">
            <text:p>0.38</text:p>
          </table:table-cell>
          <table:table-cell table:formula="of:=COM.MICROSOFT.SWITCH([.$D$3];&quot;Rounds2Kill&quot;;[.$E11]/(MIN(1;MAX(0;((21-([.$D11]-[.H$2]))/20)))*[.H$3]*[.$R$1]);&quot;Rounds2Die&quot;;([.H$4]*[.$R$1])/(MIN(1;MAX(0;((21-([.$B11]-[.H$5]))/20)))*[.$A11]);&quot;Kill/Die&quot;;([.$E11]/(MIN(1;MAX(0;((21-([.$D11]-[.H$2]))/20)))*[.H$3]*[.$R$1]))/(([.H$4]*[.$R$1])/(MIN(1;MAX(0;((21-([.$B11]-[.H$5]))/20)))*[.$A11])))" office:value-type="float" office:value="0.29840848806366" calcext:value-type="float">
            <text:p>0.30</text:p>
          </table:table-cell>
          <table:table-cell table:formula="of:=COM.MICROSOFT.SWITCH([.$D$3];&quot;Rounds2Kill&quot;;[.$E11]/(MIN(1;MAX(0;((21-([.$D11]-[.I$2]))/20)))*[.I$3]*[.$R$1]);&quot;Rounds2Die&quot;;([.I$4]*[.$R$1])/(MIN(1;MAX(0;((21-([.$B11]-[.I$5]))/20)))*[.$A11]);&quot;Kill/Die&quot;;([.$E11]/(MIN(1;MAX(0;((21-([.$D11]-[.I$2]))/20)))*[.I$3]*[.$R$1]))/(([.I$4]*[.$R$1])/(MIN(1;MAX(0;((21-([.$B11]-[.I$5]))/20)))*[.$A11])))" office:value-type="float" office:value="0.254524886877828" calcext:value-type="float">
            <text:p>0.25</text:p>
          </table:table-cell>
          <table:table-cell table:formula="of:=COM.MICROSOFT.SWITCH([.$D$3];&quot;Rounds2Kill&quot;;[.$E11]/(MIN(1;MAX(0;((21-([.$D11]-[.J$2]))/20)))*[.J$3]*[.$R$1]);&quot;Rounds2Die&quot;;([.J$4]*[.$R$1])/(MIN(1;MAX(0;((21-([.$B11]-[.J$5]))/20)))*[.$A11]);&quot;Kill/Die&quot;;([.$E11]/(MIN(1;MAX(0;((21-([.$D11]-[.J$2]))/20)))*[.J$3]*[.$R$1]))/(([.J$4]*[.$R$1])/(MIN(1;MAX(0;((21-([.$B11]-[.J$5]))/20)))*[.$A11])))" office:value-type="float" office:value="0.211466165413534" calcext:value-type="float">
            <text:p>0.21</text:p>
          </table:table-cell>
          <table:table-cell table:formula="of:=COM.MICROSOFT.SWITCH([.$D$3];&quot;Rounds2Kill&quot;;[.$E11]/(MIN(1;MAX(0;((21-([.$D11]-[.K$2]))/20)))*[.K$3]*[.$R$1]);&quot;Rounds2Die&quot;;([.K$4]*[.$R$1])/(MIN(1;MAX(0;((21-([.$B11]-[.K$5]))/20)))*[.$A11]);&quot;Kill/Die&quot;;([.$E11]/(MIN(1;MAX(0;((21-([.$D11]-[.K$2]))/20)))*[.K$3]*[.$R$1]))/(([.K$4]*[.$R$1])/(MIN(1;MAX(0;((21-([.$B11]-[.K$5]))/20)))*[.$A11])))" office:value-type="float" office:value="0.18687707641196" calcext:value-type="float">
            <text:p>0.19</text:p>
          </table:table-cell>
          <table:table-cell table:formula="of:=COM.MICROSOFT.SWITCH([.$D$3];&quot;Rounds2Kill&quot;;[.$E11]/(MIN(1;MAX(0;((21-([.$D11]-[.L$2]))/20)))*[.L$3]*[.$R$1]);&quot;Rounds2Die&quot;;([.L$4]*[.$R$1])/(MIN(1;MAX(0;((21-([.$B11]-[.L$5]))/20)))*[.$A11]);&quot;Kill/Die&quot;;([.$E11]/(MIN(1;MAX(0;((21-([.$D11]-[.L$2]))/20)))*[.L$3]*[.$R$1]))/(([.L$4]*[.$R$1])/(MIN(1;MAX(0;((21-([.$B11]-[.L$5]))/20)))*[.$A11])))" office:value-type="float" office:value="0.159574468085106" calcext:value-type="float">
            <text:p>0.16</text:p>
          </table:table-cell>
          <table:table-cell table:formula="of:=COM.MICROSOFT.SWITCH([.$D$3];&quot;Rounds2Kill&quot;;[.$E11]/(MIN(1;MAX(0;((21-([.$D11]-[.M$2]))/20)))*[.M$3]*[.$R$1]);&quot;Rounds2Die&quot;;([.M$4]*[.$R$1])/(MIN(1;MAX(0;((21-([.$B11]-[.M$5]))/20)))*[.$A11]);&quot;Kill/Die&quot;;([.$E11]/(MIN(1;MAX(0;((21-([.$D11]-[.M$2]))/20)))*[.M$3]*[.$R$1]))/(([.M$4]*[.$R$1])/(MIN(1;MAX(0;((21-([.$B11]-[.M$5]))/20)))*[.$A11])))" office:value-type="float" office:value="0.144230769230769" calcext:value-type="float">
            <text:p>0.14</text:p>
          </table:table-cell>
          <table:table-cell table:formula="of:=COM.MICROSOFT.SWITCH([.$D$3];&quot;Rounds2Kill&quot;;[.$E11]/(MIN(1;MAX(0;((21-([.$D11]-[.N$2]))/20)))*[.N$3]*[.$R$1]);&quot;Rounds2Die&quot;;([.N$4]*[.$R$1])/(MIN(1;MAX(0;((21-([.$B11]-[.N$5]))/20)))*[.$A11]);&quot;Kill/Die&quot;;([.$E11]/(MIN(1;MAX(0;((21-([.$D11]-[.N$2]))/20)))*[.N$3]*[.$R$1]))/(([.N$4]*[.$R$1])/(MIN(1;MAX(0;((21-([.$B11]-[.N$5]))/20)))*[.$A11])))" office:value-type="float" office:value="0.125558035714286" calcext:value-type="float">
            <text:p>0.13</text:p>
          </table:table-cell>
          <table:table-cell table:formula="of:=COM.MICROSOFT.SWITCH([.$D$3];&quot;Rounds2Kill&quot;;[.$E11]/(MIN(1;MAX(0;((21-([.$D11]-[.O$2]))/20)))*[.O$3]*[.$R$1]);&quot;Rounds2Die&quot;;([.O$4]*[.$R$1])/(MIN(1;MAX(0;((21-([.$B11]-[.O$5]))/20)))*[.$A11]);&quot;Kill/Die&quot;;([.$E11]/(MIN(1;MAX(0;((21-([.$D11]-[.O$2]))/20)))*[.O$3]*[.$R$1]))/(([.O$4]*[.$R$1])/(MIN(1;MAX(0;((21-([.$B11]-[.O$5]))/20)))*[.$A11])))" office:value-type="float" office:value="0.108932461873638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COM.MICROSOFT.SWITCH([.$D$3];&quot;Rounds2Kill&quot;;[.$E12]/(MIN(1;MAX(0;((21-([.$D12]-[.F$2]))/20)))*[.F$3]*[.$R$1]);&quot;Rounds2Die&quot;;([.F$4]*[.$R$1])/(MIN(1;MAX(0;((21-([.$B12]-[.F$5]))/20)))*[.$A12]);&quot;Kill/Die&quot;;([.$E12]/(MIN(1;MAX(0;((21-([.$D12]-[.F$2]))/20)))*[.F$3]*[.$R$1]))/(([.F$4]*[.$R$1])/(MIN(1;MAX(0;((21-([.$B12]-[.F$5]))/20)))*[.$A12])))" office:value-type="float" office:value="0.555555555555556" calcext:value-type="float">
            <text:p>0.56</text:p>
          </table:table-cell>
          <table:table-cell table:formula="of:=COM.MICROSOFT.SWITCH([.$D$3];&quot;Rounds2Kill&quot;;[.$E12]/(MIN(1;MAX(0;((21-([.$D12]-[.G$2]))/20)))*[.G$3]*[.$R$1]);&quot;Rounds2Die&quot;;([.G$4]*[.$R$1])/(MIN(1;MAX(0;((21-([.$B12]-[.G$5]))/20)))*[.$A12]);&quot;Kill/Die&quot;;([.$E12]/(MIN(1;MAX(0;((21-([.$D12]-[.G$2]))/20)))*[.G$3]*[.$R$1]))/(([.G$4]*[.$R$1])/(MIN(1;MAX(0;((21-([.$B12]-[.G$5]))/20)))*[.$A12])))" office:value-type="float" office:value="0.45" calcext:value-type="float">
            <text:p>0.45</text:p>
          </table:table-cell>
          <table:table-cell table:formula="of:=COM.MICROSOFT.SWITCH([.$D$3];&quot;Rounds2Kill&quot;;[.$E12]/(MIN(1;MAX(0;((21-([.$D12]-[.H$2]))/20)))*[.H$3]*[.$R$1]);&quot;Rounds2Die&quot;;([.H$4]*[.$R$1])/(MIN(1;MAX(0;((21-([.$B12]-[.H$5]))/20)))*[.$A12]);&quot;Kill/Die&quot;;([.$E12]/(MIN(1;MAX(0;((21-([.$D12]-[.H$2]))/20)))*[.H$3]*[.$R$1]))/(([.H$4]*[.$R$1])/(MIN(1;MAX(0;((21-([.$B12]-[.H$5]))/20)))*[.$A12])))" office:value-type="float" office:value="0.358090185676393" calcext:value-type="float">
            <text:p>0.36</text:p>
          </table:table-cell>
          <table:table-cell table:formula="of:=COM.MICROSOFT.SWITCH([.$D$3];&quot;Rounds2Kill&quot;;[.$E12]/(MIN(1;MAX(0;((21-([.$D12]-[.I$2]))/20)))*[.I$3]*[.$R$1]);&quot;Rounds2Die&quot;;([.I$4]*[.$R$1])/(MIN(1;MAX(0;((21-([.$B12]-[.I$5]))/20)))*[.$A12]);&quot;Kill/Die&quot;;([.$E12]/(MIN(1;MAX(0;((21-([.$D12]-[.I$2]))/20)))*[.I$3]*[.$R$1]))/(([.I$4]*[.$R$1])/(MIN(1;MAX(0;((21-([.$B12]-[.I$5]))/20)))*[.$A12])))" office:value-type="float" office:value="0.305429864253394" calcext:value-type="float">
            <text:p>0.31</text:p>
          </table:table-cell>
          <table:table-cell table:formula="of:=COM.MICROSOFT.SWITCH([.$D$3];&quot;Rounds2Kill&quot;;[.$E12]/(MIN(1;MAX(0;((21-([.$D12]-[.J$2]))/20)))*[.J$3]*[.$R$1]);&quot;Rounds2Die&quot;;([.J$4]*[.$R$1])/(MIN(1;MAX(0;((21-([.$B12]-[.J$5]))/20)))*[.$A12]);&quot;Kill/Die&quot;;([.$E12]/(MIN(1;MAX(0;((21-([.$D12]-[.J$2]))/20)))*[.J$3]*[.$R$1]))/(([.J$4]*[.$R$1])/(MIN(1;MAX(0;((21-([.$B12]-[.J$5]))/20)))*[.$A12])))" office:value-type="float" office:value="0.253759398496241" calcext:value-type="float">
            <text:p>0.25</text:p>
          </table:table-cell>
          <table:table-cell table:formula="of:=COM.MICROSOFT.SWITCH([.$D$3];&quot;Rounds2Kill&quot;;[.$E12]/(MIN(1;MAX(0;((21-([.$D12]-[.K$2]))/20)))*[.K$3]*[.$R$1]);&quot;Rounds2Die&quot;;([.K$4]*[.$R$1])/(MIN(1;MAX(0;((21-([.$B12]-[.K$5]))/20)))*[.$A12]);&quot;Kill/Die&quot;;([.$E12]/(MIN(1;MAX(0;((21-([.$D12]-[.K$2]))/20)))*[.K$3]*[.$R$1]))/(([.K$4]*[.$R$1])/(MIN(1;MAX(0;((21-([.$B12]-[.K$5]))/20)))*[.$A12])))" office:value-type="float" office:value="0.224252491694352" calcext:value-type="float">
            <text:p>0.22</text:p>
          </table:table-cell>
          <table:table-cell table:formula="of:=COM.MICROSOFT.SWITCH([.$D$3];&quot;Rounds2Kill&quot;;[.$E12]/(MIN(1;MAX(0;((21-([.$D12]-[.L$2]))/20)))*[.L$3]*[.$R$1]);&quot;Rounds2Die&quot;;([.L$4]*[.$R$1])/(MIN(1;MAX(0;((21-([.$B12]-[.L$5]))/20)))*[.$A12]);&quot;Kill/Die&quot;;([.$E12]/(MIN(1;MAX(0;((21-([.$D12]-[.L$2]))/20)))*[.L$3]*[.$R$1]))/(([.L$4]*[.$R$1])/(MIN(1;MAX(0;((21-([.$B12]-[.L$5]))/20)))*[.$A12])))" office:value-type="float" office:value="0.191489361702128" calcext:value-type="float">
            <text:p>0.19</text:p>
          </table:table-cell>
          <table:table-cell table:formula="of:=COM.MICROSOFT.SWITCH([.$D$3];&quot;Rounds2Kill&quot;;[.$E12]/(MIN(1;MAX(0;((21-([.$D12]-[.M$2]))/20)))*[.M$3]*[.$R$1]);&quot;Rounds2Die&quot;;([.M$4]*[.$R$1])/(MIN(1;MAX(0;((21-([.$B12]-[.M$5]))/20)))*[.$A12]);&quot;Kill/Die&quot;;([.$E12]/(MIN(1;MAX(0;((21-([.$D12]-[.M$2]))/20)))*[.M$3]*[.$R$1]))/(([.M$4]*[.$R$1])/(MIN(1;MAX(0;((21-([.$B12]-[.M$5]))/20)))*[.$A12])))" office:value-type="float" office:value="0.173076923076923" calcext:value-type="float">
            <text:p>0.17</text:p>
          </table:table-cell>
          <table:table-cell table:formula="of:=COM.MICROSOFT.SWITCH([.$D$3];&quot;Rounds2Kill&quot;;[.$E12]/(MIN(1;MAX(0;((21-([.$D12]-[.N$2]))/20)))*[.N$3]*[.$R$1]);&quot;Rounds2Die&quot;;([.N$4]*[.$R$1])/(MIN(1;MAX(0;((21-([.$B12]-[.N$5]))/20)))*[.$A12]);&quot;Kill/Die&quot;;([.$E12]/(MIN(1;MAX(0;((21-([.$D12]-[.N$2]))/20)))*[.N$3]*[.$R$1]))/(([.N$4]*[.$R$1])/(MIN(1;MAX(0;((21-([.$B12]-[.N$5]))/20)))*[.$A12])))" office:value-type="float" office:value="0.150669642857143" calcext:value-type="float">
            <text:p>0.15</text:p>
          </table:table-cell>
          <table:table-cell table:formula="of:=COM.MICROSOFT.SWITCH([.$D$3];&quot;Rounds2Kill&quot;;[.$E12]/(MIN(1;MAX(0;((21-([.$D12]-[.O$2]))/20)))*[.O$3]*[.$R$1]);&quot;Rounds2Die&quot;;([.O$4]*[.$R$1])/(MIN(1;MAX(0;((21-([.$B12]-[.O$5]))/20)))*[.$A12]);&quot;Kill/Die&quot;;([.$E12]/(MIN(1;MAX(0;((21-([.$D12]-[.O$2]))/20)))*[.O$3]*[.$R$1]))/(([.O$4]*[.$R$1])/(MIN(1;MAX(0;((21-([.$B12]-[.O$5]))/20)))*[.$A12])))" office:value-type="float" office:value="0.130718954248366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formula="of:=COM.MICROSOFT.SWITCH([.$D$3];&quot;Rounds2Kill&quot;;[.$E13]/(MIN(1;MAX(0;((21-([.$D13]-[.F$2]))/20)))*[.F$3]*[.$R$1]);&quot;Rounds2Die&quot;;([.F$4]*[.$R$1])/(MIN(1;MAX(0;((21-([.$B13]-[.F$5]))/20)))*[.$A13]);&quot;Kill/Die&quot;;([.$E13]/(MIN(1;MAX(0;((21-([.$D13]-[.F$2]))/20)))*[.F$3]*[.$R$1]))/(([.F$4]*[.$R$1])/(MIN(1;MAX(0;((21-([.$B13]-[.F$5]))/20)))*[.$A13])))" office:value-type="float" office:value="0.648148148148148" calcext:value-type="float">
            <text:p>0.65</text:p>
          </table:table-cell>
          <table:table-cell table:formula="of:=COM.MICROSOFT.SWITCH([.$D$3];&quot;Rounds2Kill&quot;;[.$E13]/(MIN(1;MAX(0;((21-([.$D13]-[.G$2]))/20)))*[.G$3]*[.$R$1]);&quot;Rounds2Die&quot;;([.G$4]*[.$R$1])/(MIN(1;MAX(0;((21-([.$B13]-[.G$5]))/20)))*[.$A13]);&quot;Kill/Die&quot;;([.$E13]/(MIN(1;MAX(0;((21-([.$D13]-[.G$2]))/20)))*[.G$3]*[.$R$1]))/(([.G$4]*[.$R$1])/(MIN(1;MAX(0;((21-([.$B13]-[.G$5]))/20)))*[.$A13])))" office:value-type="float" office:value="0.525" calcext:value-type="float">
            <text:p>0.53</text:p>
          </table:table-cell>
          <table:table-cell table:formula="of:=COM.MICROSOFT.SWITCH([.$D$3];&quot;Rounds2Kill&quot;;[.$E13]/(MIN(1;MAX(0;((21-([.$D13]-[.H$2]))/20)))*[.H$3]*[.$R$1]);&quot;Rounds2Die&quot;;([.H$4]*[.$R$1])/(MIN(1;MAX(0;((21-([.$B13]-[.H$5]))/20)))*[.$A13]);&quot;Kill/Die&quot;;([.$E13]/(MIN(1;MAX(0;((21-([.$D13]-[.H$2]))/20)))*[.H$3]*[.$R$1]))/(([.H$4]*[.$R$1])/(MIN(1;MAX(0;((21-([.$B13]-[.H$5]))/20)))*[.$A13])))" office:value-type="float" office:value="0.417771883289125" calcext:value-type="float">
            <text:p>0.42</text:p>
          </table:table-cell>
          <table:table-cell table:formula="of:=COM.MICROSOFT.SWITCH([.$D$3];&quot;Rounds2Kill&quot;;[.$E13]/(MIN(1;MAX(0;((21-([.$D13]-[.I$2]))/20)))*[.I$3]*[.$R$1]);&quot;Rounds2Die&quot;;([.I$4]*[.$R$1])/(MIN(1;MAX(0;((21-([.$B13]-[.I$5]))/20)))*[.$A13]);&quot;Kill/Die&quot;;([.$E13]/(MIN(1;MAX(0;((21-([.$D13]-[.I$2]))/20)))*[.I$3]*[.$R$1]))/(([.I$4]*[.$R$1])/(MIN(1;MAX(0;((21-([.$B13]-[.I$5]))/20)))*[.$A13])))" office:value-type="float" office:value="0.356334841628959" calcext:value-type="float">
            <text:p>0.36</text:p>
          </table:table-cell>
          <table:table-cell table:formula="of:=COM.MICROSOFT.SWITCH([.$D$3];&quot;Rounds2Kill&quot;;[.$E13]/(MIN(1;MAX(0;((21-([.$D13]-[.J$2]))/20)))*[.J$3]*[.$R$1]);&quot;Rounds2Die&quot;;([.J$4]*[.$R$1])/(MIN(1;MAX(0;((21-([.$B13]-[.J$5]))/20)))*[.$A13]);&quot;Kill/Die&quot;;([.$E13]/(MIN(1;MAX(0;((21-([.$D13]-[.J$2]))/20)))*[.J$3]*[.$R$1]))/(([.J$4]*[.$R$1])/(MIN(1;MAX(0;((21-([.$B13]-[.J$5]))/20)))*[.$A13])))" office:value-type="float" office:value="0.296052631578947" calcext:value-type="float">
            <text:p>0.30</text:p>
          </table:table-cell>
          <table:table-cell table:formula="of:=COM.MICROSOFT.SWITCH([.$D$3];&quot;Rounds2Kill&quot;;[.$E13]/(MIN(1;MAX(0;((21-([.$D13]-[.K$2]))/20)))*[.K$3]*[.$R$1]);&quot;Rounds2Die&quot;;([.K$4]*[.$R$1])/(MIN(1;MAX(0;((21-([.$B13]-[.K$5]))/20)))*[.$A13]);&quot;Kill/Die&quot;;([.$E13]/(MIN(1;MAX(0;((21-([.$D13]-[.K$2]))/20)))*[.K$3]*[.$R$1]))/(([.K$4]*[.$R$1])/(MIN(1;MAX(0;((21-([.$B13]-[.K$5]))/20)))*[.$A13])))" office:value-type="float" office:value="0.261627906976744" calcext:value-type="float">
            <text:p>0.26</text:p>
          </table:table-cell>
          <table:table-cell table:formula="of:=COM.MICROSOFT.SWITCH([.$D$3];&quot;Rounds2Kill&quot;;[.$E13]/(MIN(1;MAX(0;((21-([.$D13]-[.L$2]))/20)))*[.L$3]*[.$R$1]);&quot;Rounds2Die&quot;;([.L$4]*[.$R$1])/(MIN(1;MAX(0;((21-([.$B13]-[.L$5]))/20)))*[.$A13]);&quot;Kill/Die&quot;;([.$E13]/(MIN(1;MAX(0;((21-([.$D13]-[.L$2]))/20)))*[.L$3]*[.$R$1]))/(([.L$4]*[.$R$1])/(MIN(1;MAX(0;((21-([.$B13]-[.L$5]))/20)))*[.$A13])))" office:value-type="float" office:value="0.223404255319149" calcext:value-type="float">
            <text:p>0.22</text:p>
          </table:table-cell>
          <table:table-cell table:formula="of:=COM.MICROSOFT.SWITCH([.$D$3];&quot;Rounds2Kill&quot;;[.$E13]/(MIN(1;MAX(0;((21-([.$D13]-[.M$2]))/20)))*[.M$3]*[.$R$1]);&quot;Rounds2Die&quot;;([.M$4]*[.$R$1])/(MIN(1;MAX(0;((21-([.$B13]-[.M$5]))/20)))*[.$A13]);&quot;Kill/Die&quot;;([.$E13]/(MIN(1;MAX(0;((21-([.$D13]-[.M$2]))/20)))*[.M$3]*[.$R$1]))/(([.M$4]*[.$R$1])/(MIN(1;MAX(0;((21-([.$B13]-[.M$5]))/20)))*[.$A13])))" office:value-type="float" office:value="0.201923076923077" calcext:value-type="float">
            <text:p>0.20</text:p>
          </table:table-cell>
          <table:table-cell table:formula="of:=COM.MICROSOFT.SWITCH([.$D$3];&quot;Rounds2Kill&quot;;[.$E13]/(MIN(1;MAX(0;((21-([.$D13]-[.N$2]))/20)))*[.N$3]*[.$R$1]);&quot;Rounds2Die&quot;;([.N$4]*[.$R$1])/(MIN(1;MAX(0;((21-([.$B13]-[.N$5]))/20)))*[.$A13]);&quot;Kill/Die&quot;;([.$E13]/(MIN(1;MAX(0;((21-([.$D13]-[.N$2]))/20)))*[.N$3]*[.$R$1]))/(([.N$4]*[.$R$1])/(MIN(1;MAX(0;((21-([.$B13]-[.N$5]))/20)))*[.$A13])))" office:value-type="float" office:value="0.17578125" calcext:value-type="float">
            <text:p>0.18</text:p>
          </table:table-cell>
          <table:table-cell table:formula="of:=COM.MICROSOFT.SWITCH([.$D$3];&quot;Rounds2Kill&quot;;[.$E13]/(MIN(1;MAX(0;((21-([.$D13]-[.O$2]))/20)))*[.O$3]*[.$R$1]);&quot;Rounds2Die&quot;;([.O$4]*[.$R$1])/(MIN(1;MAX(0;((21-([.$B13]-[.O$5]))/20)))*[.$A13]);&quot;Kill/Die&quot;;([.$E13]/(MIN(1;MAX(0;((21-([.$D13]-[.O$2]))/20)))*[.O$3]*[.$R$1]))/(([.O$4]*[.$R$1])/(MIN(1;MAX(0;((21-([.$B13]-[.O$5]))/20)))*[.$A13])))" office:value-type="float" office:value="0.152505446623094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M.MICROSOFT.SWITCH([.$D$3];&quot;Rounds2Kill&quot;;[.$E14]/(MIN(1;MAX(0;((21-([.$D14]-[.F$2]))/20)))*[.F$3]*[.$R$1]);&quot;Rounds2Die&quot;;([.F$4]*[.$R$1])/(MIN(1;MAX(0;((21-([.$B14]-[.F$5]))/20)))*[.$A14]);&quot;Kill/Die&quot;;([.$E14]/(MIN(1;MAX(0;((21-([.$D14]-[.F$2]))/20)))*[.F$3]*[.$R$1]))/(([.F$4]*[.$R$1])/(MIN(1;MAX(0;((21-([.$B14]-[.F$5]))/20)))*[.$A14])))" office:value-type="float" office:value="0.740740740740741" calcext:value-type="float">
            <text:p>0.74</text:p>
          </table:table-cell>
          <table:table-cell table:formula="of:=COM.MICROSOFT.SWITCH([.$D$3];&quot;Rounds2Kill&quot;;[.$E14]/(MIN(1;MAX(0;((21-([.$D14]-[.G$2]))/20)))*[.G$3]*[.$R$1]);&quot;Rounds2Die&quot;;([.G$4]*[.$R$1])/(MIN(1;MAX(0;((21-([.$B14]-[.G$5]))/20)))*[.$A14]);&quot;Kill/Die&quot;;([.$E14]/(MIN(1;MAX(0;((21-([.$D14]-[.G$2]))/20)))*[.G$3]*[.$R$1]))/(([.G$4]*[.$R$1])/(MIN(1;MAX(0;((21-([.$B14]-[.G$5]))/20)))*[.$A14])))" office:value-type="float" office:value="0.6" calcext:value-type="float">
            <text:p>0.60</text:p>
          </table:table-cell>
          <table:table-cell table:formula="of:=COM.MICROSOFT.SWITCH([.$D$3];&quot;Rounds2Kill&quot;;[.$E14]/(MIN(1;MAX(0;((21-([.$D14]-[.H$2]))/20)))*[.H$3]*[.$R$1]);&quot;Rounds2Die&quot;;([.H$4]*[.$R$1])/(MIN(1;MAX(0;((21-([.$B14]-[.H$5]))/20)))*[.$A14]);&quot;Kill/Die&quot;;([.$E14]/(MIN(1;MAX(0;((21-([.$D14]-[.H$2]))/20)))*[.H$3]*[.$R$1]))/(([.H$4]*[.$R$1])/(MIN(1;MAX(0;((21-([.$B14]-[.H$5]))/20)))*[.$A14])))" office:value-type="float" office:value="0.477453580901857" calcext:value-type="float">
            <text:p>0.48</text:p>
          </table:table-cell>
          <table:table-cell table:formula="of:=COM.MICROSOFT.SWITCH([.$D$3];&quot;Rounds2Kill&quot;;[.$E14]/(MIN(1;MAX(0;((21-([.$D14]-[.I$2]))/20)))*[.I$3]*[.$R$1]);&quot;Rounds2Die&quot;;([.I$4]*[.$R$1])/(MIN(1;MAX(0;((21-([.$B14]-[.I$5]))/20)))*[.$A14]);&quot;Kill/Die&quot;;([.$E14]/(MIN(1;MAX(0;((21-([.$D14]-[.I$2]))/20)))*[.I$3]*[.$R$1]))/(([.I$4]*[.$R$1])/(MIN(1;MAX(0;((21-([.$B14]-[.I$5]))/20)))*[.$A14])))" office:value-type="float" office:value="0.407239819004525" calcext:value-type="float">
            <text:p>0.41</text:p>
          </table:table-cell>
          <table:table-cell table:formula="of:=COM.MICROSOFT.SWITCH([.$D$3];&quot;Rounds2Kill&quot;;[.$E14]/(MIN(1;MAX(0;((21-([.$D14]-[.J$2]))/20)))*[.J$3]*[.$R$1]);&quot;Rounds2Die&quot;;([.J$4]*[.$R$1])/(MIN(1;MAX(0;((21-([.$B14]-[.J$5]))/20)))*[.$A14]);&quot;Kill/Die&quot;;([.$E14]/(MIN(1;MAX(0;((21-([.$D14]-[.J$2]))/20)))*[.J$3]*[.$R$1]))/(([.J$4]*[.$R$1])/(MIN(1;MAX(0;((21-([.$B14]-[.J$5]))/20)))*[.$A14])))" office:value-type="float" office:value="0.338345864661654" calcext:value-type="float">
            <text:p>0.34</text:p>
          </table:table-cell>
          <table:table-cell table:formula="of:=COM.MICROSOFT.SWITCH([.$D$3];&quot;Rounds2Kill&quot;;[.$E14]/(MIN(1;MAX(0;((21-([.$D14]-[.K$2]))/20)))*[.K$3]*[.$R$1]);&quot;Rounds2Die&quot;;([.K$4]*[.$R$1])/(MIN(1;MAX(0;((21-([.$B14]-[.K$5]))/20)))*[.$A14]);&quot;Kill/Die&quot;;([.$E14]/(MIN(1;MAX(0;((21-([.$D14]-[.K$2]))/20)))*[.K$3]*[.$R$1]))/(([.K$4]*[.$R$1])/(MIN(1;MAX(0;((21-([.$B14]-[.K$5]))/20)))*[.$A14])))" office:value-type="float" office:value="0.299003322259136" calcext:value-type="float">
            <text:p>0.30</text:p>
          </table:table-cell>
          <table:table-cell table:formula="of:=COM.MICROSOFT.SWITCH([.$D$3];&quot;Rounds2Kill&quot;;[.$E14]/(MIN(1;MAX(0;((21-([.$D14]-[.L$2]))/20)))*[.L$3]*[.$R$1]);&quot;Rounds2Die&quot;;([.L$4]*[.$R$1])/(MIN(1;MAX(0;((21-([.$B14]-[.L$5]))/20)))*[.$A14]);&quot;Kill/Die&quot;;([.$E14]/(MIN(1;MAX(0;((21-([.$D14]-[.L$2]))/20)))*[.L$3]*[.$R$1]))/(([.L$4]*[.$R$1])/(MIN(1;MAX(0;((21-([.$B14]-[.L$5]))/20)))*[.$A14])))" office:value-type="float" office:value="0.25531914893617" calcext:value-type="float">
            <text:p>0.26</text:p>
          </table:table-cell>
          <table:table-cell table:formula="of:=COM.MICROSOFT.SWITCH([.$D$3];&quot;Rounds2Kill&quot;;[.$E14]/(MIN(1;MAX(0;((21-([.$D14]-[.M$2]))/20)))*[.M$3]*[.$R$1]);&quot;Rounds2Die&quot;;([.M$4]*[.$R$1])/(MIN(1;MAX(0;((21-([.$B14]-[.M$5]))/20)))*[.$A14]);&quot;Kill/Die&quot;;([.$E14]/(MIN(1;MAX(0;((21-([.$D14]-[.M$2]))/20)))*[.M$3]*[.$R$1]))/(([.M$4]*[.$R$1])/(MIN(1;MAX(0;((21-([.$B14]-[.M$5]))/20)))*[.$A14])))" office:value-type="float" office:value="0.230769230769231" calcext:value-type="float">
            <text:p>0.23</text:p>
          </table:table-cell>
          <table:table-cell table:formula="of:=COM.MICROSOFT.SWITCH([.$D$3];&quot;Rounds2Kill&quot;;[.$E14]/(MIN(1;MAX(0;((21-([.$D14]-[.N$2]))/20)))*[.N$3]*[.$R$1]);&quot;Rounds2Die&quot;;([.N$4]*[.$R$1])/(MIN(1;MAX(0;((21-([.$B14]-[.N$5]))/20)))*[.$A14]);&quot;Kill/Die&quot;;([.$E14]/(MIN(1;MAX(0;((21-([.$D14]-[.N$2]))/20)))*[.N$3]*[.$R$1]))/(([.N$4]*[.$R$1])/(MIN(1;MAX(0;((21-([.$B14]-[.N$5]))/20)))*[.$A14])))" office:value-type="float" office:value="0.200892857142857" calcext:value-type="float">
            <text:p>0.20</text:p>
          </table:table-cell>
          <table:table-cell table:formula="of:=COM.MICROSOFT.SWITCH([.$D$3];&quot;Rounds2Kill&quot;;[.$E14]/(MIN(1;MAX(0;((21-([.$D14]-[.O$2]))/20)))*[.O$3]*[.$R$1]);&quot;Rounds2Die&quot;;([.O$4]*[.$R$1])/(MIN(1;MAX(0;((21-([.$B14]-[.O$5]))/20)))*[.$A14]);&quot;Kill/Die&quot;;([.$E14]/(MIN(1;MAX(0;((21-([.$D14]-[.O$2]))/20)))*[.O$3]*[.$R$1]))/(([.O$4]*[.$R$1])/(MIN(1;MAX(0;((21-([.$B14]-[.O$5]))/20)))*[.$A14])))" office:value-type="float" office:value="0.174291938997821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formula="of:=COM.MICROSOFT.SWITCH([.$D$3];&quot;Rounds2Kill&quot;;[.$E15]/(MIN(1;MAX(0;((21-([.$D15]-[.F$2]))/20)))*[.F$3]*[.$R$1]);&quot;Rounds2Die&quot;;([.F$4]*[.$R$1])/(MIN(1;MAX(0;((21-([.$B15]-[.F$5]))/20)))*[.$A15]);&quot;Kill/Die&quot;;([.$E15]/(MIN(1;MAX(0;((21-([.$D15]-[.F$2]))/20)))*[.F$3]*[.$R$1]))/(([.F$4]*[.$R$1])/(MIN(1;MAX(0;((21-([.$B15]-[.F$5]))/20)))*[.$A15])))" office:value-type="float" office:value="0.909090909090909" calcext:value-type="float">
            <text:p>0.91</text:p>
          </table:table-cell>
          <table:table-cell table:formula="of:=COM.MICROSOFT.SWITCH([.$D$3];&quot;Rounds2Kill&quot;;[.$E15]/(MIN(1;MAX(0;((21-([.$D15]-[.G$2]))/20)))*[.G$3]*[.$R$1]);&quot;Rounds2Die&quot;;([.G$4]*[.$R$1])/(MIN(1;MAX(0;((21-([.$B15]-[.G$5]))/20)))*[.$A15]);&quot;Kill/Die&quot;;([.$E15]/(MIN(1;MAX(0;((21-([.$D15]-[.G$2]))/20)))*[.G$3]*[.$R$1]))/(([.G$4]*[.$R$1])/(MIN(1;MAX(0;((21-([.$B15]-[.G$5]))/20)))*[.$A15])))" office:value-type="float" office:value="0.736363636363636" calcext:value-type="float">
            <text:p>0.74</text:p>
          </table:table-cell>
          <table:table-cell table:formula="of:=COM.MICROSOFT.SWITCH([.$D$3];&quot;Rounds2Kill&quot;;[.$E15]/(MIN(1;MAX(0;((21-([.$D15]-[.H$2]))/20)))*[.H$3]*[.$R$1]);&quot;Rounds2Die&quot;;([.H$4]*[.$R$1])/(MIN(1;MAX(0;((21-([.$B15]-[.H$5]))/20)))*[.$A15]);&quot;Kill/Die&quot;;([.$E15]/(MIN(1;MAX(0;((21-([.$D15]-[.H$2]))/20)))*[.H$3]*[.$R$1]))/(([.H$4]*[.$R$1])/(MIN(1;MAX(0;((21-([.$B15]-[.H$5]))/20)))*[.$A15])))" office:value-type="float" office:value="0.581896551724138" calcext:value-type="float">
            <text:p>0.58</text:p>
          </table:table-cell>
          <table:table-cell table:formula="of:=COM.MICROSOFT.SWITCH([.$D$3];&quot;Rounds2Kill&quot;;[.$E15]/(MIN(1;MAX(0;((21-([.$D15]-[.I$2]))/20)))*[.I$3]*[.$R$1]);&quot;Rounds2Die&quot;;([.I$4]*[.$R$1])/(MIN(1;MAX(0;((21-([.$B15]-[.I$5]))/20)))*[.$A15]);&quot;Kill/Die&quot;;([.$E15]/(MIN(1;MAX(0;((21-([.$D15]-[.I$2]))/20)))*[.I$3]*[.$R$1]))/(([.I$4]*[.$R$1])/(MIN(1;MAX(0;((21-([.$B15]-[.I$5]))/20)))*[.$A15])))" office:value-type="float" office:value="0.496323529411765" calcext:value-type="float">
            <text:p>0.50</text:p>
          </table:table-cell>
          <table:table-cell table:formula="of:=COM.MICROSOFT.SWITCH([.$D$3];&quot;Rounds2Kill&quot;;[.$E15]/(MIN(1;MAX(0;((21-([.$D15]-[.J$2]))/20)))*[.J$3]*[.$R$1]);&quot;Rounds2Die&quot;;([.J$4]*[.$R$1])/(MIN(1;MAX(0;((21-([.$B15]-[.J$5]))/20)))*[.$A15]);&quot;Kill/Die&quot;;([.$E15]/(MIN(1;MAX(0;((21-([.$D15]-[.J$2]))/20)))*[.J$3]*[.$R$1]))/(([.J$4]*[.$R$1])/(MIN(1;MAX(0;((21-([.$B15]-[.J$5]))/20)))*[.$A15])))" office:value-type="float" office:value="0.409919028340081" calcext:value-type="float">
            <text:p>0.41</text:p>
          </table:table-cell>
          <table:table-cell table:formula="of:=COM.MICROSOFT.SWITCH([.$D$3];&quot;Rounds2Kill&quot;;[.$E15]/(MIN(1;MAX(0;((21-([.$D15]-[.K$2]))/20)))*[.K$3]*[.$R$1]);&quot;Rounds2Die&quot;;([.K$4]*[.$R$1])/(MIN(1;MAX(0;((21-([.$B15]-[.K$5]))/20)))*[.$A15]);&quot;Kill/Die&quot;;([.$E15]/(MIN(1;MAX(0;((21-([.$D15]-[.K$2]))/20)))*[.K$3]*[.$R$1]))/(([.K$4]*[.$R$1])/(MIN(1;MAX(0;((21-([.$B15]-[.K$5]))/20)))*[.$A15])))" office:value-type="float" office:value="0.362254025044723" calcext:value-type="float">
            <text:p>0.36</text:p>
          </table:table-cell>
          <table:table-cell table:formula="of:=COM.MICROSOFT.SWITCH([.$D$3];&quot;Rounds2Kill&quot;;[.$E15]/(MIN(1;MAX(0;((21-([.$D15]-[.L$2]))/20)))*[.L$3]*[.$R$1]);&quot;Rounds2Die&quot;;([.L$4]*[.$R$1])/(MIN(1;MAX(0;((21-([.$B15]-[.L$5]))/20)))*[.$A15]);&quot;Kill/Die&quot;;([.$E15]/(MIN(1;MAX(0;((21-([.$D15]-[.L$2]))/20)))*[.L$3]*[.$R$1]))/(([.L$4]*[.$R$1])/(MIN(1;MAX(0;((21-([.$B15]-[.L$5]))/20)))*[.$A15])))" office:value-type="float" office:value="0.30775075987842" calcext:value-type="float">
            <text:p>0.31</text:p>
          </table:table-cell>
          <table:table-cell table:formula="of:=COM.MICROSOFT.SWITCH([.$D$3];&quot;Rounds2Kill&quot;;[.$E15]/(MIN(1;MAX(0;((21-([.$D15]-[.M$2]))/20)))*[.M$3]*[.$R$1]);&quot;Rounds2Die&quot;;([.M$4]*[.$R$1])/(MIN(1;MAX(0;((21-([.$B15]-[.M$5]))/20)))*[.$A15]);&quot;Kill/Die&quot;;([.$E15]/(MIN(1;MAX(0;((21-([.$D15]-[.M$2]))/20)))*[.M$3]*[.$R$1]))/(([.M$4]*[.$R$1])/(MIN(1;MAX(0;((21-([.$B15]-[.M$5]))/20)))*[.$A15])))" office:value-type="float" office:value="0.278159340659341" calcext:value-type="float">
            <text:p>0.28</text:p>
          </table:table-cell>
          <table:table-cell table:formula="of:=COM.MICROSOFT.SWITCH([.$D$3];&quot;Rounds2Kill&quot;;[.$E15]/(MIN(1;MAX(0;((21-([.$D15]-[.N$2]))/20)))*[.N$3]*[.$R$1]);&quot;Rounds2Die&quot;;([.N$4]*[.$R$1])/(MIN(1;MAX(0;((21-([.$B15]-[.N$5]))/20)))*[.$A15]);&quot;Kill/Die&quot;;([.$E15]/(MIN(1;MAX(0;((21-([.$D15]-[.N$2]))/20)))*[.N$3]*[.$R$1]))/(([.N$4]*[.$R$1])/(MIN(1;MAX(0;((21-([.$B15]-[.N$5]))/20)))*[.$A15])))" office:value-type="float" office:value="0.241071428571429" calcext:value-type="float">
            <text:p>0.24</text:p>
          </table:table-cell>
          <table:table-cell table:formula="of:=COM.MICROSOFT.SWITCH([.$D$3];&quot;Rounds2Kill&quot;;[.$E15]/(MIN(1;MAX(0;((21-([.$D15]-[.O$2]))/20)))*[.O$3]*[.$R$1]);&quot;Rounds2Die&quot;;([.O$4]*[.$R$1])/(MIN(1;MAX(0;((21-([.$B15]-[.O$5]))/20)))*[.$A15]);&quot;Kill/Die&quot;;([.$E15]/(MIN(1;MAX(0;((21-([.$D15]-[.O$2]))/20)))*[.O$3]*[.$R$1]))/(([.O$4]*[.$R$1])/(MIN(1;MAX(0;((21-([.$B15]-[.O$5]))/20)))*[.$A15])))" office:value-type="float" office:value="0.208333333333333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M.MICROSOFT.SWITCH([.$D$3];&quot;Rounds2Kill&quot;;[.$E16]/(MIN(1;MAX(0;((21-([.$D16]-[.F$2]))/20)))*[.F$3]*[.$R$1]);&quot;Rounds2Die&quot;;([.F$4]*[.$R$1])/(MIN(1;MAX(0;((21-([.$B16]-[.F$5]))/20)))*[.$A16]);&quot;Kill/Die&quot;;([.$E16]/(MIN(1;MAX(0;((21-([.$D16]-[.F$2]))/20)))*[.F$3]*[.$R$1]))/(([.F$4]*[.$R$1])/(MIN(1;MAX(0;((21-([.$B16]-[.F$5]))/20)))*[.$A16])))" office:value-type="float" office:value="1.01010101010101" calcext:value-type="float">
            <text:p>1.01</text:p>
          </table:table-cell>
          <table:table-cell table:formula="of:=COM.MICROSOFT.SWITCH([.$D$3];&quot;Rounds2Kill&quot;;[.$E16]/(MIN(1;MAX(0;((21-([.$D16]-[.G$2]))/20)))*[.G$3]*[.$R$1]);&quot;Rounds2Die&quot;;([.G$4]*[.$R$1])/(MIN(1;MAX(0;((21-([.$B16]-[.G$5]))/20)))*[.$A16]);&quot;Kill/Die&quot;;([.$E16]/(MIN(1;MAX(0;((21-([.$D16]-[.G$2]))/20)))*[.G$3]*[.$R$1]))/(([.G$4]*[.$R$1])/(MIN(1;MAX(0;((21-([.$B16]-[.G$5]))/20)))*[.$A16])))" office:value-type="float" office:value="0.818181818181818" calcext:value-type="float">
            <text:p>0.82</text:p>
          </table:table-cell>
          <table:table-cell table:formula="of:=COM.MICROSOFT.SWITCH([.$D$3];&quot;Rounds2Kill&quot;;[.$E16]/(MIN(1;MAX(0;((21-([.$D16]-[.H$2]))/20)))*[.H$3]*[.$R$1]);&quot;Rounds2Die&quot;;([.H$4]*[.$R$1])/(MIN(1;MAX(0;((21-([.$B16]-[.H$5]))/20)))*[.$A16]);&quot;Kill/Die&quot;;([.$E16]/(MIN(1;MAX(0;((21-([.$D16]-[.H$2]))/20)))*[.H$3]*[.$R$1]))/(([.H$4]*[.$R$1])/(MIN(1;MAX(0;((21-([.$B16]-[.H$5]))/20)))*[.$A16])))" office:value-type="float" office:value="0.646551724137931" calcext:value-type="float">
            <text:p>0.65</text:p>
          </table:table-cell>
          <table:table-cell table:formula="of:=COM.MICROSOFT.SWITCH([.$D$3];&quot;Rounds2Kill&quot;;[.$E16]/(MIN(1;MAX(0;((21-([.$D16]-[.I$2]))/20)))*[.I$3]*[.$R$1]);&quot;Rounds2Die&quot;;([.I$4]*[.$R$1])/(MIN(1;MAX(0;((21-([.$B16]-[.I$5]))/20)))*[.$A16]);&quot;Kill/Die&quot;;([.$E16]/(MIN(1;MAX(0;((21-([.$D16]-[.I$2]))/20)))*[.I$3]*[.$R$1]))/(([.I$4]*[.$R$1])/(MIN(1;MAX(0;((21-([.$B16]-[.I$5]))/20)))*[.$A16])))" office:value-type="float" office:value="0.551470588235294" calcext:value-type="float">
            <text:p>0.55</text:p>
          </table:table-cell>
          <table:table-cell table:formula="of:=COM.MICROSOFT.SWITCH([.$D$3];&quot;Rounds2Kill&quot;;[.$E16]/(MIN(1;MAX(0;((21-([.$D16]-[.J$2]))/20)))*[.J$3]*[.$R$1]);&quot;Rounds2Die&quot;;([.J$4]*[.$R$1])/(MIN(1;MAX(0;((21-([.$B16]-[.J$5]))/20)))*[.$A16]);&quot;Kill/Die&quot;;([.$E16]/(MIN(1;MAX(0;((21-([.$D16]-[.J$2]))/20)))*[.J$3]*[.$R$1]))/(([.J$4]*[.$R$1])/(MIN(1;MAX(0;((21-([.$B16]-[.J$5]))/20)))*[.$A16])))" office:value-type="float" office:value="0.455465587044534" calcext:value-type="float">
            <text:p>0.46</text:p>
          </table:table-cell>
          <table:table-cell table:formula="of:=COM.MICROSOFT.SWITCH([.$D$3];&quot;Rounds2Kill&quot;;[.$E16]/(MIN(1;MAX(0;((21-([.$D16]-[.K$2]))/20)))*[.K$3]*[.$R$1]);&quot;Rounds2Die&quot;;([.K$4]*[.$R$1])/(MIN(1;MAX(0;((21-([.$B16]-[.K$5]))/20)))*[.$A16]);&quot;Kill/Die&quot;;([.$E16]/(MIN(1;MAX(0;((21-([.$D16]-[.K$2]))/20)))*[.K$3]*[.$R$1]))/(([.K$4]*[.$R$1])/(MIN(1;MAX(0;((21-([.$B16]-[.K$5]))/20)))*[.$A16])))" office:value-type="float" office:value="0.402504472271914" calcext:value-type="float">
            <text:p>0.40</text:p>
          </table:table-cell>
          <table:table-cell table:formula="of:=COM.MICROSOFT.SWITCH([.$D$3];&quot;Rounds2Kill&quot;;[.$E16]/(MIN(1;MAX(0;((21-([.$D16]-[.L$2]))/20)))*[.L$3]*[.$R$1]);&quot;Rounds2Die&quot;;([.L$4]*[.$R$1])/(MIN(1;MAX(0;((21-([.$B16]-[.L$5]))/20)))*[.$A16]);&quot;Kill/Die&quot;;([.$E16]/(MIN(1;MAX(0;((21-([.$D16]-[.L$2]))/20)))*[.L$3]*[.$R$1]))/(([.L$4]*[.$R$1])/(MIN(1;MAX(0;((21-([.$B16]-[.L$5]))/20)))*[.$A16])))" office:value-type="float" office:value="0.341945288753799" calcext:value-type="float">
            <text:p>0.34</text:p>
          </table:table-cell>
          <table:table-cell table:formula="of:=COM.MICROSOFT.SWITCH([.$D$3];&quot;Rounds2Kill&quot;;[.$E16]/(MIN(1;MAX(0;((21-([.$D16]-[.M$2]))/20)))*[.M$3]*[.$R$1]);&quot;Rounds2Die&quot;;([.M$4]*[.$R$1])/(MIN(1;MAX(0;((21-([.$B16]-[.M$5]))/20)))*[.$A16]);&quot;Kill/Die&quot;;([.$E16]/(MIN(1;MAX(0;((21-([.$D16]-[.M$2]))/20)))*[.M$3]*[.$R$1]))/(([.M$4]*[.$R$1])/(MIN(1;MAX(0;((21-([.$B16]-[.M$5]))/20)))*[.$A16])))" office:value-type="float" office:value="0.309065934065934" calcext:value-type="float">
            <text:p>0.31</text:p>
          </table:table-cell>
          <table:table-cell table:formula="of:=COM.MICROSOFT.SWITCH([.$D$3];&quot;Rounds2Kill&quot;;[.$E16]/(MIN(1;MAX(0;((21-([.$D16]-[.N$2]))/20)))*[.N$3]*[.$R$1]);&quot;Rounds2Die&quot;;([.N$4]*[.$R$1])/(MIN(1;MAX(0;((21-([.$B16]-[.N$5]))/20)))*[.$A16]);&quot;Kill/Die&quot;;([.$E16]/(MIN(1;MAX(0;((21-([.$D16]-[.N$2]))/20)))*[.N$3]*[.$R$1]))/(([.N$4]*[.$R$1])/(MIN(1;MAX(0;((21-([.$B16]-[.N$5]))/20)))*[.$A16])))" office:value-type="float" office:value="0.267857142857143" calcext:value-type="float">
            <text:p>0.27</text:p>
          </table:table-cell>
          <table:table-cell table:formula="of:=COM.MICROSOFT.SWITCH([.$D$3];&quot;Rounds2Kill&quot;;[.$E16]/(MIN(1;MAX(0;((21-([.$D16]-[.O$2]))/20)))*[.O$3]*[.$R$1]);&quot;Rounds2Die&quot;;([.O$4]*[.$R$1])/(MIN(1;MAX(0;((21-([.$B16]-[.O$5]))/20)))*[.$A16]);&quot;Kill/Die&quot;;([.$E16]/(MIN(1;MAX(0;((21-([.$D16]-[.O$2]))/20)))*[.O$3]*[.$R$1]))/(([.O$4]*[.$R$1])/(MIN(1;MAX(0;((21-([.$B16]-[.O$5]))/20)))*[.$A16])))" office:value-type="float" office:value="0.231481481481481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table:formula="of:=COM.MICROSOFT.SWITCH([.$D$3];&quot;Rounds2Kill&quot;;[.$E17]/(MIN(1;MAX(0;((21-([.$D17]-[.F$2]))/20)))*[.F$3]*[.$R$1]);&quot;Rounds2Die&quot;;([.F$4]*[.$R$1])/(MIN(1;MAX(0;((21-([.$B17]-[.F$5]))/20)))*[.$A17]);&quot;Kill/Die&quot;;([.$E17]/(MIN(1;MAX(0;((21-([.$D17]-[.F$2]))/20)))*[.F$3]*[.$R$1]))/(([.F$4]*[.$R$1])/(MIN(1;MAX(0;((21-([.$B17]-[.F$5]))/20)))*[.$A17])))" office:value-type="float" office:value="1.11111111111111" calcext:value-type="float">
            <text:p>1.11</text:p>
          </table:table-cell>
          <table:table-cell table:formula="of:=COM.MICROSOFT.SWITCH([.$D$3];&quot;Rounds2Kill&quot;;[.$E17]/(MIN(1;MAX(0;((21-([.$D17]-[.G$2]))/20)))*[.G$3]*[.$R$1]);&quot;Rounds2Die&quot;;([.G$4]*[.$R$1])/(MIN(1;MAX(0;((21-([.$B17]-[.G$5]))/20)))*[.$A17]);&quot;Kill/Die&quot;;([.$E17]/(MIN(1;MAX(0;((21-([.$D17]-[.G$2]))/20)))*[.G$3]*[.$R$1]))/(([.G$4]*[.$R$1])/(MIN(1;MAX(0;((21-([.$B17]-[.G$5]))/20)))*[.$A17])))" office:value-type="float" office:value="0.9" calcext:value-type="float">
            <text:p>0.90</text:p>
          </table:table-cell>
          <table:table-cell table:formula="of:=COM.MICROSOFT.SWITCH([.$D$3];&quot;Rounds2Kill&quot;;[.$E17]/(MIN(1;MAX(0;((21-([.$D17]-[.H$2]))/20)))*[.H$3]*[.$R$1]);&quot;Rounds2Die&quot;;([.H$4]*[.$R$1])/(MIN(1;MAX(0;((21-([.$B17]-[.H$5]))/20)))*[.$A17]);&quot;Kill/Die&quot;;([.$E17]/(MIN(1;MAX(0;((21-([.$D17]-[.H$2]))/20)))*[.H$3]*[.$R$1]))/(([.H$4]*[.$R$1])/(MIN(1;MAX(0;((21-([.$B17]-[.H$5]))/20)))*[.$A17])))" office:value-type="float" office:value="0.711206896551724" calcext:value-type="float">
            <text:p>0.71</text:p>
          </table:table-cell>
          <table:table-cell table:formula="of:=COM.MICROSOFT.SWITCH([.$D$3];&quot;Rounds2Kill&quot;;[.$E17]/(MIN(1;MAX(0;((21-([.$D17]-[.I$2]))/20)))*[.I$3]*[.$R$1]);&quot;Rounds2Die&quot;;([.I$4]*[.$R$1])/(MIN(1;MAX(0;((21-([.$B17]-[.I$5]))/20)))*[.$A17]);&quot;Kill/Die&quot;;([.$E17]/(MIN(1;MAX(0;((21-([.$D17]-[.I$2]))/20)))*[.I$3]*[.$R$1]))/(([.I$4]*[.$R$1])/(MIN(1;MAX(0;((21-([.$B17]-[.I$5]))/20)))*[.$A17])))" office:value-type="float" office:value="0.606617647058824" calcext:value-type="float">
            <text:p>0.61</text:p>
          </table:table-cell>
          <table:table-cell table:formula="of:=COM.MICROSOFT.SWITCH([.$D$3];&quot;Rounds2Kill&quot;;[.$E17]/(MIN(1;MAX(0;((21-([.$D17]-[.J$2]))/20)))*[.J$3]*[.$R$1]);&quot;Rounds2Die&quot;;([.J$4]*[.$R$1])/(MIN(1;MAX(0;((21-([.$B17]-[.J$5]))/20)))*[.$A17]);&quot;Kill/Die&quot;;([.$E17]/(MIN(1;MAX(0;((21-([.$D17]-[.J$2]))/20)))*[.J$3]*[.$R$1]))/(([.J$4]*[.$R$1])/(MIN(1;MAX(0;((21-([.$B17]-[.J$5]))/20)))*[.$A17])))" office:value-type="float" office:value="0.501012145748988" calcext:value-type="float">
            <text:p>0.50</text:p>
          </table:table-cell>
          <table:table-cell table:formula="of:=COM.MICROSOFT.SWITCH([.$D$3];&quot;Rounds2Kill&quot;;[.$E17]/(MIN(1;MAX(0;((21-([.$D17]-[.K$2]))/20)))*[.K$3]*[.$R$1]);&quot;Rounds2Die&quot;;([.K$4]*[.$R$1])/(MIN(1;MAX(0;((21-([.$B17]-[.K$5]))/20)))*[.$A17]);&quot;Kill/Die&quot;;([.$E17]/(MIN(1;MAX(0;((21-([.$D17]-[.K$2]))/20)))*[.K$3]*[.$R$1]))/(([.K$4]*[.$R$1])/(MIN(1;MAX(0;((21-([.$B17]-[.K$5]))/20)))*[.$A17])))" office:value-type="float" office:value="0.442754919499106" calcext:value-type="float">
            <text:p>0.44</text:p>
          </table:table-cell>
          <table:table-cell table:formula="of:=COM.MICROSOFT.SWITCH([.$D$3];&quot;Rounds2Kill&quot;;[.$E17]/(MIN(1;MAX(0;((21-([.$D17]-[.L$2]))/20)))*[.L$3]*[.$R$1]);&quot;Rounds2Die&quot;;([.L$4]*[.$R$1])/(MIN(1;MAX(0;((21-([.$B17]-[.L$5]))/20)))*[.$A17]);&quot;Kill/Die&quot;;([.$E17]/(MIN(1;MAX(0;((21-([.$D17]-[.L$2]))/20)))*[.L$3]*[.$R$1]))/(([.L$4]*[.$R$1])/(MIN(1;MAX(0;((21-([.$B17]-[.L$5]))/20)))*[.$A17])))" office:value-type="float" office:value="0.376139817629179" calcext:value-type="float">
            <text:p>0.38</text:p>
          </table:table-cell>
          <table:table-cell table:formula="of:=COM.MICROSOFT.SWITCH([.$D$3];&quot;Rounds2Kill&quot;;[.$E17]/(MIN(1;MAX(0;((21-([.$D17]-[.M$2]))/20)))*[.M$3]*[.$R$1]);&quot;Rounds2Die&quot;;([.M$4]*[.$R$1])/(MIN(1;MAX(0;((21-([.$B17]-[.M$5]))/20)))*[.$A17]);&quot;Kill/Die&quot;;([.$E17]/(MIN(1;MAX(0;((21-([.$D17]-[.M$2]))/20)))*[.M$3]*[.$R$1]))/(([.M$4]*[.$R$1])/(MIN(1;MAX(0;((21-([.$B17]-[.M$5]))/20)))*[.$A17])))" office:value-type="float" office:value="0.339972527472528" calcext:value-type="float">
            <text:p>0.34</text:p>
          </table:table-cell>
          <table:table-cell table:formula="of:=COM.MICROSOFT.SWITCH([.$D$3];&quot;Rounds2Kill&quot;;[.$E17]/(MIN(1;MAX(0;((21-([.$D17]-[.N$2]))/20)))*[.N$3]*[.$R$1]);&quot;Rounds2Die&quot;;([.N$4]*[.$R$1])/(MIN(1;MAX(0;((21-([.$B17]-[.N$5]))/20)))*[.$A17]);&quot;Kill/Die&quot;;([.$E17]/(MIN(1;MAX(0;((21-([.$D17]-[.N$2]))/20)))*[.N$3]*[.$R$1]))/(([.N$4]*[.$R$1])/(MIN(1;MAX(0;((21-([.$B17]-[.N$5]))/20)))*[.$A17])))" office:value-type="float" office:value="0.294642857142857" calcext:value-type="float">
            <text:p>0.29</text:p>
          </table:table-cell>
          <table:table-cell table:formula="of:=COM.MICROSOFT.SWITCH([.$D$3];&quot;Rounds2Kill&quot;;[.$E17]/(MIN(1;MAX(0;((21-([.$D17]-[.O$2]))/20)))*[.O$3]*[.$R$1]);&quot;Rounds2Die&quot;;([.O$4]*[.$R$1])/(MIN(1;MAX(0;((21-([.$B17]-[.O$5]))/20)))*[.$A17]);&quot;Kill/Die&quot;;([.$E17]/(MIN(1;MAX(0;((21-([.$D17]-[.O$2]))/20)))*[.O$3]*[.$R$1]))/(([.O$4]*[.$R$1])/(MIN(1;MAX(0;((21-([.$B17]-[.O$5]))/20)))*[.$A17])))" office:value-type="float" office:value="0.25462962962963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SWITCH([.$D$3];&quot;Rounds2Kill&quot;;[.$E18]/(MIN(1;MAX(0;((21-([.$D18]-[.F$2]))/20)))*[.F$3]*[.$R$1]);&quot;Rounds2Die&quot;;([.F$4]*[.$R$1])/(MIN(1;MAX(0;((21-([.$B18]-[.F$5]))/20)))*[.$A18]);&quot;Kill/Die&quot;;([.$E18]/(MIN(1;MAX(0;((21-([.$D18]-[.F$2]))/20)))*[.F$3]*[.$R$1]))/(([.F$4]*[.$R$1])/(MIN(1;MAX(0;((21-([.$B18]-[.F$5]))/20)))*[.$A18])))" office:value-type="float" office:value="1.21212121212121" calcext:value-type="float">
            <text:p>1.21</text:p>
          </table:table-cell>
          <table:table-cell table:formula="of:=COM.MICROSOFT.SWITCH([.$D$3];&quot;Rounds2Kill&quot;;[.$E18]/(MIN(1;MAX(0;((21-([.$D18]-[.G$2]))/20)))*[.G$3]*[.$R$1]);&quot;Rounds2Die&quot;;([.G$4]*[.$R$1])/(MIN(1;MAX(0;((21-([.$B18]-[.G$5]))/20)))*[.$A18]);&quot;Kill/Die&quot;;([.$E18]/(MIN(1;MAX(0;((21-([.$D18]-[.G$2]))/20)))*[.G$3]*[.$R$1]))/(([.G$4]*[.$R$1])/(MIN(1;MAX(0;((21-([.$B18]-[.G$5]))/20)))*[.$A18])))" office:value-type="float" office:value="0.981818181818182" calcext:value-type="float">
            <text:p>0.98</text:p>
          </table:table-cell>
          <table:table-cell table:formula="of:=COM.MICROSOFT.SWITCH([.$D$3];&quot;Rounds2Kill&quot;;[.$E18]/(MIN(1;MAX(0;((21-([.$D18]-[.H$2]))/20)))*[.H$3]*[.$R$1]);&quot;Rounds2Die&quot;;([.H$4]*[.$R$1])/(MIN(1;MAX(0;((21-([.$B18]-[.H$5]))/20)))*[.$A18]);&quot;Kill/Die&quot;;([.$E18]/(MIN(1;MAX(0;((21-([.$D18]-[.H$2]))/20)))*[.H$3]*[.$R$1]))/(([.H$4]*[.$R$1])/(MIN(1;MAX(0;((21-([.$B18]-[.H$5]))/20)))*[.$A18])))" office:value-type="float" office:value="0.775862068965517" calcext:value-type="float">
            <text:p>0.78</text:p>
          </table:table-cell>
          <table:table-cell table:formula="of:=COM.MICROSOFT.SWITCH([.$D$3];&quot;Rounds2Kill&quot;;[.$E18]/(MIN(1;MAX(0;((21-([.$D18]-[.I$2]))/20)))*[.I$3]*[.$R$1]);&quot;Rounds2Die&quot;;([.I$4]*[.$R$1])/(MIN(1;MAX(0;((21-([.$B18]-[.I$5]))/20)))*[.$A18]);&quot;Kill/Die&quot;;([.$E18]/(MIN(1;MAX(0;((21-([.$D18]-[.I$2]))/20)))*[.I$3]*[.$R$1]))/(([.I$4]*[.$R$1])/(MIN(1;MAX(0;((21-([.$B18]-[.I$5]))/20)))*[.$A18])))" office:value-type="float" office:value="0.661764705882353" calcext:value-type="float">
            <text:p>0.66</text:p>
          </table:table-cell>
          <table:table-cell table:formula="of:=COM.MICROSOFT.SWITCH([.$D$3];&quot;Rounds2Kill&quot;;[.$E18]/(MIN(1;MAX(0;((21-([.$D18]-[.J$2]))/20)))*[.J$3]*[.$R$1]);&quot;Rounds2Die&quot;;([.J$4]*[.$R$1])/(MIN(1;MAX(0;((21-([.$B18]-[.J$5]))/20)))*[.$A18]);&quot;Kill/Die&quot;;([.$E18]/(MIN(1;MAX(0;((21-([.$D18]-[.J$2]))/20)))*[.J$3]*[.$R$1]))/(([.J$4]*[.$R$1])/(MIN(1;MAX(0;((21-([.$B18]-[.J$5]))/20)))*[.$A18])))" office:value-type="float" office:value="0.546558704453441" calcext:value-type="float">
            <text:p>0.55</text:p>
          </table:table-cell>
          <table:table-cell table:formula="of:=COM.MICROSOFT.SWITCH([.$D$3];&quot;Rounds2Kill&quot;;[.$E18]/(MIN(1;MAX(0;((21-([.$D18]-[.K$2]))/20)))*[.K$3]*[.$R$1]);&quot;Rounds2Die&quot;;([.K$4]*[.$R$1])/(MIN(1;MAX(0;((21-([.$B18]-[.K$5]))/20)))*[.$A18]);&quot;Kill/Die&quot;;([.$E18]/(MIN(1;MAX(0;((21-([.$D18]-[.K$2]))/20)))*[.K$3]*[.$R$1]))/(([.K$4]*[.$R$1])/(MIN(1;MAX(0;((21-([.$B18]-[.K$5]))/20)))*[.$A18])))" office:value-type="float" office:value="0.483005366726297" calcext:value-type="float">
            <text:p>0.48</text:p>
          </table:table-cell>
          <table:table-cell table:formula="of:=COM.MICROSOFT.SWITCH([.$D$3];&quot;Rounds2Kill&quot;;[.$E18]/(MIN(1;MAX(0;((21-([.$D18]-[.L$2]))/20)))*[.L$3]*[.$R$1]);&quot;Rounds2Die&quot;;([.L$4]*[.$R$1])/(MIN(1;MAX(0;((21-([.$B18]-[.L$5]))/20)))*[.$A18]);&quot;Kill/Die&quot;;([.$E18]/(MIN(1;MAX(0;((21-([.$D18]-[.L$2]))/20)))*[.L$3]*[.$R$1]))/(([.L$4]*[.$R$1])/(MIN(1;MAX(0;((21-([.$B18]-[.L$5]))/20)))*[.$A18])))" office:value-type="float" office:value="0.410334346504559" calcext:value-type="float">
            <text:p>0.41</text:p>
          </table:table-cell>
          <table:table-cell table:formula="of:=COM.MICROSOFT.SWITCH([.$D$3];&quot;Rounds2Kill&quot;;[.$E18]/(MIN(1;MAX(0;((21-([.$D18]-[.M$2]))/20)))*[.M$3]*[.$R$1]);&quot;Rounds2Die&quot;;([.M$4]*[.$R$1])/(MIN(1;MAX(0;((21-([.$B18]-[.M$5]))/20)))*[.$A18]);&quot;Kill/Die&quot;;([.$E18]/(MIN(1;MAX(0;((21-([.$D18]-[.M$2]))/20)))*[.M$3]*[.$R$1]))/(([.M$4]*[.$R$1])/(MIN(1;MAX(0;((21-([.$B18]-[.M$5]))/20)))*[.$A18])))" office:value-type="float" office:value="0.370879120879121" calcext:value-type="float">
            <text:p>0.37</text:p>
          </table:table-cell>
          <table:table-cell table:formula="of:=COM.MICROSOFT.SWITCH([.$D$3];&quot;Rounds2Kill&quot;;[.$E18]/(MIN(1;MAX(0;((21-([.$D18]-[.N$2]))/20)))*[.N$3]*[.$R$1]);&quot;Rounds2Die&quot;;([.N$4]*[.$R$1])/(MIN(1;MAX(0;((21-([.$B18]-[.N$5]))/20)))*[.$A18]);&quot;Kill/Die&quot;;([.$E18]/(MIN(1;MAX(0;((21-([.$D18]-[.N$2]))/20)))*[.N$3]*[.$R$1]))/(([.N$4]*[.$R$1])/(MIN(1;MAX(0;((21-([.$B18]-[.N$5]))/20)))*[.$A18])))" office:value-type="float" office:value="0.321428571428571" calcext:value-type="float">
            <text:p>0.32</text:p>
          </table:table-cell>
          <table:table-cell table:formula="of:=COM.MICROSOFT.SWITCH([.$D$3];&quot;Rounds2Kill&quot;;[.$E18]/(MIN(1;MAX(0;((21-([.$D18]-[.O$2]))/20)))*[.O$3]*[.$R$1]);&quot;Rounds2Die&quot;;([.O$4]*[.$R$1])/(MIN(1;MAX(0;((21-([.$B18]-[.O$5]))/20)))*[.$A18]);&quot;Kill/Die&quot;;([.$E18]/(MIN(1;MAX(0;((21-([.$D18]-[.O$2]))/20)))*[.O$3]*[.$R$1]))/(([.O$4]*[.$R$1])/(MIN(1;MAX(0;((21-([.$B18]-[.O$5]))/20)))*[.$A18])))" office:value-type="float" office:value="0.27777777777777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.5" calcext:value-type="float">
            <text:p>58.5</text:p>
          </table:table-cell>
          <table:table-cell table:formula="of:=COM.MICROSOFT.SWITCH([.$D$3];&quot;Rounds2Kill&quot;;[.$E19]/(MIN(1;MAX(0;((21-([.$D19]-[.F$2]))/20)))*[.F$3]*[.$R$1]);&quot;Rounds2Die&quot;;([.F$4]*[.$R$1])/(MIN(1;MAX(0;((21-([.$B19]-[.F$5]))/20)))*[.$A19]);&quot;Kill/Die&quot;;([.$E19]/(MIN(1;MAX(0;((21-([.$D19]-[.F$2]))/20)))*[.F$3]*[.$R$1]))/(([.F$4]*[.$R$1])/(MIN(1;MAX(0;((21-([.$B19]-[.F$5]))/20)))*[.$A19])))" office:value-type="float" office:value="1.44444444444444" calcext:value-type="float">
            <text:p>1.44</text:p>
          </table:table-cell>
          <table:table-cell table:formula="of:=COM.MICROSOFT.SWITCH([.$D$3];&quot;Rounds2Kill&quot;;[.$E19]/(MIN(1;MAX(0;((21-([.$D19]-[.G$2]))/20)))*[.G$3]*[.$R$1]);&quot;Rounds2Die&quot;;([.G$4]*[.$R$1])/(MIN(1;MAX(0;((21-([.$B19]-[.G$5]))/20)))*[.$A19]);&quot;Kill/Die&quot;;([.$E19]/(MIN(1;MAX(0;((21-([.$D19]-[.G$2]))/20)))*[.G$3]*[.$R$1]))/(([.G$4]*[.$R$1])/(MIN(1;MAX(0;((21-([.$B19]-[.G$5]))/20)))*[.$A19])))" office:value-type="float" office:value="1.17" calcext:value-type="float">
            <text:p>1.17</text:p>
          </table:table-cell>
          <table:table-cell table:formula="of:=COM.MICROSOFT.SWITCH([.$D$3];&quot;Rounds2Kill&quot;;[.$E19]/(MIN(1;MAX(0;((21-([.$D19]-[.H$2]))/20)))*[.H$3]*[.$R$1]);&quot;Rounds2Die&quot;;([.H$4]*[.$R$1])/(MIN(1;MAX(0;((21-([.$B19]-[.H$5]))/20)))*[.$A19]);&quot;Kill/Die&quot;;([.$E19]/(MIN(1;MAX(0;((21-([.$D19]-[.H$2]))/20)))*[.H$3]*[.$R$1]))/(([.H$4]*[.$R$1])/(MIN(1;MAX(0;((21-([.$B19]-[.H$5]))/20)))*[.$A19])))" office:value-type="float" office:value="0.91692789968652" calcext:value-type="float">
            <text:p>0.92</text:p>
          </table:table-cell>
          <table:table-cell table:formula="of:=COM.MICROSOFT.SWITCH([.$D$3];&quot;Rounds2Kill&quot;;[.$E19]/(MIN(1;MAX(0;((21-([.$D19]-[.I$2]))/20)))*[.I$3]*[.$R$1]);&quot;Rounds2Die&quot;;([.I$4]*[.$R$1])/(MIN(1;MAX(0;((21-([.$B19]-[.I$5]))/20)))*[.$A19]);&quot;Kill/Die&quot;;([.$E19]/(MIN(1;MAX(0;((21-([.$D19]-[.I$2]))/20)))*[.I$3]*[.$R$1]))/(([.I$4]*[.$R$1])/(MIN(1;MAX(0;((21-([.$B19]-[.I$5]))/20)))*[.$A19])))" office:value-type="float" office:value="0.782085561497326" calcext:value-type="float">
            <text:p>0.78</text:p>
          </table:table-cell>
          <table:table-cell table:formula="of:=COM.MICROSOFT.SWITCH([.$D$3];&quot;Rounds2Kill&quot;;[.$E19]/(MIN(1;MAX(0;((21-([.$D19]-[.J$2]))/20)))*[.J$3]*[.$R$1]);&quot;Rounds2Die&quot;;([.J$4]*[.$R$1])/(MIN(1;MAX(0;((21-([.$B19]-[.J$5]))/20)))*[.$A19]);&quot;Kill/Die&quot;;([.$E19]/(MIN(1;MAX(0;((21-([.$D19]-[.J$2]))/20)))*[.J$3]*[.$R$1]))/(([.J$4]*[.$R$1])/(MIN(1;MAX(0;((21-([.$B19]-[.J$5]))/20)))*[.$A19])))" office:value-type="float" office:value="0.641447368421053" calcext:value-type="float">
            <text:p>0.64</text:p>
          </table:table-cell>
          <table:table-cell table:formula="of:=COM.MICROSOFT.SWITCH([.$D$3];&quot;Rounds2Kill&quot;;[.$E19]/(MIN(1;MAX(0;((21-([.$D19]-[.K$2]))/20)))*[.K$3]*[.$R$1]);&quot;Rounds2Die&quot;;([.K$4]*[.$R$1])/(MIN(1;MAX(0;((21-([.$B19]-[.K$5]))/20)))*[.$A19]);&quot;Kill/Die&quot;;([.$E19]/(MIN(1;MAX(0;((21-([.$D19]-[.K$2]))/20)))*[.K$3]*[.$R$1]))/(([.K$4]*[.$R$1])/(MIN(1;MAX(0;((21-([.$B19]-[.K$5]))/20)))*[.$A19])))" office:value-type="float" office:value="0.566860465116279" calcext:value-type="float">
            <text:p>0.57</text:p>
          </table:table-cell>
          <table:table-cell table:formula="of:=COM.MICROSOFT.SWITCH([.$D$3];&quot;Rounds2Kill&quot;;[.$E19]/(MIN(1;MAX(0;((21-([.$D19]-[.L$2]))/20)))*[.L$3]*[.$R$1]);&quot;Rounds2Die&quot;;([.L$4]*[.$R$1])/(MIN(1;MAX(0;((21-([.$B19]-[.L$5]))/20)))*[.$A19]);&quot;Kill/Die&quot;;([.$E19]/(MIN(1;MAX(0;((21-([.$D19]-[.L$2]))/20)))*[.L$3]*[.$R$1]))/(([.L$4]*[.$R$1])/(MIN(1;MAX(0;((21-([.$B19]-[.L$5]))/20)))*[.$A19])))" office:value-type="float" office:value="0.478723404255319" calcext:value-type="float">
            <text:p>0.48</text:p>
          </table:table-cell>
          <table:table-cell table:formula="of:=COM.MICROSOFT.SWITCH([.$D$3];&quot;Rounds2Kill&quot;;[.$E19]/(MIN(1;MAX(0;((21-([.$D19]-[.M$2]))/20)))*[.M$3]*[.$R$1]);&quot;Rounds2Die&quot;;([.M$4]*[.$R$1])/(MIN(1;MAX(0;((21-([.$B19]-[.M$5]))/20)))*[.$A19]);&quot;Kill/Die&quot;;([.$E19]/(MIN(1;MAX(0;((21-([.$D19]-[.M$2]))/20)))*[.M$3]*[.$R$1]))/(([.M$4]*[.$R$1])/(MIN(1;MAX(0;((21-([.$B19]-[.M$5]))/20)))*[.$A19])))" office:value-type="float" office:value="0.432692307692308" calcext:value-type="float">
            <text:p>0.43</text:p>
          </table:table-cell>
          <table:table-cell table:formula="of:=COM.MICROSOFT.SWITCH([.$D$3];&quot;Rounds2Kill&quot;;[.$E19]/(MIN(1;MAX(0;((21-([.$D19]-[.N$2]))/20)))*[.N$3]*[.$R$1]);&quot;Rounds2Die&quot;;([.N$4]*[.$R$1])/(MIN(1;MAX(0;((21-([.$B19]-[.N$5]))/20)))*[.$A19]);&quot;Kill/Die&quot;;([.$E19]/(MIN(1;MAX(0;((21-([.$D19]-[.N$2]))/20)))*[.N$3]*[.$R$1]))/(([.N$4]*[.$R$1])/(MIN(1;MAX(0;((21-([.$B19]-[.N$5]))/20)))*[.$A19])))" office:value-type="float" office:value="0.373086734693878" calcext:value-type="float">
            <text:p>0.37</text:p>
          </table:table-cell>
          <table:table-cell table:formula="of:=COM.MICROSOFT.SWITCH([.$D$3];&quot;Rounds2Kill&quot;;[.$E19]/(MIN(1;MAX(0;((21-([.$D19]-[.O$2]))/20)))*[.O$3]*[.$R$1]);&quot;Rounds2Die&quot;;([.O$4]*[.$R$1])/(MIN(1;MAX(0;((21-([.$B19]-[.O$5]))/20)))*[.$A19]);&quot;Kill/Die&quot;;([.$E19]/(MIN(1;MAX(0;((21-([.$D19]-[.O$2]))/20)))*[.O$3]*[.$R$1]))/(([.O$4]*[.$R$1])/(MIN(1;MAX(0;((21-([.$B19]-[.O$5]))/20)))*[.$A19])))" office:value-type="float" office:value="0.320987654320988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COM.MICROSOFT.SWITCH([.$D$3];&quot;Rounds2Kill&quot;;[.$E20]/(MIN(1;MAX(0;((21-([.$D20]-[.F$2]))/20)))*[.F$3]*[.$R$1]);&quot;Rounds2Die&quot;;([.F$4]*[.$R$1])/(MIN(1;MAX(0;((21-([.$B20]-[.F$5]))/20)))*[.$A20]);&quot;Kill/Die&quot;;([.$E20]/(MIN(1;MAX(0;((21-([.$D20]-[.F$2]))/20)))*[.F$3]*[.$R$1]))/(([.F$4]*[.$R$1])/(MIN(1;MAX(0;((21-([.$B20]-[.F$5]))/20)))*[.$A20])))" office:value-type="float" office:value="1.55555555555556" calcext:value-type="float">
            <text:p>1.56</text:p>
          </table:table-cell>
          <table:table-cell table:formula="of:=COM.MICROSOFT.SWITCH([.$D$3];&quot;Rounds2Kill&quot;;[.$E20]/(MIN(1;MAX(0;((21-([.$D20]-[.G$2]))/20)))*[.G$3]*[.$R$1]);&quot;Rounds2Die&quot;;([.G$4]*[.$R$1])/(MIN(1;MAX(0;((21-([.$B20]-[.G$5]))/20)))*[.$A20]);&quot;Kill/Die&quot;;([.$E20]/(MIN(1;MAX(0;((21-([.$D20]-[.G$2]))/20)))*[.G$3]*[.$R$1]))/(([.G$4]*[.$R$1])/(MIN(1;MAX(0;((21-([.$B20]-[.G$5]))/20)))*[.$A20])))" office:value-type="float" office:value="1.26" calcext:value-type="float">
            <text:p>1.26</text:p>
          </table:table-cell>
          <table:table-cell table:formula="of:=COM.MICROSOFT.SWITCH([.$D$3];&quot;Rounds2Kill&quot;;[.$E20]/(MIN(1;MAX(0;((21-([.$D20]-[.H$2]))/20)))*[.H$3]*[.$R$1]);&quot;Rounds2Die&quot;;([.H$4]*[.$R$1])/(MIN(1;MAX(0;((21-([.$B20]-[.H$5]))/20)))*[.$A20]);&quot;Kill/Die&quot;;([.$E20]/(MIN(1;MAX(0;((21-([.$D20]-[.H$2]))/20)))*[.H$3]*[.$R$1]))/(([.H$4]*[.$R$1])/(MIN(1;MAX(0;((21-([.$B20]-[.H$5]))/20)))*[.$A20])))" office:value-type="float" office:value="0.987460815047022" calcext:value-type="float">
            <text:p>0.99</text:p>
          </table:table-cell>
          <table:table-cell table:formula="of:=COM.MICROSOFT.SWITCH([.$D$3];&quot;Rounds2Kill&quot;;[.$E20]/(MIN(1;MAX(0;((21-([.$D20]-[.I$2]))/20)))*[.I$3]*[.$R$1]);&quot;Rounds2Die&quot;;([.I$4]*[.$R$1])/(MIN(1;MAX(0;((21-([.$B20]-[.I$5]))/20)))*[.$A20]);&quot;Kill/Die&quot;;([.$E20]/(MIN(1;MAX(0;((21-([.$D20]-[.I$2]))/20)))*[.I$3]*[.$R$1]))/(([.I$4]*[.$R$1])/(MIN(1;MAX(0;((21-([.$B20]-[.I$5]))/20)))*[.$A20])))" office:value-type="float" office:value="0.842245989304813" calcext:value-type="float">
            <text:p>0.84</text:p>
          </table:table-cell>
          <table:table-cell table:formula="of:=COM.MICROSOFT.SWITCH([.$D$3];&quot;Rounds2Kill&quot;;[.$E20]/(MIN(1;MAX(0;((21-([.$D20]-[.J$2]))/20)))*[.J$3]*[.$R$1]);&quot;Rounds2Die&quot;;([.J$4]*[.$R$1])/(MIN(1;MAX(0;((21-([.$B20]-[.J$5]))/20)))*[.$A20]);&quot;Kill/Die&quot;;([.$E20]/(MIN(1;MAX(0;((21-([.$D20]-[.J$2]))/20)))*[.J$3]*[.$R$1]))/(([.J$4]*[.$R$1])/(MIN(1;MAX(0;((21-([.$B20]-[.J$5]))/20)))*[.$A20])))" office:value-type="float" office:value="0.690789473684211" calcext:value-type="float">
            <text:p>0.69</text:p>
          </table:table-cell>
          <table:table-cell table:formula="of:=COM.MICROSOFT.SWITCH([.$D$3];&quot;Rounds2Kill&quot;;[.$E20]/(MIN(1;MAX(0;((21-([.$D20]-[.K$2]))/20)))*[.K$3]*[.$R$1]);&quot;Rounds2Die&quot;;([.K$4]*[.$R$1])/(MIN(1;MAX(0;((21-([.$B20]-[.K$5]))/20)))*[.$A20]);&quot;Kill/Die&quot;;([.$E20]/(MIN(1;MAX(0;((21-([.$D20]-[.K$2]))/20)))*[.K$3]*[.$R$1]))/(([.K$4]*[.$R$1])/(MIN(1;MAX(0;((21-([.$B20]-[.K$5]))/20)))*[.$A20])))" office:value-type="float" office:value="0.61046511627907" calcext:value-type="float">
            <text:p>0.61</text:p>
          </table:table-cell>
          <table:table-cell table:formula="of:=COM.MICROSOFT.SWITCH([.$D$3];&quot;Rounds2Kill&quot;;[.$E20]/(MIN(1;MAX(0;((21-([.$D20]-[.L$2]))/20)))*[.L$3]*[.$R$1]);&quot;Rounds2Die&quot;;([.L$4]*[.$R$1])/(MIN(1;MAX(0;((21-([.$B20]-[.L$5]))/20)))*[.$A20]);&quot;Kill/Die&quot;;([.$E20]/(MIN(1;MAX(0;((21-([.$D20]-[.L$2]))/20)))*[.L$3]*[.$R$1]))/(([.L$4]*[.$R$1])/(MIN(1;MAX(0;((21-([.$B20]-[.L$5]))/20)))*[.$A20])))" office:value-type="float" office:value="0.515548281505728" calcext:value-type="float">
            <text:p>0.52</text:p>
          </table:table-cell>
          <table:table-cell table:formula="of:=COM.MICROSOFT.SWITCH([.$D$3];&quot;Rounds2Kill&quot;;[.$E20]/(MIN(1;MAX(0;((21-([.$D20]-[.M$2]))/20)))*[.M$3]*[.$R$1]);&quot;Rounds2Die&quot;;([.M$4]*[.$R$1])/(MIN(1;MAX(0;((21-([.$B20]-[.M$5]))/20)))*[.$A20]);&quot;Kill/Die&quot;;([.$E20]/(MIN(1;MAX(0;((21-([.$D20]-[.M$2]))/20)))*[.M$3]*[.$R$1]))/(([.M$4]*[.$R$1])/(MIN(1;MAX(0;((21-([.$B20]-[.M$5]))/20)))*[.$A20])))" office:value-type="float" office:value="0.465976331360947" calcext:value-type="float">
            <text:p>0.47</text:p>
          </table:table-cell>
          <table:table-cell table:formula="of:=COM.MICROSOFT.SWITCH([.$D$3];&quot;Rounds2Kill&quot;;[.$E20]/(MIN(1;MAX(0;((21-([.$D20]-[.N$2]))/20)))*[.N$3]*[.$R$1]);&quot;Rounds2Die&quot;;([.N$4]*[.$R$1])/(MIN(1;MAX(0;((21-([.$B20]-[.N$5]))/20)))*[.$A20]);&quot;Kill/Die&quot;;([.$E20]/(MIN(1;MAX(0;((21-([.$D20]-[.N$2]))/20)))*[.N$3]*[.$R$1]))/(([.N$4]*[.$R$1])/(MIN(1;MAX(0;((21-([.$B20]-[.N$5]))/20)))*[.$A20])))" office:value-type="float" office:value="0.401785714285714" calcext:value-type="float">
            <text:p>0.40</text:p>
          </table:table-cell>
          <table:table-cell table:formula="of:=COM.MICROSOFT.SWITCH([.$D$3];&quot;Rounds2Kill&quot;;[.$E20]/(MIN(1;MAX(0;((21-([.$D20]-[.O$2]))/20)))*[.O$3]*[.$R$1]);&quot;Rounds2Die&quot;;([.O$4]*[.$R$1])/(MIN(1;MAX(0;((21-([.$B20]-[.O$5]))/20)))*[.$A20]);&quot;Kill/Die&quot;;([.$E20]/(MIN(1;MAX(0;((21-([.$D20]-[.O$2]))/20)))*[.O$3]*[.$R$1]))/(([.O$4]*[.$R$1])/(MIN(1;MAX(0;((21-([.$B20]-[.O$5]))/20)))*[.$A20])))" office:value-type="float" office:value="0.345679012345679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table:formula="of:=COM.MICROSOFT.SWITCH([.$D$3];&quot;Rounds2Kill&quot;;[.$E21]/(MIN(1;MAX(0;((21-([.$D21]-[.F$2]))/20)))*[.F$3]*[.$R$1]);&quot;Rounds2Die&quot;;([.F$4]*[.$R$1])/(MIN(1;MAX(0;((21-([.$B21]-[.F$5]))/20)))*[.$A21]);&quot;Kill/Die&quot;;([.$E21]/(MIN(1;MAX(0;((21-([.$D21]-[.F$2]))/20)))*[.F$3]*[.$R$1]))/(([.F$4]*[.$R$1])/(MIN(1;MAX(0;((21-([.$B21]-[.F$5]))/20)))*[.$A21])))" office:value-type="float" office:value="1.66666666666667" calcext:value-type="float">
            <text:p>1.67</text:p>
          </table:table-cell>
          <table:table-cell table:formula="of:=COM.MICROSOFT.SWITCH([.$D$3];&quot;Rounds2Kill&quot;;[.$E21]/(MIN(1;MAX(0;((21-([.$D21]-[.G$2]))/20)))*[.G$3]*[.$R$1]);&quot;Rounds2Die&quot;;([.G$4]*[.$R$1])/(MIN(1;MAX(0;((21-([.$B21]-[.G$5]))/20)))*[.$A21]);&quot;Kill/Die&quot;;([.$E21]/(MIN(1;MAX(0;((21-([.$D21]-[.G$2]))/20)))*[.G$3]*[.$R$1]))/(([.G$4]*[.$R$1])/(MIN(1;MAX(0;((21-([.$B21]-[.G$5]))/20)))*[.$A21])))" office:value-type="float" office:value="1.35" calcext:value-type="float">
            <text:p>1.35</text:p>
          </table:table-cell>
          <table:table-cell table:formula="of:=COM.MICROSOFT.SWITCH([.$D$3];&quot;Rounds2Kill&quot;;[.$E21]/(MIN(1;MAX(0;((21-([.$D21]-[.H$2]))/20)))*[.H$3]*[.$R$1]);&quot;Rounds2Die&quot;;([.H$4]*[.$R$1])/(MIN(1;MAX(0;((21-([.$B21]-[.H$5]))/20)))*[.$A21]);&quot;Kill/Die&quot;;([.$E21]/(MIN(1;MAX(0;((21-([.$D21]-[.H$2]))/20)))*[.H$3]*[.$R$1]))/(([.H$4]*[.$R$1])/(MIN(1;MAX(0;((21-([.$B21]-[.H$5]))/20)))*[.$A21])))" office:value-type="float" office:value="1.05799373040752" calcext:value-type="float">
            <text:p>1.06</text:p>
          </table:table-cell>
          <table:table-cell table:formula="of:=COM.MICROSOFT.SWITCH([.$D$3];&quot;Rounds2Kill&quot;;[.$E21]/(MIN(1;MAX(0;((21-([.$D21]-[.I$2]))/20)))*[.I$3]*[.$R$1]);&quot;Rounds2Die&quot;;([.I$4]*[.$R$1])/(MIN(1;MAX(0;((21-([.$B21]-[.I$5]))/20)))*[.$A21]);&quot;Kill/Die&quot;;([.$E21]/(MIN(1;MAX(0;((21-([.$D21]-[.I$2]))/20)))*[.I$3]*[.$R$1]))/(([.I$4]*[.$R$1])/(MIN(1;MAX(0;((21-([.$B21]-[.I$5]))/20)))*[.$A21])))" office:value-type="float" office:value="0.902406417112299" calcext:value-type="float">
            <text:p>0.90</text:p>
          </table:table-cell>
          <table:table-cell table:formula="of:=COM.MICROSOFT.SWITCH([.$D$3];&quot;Rounds2Kill&quot;;[.$E21]/(MIN(1;MAX(0;((21-([.$D21]-[.J$2]))/20)))*[.J$3]*[.$R$1]);&quot;Rounds2Die&quot;;([.J$4]*[.$R$1])/(MIN(1;MAX(0;((21-([.$B21]-[.J$5]))/20)))*[.$A21]);&quot;Kill/Die&quot;;([.$E21]/(MIN(1;MAX(0;((21-([.$D21]-[.J$2]))/20)))*[.J$3]*[.$R$1]))/(([.J$4]*[.$R$1])/(MIN(1;MAX(0;((21-([.$B21]-[.J$5]))/20)))*[.$A21])))" office:value-type="float" office:value="0.740131578947368" calcext:value-type="float">
            <text:p>0.74</text:p>
          </table:table-cell>
          <table:table-cell table:formula="of:=COM.MICROSOFT.SWITCH([.$D$3];&quot;Rounds2Kill&quot;;[.$E21]/(MIN(1;MAX(0;((21-([.$D21]-[.K$2]))/20)))*[.K$3]*[.$R$1]);&quot;Rounds2Die&quot;;([.K$4]*[.$R$1])/(MIN(1;MAX(0;((21-([.$B21]-[.K$5]))/20)))*[.$A21]);&quot;Kill/Die&quot;;([.$E21]/(MIN(1;MAX(0;((21-([.$D21]-[.K$2]))/20)))*[.K$3]*[.$R$1]))/(([.K$4]*[.$R$1])/(MIN(1;MAX(0;((21-([.$B21]-[.K$5]))/20)))*[.$A21])))" office:value-type="float" office:value="0.65406976744186" calcext:value-type="float">
            <text:p>0.65</text:p>
          </table:table-cell>
          <table:table-cell table:formula="of:=COM.MICROSOFT.SWITCH([.$D$3];&quot;Rounds2Kill&quot;;[.$E21]/(MIN(1;MAX(0;((21-([.$D21]-[.L$2]))/20)))*[.L$3]*[.$R$1]);&quot;Rounds2Die&quot;;([.L$4]*[.$R$1])/(MIN(1;MAX(0;((21-([.$B21]-[.L$5]))/20)))*[.$A21]);&quot;Kill/Die&quot;;([.$E21]/(MIN(1;MAX(0;((21-([.$D21]-[.L$2]))/20)))*[.L$3]*[.$R$1]))/(([.L$4]*[.$R$1])/(MIN(1;MAX(0;((21-([.$B21]-[.L$5]))/20)))*[.$A21])))" office:value-type="float" office:value="0.552373158756138" calcext:value-type="float">
            <text:p>0.55</text:p>
          </table:table-cell>
          <table:table-cell table:formula="of:=COM.MICROSOFT.SWITCH([.$D$3];&quot;Rounds2Kill&quot;;[.$E21]/(MIN(1;MAX(0;((21-([.$D21]-[.M$2]))/20)))*[.M$3]*[.$R$1]);&quot;Rounds2Die&quot;;([.M$4]*[.$R$1])/(MIN(1;MAX(0;((21-([.$B21]-[.M$5]))/20)))*[.$A21]);&quot;Kill/Die&quot;;([.$E21]/(MIN(1;MAX(0;((21-([.$D21]-[.M$2]))/20)))*[.M$3]*[.$R$1]))/(([.M$4]*[.$R$1])/(MIN(1;MAX(0;((21-([.$B21]-[.M$5]))/20)))*[.$A21])))" office:value-type="float" office:value="0.499260355029586" calcext:value-type="float">
            <text:p>0.50</text:p>
          </table:table-cell>
          <table:table-cell table:formula="of:=COM.MICROSOFT.SWITCH([.$D$3];&quot;Rounds2Kill&quot;;[.$E21]/(MIN(1;MAX(0;((21-([.$D21]-[.N$2]))/20)))*[.N$3]*[.$R$1]);&quot;Rounds2Die&quot;;([.N$4]*[.$R$1])/(MIN(1;MAX(0;((21-([.$B21]-[.N$5]))/20)))*[.$A21]);&quot;Kill/Die&quot;;([.$E21]/(MIN(1;MAX(0;((21-([.$D21]-[.N$2]))/20)))*[.N$3]*[.$R$1]))/(([.N$4]*[.$R$1])/(MIN(1;MAX(0;((21-([.$B21]-[.N$5]))/20)))*[.$A21])))" office:value-type="float" office:value="0.430484693877551" calcext:value-type="float">
            <text:p>0.43</text:p>
          </table:table-cell>
          <table:table-cell table:formula="of:=COM.MICROSOFT.SWITCH([.$D$3];&quot;Rounds2Kill&quot;;[.$E21]/(MIN(1;MAX(0;((21-([.$D21]-[.O$2]))/20)))*[.O$3]*[.$R$1]);&quot;Rounds2Die&quot;;([.O$4]*[.$R$1])/(MIN(1;MAX(0;((21-([.$B21]-[.O$5]))/20)))*[.$A21]);&quot;Kill/Die&quot;;([.$E21]/(MIN(1;MAX(0;((21-([.$D21]-[.O$2]))/20)))*[.O$3]*[.$R$1]))/(([.O$4]*[.$R$1])/(MIN(1;MAX(0;((21-([.$B21]-[.O$5]))/20)))*[.$A21])))" office:value-type="float" office:value="0.370370370370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COM.MICROSOFT.SWITCH([.$D$3];&quot;Rounds2Kill&quot;;[.$E22]/(MIN(1;MAX(0;((21-([.$D22]-[.F$2]))/20)))*[.F$3]*[.$R$1]);&quot;Rounds2Die&quot;;([.F$4]*[.$R$1])/(MIN(1;MAX(0;((21-([.$B22]-[.F$5]))/20)))*[.$A22]);&quot;Kill/Die&quot;;([.$E22]/(MIN(1;MAX(0;((21-([.$D22]-[.F$2]))/20)))*[.F$3]*[.$R$1]))/(([.F$4]*[.$R$1])/(MIN(1;MAX(0;((21-([.$B22]-[.F$5]))/20)))*[.$A22])))" office:value-type="float" office:value="1.77777777777778" calcext:value-type="float">
            <text:p>1.78</text:p>
          </table:table-cell>
          <table:table-cell table:formula="of:=COM.MICROSOFT.SWITCH([.$D$3];&quot;Rounds2Kill&quot;;[.$E22]/(MIN(1;MAX(0;((21-([.$D22]-[.G$2]))/20)))*[.G$3]*[.$R$1]);&quot;Rounds2Die&quot;;([.G$4]*[.$R$1])/(MIN(1;MAX(0;((21-([.$B22]-[.G$5]))/20)))*[.$A22]);&quot;Kill/Die&quot;;([.$E22]/(MIN(1;MAX(0;((21-([.$D22]-[.G$2]))/20)))*[.G$3]*[.$R$1]))/(([.G$4]*[.$R$1])/(MIN(1;MAX(0;((21-([.$B22]-[.G$5]))/20)))*[.$A22])))" office:value-type="float" office:value="1.44" calcext:value-type="float">
            <text:p>1.44</text:p>
          </table:table-cell>
          <table:table-cell table:formula="of:=COM.MICROSOFT.SWITCH([.$D$3];&quot;Rounds2Kill&quot;;[.$E22]/(MIN(1;MAX(0;((21-([.$D22]-[.H$2]))/20)))*[.H$3]*[.$R$1]);&quot;Rounds2Die&quot;;([.H$4]*[.$R$1])/(MIN(1;MAX(0;((21-([.$B22]-[.H$5]))/20)))*[.$A22]);&quot;Kill/Die&quot;;([.$E22]/(MIN(1;MAX(0;((21-([.$D22]-[.H$2]))/20)))*[.H$3]*[.$R$1]))/(([.H$4]*[.$R$1])/(MIN(1;MAX(0;((21-([.$B22]-[.H$5]))/20)))*[.$A22])))" office:value-type="float" office:value="1.12852664576803" calcext:value-type="float">
            <text:p>1.13</text:p>
          </table:table-cell>
          <table:table-cell table:formula="of:=COM.MICROSOFT.SWITCH([.$D$3];&quot;Rounds2Kill&quot;;[.$E22]/(MIN(1;MAX(0;((21-([.$D22]-[.I$2]))/20)))*[.I$3]*[.$R$1]);&quot;Rounds2Die&quot;;([.I$4]*[.$R$1])/(MIN(1;MAX(0;((21-([.$B22]-[.I$5]))/20)))*[.$A22]);&quot;Kill/Die&quot;;([.$E22]/(MIN(1;MAX(0;((21-([.$D22]-[.I$2]))/20)))*[.I$3]*[.$R$1]))/(([.I$4]*[.$R$1])/(MIN(1;MAX(0;((21-([.$B22]-[.I$5]))/20)))*[.$A22])))" office:value-type="float" office:value="0.962566844919786" calcext:value-type="float">
            <text:p>0.96</text:p>
          </table:table-cell>
          <table:table-cell table:formula="of:=COM.MICROSOFT.SWITCH([.$D$3];&quot;Rounds2Kill&quot;;[.$E22]/(MIN(1;MAX(0;((21-([.$D22]-[.J$2]))/20)))*[.J$3]*[.$R$1]);&quot;Rounds2Die&quot;;([.J$4]*[.$R$1])/(MIN(1;MAX(0;((21-([.$B22]-[.J$5]))/20)))*[.$A22]);&quot;Kill/Die&quot;;([.$E22]/(MIN(1;MAX(0;((21-([.$D22]-[.J$2]))/20)))*[.J$3]*[.$R$1]))/(([.J$4]*[.$R$1])/(MIN(1;MAX(0;((21-([.$B22]-[.J$5]))/20)))*[.$A22])))" office:value-type="float" office:value="0.789473684210526" calcext:value-type="float">
            <text:p>0.79</text:p>
          </table:table-cell>
          <table:table-cell table:formula="of:=COM.MICROSOFT.SWITCH([.$D$3];&quot;Rounds2Kill&quot;;[.$E22]/(MIN(1;MAX(0;((21-([.$D22]-[.K$2]))/20)))*[.K$3]*[.$R$1]);&quot;Rounds2Die&quot;;([.K$4]*[.$R$1])/(MIN(1;MAX(0;((21-([.$B22]-[.K$5]))/20)))*[.$A22]);&quot;Kill/Die&quot;;([.$E22]/(MIN(1;MAX(0;((21-([.$D22]-[.K$2]))/20)))*[.K$3]*[.$R$1]))/(([.K$4]*[.$R$1])/(MIN(1;MAX(0;((21-([.$B22]-[.K$5]))/20)))*[.$A22])))" office:value-type="float" office:value="0.697674418604651" calcext:value-type="float">
            <text:p>0.70</text:p>
          </table:table-cell>
          <table:table-cell table:formula="of:=COM.MICROSOFT.SWITCH([.$D$3];&quot;Rounds2Kill&quot;;[.$E22]/(MIN(1;MAX(0;((21-([.$D22]-[.L$2]))/20)))*[.L$3]*[.$R$1]);&quot;Rounds2Die&quot;;([.L$4]*[.$R$1])/(MIN(1;MAX(0;((21-([.$B22]-[.L$5]))/20)))*[.$A22]);&quot;Kill/Die&quot;;([.$E22]/(MIN(1;MAX(0;((21-([.$D22]-[.L$2]))/20)))*[.L$3]*[.$R$1]))/(([.L$4]*[.$R$1])/(MIN(1;MAX(0;((21-([.$B22]-[.L$5]))/20)))*[.$A22])))" office:value-type="float" office:value="0.589198036006547" calcext:value-type="float">
            <text:p>0.59</text:p>
          </table:table-cell>
          <table:table-cell table:formula="of:=COM.MICROSOFT.SWITCH([.$D$3];&quot;Rounds2Kill&quot;;[.$E22]/(MIN(1;MAX(0;((21-([.$D22]-[.M$2]))/20)))*[.M$3]*[.$R$1]);&quot;Rounds2Die&quot;;([.M$4]*[.$R$1])/(MIN(1;MAX(0;((21-([.$B22]-[.M$5]))/20)))*[.$A22]);&quot;Kill/Die&quot;;([.$E22]/(MIN(1;MAX(0;((21-([.$D22]-[.M$2]))/20)))*[.M$3]*[.$R$1]))/(([.M$4]*[.$R$1])/(MIN(1;MAX(0;((21-([.$B22]-[.M$5]))/20)))*[.$A22])))" office:value-type="float" office:value="0.532544378698225" calcext:value-type="float">
            <text:p>0.53</text:p>
          </table:table-cell>
          <table:table-cell table:formula="of:=COM.MICROSOFT.SWITCH([.$D$3];&quot;Rounds2Kill&quot;;[.$E22]/(MIN(1;MAX(0;((21-([.$D22]-[.N$2]))/20)))*[.N$3]*[.$R$1]);&quot;Rounds2Die&quot;;([.N$4]*[.$R$1])/(MIN(1;MAX(0;((21-([.$B22]-[.N$5]))/20)))*[.$A22]);&quot;Kill/Die&quot;;([.$E22]/(MIN(1;MAX(0;((21-([.$D22]-[.N$2]))/20)))*[.N$3]*[.$R$1]))/(([.N$4]*[.$R$1])/(MIN(1;MAX(0;((21-([.$B22]-[.N$5]))/20)))*[.$A22])))" office:value-type="float" office:value="0.459183673469388" calcext:value-type="float">
            <text:p>0.46</text:p>
          </table:table-cell>
          <table:table-cell table:formula="of:=COM.MICROSOFT.SWITCH([.$D$3];&quot;Rounds2Kill&quot;;[.$E22]/(MIN(1;MAX(0;((21-([.$D22]-[.O$2]))/20)))*[.O$3]*[.$R$1]);&quot;Rounds2Die&quot;;([.O$4]*[.$R$1])/(MIN(1;MAX(0;((21-([.$B22]-[.O$5]))/20)))*[.$A22]);&quot;Kill/Die&quot;;([.$E22]/(MIN(1;MAX(0;((21-([.$D22]-[.O$2]))/20)))*[.O$3]*[.$R$1]))/(([.O$4]*[.$R$1])/(MIN(1;MAX(0;((21-([.$B22]-[.O$5]))/20)))*[.$A22])))" office:value-type="float" office:value="0.395061728395062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table:formula="of:=COM.MICROSOFT.SWITCH([.$D$3];&quot;Rounds2Kill&quot;;[.$E23]/(MIN(1;MAX(0;((21-([.$D23]-[.F$2]))/20)))*[.F$3]*[.$R$1]);&quot;Rounds2Die&quot;;([.F$4]*[.$R$1])/(MIN(1;MAX(0;((21-([.$B23]-[.F$5]))/20)))*[.$A23]);&quot;Kill/Die&quot;;([.$E23]/(MIN(1;MAX(0;((21-([.$D23]-[.F$2]))/20)))*[.F$3]*[.$R$1]))/(([.F$4]*[.$R$1])/(MIN(1;MAX(0;((21-([.$B23]-[.F$5]))/20)))*[.$A23])))" office:value-type="float" office:value="1.88888888888889" calcext:value-type="float">
            <text:p>1.89</text:p>
          </table:table-cell>
          <table:table-cell table:formula="of:=COM.MICROSOFT.SWITCH([.$D$3];&quot;Rounds2Kill&quot;;[.$E23]/(MIN(1;MAX(0;((21-([.$D23]-[.G$2]))/20)))*[.G$3]*[.$R$1]);&quot;Rounds2Die&quot;;([.G$4]*[.$R$1])/(MIN(1;MAX(0;((21-([.$B23]-[.G$5]))/20)))*[.$A23]);&quot;Kill/Die&quot;;([.$E23]/(MIN(1;MAX(0;((21-([.$D23]-[.G$2]))/20)))*[.G$3]*[.$R$1]))/(([.G$4]*[.$R$1])/(MIN(1;MAX(0;((21-([.$B23]-[.G$5]))/20)))*[.$A23])))" office:value-type="float" office:value="1.53" calcext:value-type="float">
            <text:p>1.53</text:p>
          </table:table-cell>
          <table:table-cell table:formula="of:=COM.MICROSOFT.SWITCH([.$D$3];&quot;Rounds2Kill&quot;;[.$E23]/(MIN(1;MAX(0;((21-([.$D23]-[.H$2]))/20)))*[.H$3]*[.$R$1]);&quot;Rounds2Die&quot;;([.H$4]*[.$R$1])/(MIN(1;MAX(0;((21-([.$B23]-[.H$5]))/20)))*[.$A23]);&quot;Kill/Die&quot;;([.$E23]/(MIN(1;MAX(0;((21-([.$D23]-[.H$2]))/20)))*[.H$3]*[.$R$1]))/(([.H$4]*[.$R$1])/(MIN(1;MAX(0;((21-([.$B23]-[.H$5]))/20)))*[.$A23])))" office:value-type="float" office:value="1.19905956112853" calcext:value-type="float">
            <text:p>1.20</text:p>
          </table:table-cell>
          <table:table-cell table:formula="of:=COM.MICROSOFT.SWITCH([.$D$3];&quot;Rounds2Kill&quot;;[.$E23]/(MIN(1;MAX(0;((21-([.$D23]-[.I$2]))/20)))*[.I$3]*[.$R$1]);&quot;Rounds2Die&quot;;([.I$4]*[.$R$1])/(MIN(1;MAX(0;((21-([.$B23]-[.I$5]))/20)))*[.$A23]);&quot;Kill/Die&quot;;([.$E23]/(MIN(1;MAX(0;((21-([.$D23]-[.I$2]))/20)))*[.I$3]*[.$R$1]))/(([.I$4]*[.$R$1])/(MIN(1;MAX(0;((21-([.$B23]-[.I$5]))/20)))*[.$A23])))" office:value-type="float" office:value="1.02272727272727" calcext:value-type="float">
            <text:p>1.02</text:p>
          </table:table-cell>
          <table:table-cell table:formula="of:=COM.MICROSOFT.SWITCH([.$D$3];&quot;Rounds2Kill&quot;;[.$E23]/(MIN(1;MAX(0;((21-([.$D23]-[.J$2]))/20)))*[.J$3]*[.$R$1]);&quot;Rounds2Die&quot;;([.J$4]*[.$R$1])/(MIN(1;MAX(0;((21-([.$B23]-[.J$5]))/20)))*[.$A23]);&quot;Kill/Die&quot;;([.$E23]/(MIN(1;MAX(0;((21-([.$D23]-[.J$2]))/20)))*[.J$3]*[.$R$1]))/(([.J$4]*[.$R$1])/(MIN(1;MAX(0;((21-([.$B23]-[.J$5]))/20)))*[.$A23])))" office:value-type="float" office:value="0.838815789473684" calcext:value-type="float">
            <text:p>0.84</text:p>
          </table:table-cell>
          <table:table-cell table:formula="of:=COM.MICROSOFT.SWITCH([.$D$3];&quot;Rounds2Kill&quot;;[.$E23]/(MIN(1;MAX(0;((21-([.$D23]-[.K$2]))/20)))*[.K$3]*[.$R$1]);&quot;Rounds2Die&quot;;([.K$4]*[.$R$1])/(MIN(1;MAX(0;((21-([.$B23]-[.K$5]))/20)))*[.$A23]);&quot;Kill/Die&quot;;([.$E23]/(MIN(1;MAX(0;((21-([.$D23]-[.K$2]))/20)))*[.K$3]*[.$R$1]))/(([.K$4]*[.$R$1])/(MIN(1;MAX(0;((21-([.$B23]-[.K$5]))/20)))*[.$A23])))" office:value-type="float" office:value="0.741279069767442" calcext:value-type="float">
            <text:p>0.74</text:p>
          </table:table-cell>
          <table:table-cell table:formula="of:=COM.MICROSOFT.SWITCH([.$D$3];&quot;Rounds2Kill&quot;;[.$E23]/(MIN(1;MAX(0;((21-([.$D23]-[.L$2]))/20)))*[.L$3]*[.$R$1]);&quot;Rounds2Die&quot;;([.L$4]*[.$R$1])/(MIN(1;MAX(0;((21-([.$B23]-[.L$5]))/20)))*[.$A23]);&quot;Kill/Die&quot;;([.$E23]/(MIN(1;MAX(0;((21-([.$D23]-[.L$2]))/20)))*[.L$3]*[.$R$1]))/(([.L$4]*[.$R$1])/(MIN(1;MAX(0;((21-([.$B23]-[.L$5]))/20)))*[.$A23])))" office:value-type="float" office:value="0.626022913256956" calcext:value-type="float">
            <text:p>0.63</text:p>
          </table:table-cell>
          <table:table-cell table:formula="of:=COM.MICROSOFT.SWITCH([.$D$3];&quot;Rounds2Kill&quot;;[.$E23]/(MIN(1;MAX(0;((21-([.$D23]-[.M$2]))/20)))*[.M$3]*[.$R$1]);&quot;Rounds2Die&quot;;([.M$4]*[.$R$1])/(MIN(1;MAX(0;((21-([.$B23]-[.M$5]))/20)))*[.$A23]);&quot;Kill/Die&quot;;([.$E23]/(MIN(1;MAX(0;((21-([.$D23]-[.M$2]))/20)))*[.M$3]*[.$R$1]))/(([.M$4]*[.$R$1])/(MIN(1;MAX(0;((21-([.$B23]-[.M$5]))/20)))*[.$A23])))" office:value-type="float" office:value="0.565828402366864" calcext:value-type="float">
            <text:p>0.57</text:p>
          </table:table-cell>
          <table:table-cell table:formula="of:=COM.MICROSOFT.SWITCH([.$D$3];&quot;Rounds2Kill&quot;;[.$E23]/(MIN(1;MAX(0;((21-([.$D23]-[.N$2]))/20)))*[.N$3]*[.$R$1]);&quot;Rounds2Die&quot;;([.N$4]*[.$R$1])/(MIN(1;MAX(0;((21-([.$B23]-[.N$5]))/20)))*[.$A23]);&quot;Kill/Die&quot;;([.$E23]/(MIN(1;MAX(0;((21-([.$D23]-[.N$2]))/20)))*[.N$3]*[.$R$1]))/(([.N$4]*[.$R$1])/(MIN(1;MAX(0;((21-([.$B23]-[.N$5]))/20)))*[.$A23])))" office:value-type="float" office:value="0.487882653061225" calcext:value-type="float">
            <text:p>0.49</text:p>
          </table:table-cell>
          <table:table-cell table:formula="of:=COM.MICROSOFT.SWITCH([.$D$3];&quot;Rounds2Kill&quot;;[.$E23]/(MIN(1;MAX(0;((21-([.$D23]-[.O$2]))/20)))*[.O$3]*[.$R$1]);&quot;Rounds2Die&quot;;([.O$4]*[.$R$1])/(MIN(1;MAX(0;((21-([.$B23]-[.O$5]))/20)))*[.$A23]);&quot;Kill/Die&quot;;([.$E23]/(MIN(1;MAX(0;((21-([.$D23]-[.O$2]))/20)))*[.O$3]*[.$R$1]))/(([.O$4]*[.$R$1])/(MIN(1;MAX(0;((21-([.$B23]-[.O$5]))/20)))*[.$A23])))" office:value-type="float" office:value="0.419753086419753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COM.MICROSOFT.SWITCH([.$D$3];&quot;Rounds2Kill&quot;;[.$E24]/(MIN(1;MAX(0;((21-([.$D24]-[.F$2]))/20)))*[.F$3]*[.$R$1]);&quot;Rounds2Die&quot;;([.F$4]*[.$R$1])/(MIN(1;MAX(0;((21-([.$B24]-[.F$5]))/20)))*[.$A24]);&quot;Kill/Die&quot;;([.$E24]/(MIN(1;MAX(0;((21-([.$D24]-[.F$2]))/20)))*[.F$3]*[.$R$1]))/(([.F$4]*[.$R$1])/(MIN(1;MAX(0;((21-([.$B24]-[.F$5]))/20)))*[.$A24])))" office:value-type="float" office:value="2.22222222222222" calcext:value-type="float">
            <text:p>2.22</text:p>
          </table:table-cell>
          <table:table-cell table:formula="of:=COM.MICROSOFT.SWITCH([.$D$3];&quot;Rounds2Kill&quot;;[.$E24]/(MIN(1;MAX(0;((21-([.$D24]-[.G$2]))/20)))*[.G$3]*[.$R$1]);&quot;Rounds2Die&quot;;([.G$4]*[.$R$1])/(MIN(1;MAX(0;((21-([.$B24]-[.G$5]))/20)))*[.$A24]);&quot;Kill/Die&quot;;([.$E24]/(MIN(1;MAX(0;((21-([.$D24]-[.G$2]))/20)))*[.G$3]*[.$R$1]))/(([.G$4]*[.$R$1])/(MIN(1;MAX(0;((21-([.$B24]-[.G$5]))/20)))*[.$A24])))" office:value-type="float" office:value="1.8" calcext:value-type="float">
            <text:p>1.80</text:p>
          </table:table-cell>
          <table:table-cell table:formula="of:=COM.MICROSOFT.SWITCH([.$D$3];&quot;Rounds2Kill&quot;;[.$E24]/(MIN(1;MAX(0;((21-([.$D24]-[.H$2]))/20)))*[.H$3]*[.$R$1]);&quot;Rounds2Die&quot;;([.H$4]*[.$R$1])/(MIN(1;MAX(0;((21-([.$B24]-[.H$5]))/20)))*[.$A24]);&quot;Kill/Die&quot;;([.$E24]/(MIN(1;MAX(0;((21-([.$D24]-[.H$2]))/20)))*[.H$3]*[.$R$1]))/(([.H$4]*[.$R$1])/(MIN(1;MAX(0;((21-([.$B24]-[.H$5]))/20)))*[.$A24])))" office:value-type="float" office:value="1.39655172413793" calcext:value-type="float">
            <text:p>1.40</text:p>
          </table:table-cell>
          <table:table-cell table:formula="of:=COM.MICROSOFT.SWITCH([.$D$3];&quot;Rounds2Kill&quot;;[.$E24]/(MIN(1;MAX(0;((21-([.$D24]-[.I$2]))/20)))*[.I$3]*[.$R$1]);&quot;Rounds2Die&quot;;([.I$4]*[.$R$1])/(MIN(1;MAX(0;((21-([.$B24]-[.I$5]))/20)))*[.$A24]);&quot;Kill/Die&quot;;([.$E24]/(MIN(1;MAX(0;((21-([.$D24]-[.I$2]))/20)))*[.I$3]*[.$R$1]))/(([.I$4]*[.$R$1])/(MIN(1;MAX(0;((21-([.$B24]-[.I$5]))/20)))*[.$A24])))" office:value-type="float" office:value="1.19117647058824" calcext:value-type="float">
            <text:p>1.19</text:p>
          </table:table-cell>
          <table:table-cell table:formula="of:=COM.MICROSOFT.SWITCH([.$D$3];&quot;Rounds2Kill&quot;;[.$E24]/(MIN(1;MAX(0;((21-([.$D24]-[.J$2]))/20)))*[.J$3]*[.$R$1]);&quot;Rounds2Die&quot;;([.J$4]*[.$R$1])/(MIN(1;MAX(0;((21-([.$B24]-[.J$5]))/20)))*[.$A24]);&quot;Kill/Die&quot;;([.$E24]/(MIN(1;MAX(0;((21-([.$D24]-[.J$2]))/20)))*[.J$3]*[.$R$1]))/(([.J$4]*[.$R$1])/(MIN(1;MAX(0;((21-([.$B24]-[.J$5]))/20)))*[.$A24])))" office:value-type="float" office:value="0.9688995215311" calcext:value-type="float">
            <text:p>0.97</text:p>
          </table:table-cell>
          <table:table-cell table:formula="of:=COM.MICROSOFT.SWITCH([.$D$3];&quot;Rounds2Kill&quot;;[.$E24]/(MIN(1;MAX(0;((21-([.$D24]-[.K$2]))/20)))*[.K$3]*[.$R$1]);&quot;Rounds2Die&quot;;([.K$4]*[.$R$1])/(MIN(1;MAX(0;((21-([.$B24]-[.K$5]))/20)))*[.$A24]);&quot;Kill/Die&quot;;([.$E24]/(MIN(1;MAX(0;((21-([.$D24]-[.K$2]))/20)))*[.K$3]*[.$R$1]))/(([.K$4]*[.$R$1])/(MIN(1;MAX(0;((21-([.$B24]-[.K$5]))/20)))*[.$A24])))" office:value-type="float" office:value="0.856236786469345" calcext:value-type="float">
            <text:p>0.86</text:p>
          </table:table-cell>
          <table:table-cell table:formula="of:=COM.MICROSOFT.SWITCH([.$D$3];&quot;Rounds2Kill&quot;;[.$E24]/(MIN(1;MAX(0;((21-([.$D24]-[.L$2]))/20)))*[.L$3]*[.$R$1]);&quot;Rounds2Die&quot;;([.L$4]*[.$R$1])/(MIN(1;MAX(0;((21-([.$B24]-[.L$5]))/20)))*[.$A24]);&quot;Kill/Die&quot;;([.$E24]/(MIN(1;MAX(0;((21-([.$D24]-[.L$2]))/20)))*[.L$3]*[.$R$1]))/(([.L$4]*[.$R$1])/(MIN(1;MAX(0;((21-([.$B24]-[.L$5]))/20)))*[.$A24])))" office:value-type="float" office:value="0.718085106382979" calcext:value-type="float">
            <text:p>0.72</text:p>
          </table:table-cell>
          <table:table-cell table:formula="of:=COM.MICROSOFT.SWITCH([.$D$3];&quot;Rounds2Kill&quot;;[.$E24]/(MIN(1;MAX(0;((21-([.$D24]-[.M$2]))/20)))*[.M$3]*[.$R$1]);&quot;Rounds2Die&quot;;([.M$4]*[.$R$1])/(MIN(1;MAX(0;((21-([.$B24]-[.M$5]))/20)))*[.$A24]);&quot;Kill/Die&quot;;([.$E24]/(MIN(1;MAX(0;((21-([.$D24]-[.M$2]))/20)))*[.M$3]*[.$R$1]))/(([.M$4]*[.$R$1])/(MIN(1;MAX(0;((21-([.$B24]-[.M$5]))/20)))*[.$A24])))" office:value-type="float" office:value="0.649038461538462" calcext:value-type="float">
            <text:p>0.65</text:p>
          </table:table-cell>
          <table:table-cell table:formula="of:=COM.MICROSOFT.SWITCH([.$D$3];&quot;Rounds2Kill&quot;;[.$E24]/(MIN(1;MAX(0;((21-([.$D24]-[.N$2]))/20)))*[.N$3]*[.$R$1]);&quot;Rounds2Die&quot;;([.N$4]*[.$R$1])/(MIN(1;MAX(0;((21-([.$B24]-[.N$5]))/20)))*[.$A24]);&quot;Kill/Die&quot;;([.$E24]/(MIN(1;MAX(0;((21-([.$D24]-[.N$2]))/20)))*[.N$3]*[.$R$1]))/(([.N$4]*[.$R$1])/(MIN(1;MAX(0;((21-([.$B24]-[.N$5]))/20)))*[.$A24])))" office:value-type="float" office:value="0.556318681318681" calcext:value-type="float">
            <text:p>0.56</text:p>
          </table:table-cell>
          <table:table-cell table:formula="of:=COM.MICROSOFT.SWITCH([.$D$3];&quot;Rounds2Kill&quot;;[.$E24]/(MIN(1;MAX(0;((21-([.$D24]-[.O$2]))/20)))*[.O$3]*[.$R$1]);&quot;Rounds2Die&quot;;([.O$4]*[.$R$1])/(MIN(1;MAX(0;((21-([.$B24]-[.O$5]))/20)))*[.$A24]);&quot;Kill/Die&quot;;([.$E24]/(MIN(1;MAX(0;((21-([.$D24]-[.O$2]))/20)))*[.O$3]*[.$R$1]))/(([.O$4]*[.$R$1])/(MIN(1;MAX(0;((21-([.$B24]-[.O$5]))/20)))*[.$A24])))" office:value-type="float" office:value="0.476190476190476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.5" calcext:value-type="float">
            <text:p>85.5</text:p>
          </table:table-cell>
          <table:table-cell table:formula="of:=COM.MICROSOFT.SWITCH([.$D$3];&quot;Rounds2Kill&quot;;[.$E25]/(MIN(1;MAX(0;((21-([.$D25]-[.F$2]))/20)))*[.F$3]*[.$R$1]);&quot;Rounds2Die&quot;;([.F$4]*[.$R$1])/(MIN(1;MAX(0;((21-([.$B25]-[.F$5]))/20)))*[.$A25]);&quot;Kill/Die&quot;;([.$E25]/(MIN(1;MAX(0;((21-([.$D25]-[.F$2]))/20)))*[.F$3]*[.$R$1]))/(([.F$4]*[.$R$1])/(MIN(1;MAX(0;((21-([.$B25]-[.F$5]))/20)))*[.$A25])))" office:value-type="float" office:value="2.34567901234568" calcext:value-type="float">
            <text:p>2.35</text:p>
          </table:table-cell>
          <table:table-cell table:formula="of:=COM.MICROSOFT.SWITCH([.$D$3];&quot;Rounds2Kill&quot;;[.$E25]/(MIN(1;MAX(0;((21-([.$D25]-[.G$2]))/20)))*[.G$3]*[.$R$1]);&quot;Rounds2Die&quot;;([.G$4]*[.$R$1])/(MIN(1;MAX(0;((21-([.$B25]-[.G$5]))/20)))*[.$A25]);&quot;Kill/Die&quot;;([.$E25]/(MIN(1;MAX(0;((21-([.$D25]-[.G$2]))/20)))*[.G$3]*[.$R$1]))/(([.G$4]*[.$R$1])/(MIN(1;MAX(0;((21-([.$B25]-[.G$5]))/20)))*[.$A25])))" office:value-type="float" office:value="1.9" calcext:value-type="float">
            <text:p>1.90</text:p>
          </table:table-cell>
          <table:table-cell table:formula="of:=COM.MICROSOFT.SWITCH([.$D$3];&quot;Rounds2Kill&quot;;[.$E25]/(MIN(1;MAX(0;((21-([.$D25]-[.H$2]))/20)))*[.H$3]*[.$R$1]);&quot;Rounds2Die&quot;;([.H$4]*[.$R$1])/(MIN(1;MAX(0;((21-([.$B25]-[.H$5]))/20)))*[.$A25]);&quot;Kill/Die&quot;;([.$E25]/(MIN(1;MAX(0;((21-([.$D25]-[.H$2]))/20)))*[.H$3]*[.$R$1]))/(([.H$4]*[.$R$1])/(MIN(1;MAX(0;((21-([.$B25]-[.H$5]))/20)))*[.$A25])))" office:value-type="float" office:value="1.47413793103448" calcext:value-type="float">
            <text:p>1.47</text:p>
          </table:table-cell>
          <table:table-cell table:formula="of:=COM.MICROSOFT.SWITCH([.$D$3];&quot;Rounds2Kill&quot;;[.$E25]/(MIN(1;MAX(0;((21-([.$D25]-[.I$2]))/20)))*[.I$3]*[.$R$1]);&quot;Rounds2Die&quot;;([.I$4]*[.$R$1])/(MIN(1;MAX(0;((21-([.$B25]-[.I$5]))/20)))*[.$A25]);&quot;Kill/Die&quot;;([.$E25]/(MIN(1;MAX(0;((21-([.$D25]-[.I$2]))/20)))*[.I$3]*[.$R$1]))/(([.I$4]*[.$R$1])/(MIN(1;MAX(0;((21-([.$B25]-[.I$5]))/20)))*[.$A25])))" office:value-type="float" office:value="1.25735294117647" calcext:value-type="float">
            <text:p>1.26</text:p>
          </table:table-cell>
          <table:table-cell table:formula="of:=COM.MICROSOFT.SWITCH([.$D$3];&quot;Rounds2Kill&quot;;[.$E25]/(MIN(1;MAX(0;((21-([.$D25]-[.J$2]))/20)))*[.J$3]*[.$R$1]);&quot;Rounds2Die&quot;;([.J$4]*[.$R$1])/(MIN(1;MAX(0;((21-([.$B25]-[.J$5]))/20)))*[.$A25]);&quot;Kill/Die&quot;;([.$E25]/(MIN(1;MAX(0;((21-([.$D25]-[.J$2]))/20)))*[.J$3]*[.$R$1]))/(([.J$4]*[.$R$1])/(MIN(1;MAX(0;((21-([.$B25]-[.J$5]))/20)))*[.$A25])))" office:value-type="float" office:value="1.02272727272727" calcext:value-type="float">
            <text:p>1.02</text:p>
          </table:table-cell>
          <table:table-cell table:formula="of:=COM.MICROSOFT.SWITCH([.$D$3];&quot;Rounds2Kill&quot;;[.$E25]/(MIN(1;MAX(0;((21-([.$D25]-[.K$2]))/20)))*[.K$3]*[.$R$1]);&quot;Rounds2Die&quot;;([.K$4]*[.$R$1])/(MIN(1;MAX(0;((21-([.$B25]-[.K$5]))/20)))*[.$A25]);&quot;Kill/Die&quot;;([.$E25]/(MIN(1;MAX(0;((21-([.$D25]-[.K$2]))/20)))*[.K$3]*[.$R$1]))/(([.K$4]*[.$R$1])/(MIN(1;MAX(0;((21-([.$B25]-[.K$5]))/20)))*[.$A25])))" office:value-type="float" office:value="0.903805496828753" calcext:value-type="float">
            <text:p>0.90</text:p>
          </table:table-cell>
          <table:table-cell table:formula="of:=COM.MICROSOFT.SWITCH([.$D$3];&quot;Rounds2Kill&quot;;[.$E25]/(MIN(1;MAX(0;((21-([.$D25]-[.L$2]))/20)))*[.L$3]*[.$R$1]);&quot;Rounds2Die&quot;;([.L$4]*[.$R$1])/(MIN(1;MAX(0;((21-([.$B25]-[.L$5]))/20)))*[.$A25]);&quot;Kill/Die&quot;;([.$E25]/(MIN(1;MAX(0;((21-([.$D25]-[.L$2]))/20)))*[.L$3]*[.$R$1]))/(([.L$4]*[.$R$1])/(MIN(1;MAX(0;((21-([.$B25]-[.L$5]))/20)))*[.$A25])))" office:value-type="float" office:value="0.757978723404255" calcext:value-type="float">
            <text:p>0.76</text:p>
          </table:table-cell>
          <table:table-cell table:formula="of:=COM.MICROSOFT.SWITCH([.$D$3];&quot;Rounds2Kill&quot;;[.$E25]/(MIN(1;MAX(0;((21-([.$D25]-[.M$2]))/20)))*[.M$3]*[.$R$1]);&quot;Rounds2Die&quot;;([.M$4]*[.$R$1])/(MIN(1;MAX(0;((21-([.$B25]-[.M$5]))/20)))*[.$A25]);&quot;Kill/Die&quot;;([.$E25]/(MIN(1;MAX(0;((21-([.$D25]-[.M$2]))/20)))*[.M$3]*[.$R$1]))/(([.M$4]*[.$R$1])/(MIN(1;MAX(0;((21-([.$B25]-[.M$5]))/20)))*[.$A25])))" office:value-type="float" office:value="0.685096153846154" calcext:value-type="float">
            <text:p>0.69</text:p>
          </table:table-cell>
          <table:table-cell table:formula="of:=COM.MICROSOFT.SWITCH([.$D$3];&quot;Rounds2Kill&quot;;[.$E25]/(MIN(1;MAX(0;((21-([.$D25]-[.N$2]))/20)))*[.N$3]*[.$R$1]);&quot;Rounds2Die&quot;;([.N$4]*[.$R$1])/(MIN(1;MAX(0;((21-([.$B25]-[.N$5]))/20)))*[.$A25]);&quot;Kill/Die&quot;;([.$E25]/(MIN(1;MAX(0;((21-([.$D25]-[.N$2]))/20)))*[.N$3]*[.$R$1]))/(([.N$4]*[.$R$1])/(MIN(1;MAX(0;((21-([.$B25]-[.N$5]))/20)))*[.$A25])))" office:value-type="float" office:value="0.587225274725275" calcext:value-type="float">
            <text:p>0.59</text:p>
          </table:table-cell>
          <table:table-cell table:formula="of:=COM.MICROSOFT.SWITCH([.$D$3];&quot;Rounds2Kill&quot;;[.$E25]/(MIN(1;MAX(0;((21-([.$D25]-[.O$2]))/20)))*[.O$3]*[.$R$1]);&quot;Rounds2Die&quot;;([.O$4]*[.$R$1])/(MIN(1;MAX(0;((21-([.$B25]-[.O$5]))/20)))*[.$A25]);&quot;Kill/Die&quot;;([.$E25]/(MIN(1;MAX(0;((21-([.$D25]-[.O$2]))/20)))*[.O$3]*[.$R$1]))/(([.O$4]*[.$R$1])/(MIN(1;MAX(0;((21-([.$B25]-[.O$5]))/20)))*[.$A25])))" office:value-type="float" office:value="0.502645502645503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COM.MICROSOFT.SWITCH([.$D$3];&quot;Rounds2Kill&quot;;[.$E26]/(MIN(1;MAX(0;((21-([.$D26]-[.F$2]))/20)))*[.F$3]*[.$R$1]);&quot;Rounds2Die&quot;;([.F$4]*[.$R$1])/(MIN(1;MAX(0;((21-([.$B26]-[.F$5]))/20)))*[.$A26]);&quot;Kill/Die&quot;;([.$E26]/(MIN(1;MAX(0;((21-([.$D26]-[.F$2]))/20)))*[.F$3]*[.$R$1]))/(([.F$4]*[.$R$1])/(MIN(1;MAX(0;((21-([.$B26]-[.F$5]))/20)))*[.$A26])))" office:value-type="float" office:value="2.46913580246914" calcext:value-type="float">
            <text:p>2.47</text:p>
          </table:table-cell>
          <table:table-cell table:formula="of:=COM.MICROSOFT.SWITCH([.$D$3];&quot;Rounds2Kill&quot;;[.$E26]/(MIN(1;MAX(0;((21-([.$D26]-[.G$2]))/20)))*[.G$3]*[.$R$1]);&quot;Rounds2Die&quot;;([.G$4]*[.$R$1])/(MIN(1;MAX(0;((21-([.$B26]-[.G$5]))/20)))*[.$A26]);&quot;Kill/Die&quot;;([.$E26]/(MIN(1;MAX(0;((21-([.$D26]-[.G$2]))/20)))*[.G$3]*[.$R$1]))/(([.G$4]*[.$R$1])/(MIN(1;MAX(0;((21-([.$B26]-[.G$5]))/20)))*[.$A26])))" office:value-type="float" office:value="2" calcext:value-type="float">
            <text:p>2.00</text:p>
          </table:table-cell>
          <table:table-cell table:formula="of:=COM.MICROSOFT.SWITCH([.$D$3];&quot;Rounds2Kill&quot;;[.$E26]/(MIN(1;MAX(0;((21-([.$D26]-[.H$2]))/20)))*[.H$3]*[.$R$1]);&quot;Rounds2Die&quot;;([.H$4]*[.$R$1])/(MIN(1;MAX(0;((21-([.$B26]-[.H$5]))/20)))*[.$A26]);&quot;Kill/Die&quot;;([.$E26]/(MIN(1;MAX(0;((21-([.$D26]-[.H$2]))/20)))*[.H$3]*[.$R$1]))/(([.H$4]*[.$R$1])/(MIN(1;MAX(0;((21-([.$B26]-[.H$5]))/20)))*[.$A26])))" office:value-type="float" office:value="1.55172413793103" calcext:value-type="float">
            <text:p>1.55</text:p>
          </table:table-cell>
          <table:table-cell table:formula="of:=COM.MICROSOFT.SWITCH([.$D$3];&quot;Rounds2Kill&quot;;[.$E26]/(MIN(1;MAX(0;((21-([.$D26]-[.I$2]))/20)))*[.I$3]*[.$R$1]);&quot;Rounds2Die&quot;;([.I$4]*[.$R$1])/(MIN(1;MAX(0;((21-([.$B26]-[.I$5]))/20)))*[.$A26]);&quot;Kill/Die&quot;;([.$E26]/(MIN(1;MAX(0;((21-([.$D26]-[.I$2]))/20)))*[.I$3]*[.$R$1]))/(([.I$4]*[.$R$1])/(MIN(1;MAX(0;((21-([.$B26]-[.I$5]))/20)))*[.$A26])))" office:value-type="float" office:value="1.32352941176471" calcext:value-type="float">
            <text:p>1.32</text:p>
          </table:table-cell>
          <table:table-cell table:formula="of:=COM.MICROSOFT.SWITCH([.$D$3];&quot;Rounds2Kill&quot;;[.$E26]/(MIN(1;MAX(0;((21-([.$D26]-[.J$2]))/20)))*[.J$3]*[.$R$1]);&quot;Rounds2Die&quot;;([.J$4]*[.$R$1])/(MIN(1;MAX(0;((21-([.$B26]-[.J$5]))/20)))*[.$A26]);&quot;Kill/Die&quot;;([.$E26]/(MIN(1;MAX(0;((21-([.$D26]-[.J$2]))/20)))*[.J$3]*[.$R$1]))/(([.J$4]*[.$R$1])/(MIN(1;MAX(0;((21-([.$B26]-[.J$5]))/20)))*[.$A26])))" office:value-type="float" office:value="1.07655502392345" calcext:value-type="float">
            <text:p>1.08</text:p>
          </table:table-cell>
          <table:table-cell table:formula="of:=COM.MICROSOFT.SWITCH([.$D$3];&quot;Rounds2Kill&quot;;[.$E26]/(MIN(1;MAX(0;((21-([.$D26]-[.K$2]))/20)))*[.K$3]*[.$R$1]);&quot;Rounds2Die&quot;;([.K$4]*[.$R$1])/(MIN(1;MAX(0;((21-([.$B26]-[.K$5]))/20)))*[.$A26]);&quot;Kill/Die&quot;;([.$E26]/(MIN(1;MAX(0;((21-([.$D26]-[.K$2]))/20)))*[.K$3]*[.$R$1]))/(([.K$4]*[.$R$1])/(MIN(1;MAX(0;((21-([.$B26]-[.K$5]))/20)))*[.$A26])))" office:value-type="float" office:value="0.951374207188161" calcext:value-type="float">
            <text:p>0.95</text:p>
          </table:table-cell>
          <table:table-cell table:formula="of:=COM.MICROSOFT.SWITCH([.$D$3];&quot;Rounds2Kill&quot;;[.$E26]/(MIN(1;MAX(0;((21-([.$D26]-[.L$2]))/20)))*[.L$3]*[.$R$1]);&quot;Rounds2Die&quot;;([.L$4]*[.$R$1])/(MIN(1;MAX(0;((21-([.$B26]-[.L$5]))/20)))*[.$A26]);&quot;Kill/Die&quot;;([.$E26]/(MIN(1;MAX(0;((21-([.$D26]-[.L$2]))/20)))*[.L$3]*[.$R$1]))/(([.L$4]*[.$R$1])/(MIN(1;MAX(0;((21-([.$B26]-[.L$5]))/20)))*[.$A26])))" office:value-type="float" office:value="0.797872340425532" calcext:value-type="float">
            <text:p>0.80</text:p>
          </table:table-cell>
          <table:table-cell table:formula="of:=COM.MICROSOFT.SWITCH([.$D$3];&quot;Rounds2Kill&quot;;[.$E26]/(MIN(1;MAX(0;((21-([.$D26]-[.M$2]))/20)))*[.M$3]*[.$R$1]);&quot;Rounds2Die&quot;;([.M$4]*[.$R$1])/(MIN(1;MAX(0;((21-([.$B26]-[.M$5]))/20)))*[.$A26]);&quot;Kill/Die&quot;;([.$E26]/(MIN(1;MAX(0;((21-([.$D26]-[.M$2]))/20)))*[.M$3]*[.$R$1]))/(([.M$4]*[.$R$1])/(MIN(1;MAX(0;((21-([.$B26]-[.M$5]))/20)))*[.$A26])))" office:value-type="float" office:value="0.721153846153846" calcext:value-type="float">
            <text:p>0.72</text:p>
          </table:table-cell>
          <table:table-cell table:formula="of:=COM.MICROSOFT.SWITCH([.$D$3];&quot;Rounds2Kill&quot;;[.$E26]/(MIN(1;MAX(0;((21-([.$D26]-[.N$2]))/20)))*[.N$3]*[.$R$1]);&quot;Rounds2Die&quot;;([.N$4]*[.$R$1])/(MIN(1;MAX(0;((21-([.$B26]-[.N$5]))/20)))*[.$A26]);&quot;Kill/Die&quot;;([.$E26]/(MIN(1;MAX(0;((21-([.$D26]-[.N$2]))/20)))*[.N$3]*[.$R$1]))/(([.N$4]*[.$R$1])/(MIN(1;MAX(0;((21-([.$B26]-[.N$5]))/20)))*[.$A26])))" office:value-type="float" office:value="0.618131868131868" calcext:value-type="float">
            <text:p>0.62</text:p>
          </table:table-cell>
          <table:table-cell table:formula="of:=COM.MICROSOFT.SWITCH([.$D$3];&quot;Rounds2Kill&quot;;[.$E26]/(MIN(1;MAX(0;((21-([.$D26]-[.O$2]))/20)))*[.O$3]*[.$R$1]);&quot;Rounds2Die&quot;;([.O$4]*[.$R$1])/(MIN(1;MAX(0;((21-([.$B26]-[.O$5]))/20)))*[.$A26]);&quot;Kill/Die&quot;;([.$E26]/(MIN(1;MAX(0;((21-([.$D26]-[.O$2]))/20)))*[.O$3]*[.$R$1]))/(([.O$4]*[.$R$1])/(MIN(1;MAX(0;((21-([.$B26]-[.O$5]))/20)))*[.$A26])))" office:value-type="float" office:value="0.529100529100529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table:formula="of:=COM.MICROSOFT.SWITCH([.$D$3];&quot;Rounds2Kill&quot;;[.$E27]/(MIN(1;MAX(0;((21-([.$D27]-[.F$2]))/20)))*[.F$3]*[.$R$1]);&quot;Rounds2Die&quot;;([.F$4]*[.$R$1])/(MIN(1;MAX(0;((21-([.$B27]-[.F$5]))/20)))*[.$A27]);&quot;Kill/Die&quot;;([.$E27]/(MIN(1;MAX(0;((21-([.$D27]-[.F$2]))/20)))*[.F$3]*[.$R$1]))/(([.F$4]*[.$R$1])/(MIN(1;MAX(0;((21-([.$B27]-[.F$5]))/20)))*[.$A27])))" office:value-type="float" office:value="2.59259259259259" calcext:value-type="float">
            <text:p>2.59</text:p>
          </table:table-cell>
          <table:table-cell table:formula="of:=COM.MICROSOFT.SWITCH([.$D$3];&quot;Rounds2Kill&quot;;[.$E27]/(MIN(1;MAX(0;((21-([.$D27]-[.G$2]))/20)))*[.G$3]*[.$R$1]);&quot;Rounds2Die&quot;;([.G$4]*[.$R$1])/(MIN(1;MAX(0;((21-([.$B27]-[.G$5]))/20)))*[.$A27]);&quot;Kill/Die&quot;;([.$E27]/(MIN(1;MAX(0;((21-([.$D27]-[.G$2]))/20)))*[.G$3]*[.$R$1]))/(([.G$4]*[.$R$1])/(MIN(1;MAX(0;((21-([.$B27]-[.G$5]))/20)))*[.$A27])))" office:value-type="float" office:value="2.1" calcext:value-type="float">
            <text:p>2.10</text:p>
          </table:table-cell>
          <table:table-cell table:formula="of:=COM.MICROSOFT.SWITCH([.$D$3];&quot;Rounds2Kill&quot;;[.$E27]/(MIN(1;MAX(0;((21-([.$D27]-[.H$2]))/20)))*[.H$3]*[.$R$1]);&quot;Rounds2Die&quot;;([.H$4]*[.$R$1])/(MIN(1;MAX(0;((21-([.$B27]-[.H$5]))/20)))*[.$A27]);&quot;Kill/Die&quot;;([.$E27]/(MIN(1;MAX(0;((21-([.$D27]-[.H$2]))/20)))*[.H$3]*[.$R$1]))/(([.H$4]*[.$R$1])/(MIN(1;MAX(0;((21-([.$B27]-[.H$5]))/20)))*[.$A27])))" office:value-type="float" office:value="1.62931034482759" calcext:value-type="float">
            <text:p>1.63</text:p>
          </table:table-cell>
          <table:table-cell table:formula="of:=COM.MICROSOFT.SWITCH([.$D$3];&quot;Rounds2Kill&quot;;[.$E27]/(MIN(1;MAX(0;((21-([.$D27]-[.I$2]))/20)))*[.I$3]*[.$R$1]);&quot;Rounds2Die&quot;;([.I$4]*[.$R$1])/(MIN(1;MAX(0;((21-([.$B27]-[.I$5]))/20)))*[.$A27]);&quot;Kill/Die&quot;;([.$E27]/(MIN(1;MAX(0;((21-([.$D27]-[.I$2]))/20)))*[.I$3]*[.$R$1]))/(([.I$4]*[.$R$1])/(MIN(1;MAX(0;((21-([.$B27]-[.I$5]))/20)))*[.$A27])))" office:value-type="float" office:value="1.38970588235294" calcext:value-type="float">
            <text:p>1.39</text:p>
          </table:table-cell>
          <table:table-cell table:formula="of:=COM.MICROSOFT.SWITCH([.$D$3];&quot;Rounds2Kill&quot;;[.$E27]/(MIN(1;MAX(0;((21-([.$D27]-[.J$2]))/20)))*[.J$3]*[.$R$1]);&quot;Rounds2Die&quot;;([.J$4]*[.$R$1])/(MIN(1;MAX(0;((21-([.$B27]-[.J$5]))/20)))*[.$A27]);&quot;Kill/Die&quot;;([.$E27]/(MIN(1;MAX(0;((21-([.$D27]-[.J$2]))/20)))*[.J$3]*[.$R$1]))/(([.J$4]*[.$R$1])/(MIN(1;MAX(0;((21-([.$B27]-[.J$5]))/20)))*[.$A27])))" office:value-type="float" office:value="1.13038277511962" calcext:value-type="float">
            <text:p>1.13</text:p>
          </table:table-cell>
          <table:table-cell table:formula="of:=COM.MICROSOFT.SWITCH([.$D$3];&quot;Rounds2Kill&quot;;[.$E27]/(MIN(1;MAX(0;((21-([.$D27]-[.K$2]))/20)))*[.K$3]*[.$R$1]);&quot;Rounds2Die&quot;;([.K$4]*[.$R$1])/(MIN(1;MAX(0;((21-([.$B27]-[.K$5]))/20)))*[.$A27]);&quot;Kill/Die&quot;;([.$E27]/(MIN(1;MAX(0;((21-([.$D27]-[.K$2]))/20)))*[.K$3]*[.$R$1]))/(([.K$4]*[.$R$1])/(MIN(1;MAX(0;((21-([.$B27]-[.K$5]))/20)))*[.$A27])))" office:value-type="float" office:value="0.998942917547569" calcext:value-type="float">
            <text:p>1.00</text:p>
          </table:table-cell>
          <table:table-cell table:formula="of:=COM.MICROSOFT.SWITCH([.$D$3];&quot;Rounds2Kill&quot;;[.$E27]/(MIN(1;MAX(0;((21-([.$D27]-[.L$2]))/20)))*[.L$3]*[.$R$1]);&quot;Rounds2Die&quot;;([.L$4]*[.$R$1])/(MIN(1;MAX(0;((21-([.$B27]-[.L$5]))/20)))*[.$A27]);&quot;Kill/Die&quot;;([.$E27]/(MIN(1;MAX(0;((21-([.$D27]-[.L$2]))/20)))*[.L$3]*[.$R$1]))/(([.L$4]*[.$R$1])/(MIN(1;MAX(0;((21-([.$B27]-[.L$5]))/20)))*[.$A27])))" office:value-type="float" office:value="0.837765957446809" calcext:value-type="float">
            <text:p>0.84</text:p>
          </table:table-cell>
          <table:table-cell table:formula="of:=COM.MICROSOFT.SWITCH([.$D$3];&quot;Rounds2Kill&quot;;[.$E27]/(MIN(1;MAX(0;((21-([.$D27]-[.M$2]))/20)))*[.M$3]*[.$R$1]);&quot;Rounds2Die&quot;;([.M$4]*[.$R$1])/(MIN(1;MAX(0;((21-([.$B27]-[.M$5]))/20)))*[.$A27]);&quot;Kill/Die&quot;;([.$E27]/(MIN(1;MAX(0;((21-([.$D27]-[.M$2]))/20)))*[.M$3]*[.$R$1]))/(([.M$4]*[.$R$1])/(MIN(1;MAX(0;((21-([.$B27]-[.M$5]))/20)))*[.$A27])))" office:value-type="float" office:value="0.757211538461538" calcext:value-type="float">
            <text:p>0.76</text:p>
          </table:table-cell>
          <table:table-cell table:formula="of:=COM.MICROSOFT.SWITCH([.$D$3];&quot;Rounds2Kill&quot;;[.$E27]/(MIN(1;MAX(0;((21-([.$D27]-[.N$2]))/20)))*[.N$3]*[.$R$1]);&quot;Rounds2Die&quot;;([.N$4]*[.$R$1])/(MIN(1;MAX(0;((21-([.$B27]-[.N$5]))/20)))*[.$A27]);&quot;Kill/Die&quot;;([.$E27]/(MIN(1;MAX(0;((21-([.$D27]-[.N$2]))/20)))*[.N$3]*[.$R$1]))/(([.N$4]*[.$R$1])/(MIN(1;MAX(0;((21-([.$B27]-[.N$5]))/20)))*[.$A27])))" office:value-type="float" office:value="0.649038461538462" calcext:value-type="float">
            <text:p>0.65</text:p>
          </table:table-cell>
          <table:table-cell table:formula="of:=COM.MICROSOFT.SWITCH([.$D$3];&quot;Rounds2Kill&quot;;[.$E27]/(MIN(1;MAX(0;((21-([.$D27]-[.O$2]))/20)))*[.O$3]*[.$R$1]);&quot;Rounds2Die&quot;;([.O$4]*[.$R$1])/(MIN(1;MAX(0;((21-([.$B27]-[.O$5]))/20)))*[.$A27]);&quot;Kill/Die&quot;;([.$E27]/(MIN(1;MAX(0;((21-([.$D27]-[.O$2]))/20)))*[.O$3]*[.$R$1]))/(([.O$4]*[.$R$1])/(MIN(1;MAX(0;((21-([.$B27]-[.O$5]))/20)))*[.$A27])))" office:value-type="float" office:value="0.5555555555555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COM.MICROSOFT.SWITCH([.$D$3];&quot;Rounds2Kill&quot;;[.$E28]/(MIN(1;MAX(0;((21-([.$D28]-[.F$2]))/20)))*[.F$3]*[.$R$1]);&quot;Rounds2Die&quot;;([.F$4]*[.$R$1])/(MIN(1;MAX(0;((21-([.$B28]-[.F$5]))/20)))*[.$A28]);&quot;Kill/Die&quot;;([.$E28]/(MIN(1;MAX(0;((21-([.$D28]-[.F$2]))/20)))*[.F$3]*[.$R$1]))/(([.F$4]*[.$R$1])/(MIN(1;MAX(0;((21-([.$B28]-[.F$5]))/20)))*[.$A28])))" office:value-type="float" office:value="3.05555555555556" calcext:value-type="float">
            <text:p>3.06</text:p>
          </table:table-cell>
          <table:table-cell table:formula="of:=COM.MICROSOFT.SWITCH([.$D$3];&quot;Rounds2Kill&quot;;[.$E28]/(MIN(1;MAX(0;((21-([.$D28]-[.G$2]))/20)))*[.G$3]*[.$R$1]);&quot;Rounds2Die&quot;;([.G$4]*[.$R$1])/(MIN(1;MAX(0;((21-([.$B28]-[.G$5]))/20)))*[.$A28]);&quot;Kill/Die&quot;;([.$E28]/(MIN(1;MAX(0;((21-([.$D28]-[.G$2]))/20)))*[.G$3]*[.$R$1]))/(([.G$4]*[.$R$1])/(MIN(1;MAX(0;((21-([.$B28]-[.G$5]))/20)))*[.$A28])))" office:value-type="float" office:value="2.475" calcext:value-type="float">
            <text:p>2.48</text:p>
          </table:table-cell>
          <table:table-cell table:formula="of:=COM.MICROSOFT.SWITCH([.$D$3];&quot;Rounds2Kill&quot;;[.$E28]/(MIN(1;MAX(0;((21-([.$D28]-[.H$2]))/20)))*[.H$3]*[.$R$1]);&quot;Rounds2Die&quot;;([.H$4]*[.$R$1])/(MIN(1;MAX(0;((21-([.$B28]-[.H$5]))/20)))*[.$A28]);&quot;Kill/Die&quot;;([.$E28]/(MIN(1;MAX(0;((21-([.$D28]-[.H$2]))/20)))*[.H$3]*[.$R$1]))/(([.H$4]*[.$R$1])/(MIN(1;MAX(0;((21-([.$B28]-[.H$5]))/20)))*[.$A28])))" office:value-type="float" office:value="1.89655172413793" calcext:value-type="float">
            <text:p>1.90</text:p>
          </table:table-cell>
          <table:table-cell table:formula="of:=COM.MICROSOFT.SWITCH([.$D$3];&quot;Rounds2Kill&quot;;[.$E28]/(MIN(1;MAX(0;((21-([.$D28]-[.I$2]))/20)))*[.I$3]*[.$R$1]);&quot;Rounds2Die&quot;;([.I$4]*[.$R$1])/(MIN(1;MAX(0;((21-([.$B28]-[.I$5]))/20)))*[.$A28]);&quot;Kill/Die&quot;;([.$E28]/(MIN(1;MAX(0;((21-([.$D28]-[.I$2]))/20)))*[.I$3]*[.$R$1]))/(([.I$4]*[.$R$1])/(MIN(1;MAX(0;((21-([.$B28]-[.I$5]))/20)))*[.$A28])))" office:value-type="float" office:value="1.61764705882353" calcext:value-type="float">
            <text:p>1.62</text:p>
          </table:table-cell>
          <table:table-cell table:formula="of:=COM.MICROSOFT.SWITCH([.$D$3];&quot;Rounds2Kill&quot;;[.$E28]/(MIN(1;MAX(0;((21-([.$D28]-[.J$2]))/20)))*[.J$3]*[.$R$1]);&quot;Rounds2Die&quot;;([.J$4]*[.$R$1])/(MIN(1;MAX(0;((21-([.$B28]-[.J$5]))/20)))*[.$A28]);&quot;Kill/Die&quot;;([.$E28]/(MIN(1;MAX(0;((21-([.$D28]-[.J$2]))/20)))*[.J$3]*[.$R$1]))/(([.J$4]*[.$R$1])/(MIN(1;MAX(0;((21-([.$B28]-[.J$5]))/20)))*[.$A28])))" office:value-type="float" office:value="1.30263157894737" calcext:value-type="float">
            <text:p>1.30</text:p>
          </table:table-cell>
          <table:table-cell table:formula="of:=COM.MICROSOFT.SWITCH([.$D$3];&quot;Rounds2Kill&quot;;[.$E28]/(MIN(1;MAX(0;((21-([.$D28]-[.K$2]))/20)))*[.K$3]*[.$R$1]);&quot;Rounds2Die&quot;;([.K$4]*[.$R$1])/(MIN(1;MAX(0;((21-([.$B28]-[.K$5]))/20)))*[.$A28]);&quot;Kill/Die&quot;;([.$E28]/(MIN(1;MAX(0;((21-([.$D28]-[.K$2]))/20)))*[.K$3]*[.$R$1]))/(([.K$4]*[.$R$1])/(MIN(1;MAX(0;((21-([.$B28]-[.K$5]))/20)))*[.$A28])))" office:value-type="float" office:value="1.15116279069767" calcext:value-type="float">
            <text:p>1.15</text:p>
          </table:table-cell>
          <table:table-cell table:formula="of:=COM.MICROSOFT.SWITCH([.$D$3];&quot;Rounds2Kill&quot;;[.$E28]/(MIN(1;MAX(0;((21-([.$D28]-[.L$2]))/20)))*[.L$3]*[.$R$1]);&quot;Rounds2Die&quot;;([.L$4]*[.$R$1])/(MIN(1;MAX(0;((21-([.$B28]-[.L$5]))/20)))*[.$A28]);&quot;Kill/Die&quot;;([.$E28]/(MIN(1;MAX(0;((21-([.$D28]-[.L$2]))/20)))*[.L$3]*[.$R$1]))/(([.L$4]*[.$R$1])/(MIN(1;MAX(0;((21-([.$B28]-[.L$5]))/20)))*[.$A28])))" office:value-type="float" office:value="0.957446808510638" calcext:value-type="float">
            <text:p>0.96</text:p>
          </table:table-cell>
          <table:table-cell table:formula="of:=COM.MICROSOFT.SWITCH([.$D$3];&quot;Rounds2Kill&quot;;[.$E28]/(MIN(1;MAX(0;((21-([.$D28]-[.M$2]))/20)))*[.M$3]*[.$R$1]);&quot;Rounds2Die&quot;;([.M$4]*[.$R$1])/(MIN(1;MAX(0;((21-([.$B28]-[.M$5]))/20)))*[.$A28]);&quot;Kill/Die&quot;;([.$E28]/(MIN(1;MAX(0;((21-([.$D28]-[.M$2]))/20)))*[.M$3]*[.$R$1]))/(([.M$4]*[.$R$1])/(MIN(1;MAX(0;((21-([.$B28]-[.M$5]))/20)))*[.$A28])))" office:value-type="float" office:value="0.865384615384615" calcext:value-type="float">
            <text:p>0.87</text:p>
          </table:table-cell>
          <table:table-cell table:formula="of:=COM.MICROSOFT.SWITCH([.$D$3];&quot;Rounds2Kill&quot;;[.$E28]/(MIN(1;MAX(0;((21-([.$D28]-[.N$2]))/20)))*[.N$3]*[.$R$1]);&quot;Rounds2Die&quot;;([.N$4]*[.$R$1])/(MIN(1;MAX(0;((21-([.$B28]-[.N$5]))/20)))*[.$A28]);&quot;Kill/Die&quot;;([.$E28]/(MIN(1;MAX(0;((21-([.$D28]-[.N$2]))/20)))*[.N$3]*[.$R$1]))/(([.N$4]*[.$R$1])/(MIN(1;MAX(0;((21-([.$B28]-[.N$5]))/20)))*[.$A28])))" office:value-type="float" office:value="0.736607142857143" calcext:value-type="float">
            <text:p>0.74</text:p>
          </table:table-cell>
          <table:table-cell table:formula="of:=COM.MICROSOFT.SWITCH([.$D$3];&quot;Rounds2Kill&quot;;[.$E28]/(MIN(1;MAX(0;((21-([.$D28]-[.O$2]))/20)))*[.O$3]*[.$R$1]);&quot;Rounds2Die&quot;;([.O$4]*[.$R$1])/(MIN(1;MAX(0;((21-([.$B28]-[.O$5]))/20)))*[.$A28]);&quot;Kill/Die&quot;;([.$E28]/(MIN(1;MAX(0;((21-([.$D28]-[.O$2]))/20)))*[.O$3]*[.$R$1]))/(([.O$4]*[.$R$1])/(MIN(1;MAX(0;((21-([.$B28]-[.O$5]))/20)))*[.$A28])))" office:value-type="float" office:value="0.626780626780627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3.5" calcext:value-type="float">
            <text:p>103.5</text:p>
          </table:table-cell>
          <table:table-cell table:formula="of:=COM.MICROSOFT.SWITCH([.$D$3];&quot;Rounds2Kill&quot;;[.$E29]/(MIN(1;MAX(0;((21-([.$D29]-[.F$2]))/20)))*[.F$3]*[.$R$1]);&quot;Rounds2Die&quot;;([.F$4]*[.$R$1])/(MIN(1;MAX(0;((21-([.$B29]-[.F$5]))/20)))*[.$A29]);&quot;Kill/Die&quot;;([.$E29]/(MIN(1;MAX(0;((21-([.$D29]-[.F$2]))/20)))*[.F$3]*[.$R$1]))/(([.F$4]*[.$R$1])/(MIN(1;MAX(0;((21-([.$B29]-[.F$5]))/20)))*[.$A29])))" office:value-type="float" office:value="3.19444444444444" calcext:value-type="float">
            <text:p>3.19</text:p>
          </table:table-cell>
          <table:table-cell table:formula="of:=COM.MICROSOFT.SWITCH([.$D$3];&quot;Rounds2Kill&quot;;[.$E29]/(MIN(1;MAX(0;((21-([.$D29]-[.G$2]))/20)))*[.G$3]*[.$R$1]);&quot;Rounds2Die&quot;;([.G$4]*[.$R$1])/(MIN(1;MAX(0;((21-([.$B29]-[.G$5]))/20)))*[.$A29]);&quot;Kill/Die&quot;;([.$E29]/(MIN(1;MAX(0;((21-([.$D29]-[.G$2]))/20)))*[.G$3]*[.$R$1]))/(([.G$4]*[.$R$1])/(MIN(1;MAX(0;((21-([.$B29]-[.G$5]))/20)))*[.$A29])))" office:value-type="float" office:value="2.5875" calcext:value-type="float">
            <text:p>2.59</text:p>
          </table:table-cell>
          <table:table-cell table:formula="of:=COM.MICROSOFT.SWITCH([.$D$3];&quot;Rounds2Kill&quot;;[.$E29]/(MIN(1;MAX(0;((21-([.$D29]-[.H$2]))/20)))*[.H$3]*[.$R$1]);&quot;Rounds2Die&quot;;([.H$4]*[.$R$1])/(MIN(1;MAX(0;((21-([.$B29]-[.H$5]))/20)))*[.$A29]);&quot;Kill/Die&quot;;([.$E29]/(MIN(1;MAX(0;((21-([.$D29]-[.H$2]))/20)))*[.H$3]*[.$R$1]))/(([.H$4]*[.$R$1])/(MIN(1;MAX(0;((21-([.$B29]-[.H$5]))/20)))*[.$A29])))" office:value-type="float" office:value="1.98275862068966" calcext:value-type="float">
            <text:p>1.98</text:p>
          </table:table-cell>
          <table:table-cell table:formula="of:=COM.MICROSOFT.SWITCH([.$D$3];&quot;Rounds2Kill&quot;;[.$E29]/(MIN(1;MAX(0;((21-([.$D29]-[.I$2]))/20)))*[.I$3]*[.$R$1]);&quot;Rounds2Die&quot;;([.I$4]*[.$R$1])/(MIN(1;MAX(0;((21-([.$B29]-[.I$5]))/20)))*[.$A29]);&quot;Kill/Die&quot;;([.$E29]/(MIN(1;MAX(0;((21-([.$D29]-[.I$2]))/20)))*[.I$3]*[.$R$1]))/(([.I$4]*[.$R$1])/(MIN(1;MAX(0;((21-([.$B29]-[.I$5]))/20)))*[.$A29])))" office:value-type="float" office:value="1.69117647058824" calcext:value-type="float">
            <text:p>1.69</text:p>
          </table:table-cell>
          <table:table-cell table:formula="of:=COM.MICROSOFT.SWITCH([.$D$3];&quot;Rounds2Kill&quot;;[.$E29]/(MIN(1;MAX(0;((21-([.$D29]-[.J$2]))/20)))*[.J$3]*[.$R$1]);&quot;Rounds2Die&quot;;([.J$4]*[.$R$1])/(MIN(1;MAX(0;((21-([.$B29]-[.J$5]))/20)))*[.$A29]);&quot;Kill/Die&quot;;([.$E29]/(MIN(1;MAX(0;((21-([.$D29]-[.J$2]))/20)))*[.J$3]*[.$R$1]))/(([.J$4]*[.$R$1])/(MIN(1;MAX(0;((21-([.$B29]-[.J$5]))/20)))*[.$A29])))" office:value-type="float" office:value="1.36184210526316" calcext:value-type="float">
            <text:p>1.36</text:p>
          </table:table-cell>
          <table:table-cell table:formula="of:=COM.MICROSOFT.SWITCH([.$D$3];&quot;Rounds2Kill&quot;;[.$E29]/(MIN(1;MAX(0;((21-([.$D29]-[.K$2]))/20)))*[.K$3]*[.$R$1]);&quot;Rounds2Die&quot;;([.K$4]*[.$R$1])/(MIN(1;MAX(0;((21-([.$B29]-[.K$5]))/20)))*[.$A29]);&quot;Kill/Die&quot;;([.$E29]/(MIN(1;MAX(0;((21-([.$D29]-[.K$2]))/20)))*[.K$3]*[.$R$1]))/(([.K$4]*[.$R$1])/(MIN(1;MAX(0;((21-([.$B29]-[.K$5]))/20)))*[.$A29])))" office:value-type="float" office:value="1.20348837209302" calcext:value-type="float">
            <text:p>1.20</text:p>
          </table:table-cell>
          <table:table-cell table:formula="of:=COM.MICROSOFT.SWITCH([.$D$3];&quot;Rounds2Kill&quot;;[.$E29]/(MIN(1;MAX(0;((21-([.$D29]-[.L$2]))/20)))*[.L$3]*[.$R$1]);&quot;Rounds2Die&quot;;([.L$4]*[.$R$1])/(MIN(1;MAX(0;((21-([.$B29]-[.L$5]))/20)))*[.$A29]);&quot;Kill/Die&quot;;([.$E29]/(MIN(1;MAX(0;((21-([.$D29]-[.L$2]))/20)))*[.L$3]*[.$R$1]))/(([.L$4]*[.$R$1])/(MIN(1;MAX(0;((21-([.$B29]-[.L$5]))/20)))*[.$A29])))" office:value-type="float" office:value="1.00096711798839" calcext:value-type="float">
            <text:p>1.00</text:p>
          </table:table-cell>
          <table:table-cell table:formula="of:=COM.MICROSOFT.SWITCH([.$D$3];&quot;Rounds2Kill&quot;;[.$E29]/(MIN(1;MAX(0;((21-([.$D29]-[.M$2]))/20)))*[.M$3]*[.$R$1]);&quot;Rounds2Die&quot;;([.M$4]*[.$R$1])/(MIN(1;MAX(0;((21-([.$B29]-[.M$5]))/20)))*[.$A29]);&quot;Kill/Die&quot;;([.$E29]/(MIN(1;MAX(0;((21-([.$D29]-[.M$2]))/20)))*[.M$3]*[.$R$1]))/(([.M$4]*[.$R$1])/(MIN(1;MAX(0;((21-([.$B29]-[.M$5]))/20)))*[.$A29])))" office:value-type="float" office:value="0.90472027972028" calcext:value-type="float">
            <text:p>0.90</text:p>
          </table:table-cell>
          <table:table-cell table:formula="of:=COM.MICROSOFT.SWITCH([.$D$3];&quot;Rounds2Kill&quot;;[.$E29]/(MIN(1;MAX(0;((21-([.$D29]-[.N$2]))/20)))*[.N$3]*[.$R$1]);&quot;Rounds2Die&quot;;([.N$4]*[.$R$1])/(MIN(1;MAX(0;((21-([.$B29]-[.N$5]))/20)))*[.$A29]);&quot;Kill/Die&quot;;([.$E29]/(MIN(1;MAX(0;((21-([.$D29]-[.N$2]))/20)))*[.N$3]*[.$R$1]))/(([.N$4]*[.$R$1])/(MIN(1;MAX(0;((21-([.$B29]-[.N$5]))/20)))*[.$A29])))" office:value-type="float" office:value="0.770089285714286" calcext:value-type="float">
            <text:p>0.77</text:p>
          </table:table-cell>
          <table:table-cell table:formula="of:=COM.MICROSOFT.SWITCH([.$D$3];&quot;Rounds2Kill&quot;;[.$E29]/(MIN(1;MAX(0;((21-([.$D29]-[.O$2]))/20)))*[.O$3]*[.$R$1]);&quot;Rounds2Die&quot;;([.O$4]*[.$R$1])/(MIN(1;MAX(0;((21-([.$B29]-[.O$5]))/20)))*[.$A29]);&quot;Kill/Die&quot;;([.$E29]/(MIN(1;MAX(0;((21-([.$D29]-[.O$2]))/20)))*[.O$3]*[.$R$1]))/(([.O$4]*[.$R$1])/(MIN(1;MAX(0;((21-([.$B29]-[.O$5]))/20)))*[.$A29])))" office:value-type="float" office:value="0.655270655270655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COM.MICROSOFT.SWITCH([.$D$3];&quot;Rounds2Kill&quot;;[.$E30]/(MIN(1;MAX(0;((21-([.$D30]-[.F$2]))/20)))*[.F$3]*[.$R$1]);&quot;Rounds2Die&quot;;([.F$4]*[.$R$1])/(MIN(1;MAX(0;((21-([.$B30]-[.F$5]))/20)))*[.$A30]);&quot;Kill/Die&quot;;([.$E30]/(MIN(1;MAX(0;((21-([.$D30]-[.F$2]))/20)))*[.F$3]*[.$R$1]))/(([.F$4]*[.$R$1])/(MIN(1;MAX(0;((21-([.$B30]-[.F$5]))/20)))*[.$A30])))" office:value-type="float" office:value="3.80952380952381" calcext:value-type="float">
            <text:p>3.81</text:p>
          </table:table-cell>
          <table:table-cell table:formula="of:=COM.MICROSOFT.SWITCH([.$D$3];&quot;Rounds2Kill&quot;;[.$E30]/(MIN(1;MAX(0;((21-([.$D30]-[.G$2]))/20)))*[.G$3]*[.$R$1]);&quot;Rounds2Die&quot;;([.G$4]*[.$R$1])/(MIN(1;MAX(0;((21-([.$B30]-[.G$5]))/20)))*[.$A30]);&quot;Kill/Die&quot;;([.$E30]/(MIN(1;MAX(0;((21-([.$D30]-[.G$2]))/20)))*[.G$3]*[.$R$1]))/(([.G$4]*[.$R$1])/(MIN(1;MAX(0;((21-([.$B30]-[.G$5]))/20)))*[.$A30])))" office:value-type="float" office:value="3.08571428571429" calcext:value-type="float">
            <text:p>3.09</text:p>
          </table:table-cell>
          <table:table-cell table:formula="of:=COM.MICROSOFT.SWITCH([.$D$3];&quot;Rounds2Kill&quot;;[.$E30]/(MIN(1;MAX(0;((21-([.$D30]-[.H$2]))/20)))*[.H$3]*[.$R$1]);&quot;Rounds2Die&quot;;([.H$4]*[.$R$1])/(MIN(1;MAX(0;((21-([.$B30]-[.H$5]))/20)))*[.$A30]);&quot;Kill/Die&quot;;([.$E30]/(MIN(1;MAX(0;((21-([.$D30]-[.H$2]))/20)))*[.H$3]*[.$R$1]))/(([.H$4]*[.$R$1])/(MIN(1;MAX(0;((21-([.$B30]-[.H$5]))/20)))*[.$A30])))" office:value-type="float" office:value="2.32758620689655" calcext:value-type="float">
            <text:p>2.33</text:p>
          </table:table-cell>
          <table:table-cell table:formula="of:=COM.MICROSOFT.SWITCH([.$D$3];&quot;Rounds2Kill&quot;;[.$E30]/(MIN(1;MAX(0;((21-([.$D30]-[.I$2]))/20)))*[.I$3]*[.$R$1]);&quot;Rounds2Die&quot;;([.I$4]*[.$R$1])/(MIN(1;MAX(0;((21-([.$B30]-[.I$5]))/20)))*[.$A30]);&quot;Kill/Die&quot;;([.$E30]/(MIN(1;MAX(0;((21-([.$D30]-[.I$2]))/20)))*[.I$3]*[.$R$1]))/(([.I$4]*[.$R$1])/(MIN(1;MAX(0;((21-([.$B30]-[.I$5]))/20)))*[.$A30])))" office:value-type="float" office:value="1.98529411764706" calcext:value-type="float">
            <text:p>1.99</text:p>
          </table:table-cell>
          <table:table-cell table:formula="of:=COM.MICROSOFT.SWITCH([.$D$3];&quot;Rounds2Kill&quot;;[.$E30]/(MIN(1;MAX(0;((21-([.$D30]-[.J$2]))/20)))*[.J$3]*[.$R$1]);&quot;Rounds2Die&quot;;([.J$4]*[.$R$1])/(MIN(1;MAX(0;((21-([.$B30]-[.J$5]))/20)))*[.$A30]);&quot;Kill/Die&quot;;([.$E30]/(MIN(1;MAX(0;((21-([.$D30]-[.J$2]))/20)))*[.J$3]*[.$R$1]))/(([.J$4]*[.$R$1])/(MIN(1;MAX(0;((21-([.$B30]-[.J$5]))/20)))*[.$A30])))" office:value-type="float" office:value="1.57894736842105" calcext:value-type="float">
            <text:p>1.58</text:p>
          </table:table-cell>
          <table:table-cell table:formula="of:=COM.MICROSOFT.SWITCH([.$D$3];&quot;Rounds2Kill&quot;;[.$E30]/(MIN(1;MAX(0;((21-([.$D30]-[.K$2]))/20)))*[.K$3]*[.$R$1]);&quot;Rounds2Die&quot;;([.K$4]*[.$R$1])/(MIN(1;MAX(0;((21-([.$B30]-[.K$5]))/20)))*[.$A30]);&quot;Kill/Die&quot;;([.$E30]/(MIN(1;MAX(0;((21-([.$D30]-[.K$2]))/20)))*[.K$3]*[.$R$1]))/(([.K$4]*[.$R$1])/(MIN(1;MAX(0;((21-([.$B30]-[.K$5]))/20)))*[.$A30])))" office:value-type="float" office:value="1.3953488372093" calcext:value-type="float">
            <text:p>1.40</text:p>
          </table:table-cell>
          <table:table-cell table:formula="of:=COM.MICROSOFT.SWITCH([.$D$3];&quot;Rounds2Kill&quot;;[.$E30]/(MIN(1;MAX(0;((21-([.$D30]-[.L$2]))/20)))*[.L$3]*[.$R$1]);&quot;Rounds2Die&quot;;([.L$4]*[.$R$1])/(MIN(1;MAX(0;((21-([.$B30]-[.L$5]))/20)))*[.$A30]);&quot;Kill/Die&quot;;([.$E30]/(MIN(1;MAX(0;((21-([.$D30]-[.L$2]))/20)))*[.L$3]*[.$R$1]))/(([.L$4]*[.$R$1])/(MIN(1;MAX(0;((21-([.$B30]-[.L$5]))/20)))*[.$A30])))" office:value-type="float" office:value="1.14893617021277" calcext:value-type="float">
            <text:p>1.15</text:p>
          </table:table-cell>
          <table:table-cell table:formula="of:=COM.MICROSOFT.SWITCH([.$D$3];&quot;Rounds2Kill&quot;;[.$E30]/(MIN(1;MAX(0;((21-([.$D30]-[.M$2]))/20)))*[.M$3]*[.$R$1]);&quot;Rounds2Die&quot;;([.M$4]*[.$R$1])/(MIN(1;MAX(0;((21-([.$B30]-[.M$5]))/20)))*[.$A30]);&quot;Kill/Die&quot;;([.$E30]/(MIN(1;MAX(0;((21-([.$D30]-[.M$2]))/20)))*[.M$3]*[.$R$1]))/(([.M$4]*[.$R$1])/(MIN(1;MAX(0;((21-([.$B30]-[.M$5]))/20)))*[.$A30])))" office:value-type="float" office:value="1.03846153846154" calcext:value-type="float">
            <text:p>1.04</text:p>
          </table:table-cell>
          <table:table-cell table:formula="of:=COM.MICROSOFT.SWITCH([.$D$3];&quot;Rounds2Kill&quot;;[.$E30]/(MIN(1;MAX(0;((21-([.$D30]-[.N$2]))/20)))*[.N$3]*[.$R$1]);&quot;Rounds2Die&quot;;([.N$4]*[.$R$1])/(MIN(1;MAX(0;((21-([.$B30]-[.N$5]))/20)))*[.$A30]);&quot;Kill/Die&quot;;([.$E30]/(MIN(1;MAX(0;((21-([.$D30]-[.N$2]))/20)))*[.N$3]*[.$R$1]))/(([.N$4]*[.$R$1])/(MIN(1;MAX(0;((21-([.$B30]-[.N$5]))/20)))*[.$A30])))" office:value-type="float" office:value="0.876623376623377" calcext:value-type="float">
            <text:p>0.88</text:p>
          </table:table-cell>
          <table:table-cell table:formula="of:=COM.MICROSOFT.SWITCH([.$D$3];&quot;Rounds2Kill&quot;;[.$E30]/(MIN(1;MAX(0;((21-([.$D30]-[.O$2]))/20)))*[.O$3]*[.$R$1]);&quot;Rounds2Die&quot;;([.O$4]*[.$R$1])/(MIN(1;MAX(0;((21-([.$B30]-[.O$5]))/20)))*[.$A30]);&quot;Kill/Die&quot;;([.$E30]/(MIN(1;MAX(0;((21-([.$D30]-[.O$2]))/20)))*[.O$3]*[.$R$1]))/(([.O$4]*[.$R$1])/(MIN(1;MAX(0;((21-([.$B30]-[.O$5]))/20)))*[.$A30])))" office:value-type="float" office:value="0.740740740740741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table:formula="of:=COM.MICROSOFT.SWITCH([.$D$3];&quot;Rounds2Kill&quot;;[.$E31]/(MIN(1;MAX(0;((21-([.$D31]-[.F$2]))/20)))*[.F$3]*[.$R$1]);&quot;Rounds2Die&quot;;([.F$4]*[.$R$1])/(MIN(1;MAX(0;((21-([.$B31]-[.F$5]))/20)))*[.$A31]);&quot;Kill/Die&quot;;([.$E31]/(MIN(1;MAX(0;((21-([.$D31]-[.F$2]))/20)))*[.F$3]*[.$R$1]))/(([.F$4]*[.$R$1])/(MIN(1;MAX(0;((21-([.$B31]-[.F$5]))/20)))*[.$A31])))" office:value-type="float" office:value="3.96825396825397" calcext:value-type="float">
            <text:p>3.97</text:p>
          </table:table-cell>
          <table:table-cell table:formula="of:=COM.MICROSOFT.SWITCH([.$D$3];&quot;Rounds2Kill&quot;;[.$E31]/(MIN(1;MAX(0;((21-([.$D31]-[.G$2]))/20)))*[.G$3]*[.$R$1]);&quot;Rounds2Die&quot;;([.G$4]*[.$R$1])/(MIN(1;MAX(0;((21-([.$B31]-[.G$5]))/20)))*[.$A31]);&quot;Kill/Die&quot;;([.$E31]/(MIN(1;MAX(0;((21-([.$D31]-[.G$2]))/20)))*[.G$3]*[.$R$1]))/(([.G$4]*[.$R$1])/(MIN(1;MAX(0;((21-([.$B31]-[.G$5]))/20)))*[.$A31])))" office:value-type="float" office:value="3.21428571428571" calcext:value-type="float">
            <text:p>3.21</text:p>
          </table:table-cell>
          <table:table-cell table:formula="of:=COM.MICROSOFT.SWITCH([.$D$3];&quot;Rounds2Kill&quot;;[.$E31]/(MIN(1;MAX(0;((21-([.$D31]-[.H$2]))/20)))*[.H$3]*[.$R$1]);&quot;Rounds2Die&quot;;([.H$4]*[.$R$1])/(MIN(1;MAX(0;((21-([.$B31]-[.H$5]))/20)))*[.$A31]);&quot;Kill/Die&quot;;([.$E31]/(MIN(1;MAX(0;((21-([.$D31]-[.H$2]))/20)))*[.H$3]*[.$R$1]))/(([.H$4]*[.$R$1])/(MIN(1;MAX(0;((21-([.$B31]-[.H$5]))/20)))*[.$A31])))" office:value-type="float" office:value="2.42456896551724" calcext:value-type="float">
            <text:p>2.42</text:p>
          </table:table-cell>
          <table:table-cell table:formula="of:=COM.MICROSOFT.SWITCH([.$D$3];&quot;Rounds2Kill&quot;;[.$E31]/(MIN(1;MAX(0;((21-([.$D31]-[.I$2]))/20)))*[.I$3]*[.$R$1]);&quot;Rounds2Die&quot;;([.I$4]*[.$R$1])/(MIN(1;MAX(0;((21-([.$B31]-[.I$5]))/20)))*[.$A31]);&quot;Kill/Die&quot;;([.$E31]/(MIN(1;MAX(0;((21-([.$D31]-[.I$2]))/20)))*[.I$3]*[.$R$1]))/(([.I$4]*[.$R$1])/(MIN(1;MAX(0;((21-([.$B31]-[.I$5]))/20)))*[.$A31])))" office:value-type="float" office:value="2.06801470588235" calcext:value-type="float">
            <text:p>2.07</text:p>
          </table:table-cell>
          <table:table-cell table:formula="of:=COM.MICROSOFT.SWITCH([.$D$3];&quot;Rounds2Kill&quot;;[.$E31]/(MIN(1;MAX(0;((21-([.$D31]-[.J$2]))/20)))*[.J$3]*[.$R$1]);&quot;Rounds2Die&quot;;([.J$4]*[.$R$1])/(MIN(1;MAX(0;((21-([.$B31]-[.J$5]))/20)))*[.$A31]);&quot;Kill/Die&quot;;([.$E31]/(MIN(1;MAX(0;((21-([.$D31]-[.J$2]))/20)))*[.J$3]*[.$R$1]))/(([.J$4]*[.$R$1])/(MIN(1;MAX(0;((21-([.$B31]-[.J$5]))/20)))*[.$A31])))" office:value-type="float" office:value="1.64473684210526" calcext:value-type="float">
            <text:p>1.64</text:p>
          </table:table-cell>
          <table:table-cell table:formula="of:=COM.MICROSOFT.SWITCH([.$D$3];&quot;Rounds2Kill&quot;;[.$E31]/(MIN(1;MAX(0;((21-([.$D31]-[.K$2]))/20)))*[.K$3]*[.$R$1]);&quot;Rounds2Die&quot;;([.K$4]*[.$R$1])/(MIN(1;MAX(0;((21-([.$B31]-[.K$5]))/20)))*[.$A31]);&quot;Kill/Die&quot;;([.$E31]/(MIN(1;MAX(0;((21-([.$D31]-[.K$2]))/20)))*[.K$3]*[.$R$1]))/(([.K$4]*[.$R$1])/(MIN(1;MAX(0;((21-([.$B31]-[.K$5]))/20)))*[.$A31])))" office:value-type="float" office:value="1.45348837209302" calcext:value-type="float">
            <text:p>1.45</text:p>
          </table:table-cell>
          <table:table-cell table:formula="of:=COM.MICROSOFT.SWITCH([.$D$3];&quot;Rounds2Kill&quot;;[.$E31]/(MIN(1;MAX(0;((21-([.$D31]-[.L$2]))/20)))*[.L$3]*[.$R$1]);&quot;Rounds2Die&quot;;([.L$4]*[.$R$1])/(MIN(1;MAX(0;((21-([.$B31]-[.L$5]))/20)))*[.$A31]);&quot;Kill/Die&quot;;([.$E31]/(MIN(1;MAX(0;((21-([.$D31]-[.L$2]))/20)))*[.L$3]*[.$R$1]))/(([.L$4]*[.$R$1])/(MIN(1;MAX(0;((21-([.$B31]-[.L$5]))/20)))*[.$A31])))" office:value-type="float" office:value="1.1968085106383" calcext:value-type="float">
            <text:p>1.20</text:p>
          </table:table-cell>
          <table:table-cell table:formula="of:=COM.MICROSOFT.SWITCH([.$D$3];&quot;Rounds2Kill&quot;;[.$E31]/(MIN(1;MAX(0;((21-([.$D31]-[.M$2]))/20)))*[.M$3]*[.$R$1]);&quot;Rounds2Die&quot;;([.M$4]*[.$R$1])/(MIN(1;MAX(0;((21-([.$B31]-[.M$5]))/20)))*[.$A31]);&quot;Kill/Die&quot;;([.$E31]/(MIN(1;MAX(0;((21-([.$D31]-[.M$2]))/20)))*[.M$3]*[.$R$1]))/(([.M$4]*[.$R$1])/(MIN(1;MAX(0;((21-([.$B31]-[.M$5]))/20)))*[.$A31])))" office:value-type="float" office:value="1.08173076923077" calcext:value-type="float">
            <text:p>1.08</text:p>
          </table:table-cell>
          <table:table-cell table:formula="of:=COM.MICROSOFT.SWITCH([.$D$3];&quot;Rounds2Kill&quot;;[.$E31]/(MIN(1;MAX(0;((21-([.$D31]-[.N$2]))/20)))*[.N$3]*[.$R$1]);&quot;Rounds2Die&quot;;([.N$4]*[.$R$1])/(MIN(1;MAX(0;((21-([.$B31]-[.N$5]))/20)))*[.$A31]);&quot;Kill/Die&quot;;([.$E31]/(MIN(1;MAX(0;((21-([.$D31]-[.N$2]))/20)))*[.N$3]*[.$R$1]))/(([.N$4]*[.$R$1])/(MIN(1;MAX(0;((21-([.$B31]-[.N$5]))/20)))*[.$A31])))" office:value-type="float" office:value="0.913149350649351" calcext:value-type="float">
            <text:p>0.91</text:p>
          </table:table-cell>
          <table:table-cell table:formula="of:=COM.MICROSOFT.SWITCH([.$D$3];&quot;Rounds2Kill&quot;;[.$E31]/(MIN(1;MAX(0;((21-([.$D31]-[.O$2]))/20)))*[.O$3]*[.$R$1]);&quot;Rounds2Die&quot;;([.O$4]*[.$R$1])/(MIN(1;MAX(0;((21-([.$B31]-[.O$5]))/20)))*[.$A31]);&quot;Kill/Die&quot;;([.$E31]/(MIN(1;MAX(0;((21-([.$D31]-[.O$2]))/20)))*[.O$3]*[.$R$1]))/(([.O$4]*[.$R$1])/(MIN(1;MAX(0;((21-([.$B31]-[.O$5]))/20)))*[.$A31])))" office:value-type="float" office:value="0.771604938271605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COM.MICROSOFT.SWITCH([.$D$3];&quot;Rounds2Kill&quot;;[.$E32]/(MIN(1;MAX(0;((21-([.$D32]-[.F$2]))/20)))*[.F$3]*[.$R$1]);&quot;Rounds2Die&quot;;([.F$4]*[.$R$1])/(MIN(1;MAX(0;((21-([.$B32]-[.F$5]))/20)))*[.$A32]);&quot;Kill/Die&quot;;([.$E32]/(MIN(1;MAX(0;((21-([.$D32]-[.F$2]))/20)))*[.F$3]*[.$R$1]))/(([.F$4]*[.$R$1])/(MIN(1;MAX(0;((21-([.$B32]-[.F$5]))/20)))*[.$A32])))" office:value-type="float" office:value="4.12698412698413" calcext:value-type="float">
            <text:p>4.13</text:p>
          </table:table-cell>
          <table:table-cell table:formula="of:=COM.MICROSOFT.SWITCH([.$D$3];&quot;Rounds2Kill&quot;;[.$E32]/(MIN(1;MAX(0;((21-([.$D32]-[.G$2]))/20)))*[.G$3]*[.$R$1]);&quot;Rounds2Die&quot;;([.G$4]*[.$R$1])/(MIN(1;MAX(0;((21-([.$B32]-[.G$5]))/20)))*[.$A32]);&quot;Kill/Die&quot;;([.$E32]/(MIN(1;MAX(0;((21-([.$D32]-[.G$2]))/20)))*[.G$3]*[.$R$1]))/(([.G$4]*[.$R$1])/(MIN(1;MAX(0;((21-([.$B32]-[.G$5]))/20)))*[.$A32])))" office:value-type="float" office:value="3.34285714285714" calcext:value-type="float">
            <text:p>3.34</text:p>
          </table:table-cell>
          <table:table-cell table:formula="of:=COM.MICROSOFT.SWITCH([.$D$3];&quot;Rounds2Kill&quot;;[.$E32]/(MIN(1;MAX(0;((21-([.$D32]-[.H$2]))/20)))*[.H$3]*[.$R$1]);&quot;Rounds2Die&quot;;([.H$4]*[.$R$1])/(MIN(1;MAX(0;((21-([.$B32]-[.H$5]))/20)))*[.$A32]);&quot;Kill/Die&quot;;([.$E32]/(MIN(1;MAX(0;((21-([.$D32]-[.H$2]))/20)))*[.H$3]*[.$R$1]))/(([.H$4]*[.$R$1])/(MIN(1;MAX(0;((21-([.$B32]-[.H$5]))/20)))*[.$A32])))" office:value-type="float" office:value="2.52155172413793" calcext:value-type="float">
            <text:p>2.52</text:p>
          </table:table-cell>
          <table:table-cell table:formula="of:=COM.MICROSOFT.SWITCH([.$D$3];&quot;Rounds2Kill&quot;;[.$E32]/(MIN(1;MAX(0;((21-([.$D32]-[.I$2]))/20)))*[.I$3]*[.$R$1]);&quot;Rounds2Die&quot;;([.I$4]*[.$R$1])/(MIN(1;MAX(0;((21-([.$B32]-[.I$5]))/20)))*[.$A32]);&quot;Kill/Die&quot;;([.$E32]/(MIN(1;MAX(0;((21-([.$D32]-[.I$2]))/20)))*[.I$3]*[.$R$1]))/(([.I$4]*[.$R$1])/(MIN(1;MAX(0;((21-([.$B32]-[.I$5]))/20)))*[.$A32])))" office:value-type="float" office:value="2.15073529411765" calcext:value-type="float">
            <text:p>2.15</text:p>
          </table:table-cell>
          <table:table-cell table:formula="of:=COM.MICROSOFT.SWITCH([.$D$3];&quot;Rounds2Kill&quot;;[.$E32]/(MIN(1;MAX(0;((21-([.$D32]-[.J$2]))/20)))*[.J$3]*[.$R$1]);&quot;Rounds2Die&quot;;([.J$4]*[.$R$1])/(MIN(1;MAX(0;((21-([.$B32]-[.J$5]))/20)))*[.$A32]);&quot;Kill/Die&quot;;([.$E32]/(MIN(1;MAX(0;((21-([.$D32]-[.J$2]))/20)))*[.J$3]*[.$R$1]))/(([.J$4]*[.$R$1])/(MIN(1;MAX(0;((21-([.$B32]-[.J$5]))/20)))*[.$A32])))" office:value-type="float" office:value="1.71052631578947" calcext:value-type="float">
            <text:p>1.71</text:p>
          </table:table-cell>
          <table:table-cell table:formula="of:=COM.MICROSOFT.SWITCH([.$D$3];&quot;Rounds2Kill&quot;;[.$E32]/(MIN(1;MAX(0;((21-([.$D32]-[.K$2]))/20)))*[.K$3]*[.$R$1]);&quot;Rounds2Die&quot;;([.K$4]*[.$R$1])/(MIN(1;MAX(0;((21-([.$B32]-[.K$5]))/20)))*[.$A32]);&quot;Kill/Die&quot;;([.$E32]/(MIN(1;MAX(0;((21-([.$D32]-[.K$2]))/20)))*[.K$3]*[.$R$1]))/(([.K$4]*[.$R$1])/(MIN(1;MAX(0;((21-([.$B32]-[.K$5]))/20)))*[.$A32])))" office:value-type="float" office:value="1.51162790697674" calcext:value-type="float">
            <text:p>1.51</text:p>
          </table:table-cell>
          <table:table-cell table:formula="of:=COM.MICROSOFT.SWITCH([.$D$3];&quot;Rounds2Kill&quot;;[.$E32]/(MIN(1;MAX(0;((21-([.$D32]-[.L$2]))/20)))*[.L$3]*[.$R$1]);&quot;Rounds2Die&quot;;([.L$4]*[.$R$1])/(MIN(1;MAX(0;((21-([.$B32]-[.L$5]))/20)))*[.$A32]);&quot;Kill/Die&quot;;([.$E32]/(MIN(1;MAX(0;((21-([.$D32]-[.L$2]))/20)))*[.L$3]*[.$R$1]))/(([.L$4]*[.$R$1])/(MIN(1;MAX(0;((21-([.$B32]-[.L$5]))/20)))*[.$A32])))" office:value-type="float" office:value="1.24468085106383" calcext:value-type="float">
            <text:p>1.24</text:p>
          </table:table-cell>
          <table:table-cell table:formula="of:=COM.MICROSOFT.SWITCH([.$D$3];&quot;Rounds2Kill&quot;;[.$E32]/(MIN(1;MAX(0;((21-([.$D32]-[.M$2]))/20)))*[.M$3]*[.$R$1]);&quot;Rounds2Die&quot;;([.M$4]*[.$R$1])/(MIN(1;MAX(0;((21-([.$B32]-[.M$5]))/20)))*[.$A32]);&quot;Kill/Die&quot;;([.$E32]/(MIN(1;MAX(0;((21-([.$D32]-[.M$2]))/20)))*[.M$3]*[.$R$1]))/(([.M$4]*[.$R$1])/(MIN(1;MAX(0;((21-([.$B32]-[.M$5]))/20)))*[.$A32])))" office:value-type="float" office:value="1.125" calcext:value-type="float">
            <text:p>1.13</text:p>
          </table:table-cell>
          <table:table-cell table:formula="of:=COM.MICROSOFT.SWITCH([.$D$3];&quot;Rounds2Kill&quot;;[.$E32]/(MIN(1;MAX(0;((21-([.$D32]-[.N$2]))/20)))*[.N$3]*[.$R$1]);&quot;Rounds2Die&quot;;([.N$4]*[.$R$1])/(MIN(1;MAX(0;((21-([.$B32]-[.N$5]))/20)))*[.$A32]);&quot;Kill/Die&quot;;([.$E32]/(MIN(1;MAX(0;((21-([.$D32]-[.N$2]))/20)))*[.N$3]*[.$R$1]))/(([.N$4]*[.$R$1])/(MIN(1;MAX(0;((21-([.$B32]-[.N$5]))/20)))*[.$A32])))" office:value-type="float" office:value="0.949675324675325" calcext:value-type="float">
            <text:p>0.95</text:p>
          </table:table-cell>
          <table:table-cell table:formula="of:=COM.MICROSOFT.SWITCH([.$D$3];&quot;Rounds2Kill&quot;;[.$E32]/(MIN(1;MAX(0;((21-([.$D32]-[.O$2]))/20)))*[.O$3]*[.$R$1]);&quot;Rounds2Die&quot;;([.O$4]*[.$R$1])/(MIN(1;MAX(0;((21-([.$B32]-[.O$5]))/20)))*[.$A32]);&quot;Kill/Die&quot;;([.$E32]/(MIN(1;MAX(0;((21-([.$D32]-[.O$2]))/20)))*[.O$3]*[.$R$1]))/(([.O$4]*[.$R$1])/(MIN(1;MAX(0;((21-([.$B32]-[.O$5]))/20)))*[.$A32])))" office:value-type="float" office:value="0.802469135802469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table:formula="of:=COM.MICROSOFT.SWITCH([.$D$3];&quot;Rounds2Kill&quot;;[.$E33]/(MIN(1;MAX(0;((21-([.$D33]-[.F$2]))/20)))*[.F$3]*[.$R$1]);&quot;Rounds2Die&quot;;([.F$4]*[.$R$1])/(MIN(1;MAX(0;((21-([.$B33]-[.F$5]))/20)))*[.$A33]);&quot;Kill/Die&quot;;([.$E33]/(MIN(1;MAX(0;((21-([.$D33]-[.F$2]))/20)))*[.F$3]*[.$R$1]))/(([.F$4]*[.$R$1])/(MIN(1;MAX(0;((21-([.$B33]-[.F$5]))/20)))*[.$A33])))" office:value-type="float" office:value="5" calcext:value-type="float">
            <text:p>5.00</text:p>
          </table:table-cell>
          <table:table-cell table:formula="of:=COM.MICROSOFT.SWITCH([.$D$3];&quot;Rounds2Kill&quot;;[.$E33]/(MIN(1;MAX(0;((21-([.$D33]-[.G$2]))/20)))*[.G$3]*[.$R$1]);&quot;Rounds2Die&quot;;([.G$4]*[.$R$1])/(MIN(1;MAX(0;((21-([.$B33]-[.G$5]))/20)))*[.$A33]);&quot;Kill/Die&quot;;([.$E33]/(MIN(1;MAX(0;((21-([.$D33]-[.G$2]))/20)))*[.G$3]*[.$R$1]))/(([.G$4]*[.$R$1])/(MIN(1;MAX(0;((21-([.$B33]-[.G$5]))/20)))*[.$A33])))" office:value-type="float" office:value="4.05" calcext:value-type="float">
            <text:p>4.05</text:p>
          </table:table-cell>
          <table:table-cell table:formula="of:=COM.MICROSOFT.SWITCH([.$D$3];&quot;Rounds2Kill&quot;;[.$E33]/(MIN(1;MAX(0;((21-([.$D33]-[.H$2]))/20)))*[.H$3]*[.$R$1]);&quot;Rounds2Die&quot;;([.H$4]*[.$R$1])/(MIN(1;MAX(0;((21-([.$B33]-[.H$5]))/20)))*[.$A33]);&quot;Kill/Die&quot;;([.$E33]/(MIN(1;MAX(0;((21-([.$D33]-[.H$2]))/20)))*[.H$3]*[.$R$1]))/(([.H$4]*[.$R$1])/(MIN(1;MAX(0;((21-([.$B33]-[.H$5]))/20)))*[.$A33])))" office:value-type="float" office:value="2.99261083743842" calcext:value-type="float">
            <text:p>2.99</text:p>
          </table:table-cell>
          <table:table-cell table:formula="of:=COM.MICROSOFT.SWITCH([.$D$3];&quot;Rounds2Kill&quot;;[.$E33]/(MIN(1;MAX(0;((21-([.$D33]-[.I$2]))/20)))*[.I$3]*[.$R$1]);&quot;Rounds2Die&quot;;([.I$4]*[.$R$1])/(MIN(1;MAX(0;((21-([.$B33]-[.I$5]))/20)))*[.$A33]);&quot;Kill/Die&quot;;([.$E33]/(MIN(1;MAX(0;((21-([.$D33]-[.I$2]))/20)))*[.I$3]*[.$R$1]))/(([.I$4]*[.$R$1])/(MIN(1;MAX(0;((21-([.$B33]-[.I$5]))/20)))*[.$A33])))" office:value-type="float" office:value="2.55252100840336" calcext:value-type="float">
            <text:p>2.55</text:p>
          </table:table-cell>
          <table:table-cell table:formula="of:=COM.MICROSOFT.SWITCH([.$D$3];&quot;Rounds2Kill&quot;;[.$E33]/(MIN(1;MAX(0;((21-([.$D33]-[.J$2]))/20)))*[.J$3]*[.$R$1]);&quot;Rounds2Die&quot;;([.J$4]*[.$R$1])/(MIN(1;MAX(0;((21-([.$B33]-[.J$5]))/20)))*[.$A33]);&quot;Kill/Die&quot;;([.$E33]/(MIN(1;MAX(0;((21-([.$D33]-[.J$2]))/20)))*[.J$3]*[.$R$1]))/(([.J$4]*[.$R$1])/(MIN(1;MAX(0;((21-([.$B33]-[.J$5]))/20)))*[.$A33])))" office:value-type="float" office:value="1.99835526315789" calcext:value-type="float">
            <text:p>2.00</text:p>
          </table:table-cell>
          <table:table-cell table:formula="of:=COM.MICROSOFT.SWITCH([.$D$3];&quot;Rounds2Kill&quot;;[.$E33]/(MIN(1;MAX(0;((21-([.$D33]-[.K$2]))/20)))*[.K$3]*[.$R$1]);&quot;Rounds2Die&quot;;([.K$4]*[.$R$1])/(MIN(1;MAX(0;((21-([.$B33]-[.K$5]))/20)))*[.$A33]);&quot;Kill/Die&quot;;([.$E33]/(MIN(1;MAX(0;((21-([.$D33]-[.K$2]))/20)))*[.K$3]*[.$R$1]))/(([.K$4]*[.$R$1])/(MIN(1;MAX(0;((21-([.$B33]-[.K$5]))/20)))*[.$A33])))" office:value-type="float" office:value="1.76598837209302" calcext:value-type="float">
            <text:p>1.77</text:p>
          </table:table-cell>
          <table:table-cell table:formula="of:=COM.MICROSOFT.SWITCH([.$D$3];&quot;Rounds2Kill&quot;;[.$E33]/(MIN(1;MAX(0;((21-([.$D33]-[.L$2]))/20)))*[.L$3]*[.$R$1]);&quot;Rounds2Die&quot;;([.L$4]*[.$R$1])/(MIN(1;MAX(0;((21-([.$B33]-[.L$5]))/20)))*[.$A33]);&quot;Kill/Die&quot;;([.$E33]/(MIN(1;MAX(0;((21-([.$D33]-[.L$2]))/20)))*[.L$3]*[.$R$1]))/(([.L$4]*[.$R$1])/(MIN(1;MAX(0;((21-([.$B33]-[.L$5]))/20)))*[.$A33])))" office:value-type="float" office:value="1.43617021276596" calcext:value-type="float">
            <text:p>1.44</text:p>
          </table:table-cell>
          <table:table-cell table:formula="of:=COM.MICROSOFT.SWITCH([.$D$3];&quot;Rounds2Kill&quot;;[.$E33]/(MIN(1;MAX(0;((21-([.$D33]-[.M$2]))/20)))*[.M$3]*[.$R$1]);&quot;Rounds2Die&quot;;([.M$4]*[.$R$1])/(MIN(1;MAX(0;((21-([.$B33]-[.M$5]))/20)))*[.$A33]);&quot;Kill/Die&quot;;([.$E33]/(MIN(1;MAX(0;((21-([.$D33]-[.M$2]))/20)))*[.M$3]*[.$R$1]))/(([.M$4]*[.$R$1])/(MIN(1;MAX(0;((21-([.$B33]-[.M$5]))/20)))*[.$A33])))" office:value-type="float" office:value="1.29807692307692" calcext:value-type="float">
            <text:p>1.30</text:p>
          </table:table-cell>
          <table:table-cell table:formula="of:=COM.MICROSOFT.SWITCH([.$D$3];&quot;Rounds2Kill&quot;;[.$E33]/(MIN(1;MAX(0;((21-([.$D33]-[.N$2]))/20)))*[.N$3]*[.$R$1]);&quot;Rounds2Die&quot;;([.N$4]*[.$R$1])/(MIN(1;MAX(0;((21-([.$B33]-[.N$5]))/20)))*[.$A33]);&quot;Kill/Die&quot;;([.$E33]/(MIN(1;MAX(0;((21-([.$D33]-[.N$2]))/20)))*[.N$3]*[.$R$1]))/(([.N$4]*[.$R$1])/(MIN(1;MAX(0;((21-([.$B33]-[.N$5]))/20)))*[.$A33])))" office:value-type="float" office:value="1.08482142857143" calcext:value-type="float">
            <text:p>1.08</text:p>
          </table:table-cell>
          <table:table-cell table:formula="of:=COM.MICROSOFT.SWITCH([.$D$3];&quot;Rounds2Kill&quot;;[.$E33]/(MIN(1;MAX(0;((21-([.$D33]-[.O$2]))/20)))*[.O$3]*[.$R$1]);&quot;Rounds2Die&quot;;([.O$4]*[.$R$1])/(MIN(1;MAX(0;((21-([.$B33]-[.O$5]))/20)))*[.$A33]);&quot;Kill/Die&quot;;([.$E33]/(MIN(1;MAX(0;((21-([.$D33]-[.O$2]))/20)))*[.O$3]*[.$R$1]))/(([.O$4]*[.$R$1])/(MIN(1;MAX(0;((21-([.$B33]-[.O$5]))/20)))*[.$A33])))" office:value-type="float" office:value="0.909090909090909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formula="of:=COM.MICROSOFT.SWITCH([.$D$3];&quot;Rounds2Kill&quot;;[.$E34]/(MIN(1;MAX(0;((21-([.$D34]-[.F$2]))/20)))*[.F$3]*[.$R$1]);&quot;Rounds2Die&quot;;([.F$4]*[.$R$1])/(MIN(1;MAX(0;((21-([.$B34]-[.F$5]))/20)))*[.$A34]);&quot;Kill/Die&quot;;([.$E34]/(MIN(1;MAX(0;((21-([.$D34]-[.F$2]))/20)))*[.F$3]*[.$R$1]))/(([.F$4]*[.$R$1])/(MIN(1;MAX(0;((21-([.$B34]-[.F$5]))/20)))*[.$A34])))" office:value-type="float" office:value="5.18518518518519" calcext:value-type="float">
            <text:p>5.19</text:p>
          </table:table-cell>
          <table:table-cell table:formula="of:=COM.MICROSOFT.SWITCH([.$D$3];&quot;Rounds2Kill&quot;;[.$E34]/(MIN(1;MAX(0;((21-([.$D34]-[.G$2]))/20)))*[.G$3]*[.$R$1]);&quot;Rounds2Die&quot;;([.G$4]*[.$R$1])/(MIN(1;MAX(0;((21-([.$B34]-[.G$5]))/20)))*[.$A34]);&quot;Kill/Die&quot;;([.$E34]/(MIN(1;MAX(0;((21-([.$D34]-[.G$2]))/20)))*[.G$3]*[.$R$1]))/(([.G$4]*[.$R$1])/(MIN(1;MAX(0;((21-([.$B34]-[.G$5]))/20)))*[.$A34])))" office:value-type="float" office:value="4.2" calcext:value-type="float">
            <text:p>4.20</text:p>
          </table:table-cell>
          <table:table-cell table:formula="of:=COM.MICROSOFT.SWITCH([.$D$3];&quot;Rounds2Kill&quot;;[.$E34]/(MIN(1;MAX(0;((21-([.$D34]-[.H$2]))/20)))*[.H$3]*[.$R$1]);&quot;Rounds2Die&quot;;([.H$4]*[.$R$1])/(MIN(1;MAX(0;((21-([.$B34]-[.H$5]))/20)))*[.$A34]);&quot;Kill/Die&quot;;([.$E34]/(MIN(1;MAX(0;((21-([.$D34]-[.H$2]))/20)))*[.H$3]*[.$R$1]))/(([.H$4]*[.$R$1])/(MIN(1;MAX(0;((21-([.$B34]-[.H$5]))/20)))*[.$A34])))" office:value-type="float" office:value="3.10344827586207" calcext:value-type="float">
            <text:p>3.10</text:p>
          </table:table-cell>
          <table:table-cell table:formula="of:=COM.MICROSOFT.SWITCH([.$D$3];&quot;Rounds2Kill&quot;;[.$E34]/(MIN(1;MAX(0;((21-([.$D34]-[.I$2]))/20)))*[.I$3]*[.$R$1]);&quot;Rounds2Die&quot;;([.I$4]*[.$R$1])/(MIN(1;MAX(0;((21-([.$B34]-[.I$5]))/20)))*[.$A34]);&quot;Kill/Die&quot;;([.$E34]/(MIN(1;MAX(0;((21-([.$D34]-[.I$2]))/20)))*[.I$3]*[.$R$1]))/(([.I$4]*[.$R$1])/(MIN(1;MAX(0;((21-([.$B34]-[.I$5]))/20)))*[.$A34])))" office:value-type="float" office:value="2.64705882352941" calcext:value-type="float">
            <text:p>2.65</text:p>
          </table:table-cell>
          <table:table-cell table:formula="of:=COM.MICROSOFT.SWITCH([.$D$3];&quot;Rounds2Kill&quot;;[.$E34]/(MIN(1;MAX(0;((21-([.$D34]-[.J$2]))/20)))*[.J$3]*[.$R$1]);&quot;Rounds2Die&quot;;([.J$4]*[.$R$1])/(MIN(1;MAX(0;((21-([.$B34]-[.J$5]))/20)))*[.$A34]);&quot;Kill/Die&quot;;([.$E34]/(MIN(1;MAX(0;((21-([.$D34]-[.J$2]))/20)))*[.J$3]*[.$R$1]))/(([.J$4]*[.$R$1])/(MIN(1;MAX(0;((21-([.$B34]-[.J$5]))/20)))*[.$A34])))" office:value-type="float" office:value="2.07236842105263" calcext:value-type="float">
            <text:p>2.07</text:p>
          </table:table-cell>
          <table:table-cell table:formula="of:=COM.MICROSOFT.SWITCH([.$D$3];&quot;Rounds2Kill&quot;;[.$E34]/(MIN(1;MAX(0;((21-([.$D34]-[.K$2]))/20)))*[.K$3]*[.$R$1]);&quot;Rounds2Die&quot;;([.K$4]*[.$R$1])/(MIN(1;MAX(0;((21-([.$B34]-[.K$5]))/20)))*[.$A34]);&quot;Kill/Die&quot;;([.$E34]/(MIN(1;MAX(0;((21-([.$D34]-[.K$2]))/20)))*[.K$3]*[.$R$1]))/(([.K$4]*[.$R$1])/(MIN(1;MAX(0;((21-([.$B34]-[.K$5]))/20)))*[.$A34])))" office:value-type="float" office:value="1.83139534883721" calcext:value-type="float">
            <text:p>1.83</text:p>
          </table:table-cell>
          <table:table-cell table:formula="of:=COM.MICROSOFT.SWITCH([.$D$3];&quot;Rounds2Kill&quot;;[.$E34]/(MIN(1;MAX(0;((21-([.$D34]-[.L$2]))/20)))*[.L$3]*[.$R$1]);&quot;Rounds2Die&quot;;([.L$4]*[.$R$1])/(MIN(1;MAX(0;((21-([.$B34]-[.L$5]))/20)))*[.$A34]);&quot;Kill/Die&quot;;([.$E34]/(MIN(1;MAX(0;((21-([.$D34]-[.L$2]))/20)))*[.L$3]*[.$R$1]))/(([.L$4]*[.$R$1])/(MIN(1;MAX(0;((21-([.$B34]-[.L$5]))/20)))*[.$A34])))" office:value-type="float" office:value="1.48936170212766" calcext:value-type="float">
            <text:p>1.49</text:p>
          </table:table-cell>
          <table:table-cell table:formula="of:=COM.MICROSOFT.SWITCH([.$D$3];&quot;Rounds2Kill&quot;;[.$E34]/(MIN(1;MAX(0;((21-([.$D34]-[.M$2]))/20)))*[.M$3]*[.$R$1]);&quot;Rounds2Die&quot;;([.M$4]*[.$R$1])/(MIN(1;MAX(0;((21-([.$B34]-[.M$5]))/20)))*[.$A34]);&quot;Kill/Die&quot;;([.$E34]/(MIN(1;MAX(0;((21-([.$D34]-[.M$2]))/20)))*[.M$3]*[.$R$1]))/(([.M$4]*[.$R$1])/(MIN(1;MAX(0;((21-([.$B34]-[.M$5]))/20)))*[.$A34])))" office:value-type="float" office:value="1.34615384615385" calcext:value-type="float">
            <text:p>1.35</text:p>
          </table:table-cell>
          <table:table-cell table:formula="of:=COM.MICROSOFT.SWITCH([.$D$3];&quot;Rounds2Kill&quot;;[.$E34]/(MIN(1;MAX(0;((21-([.$D34]-[.N$2]))/20)))*[.N$3]*[.$R$1]);&quot;Rounds2Die&quot;;([.N$4]*[.$R$1])/(MIN(1;MAX(0;((21-([.$B34]-[.N$5]))/20)))*[.$A34]);&quot;Kill/Die&quot;;([.$E34]/(MIN(1;MAX(0;((21-([.$D34]-[.N$2]))/20)))*[.N$3]*[.$R$1]))/(([.N$4]*[.$R$1])/(MIN(1;MAX(0;((21-([.$B34]-[.N$5]))/20)))*[.$A34])))" office:value-type="float" office:value="1.125" calcext:value-type="float">
            <text:p>1.13</text:p>
          </table:table-cell>
          <table:table-cell table:formula="of:=COM.MICROSOFT.SWITCH([.$D$3];&quot;Rounds2Kill&quot;;[.$E34]/(MIN(1;MAX(0;((21-([.$D34]-[.O$2]))/20)))*[.O$3]*[.$R$1]);&quot;Rounds2Die&quot;;([.O$4]*[.$R$1])/(MIN(1;MAX(0;((21-([.$B34]-[.O$5]))/20)))*[.$A34]);&quot;Kill/Die&quot;;([.$E34]/(MIN(1;MAX(0;((21-([.$D34]-[.O$2]))/20)))*[.O$3]*[.$R$1]))/(([.O$4]*[.$R$1])/(MIN(1;MAX(0;((21-([.$B34]-[.O$5]))/20)))*[.$A34])))" office:value-type="float" office:value="0.942760942760943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0.5" calcext:value-type="float">
            <text:p>130.5</text:p>
          </table:table-cell>
          <table:table-cell table:formula="of:=COM.MICROSOFT.SWITCH([.$D$3];&quot;Rounds2Kill&quot;;[.$E35]/(MIN(1;MAX(0;((21-([.$D35]-[.F$2]))/20)))*[.F$3]*[.$R$1]);&quot;Rounds2Die&quot;;([.F$4]*[.$R$1])/(MIN(1;MAX(0;((21-([.$B35]-[.F$5]))/20)))*[.$A35]);&quot;Kill/Die&quot;;([.$E35]/(MIN(1;MAX(0;((21-([.$D35]-[.F$2]))/20)))*[.F$3]*[.$R$1]))/(([.F$4]*[.$R$1])/(MIN(1;MAX(0;((21-([.$B35]-[.F$5]))/20)))*[.$A35])))" office:value-type="float" office:value="6.44444444444445" calcext:value-type="float">
            <text:p>6.44</text:p>
          </table:table-cell>
          <table:table-cell table:formula="of:=COM.MICROSOFT.SWITCH([.$D$3];&quot;Rounds2Kill&quot;;[.$E35]/(MIN(1;MAX(0;((21-([.$D35]-[.G$2]))/20)))*[.G$3]*[.$R$1]);&quot;Rounds2Die&quot;;([.G$4]*[.$R$1])/(MIN(1;MAX(0;((21-([.$B35]-[.G$5]))/20)))*[.$A35]);&quot;Kill/Die&quot;;([.$E35]/(MIN(1;MAX(0;((21-([.$D35]-[.G$2]))/20)))*[.G$3]*[.$R$1]))/(([.G$4]*[.$R$1])/(MIN(1;MAX(0;((21-([.$B35]-[.G$5]))/20)))*[.$A35])))" office:value-type="float" office:value="5.22" calcext:value-type="float">
            <text:p>5.22</text:p>
          </table:table-cell>
          <table:table-cell table:formula="of:=COM.MICROSOFT.SWITCH([.$D$3];&quot;Rounds2Kill&quot;;[.$E35]/(MIN(1;MAX(0;((21-([.$D35]-[.H$2]))/20)))*[.H$3]*[.$R$1]);&quot;Rounds2Die&quot;;([.H$4]*[.$R$1])/(MIN(1;MAX(0;((21-([.$B35]-[.H$5]))/20)))*[.$A35]);&quot;Kill/Die&quot;;([.$E35]/(MIN(1;MAX(0;((21-([.$D35]-[.H$2]))/20)))*[.H$3]*[.$R$1]))/(([.H$4]*[.$R$1])/(MIN(1;MAX(0;((21-([.$B35]-[.H$5]))/20)))*[.$A35])))" office:value-type="float" office:value="3.75" calcext:value-type="float">
            <text:p>3.75</text:p>
          </table:table-cell>
          <table:table-cell table:formula="of:=COM.MICROSOFT.SWITCH([.$D$3];&quot;Rounds2Kill&quot;;[.$E35]/(MIN(1;MAX(0;((21-([.$D35]-[.I$2]))/20)))*[.I$3]*[.$R$1]);&quot;Rounds2Die&quot;;([.I$4]*[.$R$1])/(MIN(1;MAX(0;((21-([.$B35]-[.I$5]))/20)))*[.$A35]);&quot;Kill/Die&quot;;([.$E35]/(MIN(1;MAX(0;((21-([.$D35]-[.I$2]))/20)))*[.I$3]*[.$R$1]))/(([.I$4]*[.$R$1])/(MIN(1;MAX(0;((21-([.$B35]-[.I$5]))/20)))*[.$A35])))" office:value-type="float" office:value="3.19852941176471" calcext:value-type="float">
            <text:p>3.20</text:p>
          </table:table-cell>
          <table:table-cell table:formula="of:=COM.MICROSOFT.SWITCH([.$D$3];&quot;Rounds2Kill&quot;;[.$E35]/(MIN(1;MAX(0;((21-([.$D35]-[.J$2]))/20)))*[.J$3]*[.$R$1]);&quot;Rounds2Die&quot;;([.J$4]*[.$R$1])/(MIN(1;MAX(0;((21-([.$B35]-[.J$5]))/20)))*[.$A35]);&quot;Kill/Die&quot;;([.$E35]/(MIN(1;MAX(0;((21-([.$D35]-[.J$2]))/20)))*[.J$3]*[.$R$1]))/(([.J$4]*[.$R$1])/(MIN(1;MAX(0;((21-([.$B35]-[.J$5]))/20)))*[.$A35])))" office:value-type="float" office:value="2.45300751879699" calcext:value-type="float">
            <text:p>2.45</text:p>
          </table:table-cell>
          <table:table-cell table:formula="of:=COM.MICROSOFT.SWITCH([.$D$3];&quot;Rounds2Kill&quot;;[.$E35]/(MIN(1;MAX(0;((21-([.$D35]-[.K$2]))/20)))*[.K$3]*[.$R$1]);&quot;Rounds2Die&quot;;([.K$4]*[.$R$1])/(MIN(1;MAX(0;((21-([.$B35]-[.K$5]))/20)))*[.$A35]);&quot;Kill/Die&quot;;([.$E35]/(MIN(1;MAX(0;((21-([.$D35]-[.K$2]))/20)))*[.K$3]*[.$R$1]))/(([.K$4]*[.$R$1])/(MIN(1;MAX(0;((21-([.$B35]-[.K$5]))/20)))*[.$A35])))" office:value-type="float" office:value="2.16777408637874" calcext:value-type="float">
            <text:p>2.17</text:p>
          </table:table-cell>
          <table:table-cell table:formula="of:=COM.MICROSOFT.SWITCH([.$D$3];&quot;Rounds2Kill&quot;;[.$E35]/(MIN(1;MAX(0;((21-([.$D35]-[.L$2]))/20)))*[.L$3]*[.$R$1]);&quot;Rounds2Die&quot;;([.L$4]*[.$R$1])/(MIN(1;MAX(0;((21-([.$B35]-[.L$5]))/20)))*[.$A35]);&quot;Kill/Die&quot;;([.$E35]/(MIN(1;MAX(0;((21-([.$D35]-[.L$2]))/20)))*[.L$3]*[.$R$1]))/(([.L$4]*[.$R$1])/(MIN(1;MAX(0;((21-([.$B35]-[.L$5]))/20)))*[.$A35])))" office:value-type="float" office:value="1.73537234042553" calcext:value-type="float">
            <text:p>1.74</text:p>
          </table:table-cell>
          <table:table-cell table:formula="of:=COM.MICROSOFT.SWITCH([.$D$3];&quot;Rounds2Kill&quot;;[.$E35]/(MIN(1;MAX(0;((21-([.$D35]-[.M$2]))/20)))*[.M$3]*[.$R$1]);&quot;Rounds2Die&quot;;([.M$4]*[.$R$1])/(MIN(1;MAX(0;((21-([.$B35]-[.M$5]))/20)))*[.$A35]);&quot;Kill/Die&quot;;([.$E35]/(MIN(1;MAX(0;((21-([.$D35]-[.M$2]))/20)))*[.M$3]*[.$R$1]))/(([.M$4]*[.$R$1])/(MIN(1;MAX(0;((21-([.$B35]-[.M$5]))/20)))*[.$A35])))" office:value-type="float" office:value="1.56850961538462" calcext:value-type="float">
            <text:p>1.57</text:p>
          </table:table-cell>
          <table:table-cell table:formula="of:=COM.MICROSOFT.SWITCH([.$D$3];&quot;Rounds2Kill&quot;;[.$E35]/(MIN(1;MAX(0;((21-([.$D35]-[.N$2]))/20)))*[.N$3]*[.$R$1]);&quot;Rounds2Die&quot;;([.N$4]*[.$R$1])/(MIN(1;MAX(0;((21-([.$B35]-[.N$5]))/20)))*[.$A35]);&quot;Kill/Die&quot;;([.$E35]/(MIN(1;MAX(0;((21-([.$D35]-[.N$2]))/20)))*[.N$3]*[.$R$1]))/(([.N$4]*[.$R$1])/(MIN(1;MAX(0;((21-([.$B35]-[.N$5]))/20)))*[.$A35])))" office:value-type="float" office:value="1.29464285714286" calcext:value-type="float">
            <text:p>1.29</text:p>
          </table:table-cell>
          <table:table-cell table:formula="of:=COM.MICROSOFT.SWITCH([.$D$3];&quot;Rounds2Kill&quot;;[.$E35]/(MIN(1;MAX(0;((21-([.$D35]-[.O$2]))/20)))*[.O$3]*[.$R$1]);&quot;Rounds2Die&quot;;([.O$4]*[.$R$1])/(MIN(1;MAX(0;((21-([.$B35]-[.O$5]))/20)))*[.$A35]);&quot;Kill/Die&quot;;([.$E35]/(MIN(1;MAX(0;((21-([.$D35]-[.O$2]))/20)))*[.O$3]*[.$R$1]))/(([.O$4]*[.$R$1])/(MIN(1;MAX(0;((21-([.$B35]-[.O$5]))/20)))*[.$A35])))" office:value-type="float" office:value="1.074074074074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float" office:value="21" calcext:value-type="float">
            <text:p>21</text:p>
          </table:table-cell>
          <table:table-cell table:style-name="ce113" office:value-type="float" office:value="135" calcext:value-type="float">
            <text:p>135</text:p>
          </table:table-cell>
          <table:table-cell table:style-name="ce118" table:formula="of:=COM.MICROSOFT.SWITCH([.$D$3];&quot;Rounds2Kill&quot;;[.$E36]/(MIN(1;MAX(0;((21-([.$D36]-[.F$2]))/20)))*[.F$3]*[.$R$1]);&quot;Rounds2Die&quot;;([.F$4]*[.$R$1])/(MIN(1;MAX(0;((21-([.$B36]-[.F$5]))/20)))*[.$A36]);&quot;Kill/Die&quot;;([.$E36]/(MIN(1;MAX(0;((21-([.$D36]-[.F$2]))/20)))*[.F$3]*[.$R$1]))/(([.F$4]*[.$R$1])/(MIN(1;MAX(0;((21-([.$B36]-[.F$5]))/20)))*[.$A36])))" office:value-type="float" office:value="6.66666666666667" calcext:value-type="float">
            <text:p>6.67</text:p>
          </table:table-cell>
          <table:table-cell table:style-name="ce121" table:formula="of:=COM.MICROSOFT.SWITCH([.$D$3];&quot;Rounds2Kill&quot;;[.$E36]/(MIN(1;MAX(0;((21-([.$D36]-[.G$2]))/20)))*[.G$3]*[.$R$1]);&quot;Rounds2Die&quot;;([.G$4]*[.$R$1])/(MIN(1;MAX(0;((21-([.$B36]-[.G$5]))/20)))*[.$A36]);&quot;Kill/Die&quot;;([.$E36]/(MIN(1;MAX(0;((21-([.$D36]-[.G$2]))/20)))*[.G$3]*[.$R$1]))/(([.G$4]*[.$R$1])/(MIN(1;MAX(0;((21-([.$B36]-[.G$5]))/20)))*[.$A36])))" office:value-type="float" office:value="5.4" calcext:value-type="float">
            <text:p>5.40</text:p>
          </table:table-cell>
          <table:table-cell table:style-name="ce121" table:formula="of:=COM.MICROSOFT.SWITCH([.$D$3];&quot;Rounds2Kill&quot;;[.$E36]/(MIN(1;MAX(0;((21-([.$D36]-[.H$2]))/20)))*[.H$3]*[.$R$1]);&quot;Rounds2Die&quot;;([.H$4]*[.$R$1])/(MIN(1;MAX(0;((21-([.$B36]-[.H$5]))/20)))*[.$A36]);&quot;Kill/Die&quot;;([.$E36]/(MIN(1;MAX(0;((21-([.$D36]-[.H$2]))/20)))*[.H$3]*[.$R$1]))/(([.H$4]*[.$R$1])/(MIN(1;MAX(0;((21-([.$B36]-[.H$5]))/20)))*[.$A36])))" office:value-type="float" office:value="3.87931034482759" calcext:value-type="float">
            <text:p>3.88</text:p>
          </table:table-cell>
          <table:table-cell table:style-name="ce121" table:formula="of:=COM.MICROSOFT.SWITCH([.$D$3];&quot;Rounds2Kill&quot;;[.$E36]/(MIN(1;MAX(0;((21-([.$D36]-[.I$2]))/20)))*[.I$3]*[.$R$1]);&quot;Rounds2Die&quot;;([.I$4]*[.$R$1])/(MIN(1;MAX(0;((21-([.$B36]-[.I$5]))/20)))*[.$A36]);&quot;Kill/Die&quot;;([.$E36]/(MIN(1;MAX(0;((21-([.$D36]-[.I$2]))/20)))*[.I$3]*[.$R$1]))/(([.I$4]*[.$R$1])/(MIN(1;MAX(0;((21-([.$B36]-[.I$5]))/20)))*[.$A36])))" office:value-type="float" office:value="3.30882352941177" calcext:value-type="float">
            <text:p>3.31</text:p>
          </table:table-cell>
          <table:table-cell table:style-name="ce121" table:formula="of:=COM.MICROSOFT.SWITCH([.$D$3];&quot;Rounds2Kill&quot;;[.$E36]/(MIN(1;MAX(0;((21-([.$D36]-[.J$2]))/20)))*[.J$3]*[.$R$1]);&quot;Rounds2Die&quot;;([.J$4]*[.$R$1])/(MIN(1;MAX(0;((21-([.$B36]-[.J$5]))/20)))*[.$A36]);&quot;Kill/Die&quot;;([.$E36]/(MIN(1;MAX(0;((21-([.$D36]-[.J$2]))/20)))*[.J$3]*[.$R$1]))/(([.J$4]*[.$R$1])/(MIN(1;MAX(0;((21-([.$B36]-[.J$5]))/20)))*[.$A36])))" office:value-type="float" office:value="2.53759398496241" calcext:value-type="float">
            <text:p>2.54</text:p>
          </table:table-cell>
          <table:table-cell table:style-name="ce121" table:formula="of:=COM.MICROSOFT.SWITCH([.$D$3];&quot;Rounds2Kill&quot;;[.$E36]/(MIN(1;MAX(0;((21-([.$D36]-[.K$2]))/20)))*[.K$3]*[.$R$1]);&quot;Rounds2Die&quot;;([.K$4]*[.$R$1])/(MIN(1;MAX(0;((21-([.$B36]-[.K$5]))/20)))*[.$A36]);&quot;Kill/Die&quot;;([.$E36]/(MIN(1;MAX(0;((21-([.$D36]-[.K$2]))/20)))*[.K$3]*[.$R$1]))/(([.K$4]*[.$R$1])/(MIN(1;MAX(0;((21-([.$B36]-[.K$5]))/20)))*[.$A36])))" office:value-type="float" office:value="2.24252491694352" calcext:value-type="float">
            <text:p>2.24</text:p>
          </table:table-cell>
          <table:table-cell table:style-name="ce121" table:formula="of:=COM.MICROSOFT.SWITCH([.$D$3];&quot;Rounds2Kill&quot;;[.$E36]/(MIN(1;MAX(0;((21-([.$D36]-[.L$2]))/20)))*[.L$3]*[.$R$1]);&quot;Rounds2Die&quot;;([.L$4]*[.$R$1])/(MIN(1;MAX(0;((21-([.$B36]-[.L$5]))/20)))*[.$A36]);&quot;Kill/Die&quot;;([.$E36]/(MIN(1;MAX(0;((21-([.$D36]-[.L$2]))/20)))*[.L$3]*[.$R$1]))/(([.L$4]*[.$R$1])/(MIN(1;MAX(0;((21-([.$B36]-[.L$5]))/20)))*[.$A36])))" office:value-type="float" office:value="1.79521276595745" calcext:value-type="float">
            <text:p>1.80</text:p>
          </table:table-cell>
          <table:table-cell table:style-name="ce121" table:formula="of:=COM.MICROSOFT.SWITCH([.$D$3];&quot;Rounds2Kill&quot;;[.$E36]/(MIN(1;MAX(0;((21-([.$D36]-[.M$2]))/20)))*[.M$3]*[.$R$1]);&quot;Rounds2Die&quot;;([.M$4]*[.$R$1])/(MIN(1;MAX(0;((21-([.$B36]-[.M$5]))/20)))*[.$A36]);&quot;Kill/Die&quot;;([.$E36]/(MIN(1;MAX(0;((21-([.$D36]-[.M$2]))/20)))*[.M$3]*[.$R$1]))/(([.M$4]*[.$R$1])/(MIN(1;MAX(0;((21-([.$B36]-[.M$5]))/20)))*[.$A36])))" office:value-type="float" office:value="1.62259615384615" calcext:value-type="float">
            <text:p>1.62</text:p>
          </table:table-cell>
          <table:table-cell table:style-name="ce121" table:formula="of:=COM.MICROSOFT.SWITCH([.$D$3];&quot;Rounds2Kill&quot;;[.$E36]/(MIN(1;MAX(0;((21-([.$D36]-[.N$2]))/20)))*[.N$3]*[.$R$1]);&quot;Rounds2Die&quot;;([.N$4]*[.$R$1])/(MIN(1;MAX(0;((21-([.$B36]-[.N$5]))/20)))*[.$A36]);&quot;Kill/Die&quot;;([.$E36]/(MIN(1;MAX(0;((21-([.$D36]-[.N$2]))/20)))*[.N$3]*[.$R$1]))/(([.N$4]*[.$R$1])/(MIN(1;MAX(0;((21-([.$B36]-[.N$5]))/20)))*[.$A36])))" office:value-type="float" office:value="1.33928571428571" calcext:value-type="float">
            <text:p>1.34</text:p>
          </table:table-cell>
          <table:table-cell table:style-name="ce125" table:formula="of:=COM.MICROSOFT.SWITCH([.$D$3];&quot;Rounds2Kill&quot;;[.$E36]/(MIN(1;MAX(0;((21-([.$D36]-[.O$2]))/20)))*[.O$3]*[.$R$1]);&quot;Rounds2Die&quot;;([.O$4]*[.$R$1])/(MIN(1;MAX(0;((21-([.$B36]-[.O$5]))/20)))*[.$A36]);&quot;Kill/Die&quot;;([.$E36]/(MIN(1;MAX(0;((21-([.$D36]-[.O$2]))/20)))*[.O$3]*[.$R$1]))/(([.O$4]*[.$R$1])/(MIN(1;MAX(0;((21-([.$B36]-[.O$5]))/20)))*[.$A36])))" office:value-type="float" office:value="1.11111111111111" calcext:value-type="float">
            <text:p>1.11</text:p>
          </table:table-cell>
          <table:table-cell table:number-columns-repeated="3"/>
        </table:table-row>
        <calcext:conditional-formats>
          <calcext:conditional-format calcext:target-range-address="VSolo.F7:VSolo.O36">
            <calcext:condition calcext:apply-style-name="Error" calcext:value="&gt;[$VSolo.$R$2]" calcext:base-cell-address="VSolo.F7"/>
          </calcext:conditional-format>
        </calcext:conditional-formats>
      </table:table>
      <table:table table:name="VSolo_2" table:style-name="ta1">
        <table:table-column table:style-name="co2" table:number-columns-repeated="2" table:default-cell-style-name="Default"/>
        <table:table-column table:style-name="co2" table:default-cell-style-name="ce106"/>
        <table:table-column table:style-name="co2" table:default-cell-style-name="Default"/>
        <table:table-column table:style-name="co2" table:default-cell-style-name="ce112"/>
        <table:table-column table:style-name="co2" table:default-cell-style-name="ce128"/>
        <table:table-column table:style-name="co2" table:number-columns-repeated="8" table:default-cell-style-name="ce131"/>
        <table:table-column table:style-name="co2" table:default-cell-style-name="ce134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04" office:value-type="string" calcext:value-type="string">
            <text:p>Power Type</text:p>
          </table:table-cell>
          <table:table-cell table:style-name="ce108" table:content-validation-name="val1" office:value-type="string" calcext:value-type="string">
            <text:p>SCENE</text:p>
          </table:table-cell>
          <table:table-cell table:style-name="ce111" office:value-type="string" calcext:value-type="string">
            <text:p>Lvl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/>
          <table:table-cell office:value-type="string" calcext:value-type="string">
            <text:p>Party Size: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 office:value-type="string" calcext:value-type="string">
            <text:p>PC Type</text:p>
          </table:table-cell>
          <table:table-cell table:style-name="ce47" table:content-validation-name="val2" office:value-type="string" calcext:value-type="string">
            <text:p>DPS</text:p>
          </table:table-cell>
          <table:table-cell table:style-name="ce11" office:value-type="string" calcext:value-type="string">
            <text:p>To Hit</text:p>
          </table:table-cell>
          <table:table-cell table:style-name="Default" table:number-matrix-columns-spanned="10" table:number-matrix-rows-spanned="1" table:formula="of:=TRANSPOSE([PCTuning.Q3:.Q12])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/>
          <table:table-cell office:value-type="string" calcext:value-type="string">
            <text:p>Threshhold Max:</text:p>
          </table:table-cell>
          <table:table-cell table:style-name="ce136" table:formula="of:=COM.MICROSOFT.SWITCH([.D3];&quot;Rounds2Kill&quot;;4;&quot;Rounds2Die&quot;;4;&quot;Kill/PartyHP%&quot;;0.3)" office:value-type="float" office:value="0.3" calcext:value-type="float">
            <text:p>0.3</text:p>
          </table:table-cell>
          <table:table-cell office:value-type="string" calcext:value-type="string">
            <text:p>Threshhold Min:</text:p>
          </table:table-cell>
          <table:table-cell table:style-name="ce126" table:formula="of:=COM.MICROSOFT.SWITCH([.D3];&quot;Rounds2Kill&quot;;1;&quot;Rounds2Die&quot;;2;&quot;Kill/PartyHP%&quot;;0.05)"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  <table:table-cell table:style-name="ce104" office:value-type="string" calcext:value-type="string">
            <text:p>Measure</text:p>
          </table:table-cell>
          <table:table-cell table:style-name="ce47" table:content-validation-name="val5" office:value-type="string" calcext:value-type="string">
            <text:p>Kill/PartyHP%</text:p>
          </table:table-cell>
          <table:table-cell table:style-name="ce11" office:value-type="string" calcext:value-type="string">
            <text:p>Dmg</text:p>
          </table:table-cell>
          <table:table-cell table:style-name="ce115" table:number-matrix-columns-spanned="10" table:number-matrix-rows-spanned="1" table:formula="of:=TRANSPOSE(COM.MICROSOFT.SWITCH([.D2];&#10;  &quot;dps&quot;; COM.MICROSOFT.SWITCH([.D1];&#10;    &quot;will&quot;; [$PCTuning.H$3:.H$12];&#10;    &quot;scene&quot;; [$PCTuning.I$3:.I$12];&#10;    &quot;daily&quot;; [$PCTuning.J$3:.J$12]);&#10;  &quot;avg&quot;; COM.MICROSOFT.SWITCH([.D1];&#10;    &quot;will&quot;; [$PCTuning.N$3:.N$12];&#10;    &quot;scene&quot;; [$PCTuning.O$3:.O$12];&#10;    &quot;daily&quot;; [$PCTuning.P$3:.P$12]);&#10;  &quot;weak&quot;; COM.MICROSOFT.SWITCH([.D1];&#10;    &quot;will&quot;; [$PCTuning.K$3:.K$12];&#10;    &quot;scene&quot;; [$PCTuning.L$3:.L$12];&#10;    &quot;daily&quot;; [$PCTuning.M$3:.M$12])&#10;))" office:value-type="float" office:value="13.5" calcext:value-type="float">
            <text:p>13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8" calcext:value-type="float">
            <text:p>38</text:p>
          </table:table-cell>
          <table:table-cell table:style-name="ce112" office:value-type="float" office:value="40.5" calcext:value-type="float">
            <text:p>40.5</text:p>
          </table:table-cell>
          <table:table-cell/>
          <table:table-cell office:value-type="string" calcext:value-type="string">
            <text:p>Monster #: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 office:value-type="string" calcext:value-type="string">
            <text:p>PC Durability</text:p>
          </table:table-cell>
          <table:table-cell table:style-name="ce47" table:content-validation-name="val4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5" table:number-matrix-columns-spanned="10" table:number-matrix-rows-spanned="1" table:formula="of:=TRANSPOSE(COM.MICROSOFT.SWITCH([.D4];&quot;TANKY&quot;;[$PCTuning.B$3:.B$12];&quot;AVG&quot;;[$PCTuning.F$3:.F$12];&quot;SQUISHY&quot;;[$PCTuning.D$3:.D$12]) )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112" office:value-type="float" office:value="60" calcext:value-type="float">
            <text:p>60</text:p>
          </table:table-cell>
          <table:table-cell/>
          <table:table-cell office:value-type="string" calcext:value-type="string">
            <text:p>Rounds to kill</text:p>
          </table:table-cell>
          <table:table-cell office:value-type="string" calcext:value-type="string">
            <text:p><text:span text:style-name="T1">$E7</text:span><text:span text:style-name="T2">/(MIN(1,MAX(0,(21-(</text:span><text:span text:style-name="T3">$D7</text:span><text:span text:style-name="T2">-</text:span><text:span text:style-name="T4">F$2</text:span><text:span text:style-name="T2">)/20)))*</text:span><text:span text:style-name="T5">F$3</text:span><text:span text:style-name="T2">*</text:span><text:span text:style-name="T6">$R$1</text:span><text:span text:style-name="T2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4"/>
          <table:table-cell/>
          <table:table-cell table:style-name="ce11" office:value-type="string" calcext:value-type="string">
            <text:p>AC</text:p>
          </table:table-cell>
          <table:table-cell table:style-name="ce115" table:number-matrix-columns-spanned="10" table:number-matrix-rows-spanned="1" table:formula="of:=TRANSPOSE(COM.MICROSOFT.SWITCH([.D4];&quot;TANKY&quot;;[$PCTuning.C$3:.C$12];&quot;AVG&quot;;[$PCTuning.G$3:.G$12];&quot;SQUISHY&quot;;[$PCTuning.E$3:.E$12]) 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112" office:value-type="float" office:value="18" calcext:value-type="float">
            <text:p>18</text:p>
          </table:table-cell>
          <table:table-cell/>
          <table:table-cell office:value-type="string" calcext:value-type="string">
            <text:p>Rounds to die</text:p>
          </table:table-cell>
          <table:table-cell office:value-type="string" calcext:value-type="string">
            <text:p><text:span text:style-name="T2">(</text:span><text:span text:style-name="T1">F$4</text:span><text:span text:style-name="T2">*</text:span><text:span text:style-name="T3">$R$1</text:span><text:span text:style-name="T2">)/(MIN(1,MAX(0,(21-(</text:span><text:span text:style-name="T4">$B7</text:span><text:span text:style-name="T2">-</text:span><text:span text:style-name="T5">F$5</text:span><text:span text:style-name="T2">)/20)))*</text:span><text:span text:style-name="T6">$A7</text:span><text:span text:style-name="T2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o-Hit</text:p>
          </table:table-cell>
          <table:table-cell table:style-name="ce105" office:value-type="string" calcext:value-type="string">
            <text:p>HD</text:p>
          </table:table-cell>
          <table:table-cell table:style-name="ce109" office:value-type="string" calcext:value-type="string">
            <text:p>AC</text:p>
          </table:table-cell>
          <table:table-cell table:style-name="ce12" office:value-type="string" calcext:value-type="string">
            <text:p>HP</text:p>
          </table:table-cell>
          <table:table-cell table:style-name="ce110" table:number-columns-repeated="9"/>
          <table:table-cell table:style-name="ce113"/>
          <table:table-cell table:number-columns-repeated="5"/>
        </table:table-row>
        <table:table-row table:style-name="ro1">
          <table:table-cell table:number-matrix-columns-spanned="1" table:number-matrix-rows-spanned="30" table:formula="of:=[AverageJoeMonster.E2:.E31]" office:value-type="float" office:value="4.5" calcext:value-type="float">
            <text:p>4.5</text:p>
          </table:table-cell>
          <table:table-cell table:number-matrix-columns-spanned="1" table:number-matrix-rows-spanned="30" table:formula="of:=[AverageJoeMonster.D2: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[AverageJoeMonster.B2:.B31]" office:value-type="float" office:value="13" calcext:value-type="float">
            <text:p>13</text:p>
          </table:table-cell>
          <table:table-cell table:number-matrix-columns-spanned="1" table:number-matrix-rows-spanned="30" table:formula="of:=[AverageJoeMonster.C2:.C31]" office:value-type="float" office:value="4.5" calcext:value-type="float">
            <text:p>4.5</text:p>
          </table:table-cell>
          <table:table-cell table:style-name="ce127" table:formula="of:=COM.MICROSOFT.SWITCH([.$D$3];&quot;Rounds2Kill&quot;;([.$E7]*[.$R$3])/(MIN(1;MAX(0;((21-([.$D7]-[.F$2]))/20)))*[.F$3]*[.$R$1]);&quot;Rounds2Die&quot;;([.F$4]*[.$R$1])/(MIN(1;MAX(0;((21-([.$B7]-[.F$5]))/20)))*[.$A7]*[.$R$3]);&quot;Kill/PartyHP%&quot;;((MIN(1;MAX(0;((21-([.$B7]-[.F$5]))/20)))*[.$A7])*((([.$R$3])*([.$R$3]+1)/2)/([.$R$3]^2))*(([.$E7]*[.$R$3])/(MIN(1;MAX(0;((21-([.$D7]-[.F$2]))/20)))*[.F$3]*[.$R$1])))/([.$R$1]*[.F$4]); ; )" office:value-type="float" office:value="0.0240384615384615" calcext:value-type="float">
            <text:p>0.02</text:p>
          </table:table-cell>
          <table:table-cell table:style-name="ce130" table:formula="of:=COM.MICROSOFT.SWITCH([.$D$3];&quot;Rounds2Kill&quot;;([.$E7]*[.$R$3])/(MIN(1;MAX(0;((21-([.$D7]-[.G$2]))/20)))*[.G$3]*[.$R$1]);&quot;Rounds2Die&quot;;([.G$4]*[.$R$1])/(MIN(1;MAX(0;((21-([.$B7]-[.G$5]))/20)))*[.$A7]*[.$R$3]);&quot;Kill/PartyHP%&quot;;((MIN(1;MAX(0;((21-([.$B7]-[.G$5]))/20)))*[.$A7])*((([.$R$3])*([.$R$3]+1)/2)/([.$R$3]^2))*(([.$E7]*[.$R$3])/(MIN(1;MAX(0;((21-([.$D7]-[.G$2]))/20)))*[.G$3]*[.$R$1])))/([.$R$1]*[.G$4]); ; )" office:value-type="float" office:value="0.0143170248868778" calcext:value-type="float">
            <text:p>0.01</text:p>
          </table:table-cell>
          <table:table-cell table:style-name="ce130" table:formula="of:=COM.MICROSOFT.SWITCH([.$D$3];&quot;Rounds2Kill&quot;;([.$E7]*[.$R$3])/(MIN(1;MAX(0;((21-([.$D7]-[.H$2]))/20)))*[.H$3]*[.$R$1]);&quot;Rounds2Die&quot;;([.H$4]*[.$R$1])/(MIN(1;MAX(0;((21-([.$B7]-[.H$5]))/20)))*[.$A7]*[.$R$3]);&quot;Kill/PartyHP%&quot;;((MIN(1;MAX(0;((21-([.$B7]-[.H$5]))/20)))*[.$A7])*((([.$R$3])*([.$R$3]+1)/2)/([.$R$3]^2))*(([.$E7]*[.$R$3])/(MIN(1;MAX(0;((21-([.$D7]-[.H$2]))/20)))*[.H$3]*[.$R$1])))/([.$R$1]*[.H$4]); ; )" office:value-type="float" office:value="0.00904017857142857" calcext:value-type="float">
            <text:p>0.01</text:p>
          </table:table-cell>
          <table:table-cell table:style-name="ce130" table:formula="of:=COM.MICROSOFT.SWITCH([.$D$3];&quot;Rounds2Kill&quot;;([.$E7]*[.$R$3])/(MIN(1;MAX(0;((21-([.$D7]-[.I$2]))/20)))*[.I$3]*[.$R$1]);&quot;Rounds2Die&quot;;([.I$4]*[.$R$1])/(MIN(1;MAX(0;((21-([.$B7]-[.I$5]))/20)))*[.$A7]*[.$R$3]);&quot;Kill/PartyHP%&quot;;((MIN(1;MAX(0;((21-([.$B7]-[.I$5]))/20)))*[.$A7])*((([.$R$3])*([.$R$3]+1)/2)/([.$R$3]^2))*(([.$E7]*[.$R$3])/(MIN(1;MAX(0;((21-([.$D7]-[.I$2]))/20)))*[.I$3]*[.$R$1])))/([.$R$1]*[.I$4]); ; )" office:value-type="float" office:value="0.00655085403726708" calcext:value-type="float">
            <text:p>0.01</text:p>
          </table:table-cell>
          <table:table-cell table:style-name="ce130" table:formula="of:=COM.MICROSOFT.SWITCH([.$D$3];&quot;Rounds2Kill&quot;;([.$E7]*[.$R$3])/(MIN(1;MAX(0;((21-([.$D7]-[.J$2]))/20)))*[.J$3]*[.$R$1]);&quot;Rounds2Die&quot;;([.J$4]*[.$R$1])/(MIN(1;MAX(0;((21-([.$B7]-[.J$5]))/20)))*[.$A7]*[.$R$3]);&quot;Kill/PartyHP%&quot;;((MIN(1;MAX(0;((21-([.$B7]-[.J$5]))/20)))*[.$A7])*((([.$R$3])*([.$R$3]+1)/2)/([.$R$3]^2))*(([.$E7]*[.$R$3])/(MIN(1;MAX(0;((21-([.$D7]-[.J$2]))/20)))*[.J$3]*[.$R$1])))/([.$R$1]*[.J$4]); ; )" office:value-type="float" office:value="0.00463598901098901" calcext:value-type="float">
            <text:p>0.00</text:p>
          </table:table-cell>
          <table:table-cell table:style-name="ce130" table:formula="of:=COM.MICROSOFT.SWITCH([.$D$3];&quot;Rounds2Kill&quot;;([.$E7]*[.$R$3])/(MIN(1;MAX(0;((21-([.$D7]-[.K$2]))/20)))*[.K$3]*[.$R$1]);&quot;Rounds2Die&quot;;([.K$4]*[.$R$1])/(MIN(1;MAX(0;((21-([.$B7]-[.K$5]))/20)))*[.$A7]*[.$R$3]);&quot;Kill/PartyHP%&quot;;((MIN(1;MAX(0;((21-([.$B7]-[.K$5]))/20)))*[.$A7])*((([.$R$3])*([.$R$3]+1)/2)/([.$R$3]^2))*(([.$E7]*[.$R$3])/(MIN(1;MAX(0;((21-([.$D7]-[.K$2]))/20)))*[.K$3]*[.$R$1])))/([.$R$1]*[.K$4]); ; )" office:value-type="float" office:value="0.00363685344827586" calcext:value-type="float">
            <text:p>0.00</text:p>
          </table:table-cell>
          <table:table-cell table:style-name="ce130" table:formula="of:=COM.MICROSOFT.SWITCH([.$D$3];&quot;Rounds2Kill&quot;;([.$E7]*[.$R$3])/(MIN(1;MAX(0;((21-([.$D7]-[.L$2]))/20)))*[.L$3]*[.$R$1]);&quot;Rounds2Die&quot;;([.L$4]*[.$R$1])/(MIN(1;MAX(0;((21-([.$B7]-[.L$5]))/20)))*[.$A7]*[.$R$3]);&quot;Kill/PartyHP%&quot;;((MIN(1;MAX(0;((21-([.$B7]-[.L$5]))/20)))*[.$A7])*((([.$R$3])*([.$R$3]+1)/2)/([.$R$3]^2))*(([.$E7]*[.$R$3])/(MIN(1;MAX(0;((21-([.$D7]-[.L$2]))/20)))*[.L$3]*[.$R$1])))/([.$R$1]*[.L$4]); ; )" office:value-type="float" office:value="0.00274658203125" calcext:value-type="float">
            <text:p>0.00</text:p>
          </table:table-cell>
          <table:table-cell table:style-name="ce130" table:formula="of:=COM.MICROSOFT.SWITCH([.$D$3];&quot;Rounds2Kill&quot;;([.$E7]*[.$R$3])/(MIN(1;MAX(0;((21-([.$D7]-[.M$2]))/20)))*[.M$3]*[.$R$1]);&quot;Rounds2Die&quot;;([.M$4]*[.$R$1])/(MIN(1;MAX(0;((21-([.$B7]-[.M$5]))/20)))*[.$A7]*[.$R$3]);&quot;Kill/PartyHP%&quot;;((MIN(1;MAX(0;((21-([.$B7]-[.M$5]))/20)))*[.$A7])*((([.$R$3])*([.$R$3]+1)/2)/([.$R$3]^2))*(([.$E7]*[.$R$3])/(MIN(1;MAX(0;((21-([.$D7]-[.M$2]))/20)))*[.M$3]*[.$R$1])))/([.$R$1]*[.M$4]); ; )" office:value-type="float" office:value="0.00226004464285714" calcext:value-type="float">
            <text:p>0.00</text:p>
          </table:table-cell>
          <table:table-cell table:style-name="ce130" table:formula="of:=COM.MICROSOFT.SWITCH([.$D$3];&quot;Rounds2Kill&quot;;([.$E7]*[.$R$3])/(MIN(1;MAX(0;((21-([.$D7]-[.N$2]))/20)))*[.N$3]*[.$R$1]);&quot;Rounds2Die&quot;;([.N$4]*[.$R$1])/(MIN(1;MAX(0;((21-([.$B7]-[.N$5]))/20)))*[.$A7]*[.$R$3]);&quot;Kill/PartyHP%&quot;;((MIN(1;MAX(0;((21-([.$B7]-[.N$5]))/20)))*[.$A7])*((([.$R$3])*([.$R$3]+1)/2)/([.$R$3]^2))*(([.$E7]*[.$R$3])/(MIN(1;MAX(0;((21-([.$D7]-[.N$2]))/20)))*[.N$3]*[.$R$1])))/([.$R$1]*[.N$4]); ; )" office:value-type="float" office:value="0.00178106529693217" calcext:value-type="float">
            <text:p>0.00</text:p>
          </table:table-cell>
          <table:table-cell table:style-name="ce133" table:formula="of:=COM.MICROSOFT.SWITCH([.$D$3];&quot;Rounds2Kill&quot;;([.$E7]*[.$R$3])/(MIN(1;MAX(0;((21-([.$D7]-[.O$2]))/20)))*[.O$3]*[.$R$1]);&quot;Rounds2Die&quot;;([.O$4]*[.$R$1])/(MIN(1;MAX(0;((21-([.$B7]-[.O$5]))/20)))*[.$A7]*[.$R$3]);&quot;Kill/PartyHP%&quot;;((MIN(1;MAX(0;((21-([.$B7]-[.O$5]))/20)))*[.$A7])*((([.$R$3])*([.$R$3]+1)/2)/([.$R$3]^2))*(([.$E7]*[.$R$3])/(MIN(1;MAX(0;((21-([.$D7]-[.O$2]))/20)))*[.O$3]*[.$R$1])))/([.$R$1]*[.O$4]); ; )" office:value-type="float" office:value="0.0014467592592592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SWITCH([.$D$3];&quot;Rounds2Kill&quot;;([.$E8]*[.$R$3])/(MIN(1;MAX(0;((21-([.$D8]-[.F$2]))/20)))*[.F$3]*[.$R$1]);&quot;Rounds2Die&quot;;([.F$4]*[.$R$1])/(MIN(1;MAX(0;((21-([.$B8]-[.F$5]))/20)))*[.$A8]*[.$R$3]);&quot;Kill/PartyHP%&quot;;((MIN(1;MAX(0;((21-([.$B8]-[.F$5]))/20)))*[.$A8])*((([.$R$3])*([.$R$3]+1)/2)/([.$R$3]^2))*(([.$E8]*[.$R$3])/(MIN(1;MAX(0;((21-([.$D8]-[.F$2]))/20)))*[.F$3]*[.$R$1])))/([.$R$1]*[.F$4]); ; )" office:value-type="float" office:value="0.0641025641025641" calcext:value-type="float">
            <text:p>0.06</text:p>
          </table:table-cell>
          <table:table-cell table:formula="of:=COM.MICROSOFT.SWITCH([.$D$3];&quot;Rounds2Kill&quot;;([.$E8]*[.$R$3])/(MIN(1;MAX(0;((21-([.$D8]-[.G$2]))/20)))*[.G$3]*[.$R$1]);&quot;Rounds2Die&quot;;([.G$4]*[.$R$1])/(MIN(1;MAX(0;((21-([.$B8]-[.G$5]))/20)))*[.$A8]*[.$R$3]);&quot;Kill/PartyHP%&quot;;((MIN(1;MAX(0;((21-([.$B8]-[.G$5]))/20)))*[.$A8])*((([.$R$3])*([.$R$3]+1)/2)/([.$R$3]^2))*(([.$E8]*[.$R$3])/(MIN(1;MAX(0;((21-([.$D8]-[.G$2]))/20)))*[.G$3]*[.$R$1])))/([.$R$1]*[.G$4]); ; )" office:value-type="float" office:value="0.0381787330316742" calcext:value-type="float">
            <text:p>0.04</text:p>
          </table:table-cell>
          <table:table-cell table:formula="of:=COM.MICROSOFT.SWITCH([.$D$3];&quot;Rounds2Kill&quot;;([.$E8]*[.$R$3])/(MIN(1;MAX(0;((21-([.$D8]-[.H$2]))/20)))*[.H$3]*[.$R$1]);&quot;Rounds2Die&quot;;([.H$4]*[.$R$1])/(MIN(1;MAX(0;((21-([.$B8]-[.H$5]))/20)))*[.$A8]*[.$R$3]);&quot;Kill/PartyHP%&quot;;((MIN(1;MAX(0;((21-([.$B8]-[.H$5]))/20)))*[.$A8])*((([.$R$3])*([.$R$3]+1)/2)/([.$R$3]^2))*(([.$E8]*[.$R$3])/(MIN(1;MAX(0;((21-([.$D8]-[.H$2]))/20)))*[.H$3]*[.$R$1])))/([.$R$1]*[.H$4]); ; )" office:value-type="float" office:value="0.0241071428571429" calcext:value-type="float">
            <text:p>0.02</text:p>
          </table:table-cell>
          <table:table-cell table:formula="of:=COM.MICROSOFT.SWITCH([.$D$3];&quot;Rounds2Kill&quot;;([.$E8]*[.$R$3])/(MIN(1;MAX(0;((21-([.$D8]-[.I$2]))/20)))*[.I$3]*[.$R$1]);&quot;Rounds2Die&quot;;([.I$4]*[.$R$1])/(MIN(1;MAX(0;((21-([.$B8]-[.I$5]))/20)))*[.$A8]*[.$R$3]);&quot;Kill/PartyHP%&quot;;((MIN(1;MAX(0;((21-([.$B8]-[.I$5]))/20)))*[.$A8])*((([.$R$3])*([.$R$3]+1)/2)/([.$R$3]^2))*(([.$E8]*[.$R$3])/(MIN(1;MAX(0;((21-([.$D8]-[.I$2]))/20)))*[.I$3]*[.$R$1])))/([.$R$1]*[.I$4]); ; )" office:value-type="float" office:value="0.0174689440993789" calcext:value-type="float">
            <text:p>0.02</text:p>
          </table:table-cell>
          <table:table-cell table:formula="of:=COM.MICROSOFT.SWITCH([.$D$3];&quot;Rounds2Kill&quot;;([.$E8]*[.$R$3])/(MIN(1;MAX(0;((21-([.$D8]-[.J$2]))/20)))*[.J$3]*[.$R$1]);&quot;Rounds2Die&quot;;([.J$4]*[.$R$1])/(MIN(1;MAX(0;((21-([.$B8]-[.J$5]))/20)))*[.$A8]*[.$R$3]);&quot;Kill/PartyHP%&quot;;((MIN(1;MAX(0;((21-([.$B8]-[.J$5]))/20)))*[.$A8])*((([.$R$3])*([.$R$3]+1)/2)/([.$R$3]^2))*(([.$E8]*[.$R$3])/(MIN(1;MAX(0;((21-([.$D8]-[.J$2]))/20)))*[.J$3]*[.$R$1])))/([.$R$1]*[.J$4]); ; )" office:value-type="float" office:value="0.0123626373626374" calcext:value-type="float">
            <text:p>0.01</text:p>
          </table:table-cell>
          <table:table-cell table:formula="of:=COM.MICROSOFT.SWITCH([.$D$3];&quot;Rounds2Kill&quot;;([.$E8]*[.$R$3])/(MIN(1;MAX(0;((21-([.$D8]-[.K$2]))/20)))*[.K$3]*[.$R$1]);&quot;Rounds2Die&quot;;([.K$4]*[.$R$1])/(MIN(1;MAX(0;((21-([.$B8]-[.K$5]))/20)))*[.$A8]*[.$R$3]);&quot;Kill/PartyHP%&quot;;((MIN(1;MAX(0;((21-([.$B8]-[.K$5]))/20)))*[.$A8])*((([.$R$3])*([.$R$3]+1)/2)/([.$R$3]^2))*(([.$E8]*[.$R$3])/(MIN(1;MAX(0;((21-([.$D8]-[.K$2]))/20)))*[.K$3]*[.$R$1])))/([.$R$1]*[.K$4]); ; )" office:value-type="float" office:value="0.00969827586206897" calcext:value-type="float">
            <text:p>0.01</text:p>
          </table:table-cell>
          <table:table-cell table:formula="of:=COM.MICROSOFT.SWITCH([.$D$3];&quot;Rounds2Kill&quot;;([.$E8]*[.$R$3])/(MIN(1;MAX(0;((21-([.$D8]-[.L$2]))/20)))*[.L$3]*[.$R$1]);&quot;Rounds2Die&quot;;([.L$4]*[.$R$1])/(MIN(1;MAX(0;((21-([.$B8]-[.L$5]))/20)))*[.$A8]*[.$R$3]);&quot;Kill/PartyHP%&quot;;((MIN(1;MAX(0;((21-([.$B8]-[.L$5]))/20)))*[.$A8])*((([.$R$3])*([.$R$3]+1)/2)/([.$R$3]^2))*(([.$E8]*[.$R$3])/(MIN(1;MAX(0;((21-([.$D8]-[.L$2]))/20)))*[.L$3]*[.$R$1])))/([.$R$1]*[.L$4]); ; )" office:value-type="float" office:value="0.00732421875" calcext:value-type="float">
            <text:p>0.01</text:p>
          </table:table-cell>
          <table:table-cell table:formula="of:=COM.MICROSOFT.SWITCH([.$D$3];&quot;Rounds2Kill&quot;;([.$E8]*[.$R$3])/(MIN(1;MAX(0;((21-([.$D8]-[.M$2]))/20)))*[.M$3]*[.$R$1]);&quot;Rounds2Die&quot;;([.M$4]*[.$R$1])/(MIN(1;MAX(0;((21-([.$B8]-[.M$5]))/20)))*[.$A8]*[.$R$3]);&quot;Kill/PartyHP%&quot;;((MIN(1;MAX(0;((21-([.$B8]-[.M$5]))/20)))*[.$A8])*((([.$R$3])*([.$R$3]+1)/2)/([.$R$3]^2))*(([.$E8]*[.$R$3])/(MIN(1;MAX(0;((21-([.$D8]-[.M$2]))/20)))*[.M$3]*[.$R$1])))/([.$R$1]*[.M$4]); ; )" office:value-type="float" office:value="0.00602678571428572" calcext:value-type="float">
            <text:p>0.01</text:p>
          </table:table-cell>
          <table:table-cell table:formula="of:=COM.MICROSOFT.SWITCH([.$D$3];&quot;Rounds2Kill&quot;;([.$E8]*[.$R$3])/(MIN(1;MAX(0;((21-([.$D8]-[.N$2]))/20)))*[.N$3]*[.$R$1]);&quot;Rounds2Die&quot;;([.N$4]*[.$R$1])/(MIN(1;MAX(0;((21-([.$B8]-[.N$5]))/20)))*[.$A8]*[.$R$3]);&quot;Kill/PartyHP%&quot;;((MIN(1;MAX(0;((21-([.$B8]-[.N$5]))/20)))*[.$A8])*((([.$R$3])*([.$R$3]+1)/2)/([.$R$3]^2))*(([.$E8]*[.$R$3])/(MIN(1;MAX(0;((21-([.$D8]-[.N$2]))/20)))*[.N$3]*[.$R$1])))/([.$R$1]*[.N$4]); ; )" office:value-type="float" office:value="0.00474950745848579" calcext:value-type="float">
            <text:p>0.00</text:p>
          </table:table-cell>
          <table:table-cell table:formula="of:=COM.MICROSOFT.SWITCH([.$D$3];&quot;Rounds2Kill&quot;;([.$E8]*[.$R$3])/(MIN(1;MAX(0;((21-([.$D8]-[.O$2]))/20)))*[.O$3]*[.$R$1]);&quot;Rounds2Die&quot;;([.O$4]*[.$R$1])/(MIN(1;MAX(0;((21-([.$B8]-[.O$5]))/20)))*[.$A8]*[.$R$3]);&quot;Kill/PartyHP%&quot;;((MIN(1;MAX(0;((21-([.$B8]-[.O$5]))/20)))*[.$A8])*((([.$R$3])*([.$R$3]+1)/2)/([.$R$3]^2))*(([.$E8]*[.$R$3])/(MIN(1;MAX(0;((21-([.$D8]-[.O$2]))/20)))*[.O$3]*[.$R$1])))/([.$R$1]*[.O$4]); ; )" office:value-type="float" office:value="0.00385802469135802" calcext:value-type="float">
            <text:p>0.00</text:p>
          </table:table-cell>
          <table:table-cell/>
          <table:table-cell office:value-type="string" calcext:value-type="string">
            <text:p>SWITCH($D$3,"Rounds2Kill",($E7*$R$3)/(MIN(1,MAX(0,(21-($D7-F$2)/20)))*F$3*$R$1),"Rounds2Die",(F$4*$R$1)/(MIN(1,MAX(0,(21-($B7-F$5)/20)))*$A7*$R$3),"Kill/PartyHP%",((MIN(1,MAX(0,(21-($B7-F$5)/20)))*$A7)*((($R$3)*($R$3+1)/2)/($R$3^2))*(($E7*$R$3)/(MIN(1,MAX(0,(21-($D7-F$2)/20)))*F$3*$R$1)))/($R$1*F$4))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formula="of:=COM.MICROSOFT.SWITCH([.$D$3];&quot;Rounds2Kill&quot;;([.$E9]*[.$R$3])/(MIN(1;MAX(0;((21-([.$D9]-[.F$2]))/20)))*[.F$3]*[.$R$1]);&quot;Rounds2Die&quot;;([.F$4]*[.$R$1])/(MIN(1;MAX(0;((21-([.$B9]-[.F$5]))/20)))*[.$A9]*[.$R$3]);&quot;Kill/PartyHP%&quot;;((MIN(1;MAX(0;((21-([.$B9]-[.F$5]))/20)))*[.$A9])*((([.$R$3])*([.$R$3]+1)/2)/([.$R$3]^2))*(([.$E9]*[.$R$3])/(MIN(1;MAX(0;((21-([.$D9]-[.F$2]))/20)))*[.F$3]*[.$R$1])))/([.$R$1]*[.F$4]); ; )" office:value-type="float" office:value="0.120192307692308" calcext:value-type="float">
            <text:p>0.12</text:p>
          </table:table-cell>
          <table:table-cell table:formula="of:=COM.MICROSOFT.SWITCH([.$D$3];&quot;Rounds2Kill&quot;;([.$E9]*[.$R$3])/(MIN(1;MAX(0;((21-([.$D9]-[.G$2]))/20)))*[.G$3]*[.$R$1]);&quot;Rounds2Die&quot;;([.G$4]*[.$R$1])/(MIN(1;MAX(0;((21-([.$B9]-[.G$5]))/20)))*[.$A9]*[.$R$3]);&quot;Kill/PartyHP%&quot;;((MIN(1;MAX(0;((21-([.$B9]-[.G$5]))/20)))*[.$A9])*((([.$R$3])*([.$R$3]+1)/2)/([.$R$3]^2))*(([.$E9]*[.$R$3])/(MIN(1;MAX(0;((21-([.$D9]-[.G$2]))/20)))*[.G$3]*[.$R$1])))/([.$R$1]*[.G$4]); ; )" office:value-type="float" office:value="0.0715851244343891" calcext:value-type="float">
            <text:p>0.07</text:p>
          </table:table-cell>
          <table:table-cell table:formula="of:=COM.MICROSOFT.SWITCH([.$D$3];&quot;Rounds2Kill&quot;;([.$E9]*[.$R$3])/(MIN(1;MAX(0;((21-([.$D9]-[.H$2]))/20)))*[.H$3]*[.$R$1]);&quot;Rounds2Die&quot;;([.H$4]*[.$R$1])/(MIN(1;MAX(0;((21-([.$B9]-[.H$5]))/20)))*[.$A9]*[.$R$3]);&quot;Kill/PartyHP%&quot;;((MIN(1;MAX(0;((21-([.$B9]-[.H$5]))/20)))*[.$A9])*((([.$R$3])*([.$R$3]+1)/2)/([.$R$3]^2))*(([.$E9]*[.$R$3])/(MIN(1;MAX(0;((21-([.$D9]-[.H$2]))/20)))*[.H$3]*[.$R$1])))/([.$R$1]*[.H$4]); ; )" office:value-type="float" office:value="0.0452008928571429" calcext:value-type="float">
            <text:p>0.05</text:p>
          </table:table-cell>
          <table:table-cell table:formula="of:=COM.MICROSOFT.SWITCH([.$D$3];&quot;Rounds2Kill&quot;;([.$E9]*[.$R$3])/(MIN(1;MAX(0;((21-([.$D9]-[.I$2]))/20)))*[.I$3]*[.$R$1]);&quot;Rounds2Die&quot;;([.I$4]*[.$R$1])/(MIN(1;MAX(0;((21-([.$B9]-[.I$5]))/20)))*[.$A9]*[.$R$3]);&quot;Kill/PartyHP%&quot;;((MIN(1;MAX(0;((21-([.$B9]-[.I$5]))/20)))*[.$A9])*((([.$R$3])*([.$R$3]+1)/2)/([.$R$3]^2))*(([.$E9]*[.$R$3])/(MIN(1;MAX(0;((21-([.$D9]-[.I$2]))/20)))*[.I$3]*[.$R$1])))/([.$R$1]*[.I$4]); ; )" office:value-type="float" office:value="0.0327542701863354" calcext:value-type="float">
            <text:p>0.03</text:p>
          </table:table-cell>
          <table:table-cell table:formula="of:=COM.MICROSOFT.SWITCH([.$D$3];&quot;Rounds2Kill&quot;;([.$E9]*[.$R$3])/(MIN(1;MAX(0;((21-([.$D9]-[.J$2]))/20)))*[.J$3]*[.$R$1]);&quot;Rounds2Die&quot;;([.J$4]*[.$R$1])/(MIN(1;MAX(0;((21-([.$B9]-[.J$5]))/20)))*[.$A9]*[.$R$3]);&quot;Kill/PartyHP%&quot;;((MIN(1;MAX(0;((21-([.$B9]-[.J$5]))/20)))*[.$A9])*((([.$R$3])*([.$R$3]+1)/2)/([.$R$3]^2))*(([.$E9]*[.$R$3])/(MIN(1;MAX(0;((21-([.$D9]-[.J$2]))/20)))*[.J$3]*[.$R$1])))/([.$R$1]*[.J$4]); ; )" office:value-type="float" office:value="0.0231799450549451" calcext:value-type="float">
            <text:p>0.02</text:p>
          </table:table-cell>
          <table:table-cell table:formula="of:=COM.MICROSOFT.SWITCH([.$D$3];&quot;Rounds2Kill&quot;;([.$E9]*[.$R$3])/(MIN(1;MAX(0;((21-([.$D9]-[.K$2]))/20)))*[.K$3]*[.$R$1]);&quot;Rounds2Die&quot;;([.K$4]*[.$R$1])/(MIN(1;MAX(0;((21-([.$B9]-[.K$5]))/20)))*[.$A9]*[.$R$3]);&quot;Kill/PartyHP%&quot;;((MIN(1;MAX(0;((21-([.$B9]-[.K$5]))/20)))*[.$A9])*((([.$R$3])*([.$R$3]+1)/2)/([.$R$3]^2))*(([.$E9]*[.$R$3])/(MIN(1;MAX(0;((21-([.$D9]-[.K$2]))/20)))*[.K$3]*[.$R$1])))/([.$R$1]*[.K$4]); ; )" office:value-type="float" office:value="0.0181842672413793" calcext:value-type="float">
            <text:p>0.02</text:p>
          </table:table-cell>
          <table:table-cell table:formula="of:=COM.MICROSOFT.SWITCH([.$D$3];&quot;Rounds2Kill&quot;;([.$E9]*[.$R$3])/(MIN(1;MAX(0;((21-([.$D9]-[.L$2]))/20)))*[.L$3]*[.$R$1]);&quot;Rounds2Die&quot;;([.L$4]*[.$R$1])/(MIN(1;MAX(0;((21-([.$B9]-[.L$5]))/20)))*[.$A9]*[.$R$3]);&quot;Kill/PartyHP%&quot;;((MIN(1;MAX(0;((21-([.$B9]-[.L$5]))/20)))*[.$A9])*((([.$R$3])*([.$R$3]+1)/2)/([.$R$3]^2))*(([.$E9]*[.$R$3])/(MIN(1;MAX(0;((21-([.$D9]-[.L$2]))/20)))*[.L$3]*[.$R$1])))/([.$R$1]*[.L$4]); ; )" office:value-type="float" office:value="0.01373291015625" calcext:value-type="float">
            <text:p>0.01</text:p>
          </table:table-cell>
          <table:table-cell table:formula="of:=COM.MICROSOFT.SWITCH([.$D$3];&quot;Rounds2Kill&quot;;([.$E9]*[.$R$3])/(MIN(1;MAX(0;((21-([.$D9]-[.M$2]))/20)))*[.M$3]*[.$R$1]);&quot;Rounds2Die&quot;;([.M$4]*[.$R$1])/(MIN(1;MAX(0;((21-([.$B9]-[.M$5]))/20)))*[.$A9]*[.$R$3]);&quot;Kill/PartyHP%&quot;;((MIN(1;MAX(0;((21-([.$B9]-[.M$5]))/20)))*[.$A9])*((([.$R$3])*([.$R$3]+1)/2)/([.$R$3]^2))*(([.$E9]*[.$R$3])/(MIN(1;MAX(0;((21-([.$D9]-[.M$2]))/20)))*[.M$3]*[.$R$1])))/([.$R$1]*[.M$4]); ; )" office:value-type="float" office:value="0.0113002232142857" calcext:value-type="float">
            <text:p>0.01</text:p>
          </table:table-cell>
          <table:table-cell table:formula="of:=COM.MICROSOFT.SWITCH([.$D$3];&quot;Rounds2Kill&quot;;([.$E9]*[.$R$3])/(MIN(1;MAX(0;((21-([.$D9]-[.N$2]))/20)))*[.N$3]*[.$R$1]);&quot;Rounds2Die&quot;;([.N$4]*[.$R$1])/(MIN(1;MAX(0;((21-([.$B9]-[.N$5]))/20)))*[.$A9]*[.$R$3]);&quot;Kill/PartyHP%&quot;;((MIN(1;MAX(0;((21-([.$B9]-[.N$5]))/20)))*[.$A9])*((([.$R$3])*([.$R$3]+1)/2)/([.$R$3]^2))*(([.$E9]*[.$R$3])/(MIN(1;MAX(0;((21-([.$D9]-[.N$2]))/20)))*[.N$3]*[.$R$1])))/([.$R$1]*[.N$4]); ; )" office:value-type="float" office:value="0.00890532648466085" calcext:value-type="float">
            <text:p>0.01</text:p>
          </table:table-cell>
          <table:table-cell table:formula="of:=COM.MICROSOFT.SWITCH([.$D$3];&quot;Rounds2Kill&quot;;([.$E9]*[.$R$3])/(MIN(1;MAX(0;((21-([.$D9]-[.O$2]))/20)))*[.O$3]*[.$R$1]);&quot;Rounds2Die&quot;;([.O$4]*[.$R$1])/(MIN(1;MAX(0;((21-([.$B9]-[.O$5]))/20)))*[.$A9]*[.$R$3]);&quot;Kill/PartyHP%&quot;;((MIN(1;MAX(0;((21-([.$B9]-[.O$5]))/20)))*[.$A9])*((([.$R$3])*([.$R$3]+1)/2)/([.$R$3]^2))*(([.$E9]*[.$R$3])/(MIN(1;MAX(0;((21-([.$D9]-[.O$2]))/20)))*[.O$3]*[.$R$1])))/([.$R$1]*[.O$4]); ; )" office:value-type="float" office:value="0.0072337962962963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COM.MICROSOFT.SWITCH([.$D$3];&quot;Rounds2Kill&quot;;([.$E10]*[.$R$3])/(MIN(1;MAX(0;((21-([.$D10]-[.F$2]))/20)))*[.F$3]*[.$R$1]);&quot;Rounds2Die&quot;;([.F$4]*[.$R$1])/(MIN(1;MAX(0;((21-([.$B10]-[.F$5]))/20)))*[.$A10]*[.$R$3]);&quot;Kill/PartyHP%&quot;;((MIN(1;MAX(0;((21-([.$B10]-[.F$5]))/20)))*[.$A10])*((([.$R$3])*([.$R$3]+1)/2)/([.$R$3]^2))*(([.$E10]*[.$R$3])/(MIN(1;MAX(0;((21-([.$D10]-[.F$2]))/20)))*[.F$3]*[.$R$1])))/([.$R$1]*[.F$4]); ; )" office:value-type="float" office:value="0.208333333333333" calcext:value-type="float">
            <text:p>0.21</text:p>
          </table:table-cell>
          <table:table-cell table:formula="of:=COM.MICROSOFT.SWITCH([.$D$3];&quot;Rounds2Kill&quot;;([.$E10]*[.$R$3])/(MIN(1;MAX(0;((21-([.$D10]-[.G$2]))/20)))*[.G$3]*[.$R$1]);&quot;Rounds2Die&quot;;([.G$4]*[.$R$1])/(MIN(1;MAX(0;((21-([.$B10]-[.G$5]))/20)))*[.$A10]*[.$R$3]);&quot;Kill/PartyHP%&quot;;((MIN(1;MAX(0;((21-([.$B10]-[.G$5]))/20)))*[.$A10])*((([.$R$3])*([.$R$3]+1)/2)/([.$R$3]^2))*(([.$E10]*[.$R$3])/(MIN(1;MAX(0;((21-([.$D10]-[.G$2]))/20)))*[.G$3]*[.$R$1])))/([.$R$1]*[.G$4]); ; )" office:value-type="float" office:value="0.124080882352941" calcext:value-type="float">
            <text:p>0.12</text:p>
          </table:table-cell>
          <table:table-cell table:formula="of:=COM.MICROSOFT.SWITCH([.$D$3];&quot;Rounds2Kill&quot;;([.$E10]*[.$R$3])/(MIN(1;MAX(0;((21-([.$D10]-[.H$2]))/20)))*[.H$3]*[.$R$1]);&quot;Rounds2Die&quot;;([.H$4]*[.$R$1])/(MIN(1;MAX(0;((21-([.$B10]-[.H$5]))/20)))*[.$A10]*[.$R$3]);&quot;Kill/PartyHP%&quot;;((MIN(1;MAX(0;((21-([.$B10]-[.H$5]))/20)))*[.$A10])*((([.$R$3])*([.$R$3]+1)/2)/([.$R$3]^2))*(([.$E10]*[.$R$3])/(MIN(1;MAX(0;((21-([.$D10]-[.H$2]))/20)))*[.H$3]*[.$R$1])))/([.$R$1]*[.H$4]); ; )" office:value-type="float" office:value="0.0778846153846154" calcext:value-type="float">
            <text:p>0.08</text:p>
          </table:table-cell>
          <table:table-cell table:formula="of:=COM.MICROSOFT.SWITCH([.$D$3];&quot;Rounds2Kill&quot;;([.$E10]*[.$R$3])/(MIN(1;MAX(0;((21-([.$D10]-[.I$2]))/20)))*[.I$3]*[.$R$1]);&quot;Rounds2Die&quot;;([.I$4]*[.$R$1])/(MIN(1;MAX(0;((21-([.$B10]-[.I$5]))/20)))*[.$A10]*[.$R$3]);&quot;Kill/PartyHP%&quot;;((MIN(1;MAX(0;((21-([.$B10]-[.I$5]))/20)))*[.$A10])*((([.$R$3])*([.$R$3]+1)/2)/([.$R$3]^2))*(([.$E10]*[.$R$3])/(MIN(1;MAX(0;((21-([.$D10]-[.I$2]))/20)))*[.I$3]*[.$R$1])))/([.$R$1]*[.I$4]); ; )" office:value-type="float" office:value="0.056438127090301" calcext:value-type="float">
            <text:p>0.06</text:p>
          </table:table-cell>
          <table:table-cell table:formula="of:=COM.MICROSOFT.SWITCH([.$D$3];&quot;Rounds2Kill&quot;;([.$E10]*[.$R$3])/(MIN(1;MAX(0;((21-([.$D10]-[.J$2]))/20)))*[.J$3]*[.$R$1]);&quot;Rounds2Die&quot;;([.J$4]*[.$R$1])/(MIN(1;MAX(0;((21-([.$B10]-[.J$5]))/20)))*[.$A10]*[.$R$3]);&quot;Kill/PartyHP%&quot;;((MIN(1;MAX(0;((21-([.$B10]-[.J$5]))/20)))*[.$A10])*((([.$R$3])*([.$R$3]+1)/2)/([.$R$3]^2))*(([.$E10]*[.$R$3])/(MIN(1;MAX(0;((21-([.$D10]-[.J$2]))/20)))*[.J$3]*[.$R$1])))/([.$R$1]*[.J$4]); ; )" office:value-type="float" office:value="0.0397370486656201" calcext:value-type="float">
            <text:p>0.04</text:p>
          </table:table-cell>
          <table:table-cell table:formula="of:=COM.MICROSOFT.SWITCH([.$D$3];&quot;Rounds2Kill&quot;;([.$E10]*[.$R$3])/(MIN(1;MAX(0;((21-([.$D10]-[.K$2]))/20)))*[.K$3]*[.$R$1]);&quot;Rounds2Die&quot;;([.K$4]*[.$R$1])/(MIN(1;MAX(0;((21-([.$B10]-[.K$5]))/20)))*[.$A10]*[.$R$3]);&quot;Kill/PartyHP%&quot;;((MIN(1;MAX(0;((21-([.$B10]-[.K$5]))/20)))*[.$A10])*((([.$R$3])*([.$R$3]+1)/2)/([.$R$3]^2))*(([.$E10]*[.$R$3])/(MIN(1;MAX(0;((21-([.$D10]-[.K$2]))/20)))*[.K$3]*[.$R$1])))/([.$R$1]*[.K$4]); ; )" office:value-type="float" office:value="0.0311730295566503" calcext:value-type="float">
            <text:p>0.03</text:p>
          </table:table-cell>
          <table:table-cell table:formula="of:=COM.MICROSOFT.SWITCH([.$D$3];&quot;Rounds2Kill&quot;;([.$E10]*[.$R$3])/(MIN(1;MAX(0;((21-([.$D10]-[.L$2]))/20)))*[.L$3]*[.$R$1]);&quot;Rounds2Die&quot;;([.L$4]*[.$R$1])/(MIN(1;MAX(0;((21-([.$B10]-[.L$5]))/20)))*[.$A10]*[.$R$3]);&quot;Kill/PartyHP%&quot;;((MIN(1;MAX(0;((21-([.$B10]-[.L$5]))/20)))*[.$A10])*((([.$R$3])*([.$R$3]+1)/2)/([.$R$3]^2))*(([.$E10]*[.$R$3])/(MIN(1;MAX(0;((21-([.$D10]-[.L$2]))/20)))*[.L$3]*[.$R$1])))/([.$R$1]*[.L$4]); ; )" office:value-type="float" office:value="0.0234375" calcext:value-type="float">
            <text:p>0.02</text:p>
          </table:table-cell>
          <table:table-cell table:formula="of:=COM.MICROSOFT.SWITCH([.$D$3];&quot;Rounds2Kill&quot;;([.$E10]*[.$R$3])/(MIN(1;MAX(0;((21-([.$D10]-[.M$2]))/20)))*[.M$3]*[.$R$1]);&quot;Rounds2Die&quot;;([.M$4]*[.$R$1])/(MIN(1;MAX(0;((21-([.$B10]-[.M$5]))/20)))*[.$A10]*[.$R$3]);&quot;Kill/PartyHP%&quot;;((MIN(1;MAX(0;((21-([.$B10]-[.M$5]))/20)))*[.$A10])*((([.$R$3])*([.$R$3]+1)/2)/([.$R$3]^2))*(([.$E10]*[.$R$3])/(MIN(1;MAX(0;((21-([.$D10]-[.M$2]))/20)))*[.M$3]*[.$R$1])))/([.$R$1]*[.M$4]); ; )" office:value-type="float" office:value="0.0192857142857143" calcext:value-type="float">
            <text:p>0.02</text:p>
          </table:table-cell>
          <table:table-cell table:formula="of:=COM.MICROSOFT.SWITCH([.$D$3];&quot;Rounds2Kill&quot;;([.$E10]*[.$R$3])/(MIN(1;MAX(0;((21-([.$D10]-[.N$2]))/20)))*[.N$3]*[.$R$1]);&quot;Rounds2Die&quot;;([.N$4]*[.$R$1])/(MIN(1;MAX(0;((21-([.$B10]-[.N$5]))/20)))*[.$A10]*[.$R$3]);&quot;Kill/PartyHP%&quot;;((MIN(1;MAX(0;((21-([.$B10]-[.N$5]))/20)))*[.$A10])*((([.$R$3])*([.$R$3]+1)/2)/([.$R$3]^2))*(([.$E10]*[.$R$3])/(MIN(1;MAX(0;((21-([.$D10]-[.N$2]))/20)))*[.N$3]*[.$R$1])))/([.$R$1]*[.N$4]); ; )" office:value-type="float" office:value="0.0151390550239234" calcext:value-type="float">
            <text:p>0.02</text:p>
          </table:table-cell>
          <table:table-cell table:formula="of:=COM.MICROSOFT.SWITCH([.$D$3];&quot;Rounds2Kill&quot;;([.$E10]*[.$R$3])/(MIN(1;MAX(0;((21-([.$D10]-[.O$2]))/20)))*[.O$3]*[.$R$1]);&quot;Rounds2Die&quot;;([.O$4]*[.$R$1])/(MIN(1;MAX(0;((21-([.$B10]-[.O$5]))/20)))*[.$A10]*[.$R$3]);&quot;Kill/PartyHP%&quot;;((MIN(1;MAX(0;((21-([.$B10]-[.O$5]))/20)))*[.$A10])*((([.$R$3])*([.$R$3]+1)/2)/([.$R$3]^2))*(([.$E10]*[.$R$3])/(MIN(1;MAX(0;((21-([.$D10]-[.O$2]))/20)))*[.O$3]*[.$R$1])))/([.$R$1]*[.O$4]); ; )" office:value-type="float" office:value="0.0122549019607843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table:formula="of:=COM.MICROSOFT.SWITCH([.$D$3];&quot;Rounds2Kill&quot;;([.$E11]*[.$R$3])/(MIN(1;MAX(0;((21-([.$D11]-[.F$2]))/20)))*[.F$3]*[.$R$1]);&quot;Rounds2Die&quot;;([.F$4]*[.$R$1])/(MIN(1;MAX(0;((21-([.$B11]-[.F$5]))/20)))*[.$A11]*[.$R$3]);&quot;Kill/PartyHP%&quot;;((MIN(1;MAX(0;((21-([.$B11]-[.F$5]))/20)))*[.$A11])*((([.$R$3])*([.$R$3]+1)/2)/([.$R$3]^2))*(([.$E11]*[.$R$3])/(MIN(1;MAX(0;((21-([.$D11]-[.F$2]))/20)))*[.F$3]*[.$R$1])))/([.$R$1]*[.F$4]); ; )" office:value-type="float" office:value="0.303819444444444" calcext:value-type="float">
            <text:p>0.30</text:p>
          </table:table-cell>
          <table:table-cell table:formula="of:=COM.MICROSOFT.SWITCH([.$D$3];&quot;Rounds2Kill&quot;;([.$E11]*[.$R$3])/(MIN(1;MAX(0;((21-([.$D11]-[.G$2]))/20)))*[.G$3]*[.$R$1]);&quot;Rounds2Die&quot;;([.G$4]*[.$R$1])/(MIN(1;MAX(0;((21-([.$B11]-[.G$5]))/20)))*[.$A11]*[.$R$3]);&quot;Kill/PartyHP%&quot;;((MIN(1;MAX(0;((21-([.$B11]-[.G$5]))/20)))*[.$A11])*((([.$R$3])*([.$R$3]+1)/2)/([.$R$3]^2))*(([.$E11]*[.$R$3])/(MIN(1;MAX(0;((21-([.$D11]-[.G$2]))/20)))*[.G$3]*[.$R$1])))/([.$R$1]*[.G$4]); ; )" office:value-type="float" office:value="0.180951286764706" calcext:value-type="float">
            <text:p>0.18</text:p>
          </table:table-cell>
          <table:table-cell table:formula="of:=COM.MICROSOFT.SWITCH([.$D$3];&quot;Rounds2Kill&quot;;([.$E11]*[.$R$3])/(MIN(1;MAX(0;((21-([.$D11]-[.H$2]))/20)))*[.H$3]*[.$R$1]);&quot;Rounds2Die&quot;;([.H$4]*[.$R$1])/(MIN(1;MAX(0;((21-([.$B11]-[.H$5]))/20)))*[.$A11]*[.$R$3]);&quot;Kill/PartyHP%&quot;;((MIN(1;MAX(0;((21-([.$B11]-[.H$5]))/20)))*[.$A11])*((([.$R$3])*([.$R$3]+1)/2)/([.$R$3]^2))*(([.$E11]*[.$R$3])/(MIN(1;MAX(0;((21-([.$D11]-[.H$2]))/20)))*[.H$3]*[.$R$1])))/([.$R$1]*[.H$4]); ; )" office:value-type="float" office:value="0.113581730769231" calcext:value-type="float">
            <text:p>0.11</text:p>
          </table:table-cell>
          <table:table-cell table:formula="of:=COM.MICROSOFT.SWITCH([.$D$3];&quot;Rounds2Kill&quot;;([.$E11]*[.$R$3])/(MIN(1;MAX(0;((21-([.$D11]-[.I$2]))/20)))*[.I$3]*[.$R$1]);&quot;Rounds2Die&quot;;([.I$4]*[.$R$1])/(MIN(1;MAX(0;((21-([.$B11]-[.I$5]))/20)))*[.$A11]*[.$R$3]);&quot;Kill/PartyHP%&quot;;((MIN(1;MAX(0;((21-([.$B11]-[.I$5]))/20)))*[.$A11])*((([.$R$3])*([.$R$3]+1)/2)/([.$R$3]^2))*(([.$E11]*[.$R$3])/(MIN(1;MAX(0;((21-([.$D11]-[.I$2]))/20)))*[.I$3]*[.$R$1])))/([.$R$1]*[.I$4]); ; )" office:value-type="float" office:value="0.082305602006689" calcext:value-type="float">
            <text:p>0.08</text:p>
          </table:table-cell>
          <table:table-cell table:formula="of:=COM.MICROSOFT.SWITCH([.$D$3];&quot;Rounds2Kill&quot;;([.$E11]*[.$R$3])/(MIN(1;MAX(0;((21-([.$D11]-[.J$2]))/20)))*[.J$3]*[.$R$1]);&quot;Rounds2Die&quot;;([.J$4]*[.$R$1])/(MIN(1;MAX(0;((21-([.$B11]-[.J$5]))/20)))*[.$A11]*[.$R$3]);&quot;Kill/PartyHP%&quot;;((MIN(1;MAX(0;((21-([.$B11]-[.J$5]))/20)))*[.$A11])*((([.$R$3])*([.$R$3]+1)/2)/([.$R$3]^2))*(([.$E11]*[.$R$3])/(MIN(1;MAX(0;((21-([.$D11]-[.J$2]))/20)))*[.J$3]*[.$R$1])))/([.$R$1]*[.J$4]); ; )" office:value-type="float" office:value="0.0579498626373627" calcext:value-type="float">
            <text:p>0.06</text:p>
          </table:table-cell>
          <table:table-cell table:formula="of:=COM.MICROSOFT.SWITCH([.$D$3];&quot;Rounds2Kill&quot;;([.$E11]*[.$R$3])/(MIN(1;MAX(0;((21-([.$D11]-[.K$2]))/20)))*[.K$3]*[.$R$1]);&quot;Rounds2Die&quot;;([.K$4]*[.$R$1])/(MIN(1;MAX(0;((21-([.$B11]-[.K$5]))/20)))*[.$A11]*[.$R$3]);&quot;Kill/PartyHP%&quot;;((MIN(1;MAX(0;((21-([.$B11]-[.K$5]))/20)))*[.$A11])*((([.$R$3])*([.$R$3]+1)/2)/([.$R$3]^2))*(([.$E11]*[.$R$3])/(MIN(1;MAX(0;((21-([.$D11]-[.K$2]))/20)))*[.K$3]*[.$R$1])))/([.$R$1]*[.K$4]); ; )" office:value-type="float" office:value="0.0454606681034483" calcext:value-type="float">
            <text:p>0.05</text:p>
          </table:table-cell>
          <table:table-cell table:formula="of:=COM.MICROSOFT.SWITCH([.$D$3];&quot;Rounds2Kill&quot;;([.$E11]*[.$R$3])/(MIN(1;MAX(0;((21-([.$D11]-[.L$2]))/20)))*[.L$3]*[.$R$1]);&quot;Rounds2Die&quot;;([.L$4]*[.$R$1])/(MIN(1;MAX(0;((21-([.$B11]-[.L$5]))/20)))*[.$A11]*[.$R$3]);&quot;Kill/PartyHP%&quot;;((MIN(1;MAX(0;((21-([.$B11]-[.L$5]))/20)))*[.$A11])*((([.$R$3])*([.$R$3]+1)/2)/([.$R$3]^2))*(([.$E11]*[.$R$3])/(MIN(1;MAX(0;((21-([.$D11]-[.L$2]))/20)))*[.L$3]*[.$R$1])))/([.$R$1]*[.L$4]); ; )" office:value-type="float" office:value="0.0341796875" calcext:value-type="float">
            <text:p>0.03</text:p>
          </table:table-cell>
          <table:table-cell table:formula="of:=COM.MICROSOFT.SWITCH([.$D$3];&quot;Rounds2Kill&quot;;([.$E11]*[.$R$3])/(MIN(1;MAX(0;((21-([.$D11]-[.M$2]))/20)))*[.M$3]*[.$R$1]);&quot;Rounds2Die&quot;;([.M$4]*[.$R$1])/(MIN(1;MAX(0;((21-([.$B11]-[.M$5]))/20)))*[.$A11]*[.$R$3]);&quot;Kill/PartyHP%&quot;;((MIN(1;MAX(0;((21-([.$B11]-[.M$5]))/20)))*[.$A11])*((([.$R$3])*([.$R$3]+1)/2)/([.$R$3]^2))*(([.$E11]*[.$R$3])/(MIN(1;MAX(0;((21-([.$D11]-[.M$2]))/20)))*[.M$3]*[.$R$1])))/([.$R$1]*[.M$4]); ; )" office:value-type="float" office:value="0.028125" calcext:value-type="float">
            <text:p>0.03</text:p>
          </table:table-cell>
          <table:table-cell table:formula="of:=COM.MICROSOFT.SWITCH([.$D$3];&quot;Rounds2Kill&quot;;([.$E11]*[.$R$3])/(MIN(1;MAX(0;((21-([.$D11]-[.N$2]))/20)))*[.N$3]*[.$R$1]);&quot;Rounds2Die&quot;;([.N$4]*[.$R$1])/(MIN(1;MAX(0;((21-([.$B11]-[.N$5]))/20)))*[.$A11]*[.$R$3]);&quot;Kill/PartyHP%&quot;;((MIN(1;MAX(0;((21-([.$B11]-[.N$5]))/20)))*[.$A11])*((([.$R$3])*([.$R$3]+1)/2)/([.$R$3]^2))*(([.$E11]*[.$R$3])/(MIN(1;MAX(0;((21-([.$D11]-[.N$2]))/20)))*[.N$3]*[.$R$1])))/([.$R$1]*[.N$4]); ; )" office:value-type="float" office:value="0.022077788576555" calcext:value-type="float">
            <text:p>0.02</text:p>
          </table:table-cell>
          <table:table-cell table:formula="of:=COM.MICROSOFT.SWITCH([.$D$3];&quot;Rounds2Kill&quot;;([.$E11]*[.$R$3])/(MIN(1;MAX(0;((21-([.$D11]-[.O$2]))/20)))*[.O$3]*[.$R$1]);&quot;Rounds2Die&quot;;([.O$4]*[.$R$1])/(MIN(1;MAX(0;((21-([.$B11]-[.O$5]))/20)))*[.$A11]*[.$R$3]);&quot;Kill/PartyHP%&quot;;((MIN(1;MAX(0;((21-([.$B11]-[.O$5]))/20)))*[.$A11])*((([.$R$3])*([.$R$3]+1)/2)/([.$R$3]^2))*(([.$E11]*[.$R$3])/(MIN(1;MAX(0;((21-([.$D11]-[.O$2]))/20)))*[.O$3]*[.$R$1])))/([.$R$1]*[.O$4]); ; )" office:value-type="float" office:value="0.0178717320261438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COM.MICROSOFT.SWITCH([.$D$3];&quot;Rounds2Kill&quot;;([.$E12]*[.$R$3])/(MIN(1;MAX(0;((21-([.$D12]-[.F$2]))/20)))*[.F$3]*[.$R$1]);&quot;Rounds2Die&quot;;([.F$4]*[.$R$1])/(MIN(1;MAX(0;((21-([.$B12]-[.F$5]))/20)))*[.$A12]*[.$R$3]);&quot;Kill/PartyHP%&quot;;((MIN(1;MAX(0;((21-([.$B12]-[.F$5]))/20)))*[.$A12])*((([.$R$3])*([.$R$3]+1)/2)/([.$R$3]^2))*(([.$E12]*[.$R$3])/(MIN(1;MAX(0;((21-([.$D12]-[.F$2]))/20)))*[.F$3]*[.$R$1])))/([.$R$1]*[.F$4]); ; )" office:value-type="float" office:value="0.416666666666667" calcext:value-type="float">
            <text:p>0.42</text:p>
          </table:table-cell>
          <table:table-cell table:formula="of:=COM.MICROSOFT.SWITCH([.$D$3];&quot;Rounds2Kill&quot;;([.$E12]*[.$R$3])/(MIN(1;MAX(0;((21-([.$D12]-[.G$2]))/20)))*[.G$3]*[.$R$1]);&quot;Rounds2Die&quot;;([.G$4]*[.$R$1])/(MIN(1;MAX(0;((21-([.$B12]-[.G$5]))/20)))*[.$A12]*[.$R$3]);&quot;Kill/PartyHP%&quot;;((MIN(1;MAX(0;((21-([.$B12]-[.G$5]))/20)))*[.$A12])*((([.$R$3])*([.$R$3]+1)/2)/([.$R$3]^2))*(([.$E12]*[.$R$3])/(MIN(1;MAX(0;((21-([.$D12]-[.G$2]))/20)))*[.G$3]*[.$R$1])))/([.$R$1]*[.G$4]); ; )" office:value-type="float" office:value="0.248161764705882" calcext:value-type="float">
            <text:p>0.25</text:p>
          </table:table-cell>
          <table:table-cell table:formula="of:=COM.MICROSOFT.SWITCH([.$D$3];&quot;Rounds2Kill&quot;;([.$E12]*[.$R$3])/(MIN(1;MAX(0;((21-([.$D12]-[.H$2]))/20)))*[.H$3]*[.$R$1]);&quot;Rounds2Die&quot;;([.H$4]*[.$R$1])/(MIN(1;MAX(0;((21-([.$B12]-[.H$5]))/20)))*[.$A12]*[.$R$3]);&quot;Kill/PartyHP%&quot;;((MIN(1;MAX(0;((21-([.$B12]-[.H$5]))/20)))*[.$A12])*((([.$R$3])*([.$R$3]+1)/2)/([.$R$3]^2))*(([.$E12]*[.$R$3])/(MIN(1;MAX(0;((21-([.$D12]-[.H$2]))/20)))*[.H$3]*[.$R$1])))/([.$R$1]*[.H$4]); ; )" office:value-type="float" office:value="0.155769230769231" calcext:value-type="float">
            <text:p>0.16</text:p>
          </table:table-cell>
          <table:table-cell table:formula="of:=COM.MICROSOFT.SWITCH([.$D$3];&quot;Rounds2Kill&quot;;([.$E12]*[.$R$3])/(MIN(1;MAX(0;((21-([.$D12]-[.I$2]))/20)))*[.I$3]*[.$R$1]);&quot;Rounds2Die&quot;;([.I$4]*[.$R$1])/(MIN(1;MAX(0;((21-([.$B12]-[.I$5]))/20)))*[.$A12]*[.$R$3]);&quot;Kill/PartyHP%&quot;;((MIN(1;MAX(0;((21-([.$B12]-[.I$5]))/20)))*[.$A12])*((([.$R$3])*([.$R$3]+1)/2)/([.$R$3]^2))*(([.$E12]*[.$R$3])/(MIN(1;MAX(0;((21-([.$D12]-[.I$2]))/20)))*[.I$3]*[.$R$1])))/([.$R$1]*[.I$4]); ; )" office:value-type="float" office:value="0.112876254180602" calcext:value-type="float">
            <text:p>0.11</text:p>
          </table:table-cell>
          <table:table-cell table:formula="of:=COM.MICROSOFT.SWITCH([.$D$3];&quot;Rounds2Kill&quot;;([.$E12]*[.$R$3])/(MIN(1;MAX(0;((21-([.$D12]-[.J$2]))/20)))*[.J$3]*[.$R$1]);&quot;Rounds2Die&quot;;([.J$4]*[.$R$1])/(MIN(1;MAX(0;((21-([.$B12]-[.J$5]))/20)))*[.$A12]*[.$R$3]);&quot;Kill/PartyHP%&quot;;((MIN(1;MAX(0;((21-([.$B12]-[.J$5]))/20)))*[.$A12])*((([.$R$3])*([.$R$3]+1)/2)/([.$R$3]^2))*(([.$E12]*[.$R$3])/(MIN(1;MAX(0;((21-([.$D12]-[.J$2]))/20)))*[.J$3]*[.$R$1])))/([.$R$1]*[.J$4]); ; )" office:value-type="float" office:value="0.0794740973312402" calcext:value-type="float">
            <text:p>0.08</text:p>
          </table:table-cell>
          <table:table-cell table:formula="of:=COM.MICROSOFT.SWITCH([.$D$3];&quot;Rounds2Kill&quot;;([.$E12]*[.$R$3])/(MIN(1;MAX(0;((21-([.$D12]-[.K$2]))/20)))*[.K$3]*[.$R$1]);&quot;Rounds2Die&quot;;([.K$4]*[.$R$1])/(MIN(1;MAX(0;((21-([.$B12]-[.K$5]))/20)))*[.$A12]*[.$R$3]);&quot;Kill/PartyHP%&quot;;((MIN(1;MAX(0;((21-([.$B12]-[.K$5]))/20)))*[.$A12])*((([.$R$3])*([.$R$3]+1)/2)/([.$R$3]^2))*(([.$E12]*[.$R$3])/(MIN(1;MAX(0;((21-([.$D12]-[.K$2]))/20)))*[.K$3]*[.$R$1])))/([.$R$1]*[.K$4]); ; )" office:value-type="float" office:value="0.0623460591133005" calcext:value-type="float">
            <text:p>0.06</text:p>
          </table:table-cell>
          <table:table-cell table:formula="of:=COM.MICROSOFT.SWITCH([.$D$3];&quot;Rounds2Kill&quot;;([.$E12]*[.$R$3])/(MIN(1;MAX(0;((21-([.$D12]-[.L$2]))/20)))*[.L$3]*[.$R$1]);&quot;Rounds2Die&quot;;([.L$4]*[.$R$1])/(MIN(1;MAX(0;((21-([.$B12]-[.L$5]))/20)))*[.$A12]*[.$R$3]);&quot;Kill/PartyHP%&quot;;((MIN(1;MAX(0;((21-([.$B12]-[.L$5]))/20)))*[.$A12])*((([.$R$3])*([.$R$3]+1)/2)/([.$R$3]^2))*(([.$E12]*[.$R$3])/(MIN(1;MAX(0;((21-([.$D12]-[.L$2]))/20)))*[.L$3]*[.$R$1])))/([.$R$1]*[.L$4]); ; )" office:value-type="float" office:value="0.046875" calcext:value-type="float">
            <text:p>0.05</text:p>
          </table:table-cell>
          <table:table-cell table:formula="of:=COM.MICROSOFT.SWITCH([.$D$3];&quot;Rounds2Kill&quot;;([.$E12]*[.$R$3])/(MIN(1;MAX(0;((21-([.$D12]-[.M$2]))/20)))*[.M$3]*[.$R$1]);&quot;Rounds2Die&quot;;([.M$4]*[.$R$1])/(MIN(1;MAX(0;((21-([.$B12]-[.M$5]))/20)))*[.$A12]*[.$R$3]);&quot;Kill/PartyHP%&quot;;((MIN(1;MAX(0;((21-([.$B12]-[.M$5]))/20)))*[.$A12])*((([.$R$3])*([.$R$3]+1)/2)/([.$R$3]^2))*(([.$E12]*[.$R$3])/(MIN(1;MAX(0;((21-([.$D12]-[.M$2]))/20)))*[.M$3]*[.$R$1])))/([.$R$1]*[.M$4]); ; )" office:value-type="float" office:value="0.0385714285714286" calcext:value-type="float">
            <text:p>0.04</text:p>
          </table:table-cell>
          <table:table-cell table:formula="of:=COM.MICROSOFT.SWITCH([.$D$3];&quot;Rounds2Kill&quot;;([.$E12]*[.$R$3])/(MIN(1;MAX(0;((21-([.$D12]-[.N$2]))/20)))*[.N$3]*[.$R$1]);&quot;Rounds2Die&quot;;([.N$4]*[.$R$1])/(MIN(1;MAX(0;((21-([.$B12]-[.N$5]))/20)))*[.$A12]*[.$R$3]);&quot;Kill/PartyHP%&quot;;((MIN(1;MAX(0;((21-([.$B12]-[.N$5]))/20)))*[.$A12])*((([.$R$3])*([.$R$3]+1)/2)/([.$R$3]^2))*(([.$E12]*[.$R$3])/(MIN(1;MAX(0;((21-([.$D12]-[.N$2]))/20)))*[.N$3]*[.$R$1])))/([.$R$1]*[.N$4]); ; )" office:value-type="float" office:value="0.0302781100478469" calcext:value-type="float">
            <text:p>0.03</text:p>
          </table:table-cell>
          <table:table-cell table:formula="of:=COM.MICROSOFT.SWITCH([.$D$3];&quot;Rounds2Kill&quot;;([.$E12]*[.$R$3])/(MIN(1;MAX(0;((21-([.$D12]-[.O$2]))/20)))*[.O$3]*[.$R$1]);&quot;Rounds2Die&quot;;([.O$4]*[.$R$1])/(MIN(1;MAX(0;((21-([.$B12]-[.O$5]))/20)))*[.$A12]*[.$R$3]);&quot;Kill/PartyHP%&quot;;((MIN(1;MAX(0;((21-([.$B12]-[.O$5]))/20)))*[.$A12])*((([.$R$3])*([.$R$3]+1)/2)/([.$R$3]^2))*(([.$E12]*[.$R$3])/(MIN(1;MAX(0;((21-([.$D12]-[.O$2]))/20)))*[.O$3]*[.$R$1])))/([.$R$1]*[.O$4]); ; )" office:value-type="float" office:value="0.0245098039215686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.5</text:p>
          </table:table-cell>
          <table:table-cell table:formula="of:=COM.MICROSOFT.SWITCH([.$D$3];&quot;Rounds2Kill&quot;;([.$E13]*[.$R$3])/(MIN(1;MAX(0;((21-([.$D13]-[.F$2]))/20)))*[.F$3]*[.$R$1]);&quot;Rounds2Die&quot;;([.F$4]*[.$R$1])/(MIN(1;MAX(0;((21-([.$B13]-[.F$5]))/20)))*[.$A13]*[.$R$3]);&quot;Kill/PartyHP%&quot;;((MIN(1;MAX(0;((21-([.$B13]-[.F$5]))/20)))*[.$A13])*((([.$R$3])*([.$R$3]+1)/2)/([.$R$3]^2))*(([.$E13]*[.$R$3])/(MIN(1;MAX(0;((21-([.$D13]-[.F$2]))/20)))*[.F$3]*[.$R$1])))/([.$R$1]*[.F$4]); ; )" office:value-type="float" office:value="0.546875" calcext:value-type="float">
            <text:p>0.55</text:p>
          </table:table-cell>
          <table:table-cell table:formula="of:=COM.MICROSOFT.SWITCH([.$D$3];&quot;Rounds2Kill&quot;;([.$E13]*[.$R$3])/(MIN(1;MAX(0;((21-([.$D13]-[.G$2]))/20)))*[.G$3]*[.$R$1]);&quot;Rounds2Die&quot;;([.G$4]*[.$R$1])/(MIN(1;MAX(0;((21-([.$B13]-[.G$5]))/20)))*[.$A13]*[.$R$3]);&quot;Kill/PartyHP%&quot;;((MIN(1;MAX(0;((21-([.$B13]-[.G$5]))/20)))*[.$A13])*((([.$R$3])*([.$R$3]+1)/2)/([.$R$3]^2))*(([.$E13]*[.$R$3])/(MIN(1;MAX(0;((21-([.$D13]-[.G$2]))/20)))*[.G$3]*[.$R$1])))/([.$R$1]*[.G$4]); ; )" office:value-type="float" office:value="0.325712316176471" calcext:value-type="float">
            <text:p>0.33</text:p>
          </table:table-cell>
          <table:table-cell table:formula="of:=COM.MICROSOFT.SWITCH([.$D$3];&quot;Rounds2Kill&quot;;([.$E13]*[.$R$3])/(MIN(1;MAX(0;((21-([.$D13]-[.H$2]))/20)))*[.H$3]*[.$R$1]);&quot;Rounds2Die&quot;;([.H$4]*[.$R$1])/(MIN(1;MAX(0;((21-([.$B13]-[.H$5]))/20)))*[.$A13]*[.$R$3]);&quot;Kill/PartyHP%&quot;;((MIN(1;MAX(0;((21-([.$B13]-[.H$5]))/20)))*[.$A13])*((([.$R$3])*([.$R$3]+1)/2)/([.$R$3]^2))*(([.$E13]*[.$R$3])/(MIN(1;MAX(0;((21-([.$D13]-[.H$2]))/20)))*[.H$3]*[.$R$1])))/([.$R$1]*[.H$4]); ; )" office:value-type="float" office:value="0.204447115384615" calcext:value-type="float">
            <text:p>0.20</text:p>
          </table:table-cell>
          <table:table-cell table:formula="of:=COM.MICROSOFT.SWITCH([.$D$3];&quot;Rounds2Kill&quot;;([.$E13]*[.$R$3])/(MIN(1;MAX(0;((21-([.$D13]-[.I$2]))/20)))*[.I$3]*[.$R$1]);&quot;Rounds2Die&quot;;([.I$4]*[.$R$1])/(MIN(1;MAX(0;((21-([.$B13]-[.I$5]))/20)))*[.$A13]*[.$R$3]);&quot;Kill/PartyHP%&quot;;((MIN(1;MAX(0;((21-([.$B13]-[.I$5]))/20)))*[.$A13])*((([.$R$3])*([.$R$3]+1)/2)/([.$R$3]^2))*(([.$E13]*[.$R$3])/(MIN(1;MAX(0;((21-([.$D13]-[.I$2]))/20)))*[.I$3]*[.$R$1])))/([.$R$1]*[.I$4]); ; )" office:value-type="float" office:value="0.14815008361204" calcext:value-type="float">
            <text:p>0.15</text:p>
          </table:table-cell>
          <table:table-cell table:formula="of:=COM.MICROSOFT.SWITCH([.$D$3];&quot;Rounds2Kill&quot;;([.$E13]*[.$R$3])/(MIN(1;MAX(0;((21-([.$D13]-[.J$2]))/20)))*[.J$3]*[.$R$1]);&quot;Rounds2Die&quot;;([.J$4]*[.$R$1])/(MIN(1;MAX(0;((21-([.$B13]-[.J$5]))/20)))*[.$A13]*[.$R$3]);&quot;Kill/PartyHP%&quot;;((MIN(1;MAX(0;((21-([.$B13]-[.J$5]))/20)))*[.$A13])*((([.$R$3])*([.$R$3]+1)/2)/([.$R$3]^2))*(([.$E13]*[.$R$3])/(MIN(1;MAX(0;((21-([.$D13]-[.J$2]))/20)))*[.J$3]*[.$R$1])))/([.$R$1]*[.J$4]); ; )" office:value-type="float" office:value="0.104309752747253" calcext:value-type="float">
            <text:p>0.10</text:p>
          </table:table-cell>
          <table:table-cell table:formula="of:=COM.MICROSOFT.SWITCH([.$D$3];&quot;Rounds2Kill&quot;;([.$E13]*[.$R$3])/(MIN(1;MAX(0;((21-([.$D13]-[.K$2]))/20)))*[.K$3]*[.$R$1]);&quot;Rounds2Die&quot;;([.K$4]*[.$R$1])/(MIN(1;MAX(0;((21-([.$B13]-[.K$5]))/20)))*[.$A13]*[.$R$3]);&quot;Kill/PartyHP%&quot;;((MIN(1;MAX(0;((21-([.$B13]-[.K$5]))/20)))*[.$A13])*((([.$R$3])*([.$R$3]+1)/2)/([.$R$3]^2))*(([.$E13]*[.$R$3])/(MIN(1;MAX(0;((21-([.$D13]-[.K$2]))/20)))*[.K$3]*[.$R$1])))/([.$R$1]*[.K$4]); ; )" office:value-type="float" office:value="0.0818292025862069" calcext:value-type="float">
            <text:p>0.08</text:p>
          </table:table-cell>
          <table:table-cell table:formula="of:=COM.MICROSOFT.SWITCH([.$D$3];&quot;Rounds2Kill&quot;;([.$E13]*[.$R$3])/(MIN(1;MAX(0;((21-([.$D13]-[.L$2]))/20)))*[.L$3]*[.$R$1]);&quot;Rounds2Die&quot;;([.L$4]*[.$R$1])/(MIN(1;MAX(0;((21-([.$B13]-[.L$5]))/20)))*[.$A13]*[.$R$3]);&quot;Kill/PartyHP%&quot;;((MIN(1;MAX(0;((21-([.$B13]-[.L$5]))/20)))*[.$A13])*((([.$R$3])*([.$R$3]+1)/2)/([.$R$3]^2))*(([.$E13]*[.$R$3])/(MIN(1;MAX(0;((21-([.$D13]-[.L$2]))/20)))*[.L$3]*[.$R$1])))/([.$R$1]*[.L$4]); ; )" office:value-type="float" office:value="0.0615234375" calcext:value-type="float">
            <text:p>0.06</text:p>
          </table:table-cell>
          <table:table-cell table:formula="of:=COM.MICROSOFT.SWITCH([.$D$3];&quot;Rounds2Kill&quot;;([.$E13]*[.$R$3])/(MIN(1;MAX(0;((21-([.$D13]-[.M$2]))/20)))*[.M$3]*[.$R$1]);&quot;Rounds2Die&quot;;([.M$4]*[.$R$1])/(MIN(1;MAX(0;((21-([.$B13]-[.M$5]))/20)))*[.$A13]*[.$R$3]);&quot;Kill/PartyHP%&quot;;((MIN(1;MAX(0;((21-([.$B13]-[.M$5]))/20)))*[.$A13])*((([.$R$3])*([.$R$3]+1)/2)/([.$R$3]^2))*(([.$E13]*[.$R$3])/(MIN(1;MAX(0;((21-([.$D13]-[.M$2]))/20)))*[.M$3]*[.$R$1])))/([.$R$1]*[.M$4]); ; )" office:value-type="float" office:value="0.050625" calcext:value-type="float">
            <text:p>0.05</text:p>
          </table:table-cell>
          <table:table-cell table:formula="of:=COM.MICROSOFT.SWITCH([.$D$3];&quot;Rounds2Kill&quot;;([.$E13]*[.$R$3])/(MIN(1;MAX(0;((21-([.$D13]-[.N$2]))/20)))*[.N$3]*[.$R$1]);&quot;Rounds2Die&quot;;([.N$4]*[.$R$1])/(MIN(1;MAX(0;((21-([.$B13]-[.N$5]))/20)))*[.$A13]*[.$R$3]);&quot;Kill/PartyHP%&quot;;((MIN(1;MAX(0;((21-([.$B13]-[.N$5]))/20)))*[.$A13])*((([.$R$3])*([.$R$3]+1)/2)/([.$R$3]^2))*(([.$E13]*[.$R$3])/(MIN(1;MAX(0;((21-([.$D13]-[.N$2]))/20)))*[.N$3]*[.$R$1])))/([.$R$1]*[.N$4]); ; )" office:value-type="float" office:value="0.039740019437799" calcext:value-type="float">
            <text:p>0.04</text:p>
          </table:table-cell>
          <table:table-cell table:formula="of:=COM.MICROSOFT.SWITCH([.$D$3];&quot;Rounds2Kill&quot;;([.$E13]*[.$R$3])/(MIN(1;MAX(0;((21-([.$D13]-[.O$2]))/20)))*[.O$3]*[.$R$1]);&quot;Rounds2Die&quot;;([.O$4]*[.$R$1])/(MIN(1;MAX(0;((21-([.$B13]-[.O$5]))/20)))*[.$A13]*[.$R$3]);&quot;Kill/PartyHP%&quot;;((MIN(1;MAX(0;((21-([.$B13]-[.O$5]))/20)))*[.$A13])*((([.$R$3])*([.$R$3]+1)/2)/([.$R$3]^2))*(([.$E13]*[.$R$3])/(MIN(1;MAX(0;((21-([.$D13]-[.O$2]))/20)))*[.O$3]*[.$R$1])))/([.$R$1]*[.O$4]); ; )" office:value-type="float" office:value="0.0321691176470588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M.MICROSOFT.SWITCH([.$D$3];&quot;Rounds2Kill&quot;;([.$E14]*[.$R$3])/(MIN(1;MAX(0;((21-([.$D14]-[.F$2]))/20)))*[.F$3]*[.$R$1]);&quot;Rounds2Die&quot;;([.F$4]*[.$R$1])/(MIN(1;MAX(0;((21-([.$B14]-[.F$5]))/20)))*[.$A14]*[.$R$3]);&quot;Kill/PartyHP%&quot;;((MIN(1;MAX(0;((21-([.$B14]-[.F$5]))/20)))*[.$A14])*((([.$R$3])*([.$R$3]+1)/2)/([.$R$3]^2))*(([.$E14]*[.$R$3])/(MIN(1;MAX(0;((21-([.$D14]-[.F$2]))/20)))*[.F$3]*[.$R$1])))/([.$R$1]*[.F$4]); ; )" office:value-type="float" office:value="0.694444444444445" calcext:value-type="float">
            <text:p>0.69</text:p>
          </table:table-cell>
          <table:table-cell table:formula="of:=COM.MICROSOFT.SWITCH([.$D$3];&quot;Rounds2Kill&quot;;([.$E14]*[.$R$3])/(MIN(1;MAX(0;((21-([.$D14]-[.G$2]))/20)))*[.G$3]*[.$R$1]);&quot;Rounds2Die&quot;;([.G$4]*[.$R$1])/(MIN(1;MAX(0;((21-([.$B14]-[.G$5]))/20)))*[.$A14]*[.$R$3]);&quot;Kill/PartyHP%&quot;;((MIN(1;MAX(0;((21-([.$B14]-[.G$5]))/20)))*[.$A14])*((([.$R$3])*([.$R$3]+1)/2)/([.$R$3]^2))*(([.$E14]*[.$R$3])/(MIN(1;MAX(0;((21-([.$D14]-[.G$2]))/20)))*[.G$3]*[.$R$1])))/([.$R$1]*[.G$4]); ; )" office:value-type="float" office:value="0.413602941176471" calcext:value-type="float">
            <text:p>0.41</text:p>
          </table:table-cell>
          <table:table-cell table:formula="of:=COM.MICROSOFT.SWITCH([.$D$3];&quot;Rounds2Kill&quot;;([.$E14]*[.$R$3])/(MIN(1;MAX(0;((21-([.$D14]-[.H$2]))/20)))*[.H$3]*[.$R$1]);&quot;Rounds2Die&quot;;([.H$4]*[.$R$1])/(MIN(1;MAX(0;((21-([.$B14]-[.H$5]))/20)))*[.$A14]*[.$R$3]);&quot;Kill/PartyHP%&quot;;((MIN(1;MAX(0;((21-([.$B14]-[.H$5]))/20)))*[.$A14])*((([.$R$3])*([.$R$3]+1)/2)/([.$R$3]^2))*(([.$E14]*[.$R$3])/(MIN(1;MAX(0;((21-([.$D14]-[.H$2]))/20)))*[.H$3]*[.$R$1])))/([.$R$1]*[.H$4]); ; )" office:value-type="float" office:value="0.259615384615385" calcext:value-type="float">
            <text:p>0.26</text:p>
          </table:table-cell>
          <table:table-cell table:formula="of:=COM.MICROSOFT.SWITCH([.$D$3];&quot;Rounds2Kill&quot;;([.$E14]*[.$R$3])/(MIN(1;MAX(0;((21-([.$D14]-[.I$2]))/20)))*[.I$3]*[.$R$1]);&quot;Rounds2Die&quot;;([.I$4]*[.$R$1])/(MIN(1;MAX(0;((21-([.$B14]-[.I$5]))/20)))*[.$A14]*[.$R$3]);&quot;Kill/PartyHP%&quot;;((MIN(1;MAX(0;((21-([.$B14]-[.I$5]))/20)))*[.$A14])*((([.$R$3])*([.$R$3]+1)/2)/([.$R$3]^2))*(([.$E14]*[.$R$3])/(MIN(1;MAX(0;((21-([.$D14]-[.I$2]))/20)))*[.I$3]*[.$R$1])))/([.$R$1]*[.I$4]); ; )" office:value-type="float" office:value="0.188127090301003" calcext:value-type="float">
            <text:p>0.19</text:p>
          </table:table-cell>
          <table:table-cell table:formula="of:=COM.MICROSOFT.SWITCH([.$D$3];&quot;Rounds2Kill&quot;;([.$E14]*[.$R$3])/(MIN(1;MAX(0;((21-([.$D14]-[.J$2]))/20)))*[.J$3]*[.$R$1]);&quot;Rounds2Die&quot;;([.J$4]*[.$R$1])/(MIN(1;MAX(0;((21-([.$B14]-[.J$5]))/20)))*[.$A14]*[.$R$3]);&quot;Kill/PartyHP%&quot;;((MIN(1;MAX(0;((21-([.$B14]-[.J$5]))/20)))*[.$A14])*((([.$R$3])*([.$R$3]+1)/2)/([.$R$3]^2))*(([.$E14]*[.$R$3])/(MIN(1;MAX(0;((21-([.$D14]-[.J$2]))/20)))*[.J$3]*[.$R$1])))/([.$R$1]*[.J$4]); ; )" office:value-type="float" office:value="0.1324568288854" calcext:value-type="float">
            <text:p>0.13</text:p>
          </table:table-cell>
          <table:table-cell table:formula="of:=COM.MICROSOFT.SWITCH([.$D$3];&quot;Rounds2Kill&quot;;([.$E14]*[.$R$3])/(MIN(1;MAX(0;((21-([.$D14]-[.K$2]))/20)))*[.K$3]*[.$R$1]);&quot;Rounds2Die&quot;;([.K$4]*[.$R$1])/(MIN(1;MAX(0;((21-([.$B14]-[.K$5]))/20)))*[.$A14]*[.$R$3]);&quot;Kill/PartyHP%&quot;;((MIN(1;MAX(0;((21-([.$B14]-[.K$5]))/20)))*[.$A14])*((([.$R$3])*([.$R$3]+1)/2)/([.$R$3]^2))*(([.$E14]*[.$R$3])/(MIN(1;MAX(0;((21-([.$D14]-[.K$2]))/20)))*[.K$3]*[.$R$1])))/([.$R$1]*[.K$4]); ; )" office:value-type="float" office:value="0.103910098522168" calcext:value-type="float">
            <text:p>0.10</text:p>
          </table:table-cell>
          <table:table-cell table:formula="of:=COM.MICROSOFT.SWITCH([.$D$3];&quot;Rounds2Kill&quot;;([.$E14]*[.$R$3])/(MIN(1;MAX(0;((21-([.$D14]-[.L$2]))/20)))*[.L$3]*[.$R$1]);&quot;Rounds2Die&quot;;([.L$4]*[.$R$1])/(MIN(1;MAX(0;((21-([.$B14]-[.L$5]))/20)))*[.$A14]*[.$R$3]);&quot;Kill/PartyHP%&quot;;((MIN(1;MAX(0;((21-([.$B14]-[.L$5]))/20)))*[.$A14])*((([.$R$3])*([.$R$3]+1)/2)/([.$R$3]^2))*(([.$E14]*[.$R$3])/(MIN(1;MAX(0;((21-([.$D14]-[.L$2]))/20)))*[.L$3]*[.$R$1])))/([.$R$1]*[.L$4]); ; )" office:value-type="float" office:value="0.078125" calcext:value-type="float">
            <text:p>0.08</text:p>
          </table:table-cell>
          <table:table-cell table:formula="of:=COM.MICROSOFT.SWITCH([.$D$3];&quot;Rounds2Kill&quot;;([.$E14]*[.$R$3])/(MIN(1;MAX(0;((21-([.$D14]-[.M$2]))/20)))*[.M$3]*[.$R$1]);&quot;Rounds2Die&quot;;([.M$4]*[.$R$1])/(MIN(1;MAX(0;((21-([.$B14]-[.M$5]))/20)))*[.$A14]*[.$R$3]);&quot;Kill/PartyHP%&quot;;((MIN(1;MAX(0;((21-([.$B14]-[.M$5]))/20)))*[.$A14])*((([.$R$3])*([.$R$3]+1)/2)/([.$R$3]^2))*(([.$E14]*[.$R$3])/(MIN(1;MAX(0;((21-([.$D14]-[.M$2]))/20)))*[.M$3]*[.$R$1])))/([.$R$1]*[.M$4]); ; )" office:value-type="float" office:value="0.0642857142857143" calcext:value-type="float">
            <text:p>0.06</text:p>
          </table:table-cell>
          <table:table-cell table:formula="of:=COM.MICROSOFT.SWITCH([.$D$3];&quot;Rounds2Kill&quot;;([.$E14]*[.$R$3])/(MIN(1;MAX(0;((21-([.$D14]-[.N$2]))/20)))*[.N$3]*[.$R$1]);&quot;Rounds2Die&quot;;([.N$4]*[.$R$1])/(MIN(1;MAX(0;((21-([.$B14]-[.N$5]))/20)))*[.$A14]*[.$R$3]);&quot;Kill/PartyHP%&quot;;((MIN(1;MAX(0;((21-([.$B14]-[.N$5]))/20)))*[.$A14])*((([.$R$3])*([.$R$3]+1)/2)/([.$R$3]^2))*(([.$E14]*[.$R$3])/(MIN(1;MAX(0;((21-([.$D14]-[.N$2]))/20)))*[.N$3]*[.$R$1])))/([.$R$1]*[.N$4]); ; )" office:value-type="float" office:value="0.0504635167464115" calcext:value-type="float">
            <text:p>0.05</text:p>
          </table:table-cell>
          <table:table-cell table:formula="of:=COM.MICROSOFT.SWITCH([.$D$3];&quot;Rounds2Kill&quot;;([.$E14]*[.$R$3])/(MIN(1;MAX(0;((21-([.$D14]-[.O$2]))/20)))*[.O$3]*[.$R$1]);&quot;Rounds2Die&quot;;([.O$4]*[.$R$1])/(MIN(1;MAX(0;((21-([.$B14]-[.O$5]))/20)))*[.$A14]*[.$R$3]);&quot;Kill/PartyHP%&quot;;((MIN(1;MAX(0;((21-([.$B14]-[.O$5]))/20)))*[.$A14])*((([.$R$3])*([.$R$3]+1)/2)/([.$R$3]^2))*(([.$E14]*[.$R$3])/(MIN(1;MAX(0;((21-([.$D14]-[.O$2]))/20)))*[.O$3]*[.$R$1])))/([.$R$1]*[.O$4]); ; )" office:value-type="float" office:value="0.0408496732026144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formula="of:=COM.MICROSOFT.SWITCH([.$D$3];&quot;Rounds2Kill&quot;;([.$E15]*[.$R$3])/(MIN(1;MAX(0;((21-([.$D15]-[.F$2]))/20)))*[.F$3]*[.$R$1]);&quot;Rounds2Die&quot;;([.F$4]*[.$R$1])/(MIN(1;MAX(0;((21-([.$B15]-[.F$5]))/20)))*[.$A15]*[.$R$3]);&quot;Kill/PartyHP%&quot;;((MIN(1;MAX(0;((21-([.$B15]-[.F$5]))/20)))*[.$A15])*((([.$R$3])*([.$R$3]+1)/2)/([.$R$3]^2))*(([.$E15]*[.$R$3])/(MIN(1;MAX(0;((21-([.$D15]-[.F$2]))/20)))*[.F$3]*[.$R$1])))/([.$R$1]*[.F$4]); ; )" office:value-type="float" office:value="0.9375" calcext:value-type="float">
            <text:p>0.94</text:p>
          </table:table-cell>
          <table:table-cell table:formula="of:=COM.MICROSOFT.SWITCH([.$D$3];&quot;Rounds2Kill&quot;;([.$E15]*[.$R$3])/(MIN(1;MAX(0;((21-([.$D15]-[.G$2]))/20)))*[.G$3]*[.$R$1]);&quot;Rounds2Die&quot;;([.G$4]*[.$R$1])/(MIN(1;MAX(0;((21-([.$B15]-[.G$5]))/20)))*[.$A15]*[.$R$3]);&quot;Kill/PartyHP%&quot;;((MIN(1;MAX(0;((21-([.$B15]-[.G$5]))/20)))*[.$A15])*((([.$R$3])*([.$R$3]+1)/2)/([.$R$3]^2))*(([.$E15]*[.$R$3])/(MIN(1;MAX(0;((21-([.$D15]-[.G$2]))/20)))*[.G$3]*[.$R$1])))/([.$R$1]*[.G$4]); ; )" office:value-type="float" office:value="0.558363970588235" calcext:value-type="float">
            <text:p>0.56</text:p>
          </table:table-cell>
          <table:table-cell table:formula="of:=COM.MICROSOFT.SWITCH([.$D$3];&quot;Rounds2Kill&quot;;([.$E15]*[.$R$3])/(MIN(1;MAX(0;((21-([.$D15]-[.H$2]))/20)))*[.H$3]*[.$R$1]);&quot;Rounds2Die&quot;;([.H$4]*[.$R$1])/(MIN(1;MAX(0;((21-([.$B15]-[.H$5]))/20)))*[.$A15]*[.$R$3]);&quot;Kill/PartyHP%&quot;;((MIN(1;MAX(0;((21-([.$B15]-[.H$5]))/20)))*[.$A15])*((([.$R$3])*([.$R$3]+1)/2)/([.$R$3]^2))*(([.$E15]*[.$R$3])/(MIN(1;MAX(0;((21-([.$D15]-[.H$2]))/20)))*[.H$3]*[.$R$1])))/([.$R$1]*[.H$4]); ; )" office:value-type="float" office:value="0.348046875" calcext:value-type="float">
            <text:p>0.35</text:p>
          </table:table-cell>
          <table:table-cell table:formula="of:=COM.MICROSOFT.SWITCH([.$D$3];&quot;Rounds2Kill&quot;;([.$E15]*[.$R$3])/(MIN(1;MAX(0;((21-([.$D15]-[.I$2]))/20)))*[.I$3]*[.$R$1]);&quot;Rounds2Die&quot;;([.I$4]*[.$R$1])/(MIN(1;MAX(0;((21-([.$B15]-[.I$5]))/20)))*[.$A15]*[.$R$3]);&quot;Kill/PartyHP%&quot;;((MIN(1;MAX(0;((21-([.$B15]-[.I$5]))/20)))*[.$A15])*((([.$R$3])*([.$R$3]+1)/2)/([.$R$3]^2))*(([.$E15]*[.$R$3])/(MIN(1;MAX(0;((21-([.$D15]-[.I$2]))/20)))*[.I$3]*[.$R$1])))/([.$R$1]*[.I$4]); ; )" office:value-type="float" office:value="0.252207880434783" calcext:value-type="float">
            <text:p>0.25</text:p>
          </table:table-cell>
          <table:table-cell table:formula="of:=COM.MICROSOFT.SWITCH([.$D$3];&quot;Rounds2Kill&quot;;([.$E15]*[.$R$3])/(MIN(1;MAX(0;((21-([.$D15]-[.J$2]))/20)))*[.J$3]*[.$R$1]);&quot;Rounds2Die&quot;;([.J$4]*[.$R$1])/(MIN(1;MAX(0;((21-([.$B15]-[.J$5]))/20)))*[.$A15]*[.$R$3]);&quot;Kill/PartyHP%&quot;;((MIN(1;MAX(0;((21-([.$B15]-[.J$5]))/20)))*[.$A15])*((([.$R$3])*([.$R$3]+1)/2)/([.$R$3]^2))*(([.$E15]*[.$R$3])/(MIN(1;MAX(0;((21-([.$D15]-[.J$2]))/20)))*[.J$3]*[.$R$1])))/([.$R$1]*[.J$4]); ; )" office:value-type="float" office:value="0.176524196956889" calcext:value-type="float">
            <text:p>0.18</text:p>
          </table:table-cell>
          <table:table-cell table:formula="of:=COM.MICROSOFT.SWITCH([.$D$3];&quot;Rounds2Kill&quot;;([.$E15]*[.$R$3])/(MIN(1;MAX(0;((21-([.$D15]-[.K$2]))/20)))*[.K$3]*[.$R$1]);&quot;Rounds2Die&quot;;([.K$4]*[.$R$1])/(MIN(1;MAX(0;((21-([.$B15]-[.K$5]))/20)))*[.$A15]*[.$R$3]);&quot;Kill/PartyHP%&quot;;((MIN(1;MAX(0;((21-([.$B15]-[.K$5]))/20)))*[.$A15])*((([.$R$3])*([.$R$3]+1)/2)/([.$R$3]^2))*(([.$E15]*[.$R$3])/(MIN(1;MAX(0;((21-([.$D15]-[.K$2]))/20)))*[.K$3]*[.$R$1])))/([.$R$1]*[.K$4]); ; )" office:value-type="float" office:value="0.138480188992042" calcext:value-type="float">
            <text:p>0.14</text:p>
          </table:table-cell>
          <table:table-cell table:formula="of:=COM.MICROSOFT.SWITCH([.$D$3];&quot;Rounds2Kill&quot;;([.$E15]*[.$R$3])/(MIN(1;MAX(0;((21-([.$D15]-[.L$2]))/20)))*[.L$3]*[.$R$1]);&quot;Rounds2Die&quot;;([.L$4]*[.$R$1])/(MIN(1;MAX(0;((21-([.$B15]-[.L$5]))/20)))*[.$A15]*[.$R$3]);&quot;Kill/PartyHP%&quot;;((MIN(1;MAX(0;((21-([.$B15]-[.L$5]))/20)))*[.$A15])*((([.$R$3])*([.$R$3]+1)/2)/([.$R$3]^2))*(([.$E15]*[.$R$3])/(MIN(1;MAX(0;((21-([.$D15]-[.L$2]))/20)))*[.L$3]*[.$R$1])))/([.$R$1]*[.L$4]); ; )" office:value-type="float" office:value="0.103585379464286" calcext:value-type="float">
            <text:p>0.10</text:p>
          </table:table-cell>
          <table:table-cell table:formula="of:=COM.MICROSOFT.SWITCH([.$D$3];&quot;Rounds2Kill&quot;;([.$E15]*[.$R$3])/(MIN(1;MAX(0;((21-([.$D15]-[.M$2]))/20)))*[.M$3]*[.$R$1]);&quot;Rounds2Die&quot;;([.M$4]*[.$R$1])/(MIN(1;MAX(0;((21-([.$B15]-[.M$5]))/20)))*[.$A15]*[.$R$3]);&quot;Kill/PartyHP%&quot;;((MIN(1;MAX(0;((21-([.$B15]-[.M$5]))/20)))*[.$A15])*((([.$R$3])*([.$R$3]+1)/2)/([.$R$3]^2))*(([.$E15]*[.$R$3])/(MIN(1;MAX(0;((21-([.$D15]-[.M$2]))/20)))*[.M$3]*[.$R$1])))/([.$R$1]*[.M$4]); ; )" office:value-type="float" office:value="0.0852359693877551" calcext:value-type="float">
            <text:p>0.09</text:p>
          </table:table-cell>
          <table:table-cell table:formula="of:=COM.MICROSOFT.SWITCH([.$D$3];&quot;Rounds2Kill&quot;;([.$E15]*[.$R$3])/(MIN(1;MAX(0;((21-([.$D15]-[.N$2]))/20)))*[.N$3]*[.$R$1]);&quot;Rounds2Die&quot;;([.N$4]*[.$R$1])/(MIN(1;MAX(0;((21-([.$B15]-[.N$5]))/20)))*[.$A15]*[.$R$3]);&quot;Kill/PartyHP%&quot;;((MIN(1;MAX(0;((21-([.$B15]-[.N$5]))/20)))*[.$A15])*((([.$R$3])*([.$R$3]+1)/2)/([.$R$3]^2))*(([.$E15]*[.$R$3])/(MIN(1;MAX(0;((21-([.$D15]-[.N$2]))/20)))*[.N$3]*[.$R$1])))/([.$R$1]*[.N$4]); ; )" office:value-type="float" office:value="0.0666118421052632" calcext:value-type="float">
            <text:p>0.07</text:p>
          </table:table-cell>
          <table:table-cell table:formula="of:=COM.MICROSOFT.SWITCH([.$D$3];&quot;Rounds2Kill&quot;;([.$E15]*[.$R$3])/(MIN(1;MAX(0;((21-([.$D15]-[.O$2]))/20)))*[.O$3]*[.$R$1]);&quot;Rounds2Die&quot;;([.O$4]*[.$R$1])/(MIN(1;MAX(0;((21-([.$B15]-[.O$5]))/20)))*[.$A15]*[.$R$3]);&quot;Kill/PartyHP%&quot;;((MIN(1;MAX(0;((21-([.$B15]-[.O$5]))/20)))*[.$A15])*((([.$R$3])*([.$R$3]+1)/2)/([.$R$3]^2))*(([.$E15]*[.$R$3])/(MIN(1;MAX(0;((21-([.$D15]-[.O$2]))/20)))*[.O$3]*[.$R$1])))/([.$R$1]*[.O$4]); ; )" office:value-type="float" office:value="0.053710937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M.MICROSOFT.SWITCH([.$D$3];&quot;Rounds2Kill&quot;;([.$E16]*[.$R$3])/(MIN(1;MAX(0;((21-([.$D16]-[.F$2]))/20)))*[.F$3]*[.$R$1]);&quot;Rounds2Die&quot;;([.F$4]*[.$R$1])/(MIN(1;MAX(0;((21-([.$B16]-[.F$5]))/20)))*[.$A16]*[.$R$3]);&quot;Kill/PartyHP%&quot;;((MIN(1;MAX(0;((21-([.$B16]-[.F$5]))/20)))*[.$A16])*((([.$R$3])*([.$R$3]+1)/2)/([.$R$3]^2))*(([.$E16]*[.$R$3])/(MIN(1;MAX(0;((21-([.$D16]-[.F$2]))/20)))*[.F$3]*[.$R$1])))/([.$R$1]*[.F$4]); ; )" office:value-type="float" office:value="1.13636363636364" calcext:value-type="float">
            <text:p>1.14</text:p>
          </table:table-cell>
          <table:table-cell table:formula="of:=COM.MICROSOFT.SWITCH([.$D$3];&quot;Rounds2Kill&quot;;([.$E16]*[.$R$3])/(MIN(1;MAX(0;((21-([.$D16]-[.G$2]))/20)))*[.G$3]*[.$R$1]);&quot;Rounds2Die&quot;;([.G$4]*[.$R$1])/(MIN(1;MAX(0;((21-([.$B16]-[.G$5]))/20)))*[.$A16]*[.$R$3]);&quot;Kill/PartyHP%&quot;;((MIN(1;MAX(0;((21-([.$B16]-[.G$5]))/20)))*[.$A16])*((([.$R$3])*([.$R$3]+1)/2)/([.$R$3]^2))*(([.$E16]*[.$R$3])/(MIN(1;MAX(0;((21-([.$D16]-[.G$2]))/20)))*[.G$3]*[.$R$1])))/([.$R$1]*[.G$4]); ; )" office:value-type="float" office:value="0.676804812834225" calcext:value-type="float">
            <text:p>0.68</text:p>
          </table:table-cell>
          <table:table-cell table:formula="of:=COM.MICROSOFT.SWITCH([.$D$3];&quot;Rounds2Kill&quot;;([.$E16]*[.$R$3])/(MIN(1;MAX(0;((21-([.$D16]-[.H$2]))/20)))*[.H$3]*[.$R$1]);&quot;Rounds2Die&quot;;([.H$4]*[.$R$1])/(MIN(1;MAX(0;((21-([.$B16]-[.H$5]))/20)))*[.$A16]*[.$R$3]);&quot;Kill/PartyHP%&quot;;((MIN(1;MAX(0;((21-([.$B16]-[.H$5]))/20)))*[.$A16])*((([.$R$3])*([.$R$3]+1)/2)/([.$R$3]^2))*(([.$E16]*[.$R$3])/(MIN(1;MAX(0;((21-([.$D16]-[.H$2]))/20)))*[.H$3]*[.$R$1])))/([.$R$1]*[.H$4]); ; )" office:value-type="float" office:value="0.421875" calcext:value-type="float">
            <text:p>0.42</text:p>
          </table:table-cell>
          <table:table-cell table:formula="of:=COM.MICROSOFT.SWITCH([.$D$3];&quot;Rounds2Kill&quot;;([.$E16]*[.$R$3])/(MIN(1;MAX(0;((21-([.$D16]-[.I$2]))/20)))*[.I$3]*[.$R$1]);&quot;Rounds2Die&quot;;([.I$4]*[.$R$1])/(MIN(1;MAX(0;((21-([.$B16]-[.I$5]))/20)))*[.$A16]*[.$R$3]);&quot;Kill/PartyHP%&quot;;((MIN(1;MAX(0;((21-([.$B16]-[.I$5]))/20)))*[.$A16])*((([.$R$3])*([.$R$3]+1)/2)/([.$R$3]^2))*(([.$E16]*[.$R$3])/(MIN(1;MAX(0;((21-([.$D16]-[.I$2]))/20)))*[.I$3]*[.$R$1])))/([.$R$1]*[.I$4]); ; )" office:value-type="float" office:value="0.305706521739131" calcext:value-type="float">
            <text:p>0.31</text:p>
          </table:table-cell>
          <table:table-cell table:formula="of:=COM.MICROSOFT.SWITCH([.$D$3];&quot;Rounds2Kill&quot;;([.$E16]*[.$R$3])/(MIN(1;MAX(0;((21-([.$D16]-[.J$2]))/20)))*[.J$3]*[.$R$1]);&quot;Rounds2Die&quot;;([.J$4]*[.$R$1])/(MIN(1;MAX(0;((21-([.$B16]-[.J$5]))/20)))*[.$A16]*[.$R$3]);&quot;Kill/PartyHP%&quot;;((MIN(1;MAX(0;((21-([.$B16]-[.J$5]))/20)))*[.$A16])*((([.$R$3])*([.$R$3]+1)/2)/([.$R$3]^2))*(([.$E16]*[.$R$3])/(MIN(1;MAX(0;((21-([.$D16]-[.J$2]))/20)))*[.J$3]*[.$R$1])))/([.$R$1]*[.J$4]); ; )" office:value-type="float" office:value="0.213968723584108" calcext:value-type="float">
            <text:p>0.21</text:p>
          </table:table-cell>
          <table:table-cell table:formula="of:=COM.MICROSOFT.SWITCH([.$D$3];&quot;Rounds2Kill&quot;;([.$E16]*[.$R$3])/(MIN(1;MAX(0;((21-([.$D16]-[.K$2]))/20)))*[.K$3]*[.$R$1]);&quot;Rounds2Die&quot;;([.K$4]*[.$R$1])/(MIN(1;MAX(0;((21-([.$B16]-[.K$5]))/20)))*[.$A16]*[.$R$3]);&quot;Kill/PartyHP%&quot;;((MIN(1;MAX(0;((21-([.$B16]-[.K$5]))/20)))*[.$A16])*((([.$R$3])*([.$R$3]+1)/2)/([.$R$3]^2))*(([.$E16]*[.$R$3])/(MIN(1;MAX(0;((21-([.$D16]-[.K$2]))/20)))*[.K$3]*[.$R$1])))/([.$R$1]*[.K$4]); ; )" office:value-type="float" office:value="0.167854774535809" calcext:value-type="float">
            <text:p>0.17</text:p>
          </table:table-cell>
          <table:table-cell table:formula="of:=COM.MICROSOFT.SWITCH([.$D$3];&quot;Rounds2Kill&quot;;([.$E16]*[.$R$3])/(MIN(1;MAX(0;((21-([.$D16]-[.L$2]))/20)))*[.L$3]*[.$R$1]);&quot;Rounds2Die&quot;;([.L$4]*[.$R$1])/(MIN(1;MAX(0;((21-([.$B16]-[.L$5]))/20)))*[.$A16]*[.$R$3]);&quot;Kill/PartyHP%&quot;;((MIN(1;MAX(0;((21-([.$B16]-[.L$5]))/20)))*[.$A16])*((([.$R$3])*([.$R$3]+1)/2)/([.$R$3]^2))*(([.$E16]*[.$R$3])/(MIN(1;MAX(0;((21-([.$D16]-[.L$2]))/20)))*[.L$3]*[.$R$1])))/([.$R$1]*[.L$4]); ; )" office:value-type="float" office:value="0.125558035714286" calcext:value-type="float">
            <text:p>0.13</text:p>
          </table:table-cell>
          <table:table-cell table:formula="of:=COM.MICROSOFT.SWITCH([.$D$3];&quot;Rounds2Kill&quot;;([.$E16]*[.$R$3])/(MIN(1;MAX(0;((21-([.$D16]-[.M$2]))/20)))*[.M$3]*[.$R$1]);&quot;Rounds2Die&quot;;([.M$4]*[.$R$1])/(MIN(1;MAX(0;((21-([.$B16]-[.M$5]))/20)))*[.$A16]*[.$R$3]);&quot;Kill/PartyHP%&quot;;((MIN(1;MAX(0;((21-([.$B16]-[.M$5]))/20)))*[.$A16])*((([.$R$3])*([.$R$3]+1)/2)/([.$R$3]^2))*(([.$E16]*[.$R$3])/(MIN(1;MAX(0;((21-([.$D16]-[.M$2]))/20)))*[.M$3]*[.$R$1])))/([.$R$1]*[.M$4]); ; )" office:value-type="float" office:value="0.103316326530612" calcext:value-type="float">
            <text:p>0.10</text:p>
          </table:table-cell>
          <table:table-cell table:formula="of:=COM.MICROSOFT.SWITCH([.$D$3];&quot;Rounds2Kill&quot;;([.$E16]*[.$R$3])/(MIN(1;MAX(0;((21-([.$D16]-[.N$2]))/20)))*[.N$3]*[.$R$1]);&quot;Rounds2Die&quot;;([.N$4]*[.$R$1])/(MIN(1;MAX(0;((21-([.$B16]-[.N$5]))/20)))*[.$A16]*[.$R$3]);&quot;Kill/PartyHP%&quot;;((MIN(1;MAX(0;((21-([.$B16]-[.N$5]))/20)))*[.$A16])*((([.$R$3])*([.$R$3]+1)/2)/([.$R$3]^2))*(([.$E16]*[.$R$3])/(MIN(1;MAX(0;((21-([.$D16]-[.N$2]))/20)))*[.N$3]*[.$R$1])))/([.$R$1]*[.N$4]); ; )" office:value-type="float" office:value="0.0807416267942584" calcext:value-type="float">
            <text:p>0.08</text:p>
          </table:table-cell>
          <table:table-cell table:formula="of:=COM.MICROSOFT.SWITCH([.$D$3];&quot;Rounds2Kill&quot;;([.$E16]*[.$R$3])/(MIN(1;MAX(0;((21-([.$D16]-[.O$2]))/20)))*[.O$3]*[.$R$1]);&quot;Rounds2Die&quot;;([.O$4]*[.$R$1])/(MIN(1;MAX(0;((21-([.$B16]-[.O$5]))/20)))*[.$A16]*[.$R$3]);&quot;Kill/PartyHP%&quot;;((MIN(1;MAX(0;((21-([.$B16]-[.O$5]))/20)))*[.$A16])*((([.$R$3])*([.$R$3]+1)/2)/([.$R$3]^2))*(([.$E16]*[.$R$3])/(MIN(1;MAX(0;((21-([.$D16]-[.O$2]))/20)))*[.O$3]*[.$R$1])))/([.$R$1]*[.O$4]); ; )" office:value-type="float" office:value="0.0651041666666667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table:formula="of:=COM.MICROSOFT.SWITCH([.$D$3];&quot;Rounds2Kill&quot;;([.$E17]*[.$R$3])/(MIN(1;MAX(0;((21-([.$D17]-[.F$2]))/20)))*[.F$3]*[.$R$1]);&quot;Rounds2Die&quot;;([.F$4]*[.$R$1])/(MIN(1;MAX(0;((21-([.$B17]-[.F$5]))/20)))*[.$A17]*[.$R$3]);&quot;Kill/PartyHP%&quot;;((MIN(1;MAX(0;((21-([.$B17]-[.F$5]))/20)))*[.$A17])*((([.$R$3])*([.$R$3]+1)/2)/([.$R$3]^2))*(([.$E17]*[.$R$3])/(MIN(1;MAX(0;((21-([.$D17]-[.F$2]))/20)))*[.F$3]*[.$R$1])))/([.$R$1]*[.F$4]); ; )" office:value-type="float" office:value="1.35416666666667" calcext:value-type="float">
            <text:p>1.35</text:p>
          </table:table-cell>
          <table:table-cell table:formula="of:=COM.MICROSOFT.SWITCH([.$D$3];&quot;Rounds2Kill&quot;;([.$E17]*[.$R$3])/(MIN(1;MAX(0;((21-([.$D17]-[.G$2]))/20)))*[.G$3]*[.$R$1]);&quot;Rounds2Die&quot;;([.G$4]*[.$R$1])/(MIN(1;MAX(0;((21-([.$B17]-[.G$5]))/20)))*[.$A17]*[.$R$3]);&quot;Kill/PartyHP%&quot;;((MIN(1;MAX(0;((21-([.$B17]-[.G$5]))/20)))*[.$A17])*((([.$R$3])*([.$R$3]+1)/2)/([.$R$3]^2))*(([.$E17]*[.$R$3])/(MIN(1;MAX(0;((21-([.$D17]-[.G$2]))/20)))*[.G$3]*[.$R$1])))/([.$R$1]*[.G$4]); ; )" office:value-type="float" office:value="0.806525735294118" calcext:value-type="float">
            <text:p>0.81</text:p>
          </table:table-cell>
          <table:table-cell table:formula="of:=COM.MICROSOFT.SWITCH([.$D$3];&quot;Rounds2Kill&quot;;([.$E17]*[.$R$3])/(MIN(1;MAX(0;((21-([.$D17]-[.H$2]))/20)))*[.H$3]*[.$R$1]);&quot;Rounds2Die&quot;;([.H$4]*[.$R$1])/(MIN(1;MAX(0;((21-([.$B17]-[.H$5]))/20)))*[.$A17]*[.$R$3]);&quot;Kill/PartyHP%&quot;;((MIN(1;MAX(0;((21-([.$B17]-[.H$5]))/20)))*[.$A17])*((([.$R$3])*([.$R$3]+1)/2)/([.$R$3]^2))*(([.$E17]*[.$R$3])/(MIN(1;MAX(0;((21-([.$D17]-[.H$2]))/20)))*[.H$3]*[.$R$1])))/([.$R$1]*[.H$4]); ; )" office:value-type="float" office:value="0.502734375" calcext:value-type="float">
            <text:p>0.50</text:p>
          </table:table-cell>
          <table:table-cell table:formula="of:=COM.MICROSOFT.SWITCH([.$D$3];&quot;Rounds2Kill&quot;;([.$E17]*[.$R$3])/(MIN(1;MAX(0;((21-([.$D17]-[.I$2]))/20)))*[.I$3]*[.$R$1]);&quot;Rounds2Die&quot;;([.I$4]*[.$R$1])/(MIN(1;MAX(0;((21-([.$B17]-[.I$5]))/20)))*[.$A17]*[.$R$3]);&quot;Kill/PartyHP%&quot;;((MIN(1;MAX(0;((21-([.$B17]-[.I$5]))/20)))*[.$A17])*((([.$R$3])*([.$R$3]+1)/2)/([.$R$3]^2))*(([.$E17]*[.$R$3])/(MIN(1;MAX(0;((21-([.$D17]-[.I$2]))/20)))*[.I$3]*[.$R$1])))/([.$R$1]*[.I$4]); ; )" office:value-type="float" office:value="0.364300271739131" calcext:value-type="float">
            <text:p>0.36</text:p>
          </table:table-cell>
          <table:table-cell table:formula="of:=COM.MICROSOFT.SWITCH([.$D$3];&quot;Rounds2Kill&quot;;([.$E17]*[.$R$3])/(MIN(1;MAX(0;((21-([.$D17]-[.J$2]))/20)))*[.J$3]*[.$R$1]);&quot;Rounds2Die&quot;;([.J$4]*[.$R$1])/(MIN(1;MAX(0;((21-([.$B17]-[.J$5]))/20)))*[.$A17]*[.$R$3]);&quot;Kill/PartyHP%&quot;;((MIN(1;MAX(0;((21-([.$B17]-[.J$5]))/20)))*[.$A17])*((([.$R$3])*([.$R$3]+1)/2)/([.$R$3]^2))*(([.$E17]*[.$R$3])/(MIN(1;MAX(0;((21-([.$D17]-[.J$2]))/20)))*[.J$3]*[.$R$1])))/([.$R$1]*[.J$4]); ; )" office:value-type="float" office:value="0.254979395604396" calcext:value-type="float">
            <text:p>0.25</text:p>
          </table:table-cell>
          <table:table-cell table:formula="of:=COM.MICROSOFT.SWITCH([.$D$3];&quot;Rounds2Kill&quot;;([.$E17]*[.$R$3])/(MIN(1;MAX(0;((21-([.$D17]-[.K$2]))/20)))*[.K$3]*[.$R$1]);&quot;Rounds2Die&quot;;([.K$4]*[.$R$1])/(MIN(1;MAX(0;((21-([.$B17]-[.K$5]))/20)))*[.$A17]*[.$R$3]);&quot;Kill/PartyHP%&quot;;((MIN(1;MAX(0;((21-([.$B17]-[.K$5]))/20)))*[.$A17])*((([.$R$3])*([.$R$3]+1)/2)/([.$R$3]^2))*(([.$E17]*[.$R$3])/(MIN(1;MAX(0;((21-([.$D17]-[.K$2]))/20)))*[.K$3]*[.$R$1])))/([.$R$1]*[.K$4]); ; )" office:value-type="float" office:value="0.200026939655172" calcext:value-type="float">
            <text:p>0.20</text:p>
          </table:table-cell>
          <table:table-cell table:formula="of:=COM.MICROSOFT.SWITCH([.$D$3];&quot;Rounds2Kill&quot;;([.$E17]*[.$R$3])/(MIN(1;MAX(0;((21-([.$D17]-[.L$2]))/20)))*[.L$3]*[.$R$1]);&quot;Rounds2Die&quot;;([.L$4]*[.$R$1])/(MIN(1;MAX(0;((21-([.$B17]-[.L$5]))/20)))*[.$A17]*[.$R$3]);&quot;Kill/PartyHP%&quot;;((MIN(1;MAX(0;((21-([.$B17]-[.L$5]))/20)))*[.$A17])*((([.$R$3])*([.$R$3]+1)/2)/([.$R$3]^2))*(([.$E17]*[.$R$3])/(MIN(1;MAX(0;((21-([.$D17]-[.L$2]))/20)))*[.L$3]*[.$R$1])))/([.$R$1]*[.L$4]); ; )" office:value-type="float" office:value="0.149623325892857" calcext:value-type="float">
            <text:p>0.15</text:p>
          </table:table-cell>
          <table:table-cell table:formula="of:=COM.MICROSOFT.SWITCH([.$D$3];&quot;Rounds2Kill&quot;;([.$E17]*[.$R$3])/(MIN(1;MAX(0;((21-([.$D17]-[.M$2]))/20)))*[.M$3]*[.$R$1]);&quot;Rounds2Die&quot;;([.M$4]*[.$R$1])/(MIN(1;MAX(0;((21-([.$B17]-[.M$5]))/20)))*[.$A17]*[.$R$3]);&quot;Kill/PartyHP%&quot;;((MIN(1;MAX(0;((21-([.$B17]-[.M$5]))/20)))*[.$A17])*((([.$R$3])*([.$R$3]+1)/2)/([.$R$3]^2))*(([.$E17]*[.$R$3])/(MIN(1;MAX(0;((21-([.$D17]-[.M$2]))/20)))*[.M$3]*[.$R$1])))/([.$R$1]*[.M$4]); ; )" office:value-type="float" office:value="0.12311862244898" calcext:value-type="float">
            <text:p>0.12</text:p>
          </table:table-cell>
          <table:table-cell table:formula="of:=COM.MICROSOFT.SWITCH([.$D$3];&quot;Rounds2Kill&quot;;([.$E17]*[.$R$3])/(MIN(1;MAX(0;((21-([.$D17]-[.N$2]))/20)))*[.N$3]*[.$R$1]);&quot;Rounds2Die&quot;;([.N$4]*[.$R$1])/(MIN(1;MAX(0;((21-([.$B17]-[.N$5]))/20)))*[.$A17]*[.$R$3]);&quot;Kill/PartyHP%&quot;;((MIN(1;MAX(0;((21-([.$B17]-[.N$5]))/20)))*[.$A17])*((([.$R$3])*([.$R$3]+1)/2)/([.$R$3]^2))*(([.$E17]*[.$R$3])/(MIN(1;MAX(0;((21-([.$D17]-[.N$2]))/20)))*[.N$3]*[.$R$1])))/([.$R$1]*[.N$4]); ; )" office:value-type="float" office:value="0.0962171052631579" calcext:value-type="float">
            <text:p>0.10</text:p>
          </table:table-cell>
          <table:table-cell table:formula="of:=COM.MICROSOFT.SWITCH([.$D$3];&quot;Rounds2Kill&quot;;([.$E17]*[.$R$3])/(MIN(1;MAX(0;((21-([.$D17]-[.O$2]))/20)))*[.O$3]*[.$R$1]);&quot;Rounds2Die&quot;;([.O$4]*[.$R$1])/(MIN(1;MAX(0;((21-([.$B17]-[.O$5]))/20)))*[.$A17]*[.$R$3]);&quot;Kill/PartyHP%&quot;;((MIN(1;MAX(0;((21-([.$B17]-[.O$5]))/20)))*[.$A17])*((([.$R$3])*([.$R$3]+1)/2)/([.$R$3]^2))*(([.$E17]*[.$R$3])/(MIN(1;MAX(0;((21-([.$D17]-[.O$2]))/20)))*[.O$3]*[.$R$1])))/([.$R$1]*[.O$4]); ; )" office:value-type="float" office:value="0.0775824652777778" calcext:value-type="float">
            <text:p>0.0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COM.MICROSOFT.SWITCH([.$D$3];&quot;Rounds2Kill&quot;;([.$E18]*[.$R$3])/(MIN(1;MAX(0;((21-([.$D18]-[.F$2]))/20)))*[.F$3]*[.$R$1]);&quot;Rounds2Die&quot;;([.F$4]*[.$R$1])/(MIN(1;MAX(0;((21-([.$B18]-[.F$5]))/20)))*[.$A18]*[.$R$3]);&quot;Kill/PartyHP%&quot;;((MIN(1;MAX(0;((21-([.$B18]-[.F$5]))/20)))*[.$A18])*((([.$R$3])*([.$R$3]+1)/2)/([.$R$3]^2))*(([.$E18]*[.$R$3])/(MIN(1;MAX(0;((21-([.$D18]-[.F$2]))/20)))*[.F$3]*[.$R$1])))/([.$R$1]*[.F$4]); ; )" office:value-type="float" office:value="1.59090909090909" calcext:value-type="float">
            <text:p>1.59</text:p>
          </table:table-cell>
          <table:table-cell table:formula="of:=COM.MICROSOFT.SWITCH([.$D$3];&quot;Rounds2Kill&quot;;([.$E18]*[.$R$3])/(MIN(1;MAX(0;((21-([.$D18]-[.G$2]))/20)))*[.G$3]*[.$R$1]);&quot;Rounds2Die&quot;;([.G$4]*[.$R$1])/(MIN(1;MAX(0;((21-([.$B18]-[.G$5]))/20)))*[.$A18]*[.$R$3]);&quot;Kill/PartyHP%&quot;;((MIN(1;MAX(0;((21-([.$B18]-[.G$5]))/20)))*[.$A18])*((([.$R$3])*([.$R$3]+1)/2)/([.$R$3]^2))*(([.$E18]*[.$R$3])/(MIN(1;MAX(0;((21-([.$D18]-[.G$2]))/20)))*[.G$3]*[.$R$1])))/([.$R$1]*[.G$4]); ; )" office:value-type="float" office:value="0.947526737967914" calcext:value-type="float">
            <text:p>0.95</text:p>
          </table:table-cell>
          <table:table-cell table:formula="of:=COM.MICROSOFT.SWITCH([.$D$3];&quot;Rounds2Kill&quot;;([.$E18]*[.$R$3])/(MIN(1;MAX(0;((21-([.$D18]-[.H$2]))/20)))*[.H$3]*[.$R$1]);&quot;Rounds2Die&quot;;([.H$4]*[.$R$1])/(MIN(1;MAX(0;((21-([.$B18]-[.H$5]))/20)))*[.$A18]*[.$R$3]);&quot;Kill/PartyHP%&quot;;((MIN(1;MAX(0;((21-([.$B18]-[.H$5]))/20)))*[.$A18])*((([.$R$3])*([.$R$3]+1)/2)/([.$R$3]^2))*(([.$E18]*[.$R$3])/(MIN(1;MAX(0;((21-([.$D18]-[.H$2]))/20)))*[.H$3]*[.$R$1])))/([.$R$1]*[.H$4]); ; )" office:value-type="float" office:value="0.590625" calcext:value-type="float">
            <text:p>0.59</text:p>
          </table:table-cell>
          <table:table-cell table:formula="of:=COM.MICROSOFT.SWITCH([.$D$3];&quot;Rounds2Kill&quot;;([.$E18]*[.$R$3])/(MIN(1;MAX(0;((21-([.$D18]-[.I$2]))/20)))*[.I$3]*[.$R$1]);&quot;Rounds2Die&quot;;([.I$4]*[.$R$1])/(MIN(1;MAX(0;((21-([.$B18]-[.I$5]))/20)))*[.$A18]*[.$R$3]);&quot;Kill/PartyHP%&quot;;((MIN(1;MAX(0;((21-([.$B18]-[.I$5]))/20)))*[.$A18])*((([.$R$3])*([.$R$3]+1)/2)/([.$R$3]^2))*(([.$E18]*[.$R$3])/(MIN(1;MAX(0;((21-([.$D18]-[.I$2]))/20)))*[.I$3]*[.$R$1])))/([.$R$1]*[.I$4]); ; )" office:value-type="float" office:value="0.427989130434783" calcext:value-type="float">
            <text:p>0.43</text:p>
          </table:table-cell>
          <table:table-cell table:formula="of:=COM.MICROSOFT.SWITCH([.$D$3];&quot;Rounds2Kill&quot;;([.$E18]*[.$R$3])/(MIN(1;MAX(0;((21-([.$D18]-[.J$2]))/20)))*[.J$3]*[.$R$1]);&quot;Rounds2Die&quot;;([.J$4]*[.$R$1])/(MIN(1;MAX(0;((21-([.$B18]-[.J$5]))/20)))*[.$A18]*[.$R$3]);&quot;Kill/PartyHP%&quot;;((MIN(1;MAX(0;((21-([.$B18]-[.J$5]))/20)))*[.$A18])*((([.$R$3])*([.$R$3]+1)/2)/([.$R$3]^2))*(([.$E18]*[.$R$3])/(MIN(1;MAX(0;((21-([.$D18]-[.J$2]))/20)))*[.J$3]*[.$R$1])))/([.$R$1]*[.J$4]); ; )" office:value-type="float" office:value="0.299556213017751" calcext:value-type="float">
            <text:p>0.30</text:p>
          </table:table-cell>
          <table:table-cell table:formula="of:=COM.MICROSOFT.SWITCH([.$D$3];&quot;Rounds2Kill&quot;;([.$E18]*[.$R$3])/(MIN(1;MAX(0;((21-([.$D18]-[.K$2]))/20)))*[.K$3]*[.$R$1]);&quot;Rounds2Die&quot;;([.K$4]*[.$R$1])/(MIN(1;MAX(0;((21-([.$B18]-[.K$5]))/20)))*[.$A18]*[.$R$3]);&quot;Kill/PartyHP%&quot;;((MIN(1;MAX(0;((21-([.$B18]-[.K$5]))/20)))*[.$A18])*((([.$R$3])*([.$R$3]+1)/2)/([.$R$3]^2))*(([.$E18]*[.$R$3])/(MIN(1;MAX(0;((21-([.$D18]-[.K$2]))/20)))*[.K$3]*[.$R$1])))/([.$R$1]*[.K$4]); ; )" office:value-type="float" office:value="0.234996684350133" calcext:value-type="float">
            <text:p>0.23</text:p>
          </table:table-cell>
          <table:table-cell table:formula="of:=COM.MICROSOFT.SWITCH([.$D$3];&quot;Rounds2Kill&quot;;([.$E18]*[.$R$3])/(MIN(1;MAX(0;((21-([.$D18]-[.L$2]))/20)))*[.L$3]*[.$R$1]);&quot;Rounds2Die&quot;;([.L$4]*[.$R$1])/(MIN(1;MAX(0;((21-([.$B18]-[.L$5]))/20)))*[.$A18]*[.$R$3]);&quot;Kill/PartyHP%&quot;;((MIN(1;MAX(0;((21-([.$B18]-[.L$5]))/20)))*[.$A18])*((([.$R$3])*([.$R$3]+1)/2)/([.$R$3]^2))*(([.$E18]*[.$R$3])/(MIN(1;MAX(0;((21-([.$D18]-[.L$2]))/20)))*[.L$3]*[.$R$1])))/([.$R$1]*[.L$4]); ; )" office:value-type="float" office:value="0.17578125" calcext:value-type="float">
            <text:p>0.18</text:p>
          </table:table-cell>
          <table:table-cell table:formula="of:=COM.MICROSOFT.SWITCH([.$D$3];&quot;Rounds2Kill&quot;;([.$E18]*[.$R$3])/(MIN(1;MAX(0;((21-([.$D18]-[.M$2]))/20)))*[.M$3]*[.$R$1]);&quot;Rounds2Die&quot;;([.M$4]*[.$R$1])/(MIN(1;MAX(0;((21-([.$B18]-[.M$5]))/20)))*[.$A18]*[.$R$3]);&quot;Kill/PartyHP%&quot;;((MIN(1;MAX(0;((21-([.$B18]-[.M$5]))/20)))*[.$A18])*((([.$R$3])*([.$R$3]+1)/2)/([.$R$3]^2))*(([.$E18]*[.$R$3])/(MIN(1;MAX(0;((21-([.$D18]-[.M$2]))/20)))*[.M$3]*[.$R$1])))/([.$R$1]*[.M$4]); ; )" office:value-type="float" office:value="0.144642857142857" calcext:value-type="float">
            <text:p>0.14</text:p>
          </table:table-cell>
          <table:table-cell table:formula="of:=COM.MICROSOFT.SWITCH([.$D$3];&quot;Rounds2Kill&quot;;([.$E18]*[.$R$3])/(MIN(1;MAX(0;((21-([.$D18]-[.N$2]))/20)))*[.N$3]*[.$R$1]);&quot;Rounds2Die&quot;;([.N$4]*[.$R$1])/(MIN(1;MAX(0;((21-([.$B18]-[.N$5]))/20)))*[.$A18]*[.$R$3]);&quot;Kill/PartyHP%&quot;;((MIN(1;MAX(0;((21-([.$B18]-[.N$5]))/20)))*[.$A18])*((([.$R$3])*([.$R$3]+1)/2)/([.$R$3]^2))*(([.$E18]*[.$R$3])/(MIN(1;MAX(0;((21-([.$D18]-[.N$2]))/20)))*[.N$3]*[.$R$1])))/([.$R$1]*[.N$4]); ; )" office:value-type="float" office:value="0.113038277511962" calcext:value-type="float">
            <text:p>0.11</text:p>
          </table:table-cell>
          <table:table-cell table:formula="of:=COM.MICROSOFT.SWITCH([.$D$3];&quot;Rounds2Kill&quot;;([.$E18]*[.$R$3])/(MIN(1;MAX(0;((21-([.$D18]-[.O$2]))/20)))*[.O$3]*[.$R$1]);&quot;Rounds2Die&quot;;([.O$4]*[.$R$1])/(MIN(1;MAX(0;((21-([.$B18]-[.O$5]))/20)))*[.$A18]*[.$R$3]);&quot;Kill/PartyHP%&quot;;((MIN(1;MAX(0;((21-([.$B18]-[.O$5]))/20)))*[.$A18])*((([.$R$3])*([.$R$3]+1)/2)/([.$R$3]^2))*(([.$E18]*[.$R$3])/(MIN(1;MAX(0;((21-([.$D18]-[.O$2]))/20)))*[.O$3]*[.$R$1])))/([.$R$1]*[.O$4]); ; )" office:value-type="float" office:value="0.0911458333333333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.5" calcext:value-type="float">
            <text:p>58.5</text:p>
          </table:table-cell>
          <table:table-cell table:formula="of:=COM.MICROSOFT.SWITCH([.$D$3];&quot;Rounds2Kill&quot;;([.$E19]*[.$R$3])/(MIN(1;MAX(0;((21-([.$D19]-[.F$2]))/20)))*[.F$3]*[.$R$1]);&quot;Rounds2Die&quot;;([.F$4]*[.$R$1])/(MIN(1;MAX(0;((21-([.$B19]-[.F$5]))/20)))*[.$A19]*[.$R$3]);&quot;Kill/PartyHP%&quot;;((MIN(1;MAX(0;((21-([.$B19]-[.F$5]))/20)))*[.$A19])*((([.$R$3])*([.$R$3]+1)/2)/([.$R$3]^2))*(([.$E19]*[.$R$3])/(MIN(1;MAX(0;((21-([.$D19]-[.F$2]))/20)))*[.F$3]*[.$R$1])))/([.$R$1]*[.F$4]); ; )" office:value-type="float" office:value="2.03125" calcext:value-type="float">
            <text:p>2.03</text:p>
          </table:table-cell>
          <table:table-cell table:formula="of:=COM.MICROSOFT.SWITCH([.$D$3];&quot;Rounds2Kill&quot;;([.$E19]*[.$R$3])/(MIN(1;MAX(0;((21-([.$D19]-[.G$2]))/20)))*[.G$3]*[.$R$1]);&quot;Rounds2Die&quot;;([.G$4]*[.$R$1])/(MIN(1;MAX(0;((21-([.$B19]-[.G$5]))/20)))*[.$A19]*[.$R$3]);&quot;Kill/PartyHP%&quot;;((MIN(1;MAX(0;((21-([.$B19]-[.G$5]))/20)))*[.$A19])*((([.$R$3])*([.$R$3]+1)/2)/([.$R$3]^2))*(([.$E19]*[.$R$3])/(MIN(1;MAX(0;((21-([.$D19]-[.G$2]))/20)))*[.G$3]*[.$R$1])))/([.$R$1]*[.G$4]); ; )" office:value-type="float" office:value="1.20978860294118" calcext:value-type="float">
            <text:p>1.21</text:p>
          </table:table-cell>
          <table:table-cell table:formula="of:=COM.MICROSOFT.SWITCH([.$D$3];&quot;Rounds2Kill&quot;;([.$E19]*[.$R$3])/(MIN(1;MAX(0;((21-([.$D19]-[.H$2]))/20)))*[.H$3]*[.$R$1]);&quot;Rounds2Die&quot;;([.H$4]*[.$R$1])/(MIN(1;MAX(0;((21-([.$B19]-[.H$5]))/20)))*[.$A19]*[.$R$3]);&quot;Kill/PartyHP%&quot;;((MIN(1;MAX(0;((21-([.$B19]-[.H$5]))/20)))*[.$A19])*((([.$R$3])*([.$R$3]+1)/2)/([.$R$3]^2))*(([.$E19]*[.$R$3])/(MIN(1;MAX(0;((21-([.$D19]-[.H$2]))/20)))*[.H$3]*[.$R$1])))/([.$R$1]*[.H$4]); ; )" office:value-type="float" office:value="0.747869318181818" calcext:value-type="float">
            <text:p>0.75</text:p>
          </table:table-cell>
          <table:table-cell table:formula="of:=COM.MICROSOFT.SWITCH([.$D$3];&quot;Rounds2Kill&quot;;([.$E19]*[.$R$3])/(MIN(1;MAX(0;((21-([.$D19]-[.I$2]))/20)))*[.I$3]*[.$R$1]);&quot;Rounds2Die&quot;;([.I$4]*[.$R$1])/(MIN(1;MAX(0;((21-([.$B19]-[.I$5]))/20)))*[.$A19]*[.$R$3]);&quot;Kill/PartyHP%&quot;;((MIN(1;MAX(0;((21-([.$B19]-[.I$5]))/20)))*[.$A19])*((([.$R$3])*([.$R$3]+1)/2)/([.$R$3]^2))*(([.$E19]*[.$R$3])/(MIN(1;MAX(0;((21-([.$D19]-[.I$2]))/20)))*[.I$3]*[.$R$1])))/([.$R$1]*[.I$4]); ; )" office:value-type="float" office:value="0.541934288537549" calcext:value-type="float">
            <text:p>0.54</text:p>
          </table:table-cell>
          <table:table-cell table:formula="of:=COM.MICROSOFT.SWITCH([.$D$3];&quot;Rounds2Kill&quot;;([.$E19]*[.$R$3])/(MIN(1;MAX(0;((21-([.$D19]-[.J$2]))/20)))*[.J$3]*[.$R$1]);&quot;Rounds2Die&quot;;([.J$4]*[.$R$1])/(MIN(1;MAX(0;((21-([.$B19]-[.J$5]))/20)))*[.$A19]*[.$R$3]);&quot;Kill/PartyHP%&quot;;((MIN(1;MAX(0;((21-([.$B19]-[.J$5]))/20)))*[.$A19])*((([.$R$3])*([.$R$3]+1)/2)/([.$R$3]^2))*(([.$E19]*[.$R$3])/(MIN(1;MAX(0;((21-([.$D19]-[.J$2]))/20)))*[.J$3]*[.$R$1])))/([.$R$1]*[.J$4]); ; )" office:value-type="float" office:value="0.376674107142857" calcext:value-type="float">
            <text:p>0.38</text:p>
          </table:table-cell>
          <table:table-cell table:formula="of:=COM.MICROSOFT.SWITCH([.$D$3];&quot;Rounds2Kill&quot;;([.$E19]*[.$R$3])/(MIN(1;MAX(0;((21-([.$D19]-[.K$2]))/20)))*[.K$3]*[.$R$1]);&quot;Rounds2Die&quot;;([.K$4]*[.$R$1])/(MIN(1;MAX(0;((21-([.$B19]-[.K$5]))/20)))*[.$A19]*[.$R$3]);&quot;Kill/PartyHP%&quot;;((MIN(1;MAX(0;((21-([.$B19]-[.K$5]))/20)))*[.$A19])*((([.$R$3])*([.$R$3]+1)/2)/([.$R$3]^2))*(([.$E19]*[.$R$3])/(MIN(1;MAX(0;((21-([.$D19]-[.K$2]))/20)))*[.K$3]*[.$R$1])))/([.$R$1]*[.K$4]); ; )" office:value-type="float" office:value="0.295494342672414" calcext:value-type="float">
            <text:p>0.30</text:p>
          </table:table-cell>
          <table:table-cell table:formula="of:=COM.MICROSOFT.SWITCH([.$D$3];&quot;Rounds2Kill&quot;;([.$E19]*[.$R$3])/(MIN(1;MAX(0;((21-([.$D19]-[.L$2]))/20)))*[.L$3]*[.$R$1]);&quot;Rounds2Die&quot;;([.L$4]*[.$R$1])/(MIN(1;MAX(0;((21-([.$B19]-[.L$5]))/20)))*[.$A19]*[.$R$3]);&quot;Kill/PartyHP%&quot;;((MIN(1;MAX(0;((21-([.$B19]-[.L$5]))/20)))*[.$A19])*((([.$R$3])*([.$R$3]+1)/2)/([.$R$3]^2))*(([.$E19]*[.$R$3])/(MIN(1;MAX(0;((21-([.$D19]-[.L$2]))/20)))*[.L$3]*[.$R$1])))/([.$R$1]*[.L$4]); ; )" office:value-type="float" office:value="0.2197265625" calcext:value-type="float">
            <text:p>0.22</text:p>
          </table:table-cell>
          <table:table-cell table:formula="of:=COM.MICROSOFT.SWITCH([.$D$3];&quot;Rounds2Kill&quot;;([.$E19]*[.$R$3])/(MIN(1;MAX(0;((21-([.$D19]-[.M$2]))/20)))*[.M$3]*[.$R$1]);&quot;Rounds2Die&quot;;([.M$4]*[.$R$1])/(MIN(1;MAX(0;((21-([.$B19]-[.M$5]))/20)))*[.$A19]*[.$R$3]);&quot;Kill/PartyHP%&quot;;((MIN(1;MAX(0;((21-([.$B19]-[.M$5]))/20)))*[.$A19])*((([.$R$3])*([.$R$3]+1)/2)/([.$R$3]^2))*(([.$E19]*[.$R$3])/(MIN(1;MAX(0;((21-([.$D19]-[.M$2]))/20)))*[.M$3]*[.$R$1])))/([.$R$1]*[.M$4]); ; )" office:value-type="float" office:value="0.180803571428571" calcext:value-type="float">
            <text:p>0.18</text:p>
          </table:table-cell>
          <table:table-cell table:formula="of:=COM.MICROSOFT.SWITCH([.$D$3];&quot;Rounds2Kill&quot;;([.$E19]*[.$R$3])/(MIN(1;MAX(0;((21-([.$D19]-[.N$2]))/20)))*[.N$3]*[.$R$1]);&quot;Rounds2Die&quot;;([.N$4]*[.$R$1])/(MIN(1;MAX(0;((21-([.$B19]-[.N$5]))/20)))*[.$A19]*[.$R$3]);&quot;Kill/PartyHP%&quot;;((MIN(1;MAX(0;((21-([.$B19]-[.N$5]))/20)))*[.$A19])*((([.$R$3])*([.$R$3]+1)/2)/([.$R$3]^2))*(([.$E19]*[.$R$3])/(MIN(1;MAX(0;((21-([.$D19]-[.N$2]))/20)))*[.N$3]*[.$R$1])))/([.$R$1]*[.N$4]); ; )" office:value-type="float" office:value="0.140576939507861" calcext:value-type="float">
            <text:p>0.14</text:p>
          </table:table-cell>
          <table:table-cell table:formula="of:=COM.MICROSOFT.SWITCH([.$D$3];&quot;Rounds2Kill&quot;;([.$E19]*[.$R$3])/(MIN(1;MAX(0;((21-([.$D19]-[.O$2]))/20)))*[.O$3]*[.$R$1]);&quot;Rounds2Die&quot;;([.O$4]*[.$R$1])/(MIN(1;MAX(0;((21-([.$B19]-[.O$5]))/20)))*[.$A19]*[.$R$3]);&quot;Kill/PartyHP%&quot;;((MIN(1;MAX(0;((21-([.$B19]-[.O$5]))/20)))*[.$A19])*((([.$R$3])*([.$R$3]+1)/2)/([.$R$3]^2))*(([.$E19]*[.$R$3])/(MIN(1;MAX(0;((21-([.$D19]-[.O$2]))/20)))*[.O$3]*[.$R$1])))/([.$R$1]*[.O$4]); ; )" office:value-type="float" office:value="0.112847222222222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COM.MICROSOFT.SWITCH([.$D$3];&quot;Rounds2Kill&quot;;([.$E20]*[.$R$3])/(MIN(1;MAX(0;((21-([.$D20]-[.F$2]))/20)))*[.F$3]*[.$R$1]);&quot;Rounds2Die&quot;;([.F$4]*[.$R$1])/(MIN(1;MAX(0;((21-([.$B20]-[.F$5]))/20)))*[.$A20]*[.$R$3]);&quot;Kill/PartyHP%&quot;;((MIN(1;MAX(0;((21-([.$B20]-[.F$5]))/20)))*[.$A20])*((([.$R$3])*([.$R$3]+1)/2)/([.$R$3]^2))*(([.$E20]*[.$R$3])/(MIN(1;MAX(0;((21-([.$D20]-[.F$2]))/20)))*[.F$3]*[.$R$1])))/([.$R$1]*[.F$4]); ; )" office:value-type="float" office:value="2.33333333333333" calcext:value-type="float">
            <text:p>2.33</text:p>
          </table:table-cell>
          <table:table-cell table:formula="of:=COM.MICROSOFT.SWITCH([.$D$3];&quot;Rounds2Kill&quot;;([.$E20]*[.$R$3])/(MIN(1;MAX(0;((21-([.$D20]-[.G$2]))/20)))*[.G$3]*[.$R$1]);&quot;Rounds2Die&quot;;([.G$4]*[.$R$1])/(MIN(1;MAX(0;((21-([.$B20]-[.G$5]))/20)))*[.$A20]*[.$R$3]);&quot;Kill/PartyHP%&quot;;((MIN(1;MAX(0;((21-([.$B20]-[.G$5]))/20)))*[.$A20])*((([.$R$3])*([.$R$3]+1)/2)/([.$R$3]^2))*(([.$E20]*[.$R$3])/(MIN(1;MAX(0;((21-([.$D20]-[.G$2]))/20)))*[.G$3]*[.$R$1])))/([.$R$1]*[.G$4]); ; )" office:value-type="float" office:value="1.38970588235294" calcext:value-type="float">
            <text:p>1.39</text:p>
          </table:table-cell>
          <table:table-cell table:formula="of:=COM.MICROSOFT.SWITCH([.$D$3];&quot;Rounds2Kill&quot;;([.$E20]*[.$R$3])/(MIN(1;MAX(0;((21-([.$D20]-[.H$2]))/20)))*[.H$3]*[.$R$1]);&quot;Rounds2Die&quot;;([.H$4]*[.$R$1])/(MIN(1;MAX(0;((21-([.$B20]-[.H$5]))/20)))*[.$A20]*[.$R$3]);&quot;Kill/PartyHP%&quot;;((MIN(1;MAX(0;((21-([.$B20]-[.H$5]))/20)))*[.$A20])*((([.$R$3])*([.$R$3]+1)/2)/([.$R$3]^2))*(([.$E20]*[.$R$3])/(MIN(1;MAX(0;((21-([.$D20]-[.H$2]))/20)))*[.H$3]*[.$R$1])))/([.$R$1]*[.H$4]); ; )" office:value-type="float" office:value="0.859090909090909" calcext:value-type="float">
            <text:p>0.86</text:p>
          </table:table-cell>
          <table:table-cell table:formula="of:=COM.MICROSOFT.SWITCH([.$D$3];&quot;Rounds2Kill&quot;;([.$E20]*[.$R$3])/(MIN(1;MAX(0;((21-([.$D20]-[.I$2]))/20)))*[.I$3]*[.$R$1]);&quot;Rounds2Die&quot;;([.I$4]*[.$R$1])/(MIN(1;MAX(0;((21-([.$B20]-[.I$5]))/20)))*[.$A20]*[.$R$3]);&quot;Kill/PartyHP%&quot;;((MIN(1;MAX(0;((21-([.$B20]-[.I$5]))/20)))*[.$A20])*((([.$R$3])*([.$R$3]+1)/2)/([.$R$3]^2))*(([.$E20]*[.$R$3])/(MIN(1;MAX(0;((21-([.$D20]-[.I$2]))/20)))*[.I$3]*[.$R$1])))/([.$R$1]*[.I$4]); ; )" office:value-type="float" office:value="0.622529644268775" calcext:value-type="float">
            <text:p>0.62</text:p>
          </table:table-cell>
          <table:table-cell table:formula="of:=COM.MICROSOFT.SWITCH([.$D$3];&quot;Rounds2Kill&quot;;([.$E20]*[.$R$3])/(MIN(1;MAX(0;((21-([.$D20]-[.J$2]))/20)))*[.J$3]*[.$R$1]);&quot;Rounds2Die&quot;;([.J$4]*[.$R$1])/(MIN(1;MAX(0;((21-([.$B20]-[.J$5]))/20)))*[.$A20]*[.$R$3]);&quot;Kill/PartyHP%&quot;;((MIN(1;MAX(0;((21-([.$B20]-[.J$5]))/20)))*[.$A20])*((([.$R$3])*([.$R$3]+1)/2)/([.$R$3]^2))*(([.$E20]*[.$R$3])/(MIN(1;MAX(0;((21-([.$D20]-[.J$2]))/20)))*[.J$3]*[.$R$1])))/([.$R$1]*[.J$4]); ; )" office:value-type="float" office:value="0.432692307692308" calcext:value-type="float">
            <text:p>0.43</text:p>
          </table:table-cell>
          <table:table-cell table:formula="of:=COM.MICROSOFT.SWITCH([.$D$3];&quot;Rounds2Kill&quot;;([.$E20]*[.$R$3])/(MIN(1;MAX(0;((21-([.$D20]-[.K$2]))/20)))*[.K$3]*[.$R$1]);&quot;Rounds2Die&quot;;([.K$4]*[.$R$1])/(MIN(1;MAX(0;((21-([.$B20]-[.K$5]))/20)))*[.$A20]*[.$R$3]);&quot;Kill/PartyHP%&quot;;((MIN(1;MAX(0;((21-([.$B20]-[.K$5]))/20)))*[.$A20])*((([.$R$3])*([.$R$3]+1)/2)/([.$R$3]^2))*(([.$E20]*[.$R$3])/(MIN(1;MAX(0;((21-([.$D20]-[.K$2]))/20)))*[.K$3]*[.$R$1])))/([.$R$1]*[.K$4]); ; )" office:value-type="float" office:value="0.339439655172414" calcext:value-type="float">
            <text:p>0.34</text:p>
          </table:table-cell>
          <table:table-cell table:formula="of:=COM.MICROSOFT.SWITCH([.$D$3];&quot;Rounds2Kill&quot;;([.$E20]*[.$R$3])/(MIN(1;MAX(0;((21-([.$D20]-[.L$2]))/20)))*[.L$3]*[.$R$1]);&quot;Rounds2Die&quot;;([.L$4]*[.$R$1])/(MIN(1;MAX(0;((21-([.$B20]-[.L$5]))/20)))*[.$A20]*[.$R$3]);&quot;Kill/PartyHP%&quot;;((MIN(1;MAX(0;((21-([.$B20]-[.L$5]))/20)))*[.$A20])*((([.$R$3])*([.$R$3]+1)/2)/([.$R$3]^2))*(([.$E20]*[.$R$3])/(MIN(1;MAX(0;((21-([.$D20]-[.L$2]))/20)))*[.L$3]*[.$R$1])))/([.$R$1]*[.L$4]); ; )" office:value-type="float" office:value="0.252403846153846" calcext:value-type="float">
            <text:p>0.25</text:p>
          </table:table-cell>
          <table:table-cell table:formula="of:=COM.MICROSOFT.SWITCH([.$D$3];&quot;Rounds2Kill&quot;;([.$E20]*[.$R$3])/(MIN(1;MAX(0;((21-([.$D20]-[.M$2]))/20)))*[.M$3]*[.$R$1]);&quot;Rounds2Die&quot;;([.M$4]*[.$R$1])/(MIN(1;MAX(0;((21-([.$B20]-[.M$5]))/20)))*[.$A20]*[.$R$3]);&quot;Kill/PartyHP%&quot;;((MIN(1;MAX(0;((21-([.$B20]-[.M$5]))/20)))*[.$A20])*((([.$R$3])*([.$R$3]+1)/2)/([.$R$3]^2))*(([.$E20]*[.$R$3])/(MIN(1;MAX(0;((21-([.$D20]-[.M$2]))/20)))*[.M$3]*[.$R$1])))/([.$R$1]*[.M$4]); ; )" office:value-type="float" office:value="0.207692307692308" calcext:value-type="float">
            <text:p>0.21</text:p>
          </table:table-cell>
          <table:table-cell table:formula="of:=COM.MICROSOFT.SWITCH([.$D$3];&quot;Rounds2Kill&quot;;([.$E20]*[.$R$3])/(MIN(1;MAX(0;((21-([.$D20]-[.N$2]))/20)))*[.N$3]*[.$R$1]);&quot;Rounds2Die&quot;;([.N$4]*[.$R$1])/(MIN(1;MAX(0;((21-([.$B20]-[.N$5]))/20)))*[.$A20]*[.$R$3]);&quot;Kill/PartyHP%&quot;;((MIN(1;MAX(0;((21-([.$B20]-[.N$5]))/20)))*[.$A20])*((([.$R$3])*([.$R$3]+1)/2)/([.$R$3]^2))*(([.$E20]*[.$R$3])/(MIN(1;MAX(0;((21-([.$D20]-[.N$2]))/20)))*[.N$3]*[.$R$1])))/([.$R$1]*[.N$4]); ; )" office:value-type="float" office:value="0.161483253588517" calcext:value-type="float">
            <text:p>0.16</text:p>
          </table:table-cell>
          <table:table-cell table:formula="of:=COM.MICROSOFT.SWITCH([.$D$3];&quot;Rounds2Kill&quot;;([.$E20]*[.$R$3])/(MIN(1;MAX(0;((21-([.$D20]-[.O$2]))/20)))*[.O$3]*[.$R$1]);&quot;Rounds2Die&quot;;([.O$4]*[.$R$1])/(MIN(1;MAX(0;((21-([.$B20]-[.O$5]))/20)))*[.$A20]*[.$R$3]);&quot;Kill/PartyHP%&quot;;((MIN(1;MAX(0;((21-([.$B20]-[.O$5]))/20)))*[.$A20])*((([.$R$3])*([.$R$3]+1)/2)/([.$R$3]^2))*(([.$E20]*[.$R$3])/(MIN(1;MAX(0;((21-([.$D20]-[.O$2]))/20)))*[.O$3]*[.$R$1])))/([.$R$1]*[.O$4]); ; )" office:value-type="float" office:value="0.12962962962963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table:formula="of:=COM.MICROSOFT.SWITCH([.$D$3];&quot;Rounds2Kill&quot;;([.$E21]*[.$R$3])/(MIN(1;MAX(0;((21-([.$D21]-[.F$2]))/20)))*[.F$3]*[.$R$1]);&quot;Rounds2Die&quot;;([.F$4]*[.$R$1])/(MIN(1;MAX(0;((21-([.$B21]-[.F$5]))/20)))*[.$A21]*[.$R$3]);&quot;Kill/PartyHP%&quot;;((MIN(1;MAX(0;((21-([.$B21]-[.F$5]))/20)))*[.$A21])*((([.$R$3])*([.$R$3]+1)/2)/([.$R$3]^2))*(([.$E21]*[.$R$3])/(MIN(1;MAX(0;((21-([.$D21]-[.F$2]))/20)))*[.F$3]*[.$R$1])))/([.$R$1]*[.F$4]); ; )" office:value-type="float" office:value="2.65625" calcext:value-type="float">
            <text:p>2.66</text:p>
          </table:table-cell>
          <table:table-cell table:formula="of:=COM.MICROSOFT.SWITCH([.$D$3];&quot;Rounds2Kill&quot;;([.$E21]*[.$R$3])/(MIN(1;MAX(0;((21-([.$D21]-[.G$2]))/20)))*[.G$3]*[.$R$1]);&quot;Rounds2Die&quot;;([.G$4]*[.$R$1])/(MIN(1;MAX(0;((21-([.$B21]-[.G$5]))/20)))*[.$A21]*[.$R$3]);&quot;Kill/PartyHP%&quot;;((MIN(1;MAX(0;((21-([.$B21]-[.G$5]))/20)))*[.$A21])*((([.$R$3])*([.$R$3]+1)/2)/([.$R$3]^2))*(([.$E21]*[.$R$3])/(MIN(1;MAX(0;((21-([.$D21]-[.G$2]))/20)))*[.G$3]*[.$R$1])))/([.$R$1]*[.G$4]); ; )" office:value-type="float" office:value="1.58203125" calcext:value-type="float">
            <text:p>1.58</text:p>
          </table:table-cell>
          <table:table-cell table:formula="of:=COM.MICROSOFT.SWITCH([.$D$3];&quot;Rounds2Kill&quot;;([.$E21]*[.$R$3])/(MIN(1;MAX(0;((21-([.$D21]-[.H$2]))/20)))*[.H$3]*[.$R$1]);&quot;Rounds2Die&quot;;([.H$4]*[.$R$1])/(MIN(1;MAX(0;((21-([.$B21]-[.H$5]))/20)))*[.$A21]*[.$R$3]);&quot;Kill/PartyHP%&quot;;((MIN(1;MAX(0;((21-([.$B21]-[.H$5]))/20)))*[.$A21])*((([.$R$3])*([.$R$3]+1)/2)/([.$R$3]^2))*(([.$E21]*[.$R$3])/(MIN(1;MAX(0;((21-([.$D21]-[.H$2]))/20)))*[.H$3]*[.$R$1])))/([.$R$1]*[.H$4]); ; )" office:value-type="float" office:value="0.977982954545455" calcext:value-type="float">
            <text:p>0.98</text:p>
          </table:table-cell>
          <table:table-cell table:formula="of:=COM.MICROSOFT.SWITCH([.$D$3];&quot;Rounds2Kill&quot;;([.$E21]*[.$R$3])/(MIN(1;MAX(0;((21-([.$D21]-[.I$2]))/20)))*[.I$3]*[.$R$1]);&quot;Rounds2Die&quot;;([.I$4]*[.$R$1])/(MIN(1;MAX(0;((21-([.$B21]-[.I$5]))/20)))*[.$A21]*[.$R$3]);&quot;Kill/PartyHP%&quot;;((MIN(1;MAX(0;((21-([.$B21]-[.I$5]))/20)))*[.$A21])*((([.$R$3])*([.$R$3]+1)/2)/([.$R$3]^2))*(([.$E21]*[.$R$3])/(MIN(1;MAX(0;((21-([.$D21]-[.I$2]))/20)))*[.I$3]*[.$R$1])))/([.$R$1]*[.I$4]); ; )" office:value-type="float" office:value="0.708683300395257" calcext:value-type="float">
            <text:p>0.71</text:p>
          </table:table-cell>
          <table:table-cell table:formula="of:=COM.MICROSOFT.SWITCH([.$D$3];&quot;Rounds2Kill&quot;;([.$E21]*[.$R$3])/(MIN(1;MAX(0;((21-([.$D21]-[.J$2]))/20)))*[.J$3]*[.$R$1]);&quot;Rounds2Die&quot;;([.J$4]*[.$R$1])/(MIN(1;MAX(0;((21-([.$B21]-[.J$5]))/20)))*[.$A21]*[.$R$3]);&quot;Kill/PartyHP%&quot;;((MIN(1;MAX(0;((21-([.$B21]-[.J$5]))/20)))*[.$A21])*((([.$R$3])*([.$R$3]+1)/2)/([.$R$3]^2))*(([.$E21]*[.$R$3])/(MIN(1;MAX(0;((21-([.$D21]-[.J$2]))/20)))*[.J$3]*[.$R$1])))/([.$R$1]*[.J$4]); ; )" office:value-type="float" office:value="0.492573832417582" calcext:value-type="float">
            <text:p>0.49</text:p>
          </table:table-cell>
          <table:table-cell table:formula="of:=COM.MICROSOFT.SWITCH([.$D$3];&quot;Rounds2Kill&quot;;([.$E21]*[.$R$3])/(MIN(1;MAX(0;((21-([.$D21]-[.K$2]))/20)))*[.K$3]*[.$R$1]);&quot;Rounds2Die&quot;;([.K$4]*[.$R$1])/(MIN(1;MAX(0;((21-([.$B21]-[.K$5]))/20)))*[.$A21]*[.$R$3]);&quot;Kill/PartyHP%&quot;;((MIN(1;MAX(0;((21-([.$B21]-[.K$5]))/20)))*[.$A21])*((([.$R$3])*([.$R$3]+1)/2)/([.$R$3]^2))*(([.$E21]*[.$R$3])/(MIN(1;MAX(0;((21-([.$D21]-[.K$2]))/20)))*[.K$3]*[.$R$1])))/([.$R$1]*[.K$4]); ; )" office:value-type="float" office:value="0.38641567887931" calcext:value-type="float">
            <text:p>0.39</text:p>
          </table:table-cell>
          <table:table-cell table:formula="of:=COM.MICROSOFT.SWITCH([.$D$3];&quot;Rounds2Kill&quot;;([.$E21]*[.$R$3])/(MIN(1;MAX(0;((21-([.$D21]-[.L$2]))/20)))*[.L$3]*[.$R$1]);&quot;Rounds2Die&quot;;([.L$4]*[.$R$1])/(MIN(1;MAX(0;((21-([.$B21]-[.L$5]))/20)))*[.$A21]*[.$R$3]);&quot;Kill/PartyHP%&quot;;((MIN(1;MAX(0;((21-([.$B21]-[.L$5]))/20)))*[.$A21])*((([.$R$3])*([.$R$3]+1)/2)/([.$R$3]^2))*(([.$E21]*[.$R$3])/(MIN(1;MAX(0;((21-([.$D21]-[.L$2]))/20)))*[.L$3]*[.$R$1])))/([.$R$1]*[.L$4]); ; )" office:value-type="float" office:value="0.287334735576923" calcext:value-type="float">
            <text:p>0.29</text:p>
          </table:table-cell>
          <table:table-cell table:formula="of:=COM.MICROSOFT.SWITCH([.$D$3];&quot;Rounds2Kill&quot;;([.$E21]*[.$R$3])/(MIN(1;MAX(0;((21-([.$D21]-[.M$2]))/20)))*[.M$3]*[.$R$1]);&quot;Rounds2Die&quot;;([.M$4]*[.$R$1])/(MIN(1;MAX(0;((21-([.$B21]-[.M$5]))/20)))*[.$A21]*[.$R$3]);&quot;Kill/PartyHP%&quot;;((MIN(1;MAX(0;((21-([.$B21]-[.M$5]))/20)))*[.$A21])*((([.$R$3])*([.$R$3]+1)/2)/([.$R$3]^2))*(([.$E21]*[.$R$3])/(MIN(1;MAX(0;((21-([.$D21]-[.M$2]))/20)))*[.M$3]*[.$R$1])))/([.$R$1]*[.M$4]); ; )" office:value-type="float" office:value="0.23643543956044" calcext:value-type="float">
            <text:p>0.24</text:p>
          </table:table-cell>
          <table:table-cell table:formula="of:=COM.MICROSOFT.SWITCH([.$D$3];&quot;Rounds2Kill&quot;;([.$E21]*[.$R$3])/(MIN(1;MAX(0;((21-([.$D21]-[.N$2]))/20)))*[.N$3]*[.$R$1]);&quot;Rounds2Die&quot;;([.N$4]*[.$R$1])/(MIN(1;MAX(0;((21-([.$B21]-[.N$5]))/20)))*[.$A21]*[.$R$3]);&quot;Kill/PartyHP%&quot;;((MIN(1;MAX(0;((21-([.$B21]-[.N$5]))/20)))*[.$A21])*((([.$R$3])*([.$R$3]+1)/2)/([.$R$3]^2))*(([.$E21]*[.$R$3])/(MIN(1;MAX(0;((21-([.$D21]-[.N$2]))/20)))*[.N$3]*[.$R$1])))/([.$R$1]*[.N$4]); ; )" office:value-type="float" office:value="0.183831382433356" calcext:value-type="float">
            <text:p>0.18</text:p>
          </table:table-cell>
          <table:table-cell table:formula="of:=COM.MICROSOFT.SWITCH([.$D$3];&quot;Rounds2Kill&quot;;([.$E21]*[.$R$3])/(MIN(1;MAX(0;((21-([.$D21]-[.O$2]))/20)))*[.O$3]*[.$R$1]);&quot;Rounds2Die&quot;;([.O$4]*[.$R$1])/(MIN(1;MAX(0;((21-([.$B21]-[.O$5]))/20)))*[.$A21]*[.$R$3]);&quot;Kill/PartyHP%&quot;;((MIN(1;MAX(0;((21-([.$B21]-[.O$5]))/20)))*[.$A21])*((([.$R$3])*([.$R$3]+1)/2)/([.$R$3]^2))*(([.$E21]*[.$R$3])/(MIN(1;MAX(0;((21-([.$D21]-[.O$2]))/20)))*[.O$3]*[.$R$1])))/([.$R$1]*[.O$4]); ; )" office:value-type="float" office:value="0.147569444444444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COM.MICROSOFT.SWITCH([.$D$3];&quot;Rounds2Kill&quot;;([.$E22]*[.$R$3])/(MIN(1;MAX(0;((21-([.$D22]-[.F$2]))/20)))*[.F$3]*[.$R$1]);&quot;Rounds2Die&quot;;([.F$4]*[.$R$1])/(MIN(1;MAX(0;((21-([.$B22]-[.F$5]))/20)))*[.$A22]*[.$R$3]);&quot;Kill/PartyHP%&quot;;((MIN(1;MAX(0;((21-([.$B22]-[.F$5]))/20)))*[.$A22])*((([.$R$3])*([.$R$3]+1)/2)/([.$R$3]^2))*(([.$E22]*[.$R$3])/(MIN(1;MAX(0;((21-([.$D22]-[.F$2]))/20)))*[.F$3]*[.$R$1])))/([.$R$1]*[.F$4]); ; )" office:value-type="float" office:value="3" calcext:value-type="float">
            <text:p>3.00</text:p>
          </table:table-cell>
          <table:table-cell table:formula="of:=COM.MICROSOFT.SWITCH([.$D$3];&quot;Rounds2Kill&quot;;([.$E22]*[.$R$3])/(MIN(1;MAX(0;((21-([.$D22]-[.G$2]))/20)))*[.G$3]*[.$R$1]);&quot;Rounds2Die&quot;;([.G$4]*[.$R$1])/(MIN(1;MAX(0;((21-([.$B22]-[.G$5]))/20)))*[.$A22]*[.$R$3]);&quot;Kill/PartyHP%&quot;;((MIN(1;MAX(0;((21-([.$B22]-[.G$5]))/20)))*[.$A22])*((([.$R$3])*([.$R$3]+1)/2)/([.$R$3]^2))*(([.$E22]*[.$R$3])/(MIN(1;MAX(0;((21-([.$D22]-[.G$2]))/20)))*[.G$3]*[.$R$1])))/([.$R$1]*[.G$4]); ; )" office:value-type="float" office:value="1.78676470588235" calcext:value-type="float">
            <text:p>1.79</text:p>
          </table:table-cell>
          <table:table-cell table:formula="of:=COM.MICROSOFT.SWITCH([.$D$3];&quot;Rounds2Kill&quot;;([.$E22]*[.$R$3])/(MIN(1;MAX(0;((21-([.$D22]-[.H$2]))/20)))*[.H$3]*[.$R$1]);&quot;Rounds2Die&quot;;([.H$4]*[.$R$1])/(MIN(1;MAX(0;((21-([.$B22]-[.H$5]))/20)))*[.$A22]*[.$R$3]);&quot;Kill/PartyHP%&quot;;((MIN(1;MAX(0;((21-([.$B22]-[.H$5]))/20)))*[.$A22])*((([.$R$3])*([.$R$3]+1)/2)/([.$R$3]^2))*(([.$E22]*[.$R$3])/(MIN(1;MAX(0;((21-([.$D22]-[.H$2]))/20)))*[.H$3]*[.$R$1])))/([.$R$1]*[.H$4]); ; )" office:value-type="float" office:value="1.10454545454545" calcext:value-type="float">
            <text:p>1.10</text:p>
          </table:table-cell>
          <table:table-cell table:formula="of:=COM.MICROSOFT.SWITCH([.$D$3];&quot;Rounds2Kill&quot;;([.$E22]*[.$R$3])/(MIN(1;MAX(0;((21-([.$D22]-[.I$2]))/20)))*[.I$3]*[.$R$1]);&quot;Rounds2Die&quot;;([.I$4]*[.$R$1])/(MIN(1;MAX(0;((21-([.$B22]-[.I$5]))/20)))*[.$A22]*[.$R$3]);&quot;Kill/PartyHP%&quot;;((MIN(1;MAX(0;((21-([.$B22]-[.I$5]))/20)))*[.$A22])*((([.$R$3])*([.$R$3]+1)/2)/([.$R$3]^2))*(([.$E22]*[.$R$3])/(MIN(1;MAX(0;((21-([.$D22]-[.I$2]))/20)))*[.I$3]*[.$R$1])))/([.$R$1]*[.I$4]); ; )" office:value-type="float" office:value="0.800395256916996" calcext:value-type="float">
            <text:p>0.80</text:p>
          </table:table-cell>
          <table:table-cell table:formula="of:=COM.MICROSOFT.SWITCH([.$D$3];&quot;Rounds2Kill&quot;;([.$E22]*[.$R$3])/(MIN(1;MAX(0;((21-([.$D22]-[.J$2]))/20)))*[.J$3]*[.$R$1]);&quot;Rounds2Die&quot;;([.J$4]*[.$R$1])/(MIN(1;MAX(0;((21-([.$B22]-[.J$5]))/20)))*[.$A22]*[.$R$3]);&quot;Kill/PartyHP%&quot;;((MIN(1;MAX(0;((21-([.$B22]-[.J$5]))/20)))*[.$A22])*((([.$R$3])*([.$R$3]+1)/2)/([.$R$3]^2))*(([.$E22]*[.$R$3])/(MIN(1;MAX(0;((21-([.$D22]-[.J$2]))/20)))*[.J$3]*[.$R$1])))/([.$R$1]*[.J$4]); ; )" office:value-type="float" office:value="0.556318681318681" calcext:value-type="float">
            <text:p>0.56</text:p>
          </table:table-cell>
          <table:table-cell table:formula="of:=COM.MICROSOFT.SWITCH([.$D$3];&quot;Rounds2Kill&quot;;([.$E22]*[.$R$3])/(MIN(1;MAX(0;((21-([.$D22]-[.K$2]))/20)))*[.K$3]*[.$R$1]);&quot;Rounds2Die&quot;;([.K$4]*[.$R$1])/(MIN(1;MAX(0;((21-([.$B22]-[.K$5]))/20)))*[.$A22]*[.$R$3]);&quot;Kill/PartyHP%&quot;;((MIN(1;MAX(0;((21-([.$B22]-[.K$5]))/20)))*[.$A22])*((([.$R$3])*([.$R$3]+1)/2)/([.$R$3]^2))*(([.$E22]*[.$R$3])/(MIN(1;MAX(0;((21-([.$D22]-[.K$2]))/20)))*[.K$3]*[.$R$1])))/([.$R$1]*[.K$4]); ; )" office:value-type="float" office:value="0.436422413793104" calcext:value-type="float">
            <text:p>0.44</text:p>
          </table:table-cell>
          <table:table-cell table:formula="of:=COM.MICROSOFT.SWITCH([.$D$3];&quot;Rounds2Kill&quot;;([.$E22]*[.$R$3])/(MIN(1;MAX(0;((21-([.$D22]-[.L$2]))/20)))*[.L$3]*[.$R$1]);&quot;Rounds2Die&quot;;([.L$4]*[.$R$1])/(MIN(1;MAX(0;((21-([.$B22]-[.L$5]))/20)))*[.$A22]*[.$R$3]);&quot;Kill/PartyHP%&quot;;((MIN(1;MAX(0;((21-([.$B22]-[.L$5]))/20)))*[.$A22])*((([.$R$3])*([.$R$3]+1)/2)/([.$R$3]^2))*(([.$E22]*[.$R$3])/(MIN(1;MAX(0;((21-([.$D22]-[.L$2]))/20)))*[.L$3]*[.$R$1])))/([.$R$1]*[.L$4]); ; )" office:value-type="float" office:value="0.324519230769231" calcext:value-type="float">
            <text:p>0.32</text:p>
          </table:table-cell>
          <table:table-cell table:formula="of:=COM.MICROSOFT.SWITCH([.$D$3];&quot;Rounds2Kill&quot;;([.$E22]*[.$R$3])/(MIN(1;MAX(0;((21-([.$D22]-[.M$2]))/20)))*[.M$3]*[.$R$1]);&quot;Rounds2Die&quot;;([.M$4]*[.$R$1])/(MIN(1;MAX(0;((21-([.$B22]-[.M$5]))/20)))*[.$A22]*[.$R$3]);&quot;Kill/PartyHP%&quot;;((MIN(1;MAX(0;((21-([.$B22]-[.M$5]))/20)))*[.$A22])*((([.$R$3])*([.$R$3]+1)/2)/([.$R$3]^2))*(([.$E22]*[.$R$3])/(MIN(1;MAX(0;((21-([.$D22]-[.M$2]))/20)))*[.M$3]*[.$R$1])))/([.$R$1]*[.M$4]); ; )" office:value-type="float" office:value="0.267032967032967" calcext:value-type="float">
            <text:p>0.27</text:p>
          </table:table-cell>
          <table:table-cell table:formula="of:=COM.MICROSOFT.SWITCH([.$D$3];&quot;Rounds2Kill&quot;;([.$E22]*[.$R$3])/(MIN(1;MAX(0;((21-([.$D22]-[.N$2]))/20)))*[.N$3]*[.$R$1]);&quot;Rounds2Die&quot;;([.N$4]*[.$R$1])/(MIN(1;MAX(0;((21-([.$B22]-[.N$5]))/20)))*[.$A22]*[.$R$3]);&quot;Kill/PartyHP%&quot;;((MIN(1;MAX(0;((21-([.$B22]-[.N$5]))/20)))*[.$A22])*((([.$R$3])*([.$R$3]+1)/2)/([.$R$3]^2))*(([.$E22]*[.$R$3])/(MIN(1;MAX(0;((21-([.$D22]-[.N$2]))/20)))*[.N$3]*[.$R$1])))/([.$R$1]*[.N$4]); ; )" office:value-type="float" office:value="0.207621326042379" calcext:value-type="float">
            <text:p>0.21</text:p>
          </table:table-cell>
          <table:table-cell table:formula="of:=COM.MICROSOFT.SWITCH([.$D$3];&quot;Rounds2Kill&quot;;([.$E22]*[.$R$3])/(MIN(1;MAX(0;((21-([.$D22]-[.O$2]))/20)))*[.O$3]*[.$R$1]);&quot;Rounds2Die&quot;;([.O$4]*[.$R$1])/(MIN(1;MAX(0;((21-([.$B22]-[.O$5]))/20)))*[.$A22]*[.$R$3]);&quot;Kill/PartyHP%&quot;;((MIN(1;MAX(0;((21-([.$B22]-[.O$5]))/20)))*[.$A22])*((([.$R$3])*([.$R$3]+1)/2)/([.$R$3]^2))*(([.$E22]*[.$R$3])/(MIN(1;MAX(0;((21-([.$D22]-[.O$2]))/20)))*[.O$3]*[.$R$1])))/([.$R$1]*[.O$4]); ; )" office:value-type="float" office:value="0.166666666666667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table:formula="of:=COM.MICROSOFT.SWITCH([.$D$3];&quot;Rounds2Kill&quot;;([.$E23]*[.$R$3])/(MIN(1;MAX(0;((21-([.$D23]-[.F$2]))/20)))*[.F$3]*[.$R$1]);&quot;Rounds2Die&quot;;([.F$4]*[.$R$1])/(MIN(1;MAX(0;((21-([.$B23]-[.F$5]))/20)))*[.$A23]*[.$R$3]);&quot;Kill/PartyHP%&quot;;((MIN(1;MAX(0;((21-([.$B23]-[.F$5]))/20)))*[.$A23])*((([.$R$3])*([.$R$3]+1)/2)/([.$R$3]^2))*(([.$E23]*[.$R$3])/(MIN(1;MAX(0;((21-([.$D23]-[.F$2]))/20)))*[.F$3]*[.$R$1])))/([.$R$1]*[.F$4]); ; )" office:value-type="float" office:value="3.36458333333333" calcext:value-type="float">
            <text:p>3.36</text:p>
          </table:table-cell>
          <table:table-cell table:formula="of:=COM.MICROSOFT.SWITCH([.$D$3];&quot;Rounds2Kill&quot;;([.$E23]*[.$R$3])/(MIN(1;MAX(0;((21-([.$D23]-[.G$2]))/20)))*[.G$3]*[.$R$1]);&quot;Rounds2Die&quot;;([.G$4]*[.$R$1])/(MIN(1;MAX(0;((21-([.$B23]-[.G$5]))/20)))*[.$A23]*[.$R$3]);&quot;Kill/PartyHP%&quot;;((MIN(1;MAX(0;((21-([.$B23]-[.G$5]))/20)))*[.$A23])*((([.$R$3])*([.$R$3]+1)/2)/([.$R$3]^2))*(([.$E23]*[.$R$3])/(MIN(1;MAX(0;((21-([.$D23]-[.G$2]))/20)))*[.G$3]*[.$R$1])))/([.$R$1]*[.G$4]); ; )" office:value-type="float" office:value="2.00390625" calcext:value-type="float">
            <text:p>2.00</text:p>
          </table:table-cell>
          <table:table-cell table:formula="of:=COM.MICROSOFT.SWITCH([.$D$3];&quot;Rounds2Kill&quot;;([.$E23]*[.$R$3])/(MIN(1;MAX(0;((21-([.$D23]-[.H$2]))/20)))*[.H$3]*[.$R$1]);&quot;Rounds2Die&quot;;([.H$4]*[.$R$1])/(MIN(1;MAX(0;((21-([.$B23]-[.H$5]))/20)))*[.$A23]*[.$R$3]);&quot;Kill/PartyHP%&quot;;((MIN(1;MAX(0;((21-([.$B23]-[.H$5]))/20)))*[.$A23])*((([.$R$3])*([.$R$3]+1)/2)/([.$R$3]^2))*(([.$E23]*[.$R$3])/(MIN(1;MAX(0;((21-([.$D23]-[.H$2]))/20)))*[.H$3]*[.$R$1])))/([.$R$1]*[.H$4]); ; )" office:value-type="float" office:value="1.23877840909091" calcext:value-type="float">
            <text:p>1.24</text:p>
          </table:table-cell>
          <table:table-cell table:formula="of:=COM.MICROSOFT.SWITCH([.$D$3];&quot;Rounds2Kill&quot;;([.$E23]*[.$R$3])/(MIN(1;MAX(0;((21-([.$D23]-[.I$2]))/20)))*[.I$3]*[.$R$1]);&quot;Rounds2Die&quot;;([.I$4]*[.$R$1])/(MIN(1;MAX(0;((21-([.$B23]-[.I$5]))/20)))*[.$A23]*[.$R$3]);&quot;Kill/PartyHP%&quot;;((MIN(1;MAX(0;((21-([.$B23]-[.I$5]))/20)))*[.$A23])*((([.$R$3])*([.$R$3]+1)/2)/([.$R$3]^2))*(([.$E23]*[.$R$3])/(MIN(1;MAX(0;((21-([.$D23]-[.I$2]))/20)))*[.I$3]*[.$R$1])))/([.$R$1]*[.I$4]); ; )" office:value-type="float" office:value="0.897665513833992" calcext:value-type="float">
            <text:p>0.90</text:p>
          </table:table-cell>
          <table:table-cell table:formula="of:=COM.MICROSOFT.SWITCH([.$D$3];&quot;Rounds2Kill&quot;;([.$E23]*[.$R$3])/(MIN(1;MAX(0;((21-([.$D23]-[.J$2]))/20)))*[.J$3]*[.$R$1]);&quot;Rounds2Die&quot;;([.J$4]*[.$R$1])/(MIN(1;MAX(0;((21-([.$B23]-[.J$5]))/20)))*[.$A23]*[.$R$3]);&quot;Kill/PartyHP%&quot;;((MIN(1;MAX(0;((21-([.$B23]-[.J$5]))/20)))*[.$A23])*((([.$R$3])*([.$R$3]+1)/2)/([.$R$3]^2))*(([.$E23]*[.$R$3])/(MIN(1;MAX(0;((21-([.$D23]-[.J$2]))/20)))*[.J$3]*[.$R$1])))/([.$R$1]*[.J$4]); ; )" office:value-type="float" office:value="0.623926854395605" calcext:value-type="float">
            <text:p>0.62</text:p>
          </table:table-cell>
          <table:table-cell table:formula="of:=COM.MICROSOFT.SWITCH([.$D$3];&quot;Rounds2Kill&quot;;([.$E23]*[.$R$3])/(MIN(1;MAX(0;((21-([.$D23]-[.K$2]))/20)))*[.K$3]*[.$R$1]);&quot;Rounds2Die&quot;;([.K$4]*[.$R$1])/(MIN(1;MAX(0;((21-([.$B23]-[.K$5]))/20)))*[.$A23]*[.$R$3]);&quot;Kill/PartyHP%&quot;;((MIN(1;MAX(0;((21-([.$B23]-[.K$5]))/20)))*[.$A23])*((([.$R$3])*([.$R$3]+1)/2)/([.$R$3]^2))*(([.$E23]*[.$R$3])/(MIN(1;MAX(0;((21-([.$D23]-[.K$2]))/20)))*[.K$3]*[.$R$1])))/([.$R$1]*[.K$4]); ; )" office:value-type="float" office:value="0.489459859913793" calcext:value-type="float">
            <text:p>0.49</text:p>
          </table:table-cell>
          <table:table-cell table:formula="of:=COM.MICROSOFT.SWITCH([.$D$3];&quot;Rounds2Kill&quot;;([.$E23]*[.$R$3])/(MIN(1;MAX(0;((21-([.$D23]-[.L$2]))/20)))*[.L$3]*[.$R$1]);&quot;Rounds2Die&quot;;([.L$4]*[.$R$1])/(MIN(1;MAX(0;((21-([.$B23]-[.L$5]))/20)))*[.$A23]*[.$R$3]);&quot;Kill/PartyHP%&quot;;((MIN(1;MAX(0;((21-([.$B23]-[.L$5]))/20)))*[.$A23])*((([.$R$3])*([.$R$3]+1)/2)/([.$R$3]^2))*(([.$E23]*[.$R$3])/(MIN(1;MAX(0;((21-([.$D23]-[.L$2]))/20)))*[.L$3]*[.$R$1])))/([.$R$1]*[.L$4]); ; )" office:value-type="float" office:value="0.363957331730769" calcext:value-type="float">
            <text:p>0.36</text:p>
          </table:table-cell>
          <table:table-cell table:formula="of:=COM.MICROSOFT.SWITCH([.$D$3];&quot;Rounds2Kill&quot;;([.$E23]*[.$R$3])/(MIN(1;MAX(0;((21-([.$D23]-[.M$2]))/20)))*[.M$3]*[.$R$1]);&quot;Rounds2Die&quot;;([.M$4]*[.$R$1])/(MIN(1;MAX(0;((21-([.$B23]-[.M$5]))/20)))*[.$A23]*[.$R$3]);&quot;Kill/PartyHP%&quot;;((MIN(1;MAX(0;((21-([.$B23]-[.M$5]))/20)))*[.$A23])*((([.$R$3])*([.$R$3]+1)/2)/([.$R$3]^2))*(([.$E23]*[.$R$3])/(MIN(1;MAX(0;((21-([.$D23]-[.M$2]))/20)))*[.M$3]*[.$R$1])))/([.$R$1]*[.M$4]); ; )" office:value-type="float" office:value="0.29948489010989" calcext:value-type="float">
            <text:p>0.30</text:p>
          </table:table-cell>
          <table:table-cell table:formula="of:=COM.MICROSOFT.SWITCH([.$D$3];&quot;Rounds2Kill&quot;;([.$E23]*[.$R$3])/(MIN(1;MAX(0;((21-([.$D23]-[.N$2]))/20)))*[.N$3]*[.$R$1]);&quot;Rounds2Die&quot;;([.N$4]*[.$R$1])/(MIN(1;MAX(0;((21-([.$B23]-[.N$5]))/20)))*[.$A23]*[.$R$3]);&quot;Kill/PartyHP%&quot;;((MIN(1;MAX(0;((21-([.$B23]-[.N$5]))/20)))*[.$A23])*((([.$R$3])*([.$R$3]+1)/2)/([.$R$3]^2))*(([.$E23]*[.$R$3])/(MIN(1;MAX(0;((21-([.$D23]-[.N$2]))/20)))*[.N$3]*[.$R$1])))/([.$R$1]*[.N$4]); ; )" office:value-type="float" office:value="0.232853084415584" calcext:value-type="float">
            <text:p>0.23</text:p>
          </table:table-cell>
          <table:table-cell table:formula="of:=COM.MICROSOFT.SWITCH([.$D$3];&quot;Rounds2Kill&quot;;([.$E23]*[.$R$3])/(MIN(1;MAX(0;((21-([.$D23]-[.O$2]))/20)))*[.O$3]*[.$R$1]);&quot;Rounds2Die&quot;;([.O$4]*[.$R$1])/(MIN(1;MAX(0;((21-([.$B23]-[.O$5]))/20)))*[.$A23]*[.$R$3]);&quot;Kill/PartyHP%&quot;;((MIN(1;MAX(0;((21-([.$B23]-[.O$5]))/20)))*[.$A23])*((([.$R$3])*([.$R$3]+1)/2)/([.$R$3]^2))*(([.$E23]*[.$R$3])/(MIN(1;MAX(0;((21-([.$D23]-[.O$2]))/20)))*[.O$3]*[.$R$1])))/([.$R$1]*[.O$4]); ; )" office:value-type="float" office:value="0.186921296296296" calcext:value-type="float">
            <text:p>0.1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COM.MICROSOFT.SWITCH([.$D$3];&quot;Rounds2Kill&quot;;([.$E24]*[.$R$3])/(MIN(1;MAX(0;((21-([.$D24]-[.F$2]))/20)))*[.F$3]*[.$R$1]);&quot;Rounds2Die&quot;;([.F$4]*[.$R$1])/(MIN(1;MAX(0;((21-([.$B24]-[.F$5]))/20)))*[.$A24]*[.$R$3]);&quot;Kill/PartyHP%&quot;;((MIN(1;MAX(0;((21-([.$B24]-[.F$5]))/20)))*[.$A24])*((([.$R$3])*([.$R$3]+1)/2)/([.$R$3]^2))*(([.$E24]*[.$R$3])/(MIN(1;MAX(0;((21-([.$D24]-[.F$2]))/20)))*[.F$3]*[.$R$1])))/([.$R$1]*[.F$4]); ; )" office:value-type="float" office:value="4.16666666666667" calcext:value-type="float">
            <text:p>4.17</text:p>
          </table:table-cell>
          <table:table-cell table:formula="of:=COM.MICROSOFT.SWITCH([.$D$3];&quot;Rounds2Kill&quot;;([.$E24]*[.$R$3])/(MIN(1;MAX(0;((21-([.$D24]-[.G$2]))/20)))*[.G$3]*[.$R$1]);&quot;Rounds2Die&quot;;([.G$4]*[.$R$1])/(MIN(1;MAX(0;((21-([.$B24]-[.G$5]))/20)))*[.$A24]*[.$R$3]);&quot;Kill/PartyHP%&quot;;((MIN(1;MAX(0;((21-([.$B24]-[.G$5]))/20)))*[.$A24])*((([.$R$3])*([.$R$3]+1)/2)/([.$R$3]^2))*(([.$E24]*[.$R$3])/(MIN(1;MAX(0;((21-([.$D24]-[.G$2]))/20)))*[.G$3]*[.$R$1])))/([.$R$1]*[.G$4]); ; )" office:value-type="float" office:value="2.48161764705882" calcext:value-type="float">
            <text:p>2.48</text:p>
          </table:table-cell>
          <table:table-cell table:formula="of:=COM.MICROSOFT.SWITCH([.$D$3];&quot;Rounds2Kill&quot;;([.$E24]*[.$R$3])/(MIN(1;MAX(0;((21-([.$D24]-[.H$2]))/20)))*[.H$3]*[.$R$1]);&quot;Rounds2Die&quot;;([.H$4]*[.$R$1])/(MIN(1;MAX(0;((21-([.$B24]-[.H$5]))/20)))*[.$A24]*[.$R$3]);&quot;Kill/PartyHP%&quot;;((MIN(1;MAX(0;((21-([.$B24]-[.H$5]))/20)))*[.$A24])*((([.$R$3])*([.$R$3]+1)/2)/([.$R$3]^2))*(([.$E24]*[.$R$3])/(MIN(1;MAX(0;((21-([.$D24]-[.H$2]))/20)))*[.H$3]*[.$R$1])))/([.$R$1]*[.H$4]); ; )" office:value-type="float" office:value="1.51875" calcext:value-type="float">
            <text:p>1.52</text:p>
          </table:table-cell>
          <table:table-cell table:formula="of:=COM.MICROSOFT.SWITCH([.$D$3];&quot;Rounds2Kill&quot;;([.$E24]*[.$R$3])/(MIN(1;MAX(0;((21-([.$D24]-[.I$2]))/20)))*[.I$3]*[.$R$1]);&quot;Rounds2Die&quot;;([.I$4]*[.$R$1])/(MIN(1;MAX(0;((21-([.$B24]-[.I$5]))/20)))*[.$A24]*[.$R$3]);&quot;Kill/PartyHP%&quot;;((MIN(1;MAX(0;((21-([.$B24]-[.I$5]))/20)))*[.$A24])*((([.$R$3])*([.$R$3]+1)/2)/([.$R$3]^2))*(([.$E24]*[.$R$3])/(MIN(1;MAX(0;((21-([.$D24]-[.I$2]))/20)))*[.I$3]*[.$R$1])))/([.$R$1]*[.I$4]); ; )" office:value-type="float" office:value="1.10054347826087" calcext:value-type="float">
            <text:p>1.10</text:p>
          </table:table-cell>
          <table:table-cell table:formula="of:=COM.MICROSOFT.SWITCH([.$D$3];&quot;Rounds2Kill&quot;;([.$E24]*[.$R$3])/(MIN(1;MAX(0;((21-([.$D24]-[.J$2]))/20)))*[.J$3]*[.$R$1]);&quot;Rounds2Die&quot;;([.J$4]*[.$R$1])/(MIN(1;MAX(0;((21-([.$B24]-[.J$5]))/20)))*[.$A24]*[.$R$3]);&quot;Kill/PartyHP%&quot;;((MIN(1;MAX(0;((21-([.$B24]-[.J$5]))/20)))*[.$A24])*((([.$R$3])*([.$R$3]+1)/2)/([.$R$3]^2))*(([.$E24]*[.$R$3])/(MIN(1;MAX(0;((21-([.$D24]-[.J$2]))/20)))*[.J$3]*[.$R$1])))/([.$R$1]*[.J$4]); ; )" office:value-type="float" office:value="0.758616383616384" calcext:value-type="float">
            <text:p>0.76</text:p>
          </table:table-cell>
          <table:table-cell table:formula="of:=COM.MICROSOFT.SWITCH([.$D$3];&quot;Rounds2Kill&quot;;([.$E24]*[.$R$3])/(MIN(1;MAX(0;((21-([.$D24]-[.K$2]))/20)))*[.K$3]*[.$R$1]);&quot;Rounds2Die&quot;;([.K$4]*[.$R$1])/(MIN(1;MAX(0;((21-([.$B24]-[.K$5]))/20)))*[.$A24]*[.$R$3]);&quot;Kill/PartyHP%&quot;;((MIN(1;MAX(0;((21-([.$B24]-[.K$5]))/20)))*[.$A24])*((([.$R$3])*([.$R$3]+1)/2)/([.$R$3]^2))*(([.$E24]*[.$R$3])/(MIN(1;MAX(0;((21-([.$D24]-[.K$2]))/20)))*[.K$3]*[.$R$1])))/([.$R$1]*[.K$4]); ; )" office:value-type="float" office:value="0.595121473354232" calcext:value-type="float">
            <text:p>0.60</text:p>
          </table:table-cell>
          <table:table-cell table:formula="of:=COM.MICROSOFT.SWITCH([.$D$3];&quot;Rounds2Kill&quot;;([.$E24]*[.$R$3])/(MIN(1;MAX(0;((21-([.$D24]-[.L$2]))/20)))*[.L$3]*[.$R$1]);&quot;Rounds2Die&quot;;([.L$4]*[.$R$1])/(MIN(1;MAX(0;((21-([.$B24]-[.L$5]))/20)))*[.$A24]*[.$R$3]);&quot;Kill/PartyHP%&quot;;((MIN(1;MAX(0;((21-([.$B24]-[.L$5]))/20)))*[.$A24])*((([.$R$3])*([.$R$3]+1)/2)/([.$R$3]^2))*(([.$E24]*[.$R$3])/(MIN(1;MAX(0;((21-([.$D24]-[.L$2]))/20)))*[.L$3]*[.$R$1])))/([.$R$1]*[.L$4]); ; )" office:value-type="float" office:value="0.439453125" calcext:value-type="float">
            <text:p>0.44</text:p>
          </table:table-cell>
          <table:table-cell table:formula="of:=COM.MICROSOFT.SWITCH([.$D$3];&quot;Rounds2Kill&quot;;([.$E24]*[.$R$3])/(MIN(1;MAX(0;((21-([.$D24]-[.M$2]))/20)))*[.M$3]*[.$R$1]);&quot;Rounds2Die&quot;;([.M$4]*[.$R$1])/(MIN(1;MAX(0;((21-([.$B24]-[.M$5]))/20)))*[.$A24]*[.$R$3]);&quot;Kill/PartyHP%&quot;;((MIN(1;MAX(0;((21-([.$B24]-[.M$5]))/20)))*[.$A24])*((([.$R$3])*([.$R$3]+1)/2)/([.$R$3]^2))*(([.$E24]*[.$R$3])/(MIN(1;MAX(0;((21-([.$D24]-[.M$2]))/20)))*[.M$3]*[.$R$1])))/([.$R$1]*[.M$4]); ; )" office:value-type="float" office:value="0.361607142857143" calcext:value-type="float">
            <text:p>0.36</text:p>
          </table:table-cell>
          <table:table-cell table:formula="of:=COM.MICROSOFT.SWITCH([.$D$3];&quot;Rounds2Kill&quot;;([.$E24]*[.$R$3])/(MIN(1;MAX(0;((21-([.$D24]-[.N$2]))/20)))*[.N$3]*[.$R$1]);&quot;Rounds2Die&quot;;([.N$4]*[.$R$1])/(MIN(1;MAX(0;((21-([.$B24]-[.N$5]))/20)))*[.$A24]*[.$R$3]);&quot;Kill/PartyHP%&quot;;((MIN(1;MAX(0;((21-([.$B24]-[.N$5]))/20)))*[.$A24])*((([.$R$3])*([.$R$3]+1)/2)/([.$R$3]^2))*(([.$E24]*[.$R$3])/(MIN(1;MAX(0;((21-([.$D24]-[.N$2]))/20)))*[.N$3]*[.$R$1])))/([.$R$1]*[.N$4]); ; )" office:value-type="float" office:value="0.27949024659551" calcext:value-type="float">
            <text:p>0.28</text:p>
          </table:table-cell>
          <table:table-cell table:formula="of:=COM.MICROSOFT.SWITCH([.$D$3];&quot;Rounds2Kill&quot;;([.$E24]*[.$R$3])/(MIN(1;MAX(0;((21-([.$D24]-[.O$2]))/20)))*[.O$3]*[.$R$1]);&quot;Rounds2Die&quot;;([.O$4]*[.$R$1])/(MIN(1;MAX(0;((21-([.$B24]-[.O$5]))/20)))*[.$A24]*[.$R$3]);&quot;Kill/PartyHP%&quot;;((MIN(1;MAX(0;((21-([.$B24]-[.O$5]))/20)))*[.$A24])*((([.$R$3])*([.$R$3]+1)/2)/([.$R$3]^2))*(([.$E24]*[.$R$3])/(MIN(1;MAX(0;((21-([.$D24]-[.O$2]))/20)))*[.O$3]*[.$R$1])))/([.$R$1]*[.O$4]); ; )" office:value-type="float" office:value="0.223214285714286" calcext:value-type="float">
            <text:p>0.22</text:p>
          </table:table-cell>
          <table:table-cell table:number-columns-repeated="5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5.5" calcext:value-type="float">
            <text:p>85.5</text:p>
          </table:table-cell>
          <table:table-cell table:formula="of:=COM.MICROSOFT.SWITCH([.$D$3];&quot;Rounds2Kill&quot;;([.$E25]*[.$R$3])/(MIN(1;MAX(0;((21-([.$D25]-[.F$2]))/20)))*[.F$3]*[.$R$1]);&quot;Rounds2Die&quot;;([.F$4]*[.$R$1])/(MIN(1;MAX(0;((21-([.$B25]-[.F$5]))/20)))*[.$A25]*[.$R$3]);&quot;Kill/PartyHP%&quot;;((MIN(1;MAX(0;((21-([.$B25]-[.F$5]))/20)))*[.$A25])*((([.$R$3])*([.$R$3]+1)/2)/([.$R$3]^2))*(([.$E25]*[.$R$3])/(MIN(1;MAX(0;((21-([.$D25]-[.F$2]))/20)))*[.F$3]*[.$R$1])))/([.$R$1]*[.F$4]); ; )" office:value-type="float" office:value="4.61805555555556" calcext:value-type="float">
            <text:p>4.62</text:p>
          </table:table-cell>
          <table:table-cell table:formula="of:=COM.MICROSOFT.SWITCH([.$D$3];&quot;Rounds2Kill&quot;;([.$E25]*[.$R$3])/(MIN(1;MAX(0;((21-([.$D25]-[.G$2]))/20)))*[.G$3]*[.$R$1]);&quot;Rounds2Die&quot;;([.G$4]*[.$R$1])/(MIN(1;MAX(0;((21-([.$B25]-[.G$5]))/20)))*[.$A25]*[.$R$3]);&quot;Kill/PartyHP%&quot;;((MIN(1;MAX(0;((21-([.$B25]-[.G$5]))/20)))*[.$A25])*((([.$R$3])*([.$R$3]+1)/2)/([.$R$3]^2))*(([.$E25]*[.$R$3])/(MIN(1;MAX(0;((21-([.$D25]-[.G$2]))/20)))*[.G$3]*[.$R$1])))/([.$R$1]*[.G$4]); ; )" office:value-type="float" office:value="2.75045955882353" calcext:value-type="float">
            <text:p>2.75</text:p>
          </table:table-cell>
          <table:table-cell table:formula="of:=COM.MICROSOFT.SWITCH([.$D$3];&quot;Rounds2Kill&quot;;([.$E25]*[.$R$3])/(MIN(1;MAX(0;((21-([.$D25]-[.H$2]))/20)))*[.H$3]*[.$R$1]);&quot;Rounds2Die&quot;;([.H$4]*[.$R$1])/(MIN(1;MAX(0;((21-([.$B25]-[.H$5]))/20)))*[.$A25]*[.$R$3]);&quot;Kill/PartyHP%&quot;;((MIN(1;MAX(0;((21-([.$B25]-[.H$5]))/20)))*[.$A25])*((([.$R$3])*([.$R$3]+1)/2)/([.$R$3]^2))*(([.$E25]*[.$R$3])/(MIN(1;MAX(0;((21-([.$D25]-[.H$2]))/20)))*[.H$3]*[.$R$1])))/([.$R$1]*[.H$4]); ; )" office:value-type="float" office:value="1.68328125" calcext:value-type="float">
            <text:p>1.68</text:p>
          </table:table-cell>
          <table:table-cell table:formula="of:=COM.MICROSOFT.SWITCH([.$D$3];&quot;Rounds2Kill&quot;;([.$E25]*[.$R$3])/(MIN(1;MAX(0;((21-([.$D25]-[.I$2]))/20)))*[.I$3]*[.$R$1]);&quot;Rounds2Die&quot;;([.I$4]*[.$R$1])/(MIN(1;MAX(0;((21-([.$B25]-[.I$5]))/20)))*[.$A25]*[.$R$3]);&quot;Kill/PartyHP%&quot;;((MIN(1;MAX(0;((21-([.$B25]-[.I$5]))/20)))*[.$A25])*((([.$R$3])*([.$R$3]+1)/2)/([.$R$3]^2))*(([.$E25]*[.$R$3])/(MIN(1;MAX(0;((21-([.$D25]-[.I$2]))/20)))*[.I$3]*[.$R$1])))/([.$R$1]*[.I$4]); ; )" office:value-type="float" office:value="1.21976902173913" calcext:value-type="float">
            <text:p>1.22</text:p>
          </table:table-cell>
          <table:table-cell table:formula="of:=COM.MICROSOFT.SWITCH([.$D$3];&quot;Rounds2Kill&quot;;([.$E25]*[.$R$3])/(MIN(1;MAX(0;((21-([.$D25]-[.J$2]))/20)))*[.J$3]*[.$R$1]);&quot;Rounds2Die&quot;;([.J$4]*[.$R$1])/(MIN(1;MAX(0;((21-([.$B25]-[.J$5]))/20)))*[.$A25]*[.$R$3]);&quot;Kill/PartyHP%&quot;;((MIN(1;MAX(0;((21-([.$B25]-[.J$5]))/20)))*[.$A25])*((([.$R$3])*([.$R$3]+1)/2)/([.$R$3]^2))*(([.$E25]*[.$R$3])/(MIN(1;MAX(0;((21-([.$D25]-[.J$2]))/20)))*[.J$3]*[.$R$1])))/([.$R$1]*[.J$4]); ; )" office:value-type="float" office:value="0.840799825174825" calcext:value-type="float">
            <text:p>0.84</text:p>
          </table:table-cell>
          <table:table-cell table:formula="of:=COM.MICROSOFT.SWITCH([.$D$3];&quot;Rounds2Kill&quot;;([.$E25]*[.$R$3])/(MIN(1;MAX(0;((21-([.$D25]-[.K$2]))/20)))*[.K$3]*[.$R$1]);&quot;Rounds2Die&quot;;([.K$4]*[.$R$1])/(MIN(1;MAX(0;((21-([.$B25]-[.K$5]))/20)))*[.$A25]*[.$R$3]);&quot;Kill/PartyHP%&quot;;((MIN(1;MAX(0;((21-([.$B25]-[.K$5]))/20)))*[.$A25])*((([.$R$3])*([.$R$3]+1)/2)/([.$R$3]^2))*(([.$E25]*[.$R$3])/(MIN(1;MAX(0;((21-([.$D25]-[.K$2]))/20)))*[.K$3]*[.$R$1])))/([.$R$1]*[.K$4]); ; )" office:value-type="float" office:value="0.65959296630094" calcext:value-type="float">
            <text:p>0.66</text:p>
          </table:table-cell>
          <table:table-cell table:formula="of:=COM.MICROSOFT.SWITCH([.$D$3];&quot;Rounds2Kill&quot;;([.$E25]*[.$R$3])/(MIN(1;MAX(0;((21-([.$D25]-[.L$2]))/20)))*[.L$3]*[.$R$1]);&quot;Rounds2Die&quot;;([.L$4]*[.$R$1])/(MIN(1;MAX(0;((21-([.$B25]-[.L$5]))/20)))*[.$A25]*[.$R$3]);&quot;Kill/PartyHP%&quot;;((MIN(1;MAX(0;((21-([.$B25]-[.L$5]))/20)))*[.$A25])*((([.$R$3])*([.$R$3]+1)/2)/([.$R$3]^2))*(([.$E25]*[.$R$3])/(MIN(1;MAX(0;((21-([.$D25]-[.L$2]))/20)))*[.L$3]*[.$R$1])))/([.$R$1]*[.L$4]); ; )" office:value-type="float" office:value="0.487060546875" calcext:value-type="float">
            <text:p>0.49</text:p>
          </table:table-cell>
          <table:table-cell table:formula="of:=COM.MICROSOFT.SWITCH([.$D$3];&quot;Rounds2Kill&quot;;([.$E25]*[.$R$3])/(MIN(1;MAX(0;((21-([.$D25]-[.M$2]))/20)))*[.M$3]*[.$R$1]);&quot;Rounds2Die&quot;;([.M$4]*[.$R$1])/(MIN(1;MAX(0;((21-([.$B25]-[.M$5]))/20)))*[.$A25]*[.$R$3]);&quot;Kill/PartyHP%&quot;;((MIN(1;MAX(0;((21-([.$B25]-[.M$5]))/20)))*[.$A25])*((([.$R$3])*([.$R$3]+1)/2)/([.$R$3]^2))*(([.$E25]*[.$R$3])/(MIN(1;MAX(0;((21-([.$D25]-[.M$2]))/20)))*[.M$3]*[.$R$1])))/([.$R$1]*[.M$4]); ; )" office:value-type="float" office:value="0.40078125" calcext:value-type="float">
            <text:p>0.40</text:p>
          </table:table-cell>
          <table:table-cell table:formula="of:=COM.MICROSOFT.SWITCH([.$D$3];&quot;Rounds2Kill&quot;;([.$E25]*[.$R$3])/(MIN(1;MAX(0;((21-([.$D25]-[.N$2]))/20)))*[.N$3]*[.$R$1]);&quot;Rounds2Die&quot;;([.N$4]*[.$R$1])/(MIN(1;MAX(0;((21-([.$B25]-[.N$5]))/20)))*[.$A25]*[.$R$3]);&quot;Kill/PartyHP%&quot;;((MIN(1;MAX(0;((21-([.$B25]-[.N$5]))/20)))*[.$A25])*((([.$R$3])*([.$R$3]+1)/2)/([.$R$3]^2))*(([.$E25]*[.$R$3])/(MIN(1;MAX(0;((21-([.$D25]-[.N$2]))/20)))*[.N$3]*[.$R$1])))/([.$R$1]*[.N$4]); ; )" office:value-type="float" office:value="0.309768356643357" calcext:value-type="float">
            <text:p>0.31</text:p>
          </table:table-cell>
          <table:table-cell table:formula="of:=COM.MICROSOFT.SWITCH([.$D$3];&quot;Rounds2Kill&quot;;([.$E25]*[.$R$3])/(MIN(1;MAX(0;((21-([.$D25]-[.O$2]))/20)))*[.O$3]*[.$R$1]);&quot;Rounds2Die&quot;;([.O$4]*[.$R$1])/(MIN(1;MAX(0;((21-([.$B25]-[.O$5]))/20)))*[.$A25]*[.$R$3]);&quot;Kill/PartyHP%&quot;;((MIN(1;MAX(0;((21-([.$B25]-[.O$5]))/20)))*[.$A25])*((([.$R$3])*([.$R$3]+1)/2)/([.$R$3]^2))*(([.$E25]*[.$R$3])/(MIN(1;MAX(0;((21-([.$D25]-[.O$2]))/20)))*[.O$3]*[.$R$1])))/([.$R$1]*[.O$4]); ; )" office:value-type="float" office:value="0.247395833333333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COM.MICROSOFT.SWITCH([.$D$3];&quot;Rounds2Kill&quot;;([.$E26]*[.$R$3])/(MIN(1;MAX(0;((21-([.$D26]-[.F$2]))/20)))*[.F$3]*[.$R$1]);&quot;Rounds2Die&quot;;([.F$4]*[.$R$1])/(MIN(1;MAX(0;((21-([.$B26]-[.F$5]))/20)))*[.$A26]*[.$R$3]);&quot;Kill/PartyHP%&quot;;((MIN(1;MAX(0;((21-([.$B26]-[.F$5]))/20)))*[.$A26])*((([.$R$3])*([.$R$3]+1)/2)/([.$R$3]^2))*(([.$E26]*[.$R$3])/(MIN(1;MAX(0;((21-([.$D26]-[.F$2]))/20)))*[.F$3]*[.$R$1])))/([.$R$1]*[.F$4]); ; )" office:value-type="float" office:value="5.09259259259259" calcext:value-type="float">
            <text:p>5.09</text:p>
          </table:table-cell>
          <table:table-cell table:formula="of:=COM.MICROSOFT.SWITCH([.$D$3];&quot;Rounds2Kill&quot;;([.$E26]*[.$R$3])/(MIN(1;MAX(0;((21-([.$D26]-[.G$2]))/20)))*[.G$3]*[.$R$1]);&quot;Rounds2Die&quot;;([.G$4]*[.$R$1])/(MIN(1;MAX(0;((21-([.$B26]-[.G$5]))/20)))*[.$A26]*[.$R$3]);&quot;Kill/PartyHP%&quot;;((MIN(1;MAX(0;((21-([.$B26]-[.G$5]))/20)))*[.$A26])*((([.$R$3])*([.$R$3]+1)/2)/([.$R$3]^2))*(([.$E26]*[.$R$3])/(MIN(1;MAX(0;((21-([.$D26]-[.G$2]))/20)))*[.G$3]*[.$R$1])))/([.$R$1]*[.G$4]); ; )" office:value-type="float" office:value="3.03308823529412" calcext:value-type="float">
            <text:p>3.03</text:p>
          </table:table-cell>
          <table:table-cell table:formula="of:=COM.MICROSOFT.SWITCH([.$D$3];&quot;Rounds2Kill&quot;;([.$E26]*[.$R$3])/(MIN(1;MAX(0;((21-([.$D26]-[.H$2]))/20)))*[.H$3]*[.$R$1]);&quot;Rounds2Die&quot;;([.H$4]*[.$R$1])/(MIN(1;MAX(0;((21-([.$B26]-[.H$5]))/20)))*[.$A26]*[.$R$3]);&quot;Kill/PartyHP%&quot;;((MIN(1;MAX(0;((21-([.$B26]-[.H$5]))/20)))*[.$A26])*((([.$R$3])*([.$R$3]+1)/2)/([.$R$3]^2))*(([.$E26]*[.$R$3])/(MIN(1;MAX(0;((21-([.$D26]-[.H$2]))/20)))*[.H$3]*[.$R$1])))/([.$R$1]*[.H$4]); ; )" office:value-type="float" office:value="1.85625" calcext:value-type="float">
            <text:p>1.86</text:p>
          </table:table-cell>
          <table:table-cell table:formula="of:=COM.MICROSOFT.SWITCH([.$D$3];&quot;Rounds2Kill&quot;;([.$E26]*[.$R$3])/(MIN(1;MAX(0;((21-([.$D26]-[.I$2]))/20)))*[.I$3]*[.$R$1]);&quot;Rounds2Die&quot;;([.I$4]*[.$R$1])/(MIN(1;MAX(0;((21-([.$B26]-[.I$5]))/20)))*[.$A26]*[.$R$3]);&quot;Kill/PartyHP%&quot;;((MIN(1;MAX(0;((21-([.$B26]-[.I$5]))/20)))*[.$A26])*((([.$R$3])*([.$R$3]+1)/2)/([.$R$3]^2))*(([.$E26]*[.$R$3])/(MIN(1;MAX(0;((21-([.$D26]-[.I$2]))/20)))*[.I$3]*[.$R$1])))/([.$R$1]*[.I$4]); ; )" office:value-type="float" office:value="1.34510869565217" calcext:value-type="float">
            <text:p>1.35</text:p>
          </table:table-cell>
          <table:table-cell table:formula="of:=COM.MICROSOFT.SWITCH([.$D$3];&quot;Rounds2Kill&quot;;([.$E26]*[.$R$3])/(MIN(1;MAX(0;((21-([.$D26]-[.J$2]))/20)))*[.J$3]*[.$R$1]);&quot;Rounds2Die&quot;;([.J$4]*[.$R$1])/(MIN(1;MAX(0;((21-([.$B26]-[.J$5]))/20)))*[.$A26]*[.$R$3]);&quot;Kill/PartyHP%&quot;;((MIN(1;MAX(0;((21-([.$B26]-[.J$5]))/20)))*[.$A26])*((([.$R$3])*([.$R$3]+1)/2)/([.$R$3]^2))*(([.$E26]*[.$R$3])/(MIN(1;MAX(0;((21-([.$D26]-[.J$2]))/20)))*[.J$3]*[.$R$1])))/([.$R$1]*[.J$4]); ; )" office:value-type="float" office:value="0.927197802197802" calcext:value-type="float">
            <text:p>0.93</text:p>
          </table:table-cell>
          <table:table-cell table:formula="of:=COM.MICROSOFT.SWITCH([.$D$3];&quot;Rounds2Kill&quot;;([.$E26]*[.$R$3])/(MIN(1;MAX(0;((21-([.$D26]-[.K$2]))/20)))*[.K$3]*[.$R$1]);&quot;Rounds2Die&quot;;([.K$4]*[.$R$1])/(MIN(1;MAX(0;((21-([.$B26]-[.K$5]))/20)))*[.$A26]*[.$R$3]);&quot;Kill/PartyHP%&quot;;((MIN(1;MAX(0;((21-([.$B26]-[.K$5]))/20)))*[.$A26])*((([.$R$3])*([.$R$3]+1)/2)/([.$R$3]^2))*(([.$E26]*[.$R$3])/(MIN(1;MAX(0;((21-([.$D26]-[.K$2]))/20)))*[.K$3]*[.$R$1])))/([.$R$1]*[.K$4]); ; )" office:value-type="float" office:value="0.727370689655172" calcext:value-type="float">
            <text:p>0.73</text:p>
          </table:table-cell>
          <table:table-cell table:formula="of:=COM.MICROSOFT.SWITCH([.$D$3];&quot;Rounds2Kill&quot;;([.$E26]*[.$R$3])/(MIN(1;MAX(0;((21-([.$D26]-[.L$2]))/20)))*[.L$3]*[.$R$1]);&quot;Rounds2Die&quot;;([.L$4]*[.$R$1])/(MIN(1;MAX(0;((21-([.$B26]-[.L$5]))/20)))*[.$A26]*[.$R$3]);&quot;Kill/PartyHP%&quot;;((MIN(1;MAX(0;((21-([.$B26]-[.L$5]))/20)))*[.$A26])*((([.$R$3])*([.$R$3]+1)/2)/([.$R$3]^2))*(([.$E26]*[.$R$3])/(MIN(1;MAX(0;((21-([.$D26]-[.L$2]))/20)))*[.L$3]*[.$R$1])))/([.$R$1]*[.L$4]); ; )" office:value-type="float" office:value="0.537109375" calcext:value-type="float">
            <text:p>0.54</text:p>
          </table:table-cell>
          <table:table-cell table:formula="of:=COM.MICROSOFT.SWITCH([.$D$3];&quot;Rounds2Kill&quot;;([.$E26]*[.$R$3])/(MIN(1;MAX(0;((21-([.$D26]-[.M$2]))/20)))*[.M$3]*[.$R$1]);&quot;Rounds2Die&quot;;([.M$4]*[.$R$1])/(MIN(1;MAX(0;((21-([.$B26]-[.M$5]))/20)))*[.$A26]*[.$R$3]);&quot;Kill/PartyHP%&quot;;((MIN(1;MAX(0;((21-([.$B26]-[.M$5]))/20)))*[.$A26])*((([.$R$3])*([.$R$3]+1)/2)/([.$R$3]^2))*(([.$E26]*[.$R$3])/(MIN(1;MAX(0;((21-([.$D26]-[.M$2]))/20)))*[.M$3]*[.$R$1])))/([.$R$1]*[.M$4]); ; )" office:value-type="float" office:value="0.441964285714286" calcext:value-type="float">
            <text:p>0.44</text:p>
          </table:table-cell>
          <table:table-cell table:formula="of:=COM.MICROSOFT.SWITCH([.$D$3];&quot;Rounds2Kill&quot;;([.$E26]*[.$R$3])/(MIN(1;MAX(0;((21-([.$D26]-[.N$2]))/20)))*[.N$3]*[.$R$1]);&quot;Rounds2Die&quot;;([.N$4]*[.$R$1])/(MIN(1;MAX(0;((21-([.$B26]-[.N$5]))/20)))*[.$A26]*[.$R$3]);&quot;Kill/PartyHP%&quot;;((MIN(1;MAX(0;((21-([.$B26]-[.N$5]))/20)))*[.$A26])*((([.$R$3])*([.$R$3]+1)/2)/([.$R$3]^2))*(([.$E26]*[.$R$3])/(MIN(1;MAX(0;((21-([.$D26]-[.N$2]))/20)))*[.N$3]*[.$R$1])))/([.$R$1]*[.N$4]); ; )" office:value-type="float" office:value="0.341599190283401" calcext:value-type="float">
            <text:p>0.34</text:p>
          </table:table-cell>
          <table:table-cell table:formula="of:=COM.MICROSOFT.SWITCH([.$D$3];&quot;Rounds2Kill&quot;;([.$E26]*[.$R$3])/(MIN(1;MAX(0;((21-([.$D26]-[.O$2]))/20)))*[.O$3]*[.$R$1]);&quot;Rounds2Die&quot;;([.O$4]*[.$R$1])/(MIN(1;MAX(0;((21-([.$B26]-[.O$5]))/20)))*[.$A26]*[.$R$3]);&quot;Kill/PartyHP%&quot;;((MIN(1;MAX(0;((21-([.$B26]-[.O$5]))/20)))*[.$A26])*((([.$R$3])*([.$R$3]+1)/2)/([.$R$3]^2))*(([.$E26]*[.$R$3])/(MIN(1;MAX(0;((21-([.$D26]-[.O$2]))/20)))*[.O$3]*[.$R$1])))/([.$R$1]*[.O$4]); ; )" office:value-type="float" office:value="0.27281746031746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table:formula="of:=COM.MICROSOFT.SWITCH([.$D$3];&quot;Rounds2Kill&quot;;([.$E27]*[.$R$3])/(MIN(1;MAX(0;((21-([.$D27]-[.F$2]))/20)))*[.F$3]*[.$R$1]);&quot;Rounds2Die&quot;;([.F$4]*[.$R$1])/(MIN(1;MAX(0;((21-([.$B27]-[.F$5]))/20)))*[.$A27]*[.$R$3]);&quot;Kill/PartyHP%&quot;;((MIN(1;MAX(0;((21-([.$B27]-[.F$5]))/20)))*[.$A27])*((([.$R$3])*([.$R$3]+1)/2)/([.$R$3]^2))*(([.$E27]*[.$R$3])/(MIN(1;MAX(0;((21-([.$D27]-[.F$2]))/20)))*[.F$3]*[.$R$1])))/([.$R$1]*[.F$4]); ; )" office:value-type="float" office:value="5.6712962962963" calcext:value-type="float">
            <text:p>5.67</text:p>
          </table:table-cell>
          <table:table-cell table:formula="of:=COM.MICROSOFT.SWITCH([.$D$3];&quot;Rounds2Kill&quot;;([.$E27]*[.$R$3])/(MIN(1;MAX(0;((21-([.$D27]-[.G$2]))/20)))*[.G$3]*[.$R$1]);&quot;Rounds2Die&quot;;([.G$4]*[.$R$1])/(MIN(1;MAX(0;((21-([.$B27]-[.G$5]))/20)))*[.$A27]*[.$R$3]);&quot;Kill/PartyHP%&quot;;((MIN(1;MAX(0;((21-([.$B27]-[.G$5]))/20)))*[.$A27])*((([.$R$3])*([.$R$3]+1)/2)/([.$R$3]^2))*(([.$E27]*[.$R$3])/(MIN(1;MAX(0;((21-([.$D27]-[.G$2]))/20)))*[.G$3]*[.$R$1])))/([.$R$1]*[.G$4]); ; )" office:value-type="float" office:value="3.37775735294118" calcext:value-type="float">
            <text:p>3.38</text:p>
          </table:table-cell>
          <table:table-cell table:formula="of:=COM.MICROSOFT.SWITCH([.$D$3];&quot;Rounds2Kill&quot;;([.$E27]*[.$R$3])/(MIN(1;MAX(0;((21-([.$D27]-[.H$2]))/20)))*[.H$3]*[.$R$1]);&quot;Rounds2Die&quot;;([.H$4]*[.$R$1])/(MIN(1;MAX(0;((21-([.$B27]-[.H$5]))/20)))*[.$A27]*[.$R$3]);&quot;Kill/PartyHP%&quot;;((MIN(1;MAX(0;((21-([.$B27]-[.H$5]))/20)))*[.$A27])*((([.$R$3])*([.$R$3]+1)/2)/([.$R$3]^2))*(([.$E27]*[.$R$3])/(MIN(1;MAX(0;((21-([.$D27]-[.H$2]))/20)))*[.H$3]*[.$R$1])))/([.$R$1]*[.H$4]); ; )" office:value-type="float" office:value="2.0671875" calcext:value-type="float">
            <text:p>2.07</text:p>
          </table:table-cell>
          <table:table-cell table:formula="of:=COM.MICROSOFT.SWITCH([.$D$3];&quot;Rounds2Kill&quot;;([.$E27]*[.$R$3])/(MIN(1;MAX(0;((21-([.$D27]-[.I$2]))/20)))*[.I$3]*[.$R$1]);&quot;Rounds2Die&quot;;([.I$4]*[.$R$1])/(MIN(1;MAX(0;((21-([.$B27]-[.I$5]))/20)))*[.$A27]*[.$R$3]);&quot;Kill/PartyHP%&quot;;((MIN(1;MAX(0;((21-([.$B27]-[.I$5]))/20)))*[.$A27])*((([.$R$3])*([.$R$3]+1)/2)/([.$R$3]^2))*(([.$E27]*[.$R$3])/(MIN(1;MAX(0;((21-([.$D27]-[.I$2]))/20)))*[.I$3]*[.$R$1])))/([.$R$1]*[.I$4]); ; )" office:value-type="float" office:value="1.49796195652174" calcext:value-type="float">
            <text:p>1.50</text:p>
          </table:table-cell>
          <table:table-cell table:formula="of:=COM.MICROSOFT.SWITCH([.$D$3];&quot;Rounds2Kill&quot;;([.$E27]*[.$R$3])/(MIN(1;MAX(0;((21-([.$D27]-[.J$2]))/20)))*[.J$3]*[.$R$1]);&quot;Rounds2Die&quot;;([.J$4]*[.$R$1])/(MIN(1;MAX(0;((21-([.$B27]-[.J$5]))/20)))*[.$A27]*[.$R$3]);&quot;Kill/PartyHP%&quot;;((MIN(1;MAX(0;((21-([.$B27]-[.J$5]))/20)))*[.$A27])*((([.$R$3])*([.$R$3]+1)/2)/([.$R$3]^2))*(([.$E27]*[.$R$3])/(MIN(1;MAX(0;((21-([.$D27]-[.J$2]))/20)))*[.J$3]*[.$R$1])))/([.$R$1]*[.J$4]); ; )" office:value-type="float" office:value="1.03256118881119" calcext:value-type="float">
            <text:p>1.03</text:p>
          </table:table-cell>
          <table:table-cell table:formula="of:=COM.MICROSOFT.SWITCH([.$D$3];&quot;Rounds2Kill&quot;;([.$E27]*[.$R$3])/(MIN(1;MAX(0;((21-([.$D27]-[.K$2]))/20)))*[.K$3]*[.$R$1]);&quot;Rounds2Die&quot;;([.K$4]*[.$R$1])/(MIN(1;MAX(0;((21-([.$B27]-[.K$5]))/20)))*[.$A27]*[.$R$3]);&quot;Kill/PartyHP%&quot;;((MIN(1;MAX(0;((21-([.$B27]-[.K$5]))/20)))*[.$A27])*((([.$R$3])*([.$R$3]+1)/2)/([.$R$3]^2))*(([.$E27]*[.$R$3])/(MIN(1;MAX(0;((21-([.$D27]-[.K$2]))/20)))*[.K$3]*[.$R$1])))/([.$R$1]*[.K$4]); ; )" office:value-type="float" office:value="0.81002644984326" calcext:value-type="float">
            <text:p>0.81</text:p>
          </table:table-cell>
          <table:table-cell table:formula="of:=COM.MICROSOFT.SWITCH([.$D$3];&quot;Rounds2Kill&quot;;([.$E27]*[.$R$3])/(MIN(1;MAX(0;((21-([.$D27]-[.L$2]))/20)))*[.L$3]*[.$R$1]);&quot;Rounds2Die&quot;;([.L$4]*[.$R$1])/(MIN(1;MAX(0;((21-([.$B27]-[.L$5]))/20)))*[.$A27]*[.$R$3]);&quot;Kill/PartyHP%&quot;;((MIN(1;MAX(0;((21-([.$B27]-[.L$5]))/20)))*[.$A27])*((([.$R$3])*([.$R$3]+1)/2)/([.$R$3]^2))*(([.$E27]*[.$R$3])/(MIN(1;MAX(0;((21-([.$D27]-[.L$2]))/20)))*[.L$3]*[.$R$1])))/([.$R$1]*[.L$4]); ; )" office:value-type="float" office:value="0.59814453125" calcext:value-type="float">
            <text:p>0.60</text:p>
          </table:table-cell>
          <table:table-cell table:formula="of:=COM.MICROSOFT.SWITCH([.$D$3];&quot;Rounds2Kill&quot;;([.$E27]*[.$R$3])/(MIN(1;MAX(0;((21-([.$D27]-[.M$2]))/20)))*[.M$3]*[.$R$1]);&quot;Rounds2Die&quot;;([.M$4]*[.$R$1])/(MIN(1;MAX(0;((21-([.$B27]-[.M$5]))/20)))*[.$A27]*[.$R$3]);&quot;Kill/PartyHP%&quot;;((MIN(1;MAX(0;((21-([.$B27]-[.M$5]))/20)))*[.$A27])*((([.$R$3])*([.$R$3]+1)/2)/([.$R$3]^2))*(([.$E27]*[.$R$3])/(MIN(1;MAX(0;((21-([.$D27]-[.M$2]))/20)))*[.M$3]*[.$R$1])))/([.$R$1]*[.M$4]); ; )" office:value-type="float" office:value="0.4921875" calcext:value-type="float">
            <text:p>0.49</text:p>
          </table:table-cell>
          <table:table-cell table:formula="of:=COM.MICROSOFT.SWITCH([.$D$3];&quot;Rounds2Kill&quot;;([.$E27]*[.$R$3])/(MIN(1;MAX(0;((21-([.$D27]-[.N$2]))/20)))*[.N$3]*[.$R$1]);&quot;Rounds2Die&quot;;([.N$4]*[.$R$1])/(MIN(1;MAX(0;((21-([.$B27]-[.N$5]))/20)))*[.$A27]*[.$R$3]);&quot;Kill/PartyHP%&quot;;((MIN(1;MAX(0;((21-([.$B27]-[.N$5]))/20)))*[.$A27])*((([.$R$3])*([.$R$3]+1)/2)/([.$R$3]^2))*(([.$E27]*[.$R$3])/(MIN(1;MAX(0;((21-([.$D27]-[.N$2]))/20)))*[.N$3]*[.$R$1])))/([.$R$1]*[.N$4]); ; )" office:value-type="float" office:value="0.380417280088333" calcext:value-type="float">
            <text:p>0.38</text:p>
          </table:table-cell>
          <table:table-cell table:formula="of:=COM.MICROSOFT.SWITCH([.$D$3];&quot;Rounds2Kill&quot;;([.$E27]*[.$R$3])/(MIN(1;MAX(0;((21-([.$D27]-[.O$2]))/20)))*[.O$3]*[.$R$1]);&quot;Rounds2Die&quot;;([.O$4]*[.$R$1])/(MIN(1;MAX(0;((21-([.$B27]-[.O$5]))/20)))*[.$A27]*[.$R$3]);&quot;Kill/PartyHP%&quot;;((MIN(1;MAX(0;((21-([.$B27]-[.O$5]))/20)))*[.$A27])*((([.$R$3])*([.$R$3]+1)/2)/([.$R$3]^2))*(([.$E27]*[.$R$3])/(MIN(1;MAX(0;((21-([.$D27]-[.O$2]))/20)))*[.O$3]*[.$R$1])))/([.$R$1]*[.O$4]); ; )" office:value-type="float" office:value="0.303819444444445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formula="of:=COM.MICROSOFT.SWITCH([.$D$3];&quot;Rounds2Kill&quot;;([.$E28]*[.$R$3])/(MIN(1;MAX(0;((21-([.$D28]-[.F$2]))/20)))*[.F$3]*[.$R$1]);&quot;Rounds2Die&quot;;([.F$4]*[.$R$1])/(MIN(1;MAX(0;((21-([.$B28]-[.F$5]))/20)))*[.$A28]*[.$R$3]);&quot;Kill/PartyHP%&quot;;((MIN(1;MAX(0;((21-([.$B28]-[.F$5]))/20)))*[.$A28])*((([.$R$3])*([.$R$3]+1)/2)/([.$R$3]^2))*(([.$E28]*[.$R$3])/(MIN(1;MAX(0;((21-([.$D28]-[.F$2]))/20)))*[.F$3]*[.$R$1])))/([.$R$1]*[.F$4]); ; )" office:value-type="float" office:value="6.875" calcext:value-type="float">
            <text:p>6.88</text:p>
          </table:table-cell>
          <table:table-cell table:formula="of:=COM.MICROSOFT.SWITCH([.$D$3];&quot;Rounds2Kill&quot;;([.$E28]*[.$R$3])/(MIN(1;MAX(0;((21-([.$D28]-[.G$2]))/20)))*[.G$3]*[.$R$1]);&quot;Rounds2Die&quot;;([.G$4]*[.$R$1])/(MIN(1;MAX(0;((21-([.$B28]-[.G$5]))/20)))*[.$A28]*[.$R$3]);&quot;Kill/PartyHP%&quot;;((MIN(1;MAX(0;((21-([.$B28]-[.G$5]))/20)))*[.$A28])*((([.$R$3])*([.$R$3]+1)/2)/([.$R$3]^2))*(([.$E28]*[.$R$3])/(MIN(1;MAX(0;((21-([.$D28]-[.G$2]))/20)))*[.G$3]*[.$R$1])))/([.$R$1]*[.G$4]); ; )" office:value-type="float" office:value="4.09466911764706" calcext:value-type="float">
            <text:p>4.09</text:p>
          </table:table-cell>
          <table:table-cell table:formula="of:=COM.MICROSOFT.SWITCH([.$D$3];&quot;Rounds2Kill&quot;;([.$E28]*[.$R$3])/(MIN(1;MAX(0;((21-([.$D28]-[.H$2]))/20)))*[.H$3]*[.$R$1]);&quot;Rounds2Die&quot;;([.H$4]*[.$R$1])/(MIN(1;MAX(0;((21-([.$B28]-[.H$5]))/20)))*[.$A28]*[.$R$3]);&quot;Kill/PartyHP%&quot;;((MIN(1;MAX(0;((21-([.$B28]-[.H$5]))/20)))*[.$A28])*((([.$R$3])*([.$R$3]+1)/2)/([.$R$3]^2))*(([.$E28]*[.$R$3])/(MIN(1;MAX(0;((21-([.$D28]-[.H$2]))/20)))*[.H$3]*[.$R$1])))/([.$R$1]*[.H$4]); ; )" office:value-type="float" office:value="2.475" calcext:value-type="float">
            <text:p>2.48</text:p>
          </table:table-cell>
          <table:table-cell table:formula="of:=COM.MICROSOFT.SWITCH([.$D$3];&quot;Rounds2Kill&quot;;([.$E28]*[.$R$3])/(MIN(1;MAX(0;((21-([.$D28]-[.I$2]))/20)))*[.I$3]*[.$R$1]);&quot;Rounds2Die&quot;;([.I$4]*[.$R$1])/(MIN(1;MAX(0;((21-([.$B28]-[.I$5]))/20)))*[.$A28]*[.$R$3]);&quot;Kill/PartyHP%&quot;;((MIN(1;MAX(0;((21-([.$B28]-[.I$5]))/20)))*[.$A28])*((([.$R$3])*([.$R$3]+1)/2)/([.$R$3]^2))*(([.$E28]*[.$R$3])/(MIN(1;MAX(0;((21-([.$D28]-[.I$2]))/20)))*[.I$3]*[.$R$1])))/([.$R$1]*[.I$4]); ; )" office:value-type="float" office:value="1.79347826086957" calcext:value-type="float">
            <text:p>1.79</text:p>
          </table:table-cell>
          <table:table-cell table:formula="of:=COM.MICROSOFT.SWITCH([.$D$3];&quot;Rounds2Kill&quot;;([.$E28]*[.$R$3])/(MIN(1;MAX(0;((21-([.$D28]-[.J$2]))/20)))*[.J$3]*[.$R$1]);&quot;Rounds2Die&quot;;([.J$4]*[.$R$1])/(MIN(1;MAX(0;((21-([.$B28]-[.J$5]))/20)))*[.$A28]*[.$R$3]);&quot;Kill/PartyHP%&quot;;((MIN(1;MAX(0;((21-([.$B28]-[.J$5]))/20)))*[.$A28])*((([.$R$3])*([.$R$3]+1)/2)/([.$R$3]^2))*(([.$E28]*[.$R$3])/(MIN(1;MAX(0;((21-([.$D28]-[.J$2]))/20)))*[.J$3]*[.$R$1])))/([.$R$1]*[.J$4]); ; )" office:value-type="float" office:value="1.2239010989011" calcext:value-type="float">
            <text:p>1.22</text:p>
          </table:table-cell>
          <table:table-cell table:formula="of:=COM.MICROSOFT.SWITCH([.$D$3];&quot;Rounds2Kill&quot;;([.$E28]*[.$R$3])/(MIN(1;MAX(0;((21-([.$D28]-[.K$2]))/20)))*[.K$3]*[.$R$1]);&quot;Rounds2Die&quot;;([.K$4]*[.$R$1])/(MIN(1;MAX(0;((21-([.$B28]-[.K$5]))/20)))*[.$A28]*[.$R$3]);&quot;Kill/PartyHP%&quot;;((MIN(1;MAX(0;((21-([.$B28]-[.K$5]))/20)))*[.$A28])*((([.$R$3])*([.$R$3]+1)/2)/([.$R$3]^2))*(([.$E28]*[.$R$3])/(MIN(1;MAX(0;((21-([.$D28]-[.K$2]))/20)))*[.K$3]*[.$R$1])))/([.$R$1]*[.K$4]); ; )" office:value-type="float" office:value="0.960129310344828" calcext:value-type="float">
            <text:p>0.96</text:p>
          </table:table-cell>
          <table:table-cell table:formula="of:=COM.MICROSOFT.SWITCH([.$D$3];&quot;Rounds2Kill&quot;;([.$E28]*[.$R$3])/(MIN(1;MAX(0;((21-([.$D28]-[.L$2]))/20)))*[.L$3]*[.$R$1]);&quot;Rounds2Die&quot;;([.L$4]*[.$R$1])/(MIN(1;MAX(0;((21-([.$B28]-[.L$5]))/20)))*[.$A28]*[.$R$3]);&quot;Kill/PartyHP%&quot;;((MIN(1;MAX(0;((21-([.$B28]-[.L$5]))/20)))*[.$A28])*((([.$R$3])*([.$R$3]+1)/2)/([.$R$3]^2))*(([.$E28]*[.$R$3])/(MIN(1;MAX(0;((21-([.$D28]-[.L$2]))/20)))*[.L$3]*[.$R$1])))/([.$R$1]*[.L$4]); ; )" office:value-type="float" office:value="0.703125" calcext:value-type="float">
            <text:p>0.70</text:p>
          </table:table-cell>
          <table:table-cell table:formula="of:=COM.MICROSOFT.SWITCH([.$D$3];&quot;Rounds2Kill&quot;;([.$E28]*[.$R$3])/(MIN(1;MAX(0;((21-([.$D28]-[.M$2]))/20)))*[.M$3]*[.$R$1]);&quot;Rounds2Die&quot;;([.M$4]*[.$R$1])/(MIN(1;MAX(0;((21-([.$B28]-[.M$5]))/20)))*[.$A28]*[.$R$3]);&quot;Kill/PartyHP%&quot;;((MIN(1;MAX(0;((21-([.$B28]-[.M$5]))/20)))*[.$A28])*((([.$R$3])*([.$R$3]+1)/2)/([.$R$3]^2))*(([.$E28]*[.$R$3])/(MIN(1;MAX(0;((21-([.$D28]-[.M$2]))/20)))*[.M$3]*[.$R$1])))/([.$R$1]*[.M$4]); ; )" office:value-type="float" office:value="0.578571428571429" calcext:value-type="float">
            <text:p>0.58</text:p>
          </table:table-cell>
          <table:table-cell table:formula="of:=COM.MICROSOFT.SWITCH([.$D$3];&quot;Rounds2Kill&quot;;([.$E28]*[.$R$3])/(MIN(1;MAX(0;((21-([.$D28]-[.N$2]))/20)))*[.N$3]*[.$R$1]);&quot;Rounds2Die&quot;;([.N$4]*[.$R$1])/(MIN(1;MAX(0;((21-([.$B28]-[.N$5]))/20)))*[.$A28]*[.$R$3]);&quot;Kill/PartyHP%&quot;;((MIN(1;MAX(0;((21-([.$B28]-[.N$5]))/20)))*[.$A28])*((([.$R$3])*([.$R$3]+1)/2)/([.$R$3]^2))*(([.$E28]*[.$R$3])/(MIN(1;MAX(0;((21-([.$D28]-[.N$2]))/20)))*[.N$3]*[.$R$1])))/([.$R$1]*[.N$4]); ; )" office:value-type="float" office:value="0.444078947368421" calcext:value-type="float">
            <text:p>0.44</text:p>
          </table:table-cell>
          <table:table-cell table:formula="of:=COM.MICROSOFT.SWITCH([.$D$3];&quot;Rounds2Kill&quot;;([.$E28]*[.$R$3])/(MIN(1;MAX(0;((21-([.$D28]-[.O$2]))/20)))*[.O$3]*[.$R$1]);&quot;Rounds2Die&quot;;([.O$4]*[.$R$1])/(MIN(1;MAX(0;((21-([.$B28]-[.O$5]))/20)))*[.$A28]*[.$R$3]);&quot;Kill/PartyHP%&quot;;((MIN(1;MAX(0;((21-([.$B28]-[.O$5]))/20)))*[.$A28])*((([.$R$3])*([.$R$3]+1)/2)/([.$R$3]^2))*(([.$E28]*[.$R$3])/(MIN(1;MAX(0;((21-([.$D28]-[.O$2]))/20)))*[.O$3]*[.$R$1])))/([.$R$1]*[.O$4]); ; )" office:value-type="float" office:value="0.352564102564103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3.5" calcext:value-type="float">
            <text:p>103.5</text:p>
          </table:table-cell>
          <table:table-cell table:formula="of:=COM.MICROSOFT.SWITCH([.$D$3];&quot;Rounds2Kill&quot;;([.$E29]*[.$R$3])/(MIN(1;MAX(0;((21-([.$D29]-[.F$2]))/20)))*[.F$3]*[.$R$1]);&quot;Rounds2Die&quot;;([.F$4]*[.$R$1])/(MIN(1;MAX(0;((21-([.$B29]-[.F$5]))/20)))*[.$A29]*[.$R$3]);&quot;Kill/PartyHP%&quot;;((MIN(1;MAX(0;((21-([.$B29]-[.F$5]))/20)))*[.$A29])*((([.$R$3])*([.$R$3]+1)/2)/([.$R$3]^2))*(([.$E29]*[.$R$3])/(MIN(1;MAX(0;((21-([.$D29]-[.F$2]))/20)))*[.F$3]*[.$R$1])))/([.$R$1]*[.F$4]); ; )" office:value-type="float" office:value="7.58680555555555" calcext:value-type="float">
            <text:p>7.59</text:p>
          </table:table-cell>
          <table:table-cell table:formula="of:=COM.MICROSOFT.SWITCH([.$D$3];&quot;Rounds2Kill&quot;;([.$E29]*[.$R$3])/(MIN(1;MAX(0;((21-([.$D29]-[.G$2]))/20)))*[.G$3]*[.$R$1]);&quot;Rounds2Die&quot;;([.G$4]*[.$R$1])/(MIN(1;MAX(0;((21-([.$B29]-[.G$5]))/20)))*[.$A29]*[.$R$3]);&quot;Kill/PartyHP%&quot;;((MIN(1;MAX(0;((21-([.$B29]-[.G$5]))/20)))*[.$A29])*((([.$R$3])*([.$R$3]+1)/2)/([.$R$3]^2))*(([.$E29]*[.$R$3])/(MIN(1;MAX(0;((21-([.$D29]-[.G$2]))/20)))*[.G$3]*[.$R$1])))/([.$R$1]*[.G$4]); ; )" office:value-type="float" office:value="4.51861213235294" calcext:value-type="float">
            <text:p>4.52</text:p>
          </table:table-cell>
          <table:table-cell table:formula="of:=COM.MICROSOFT.SWITCH([.$D$3];&quot;Rounds2Kill&quot;;([.$E29]*[.$R$3])/(MIN(1;MAX(0;((21-([.$D29]-[.H$2]))/20)))*[.H$3]*[.$R$1]);&quot;Rounds2Die&quot;;([.H$4]*[.$R$1])/(MIN(1;MAX(0;((21-([.$B29]-[.H$5]))/20)))*[.$A29]*[.$R$3]);&quot;Kill/PartyHP%&quot;;((MIN(1;MAX(0;((21-([.$B29]-[.H$5]))/20)))*[.$A29])*((([.$R$3])*([.$R$3]+1)/2)/([.$R$3]^2))*(([.$E29]*[.$R$3])/(MIN(1;MAX(0;((21-([.$D29]-[.H$2]))/20)))*[.H$3]*[.$R$1])))/([.$R$1]*[.H$4]); ; )" office:value-type="float" office:value="2.73125" calcext:value-type="float">
            <text:p>2.73</text:p>
          </table:table-cell>
          <table:table-cell table:formula="of:=COM.MICROSOFT.SWITCH([.$D$3];&quot;Rounds2Kill&quot;;([.$E29]*[.$R$3])/(MIN(1;MAX(0;((21-([.$D29]-[.I$2]))/20)))*[.I$3]*[.$R$1]);&quot;Rounds2Die&quot;;([.I$4]*[.$R$1])/(MIN(1;MAX(0;((21-([.$B29]-[.I$5]))/20)))*[.$A29]*[.$R$3]);&quot;Kill/PartyHP%&quot;;((MIN(1;MAX(0;((21-([.$B29]-[.I$5]))/20)))*[.$A29])*((([.$R$3])*([.$R$3]+1)/2)/([.$R$3]^2))*(([.$E29]*[.$R$3])/(MIN(1;MAX(0;((21-([.$D29]-[.I$2]))/20)))*[.I$3]*[.$R$1])))/([.$R$1]*[.I$4]); ; )" office:value-type="float" office:value="1.97916666666667" calcext:value-type="float">
            <text:p>1.98</text:p>
          </table:table-cell>
          <table:table-cell table:formula="of:=COM.MICROSOFT.SWITCH([.$D$3];&quot;Rounds2Kill&quot;;([.$E29]*[.$R$3])/(MIN(1;MAX(0;((21-([.$D29]-[.J$2]))/20)))*[.J$3]*[.$R$1]);&quot;Rounds2Die&quot;;([.J$4]*[.$R$1])/(MIN(1;MAX(0;((21-([.$B29]-[.J$5]))/20)))*[.$A29]*[.$R$3]);&quot;Kill/PartyHP%&quot;;((MIN(1;MAX(0;((21-([.$B29]-[.J$5]))/20)))*[.$A29])*((([.$R$3])*([.$R$3]+1)/2)/([.$R$3]^2))*(([.$E29]*[.$R$3])/(MIN(1;MAX(0;((21-([.$D29]-[.J$2]))/20)))*[.J$3]*[.$R$1])))/([.$R$1]*[.J$4]); ; )" office:value-type="float" office:value="1.35061813186813" calcext:value-type="float">
            <text:p>1.35</text:p>
          </table:table-cell>
          <table:table-cell table:formula="of:=COM.MICROSOFT.SWITCH([.$D$3];&quot;Rounds2Kill&quot;;([.$E29]*[.$R$3])/(MIN(1;MAX(0;((21-([.$D29]-[.K$2]))/20)))*[.K$3]*[.$R$1]);&quot;Rounds2Die&quot;;([.K$4]*[.$R$1])/(MIN(1;MAX(0;((21-([.$B29]-[.K$5]))/20)))*[.$A29]*[.$R$3]);&quot;Kill/PartyHP%&quot;;((MIN(1;MAX(0;((21-([.$B29]-[.K$5]))/20)))*[.$A29])*((([.$R$3])*([.$R$3]+1)/2)/([.$R$3]^2))*(([.$E29]*[.$R$3])/(MIN(1;MAX(0;((21-([.$D29]-[.K$2]))/20)))*[.K$3]*[.$R$1])))/([.$R$1]*[.K$4]); ; )" office:value-type="float" office:value="1.05953663793103" calcext:value-type="float">
            <text:p>1.06</text:p>
          </table:table-cell>
          <table:table-cell table:formula="of:=COM.MICROSOFT.SWITCH([.$D$3];&quot;Rounds2Kill&quot;;([.$E29]*[.$R$3])/(MIN(1;MAX(0;((21-([.$D29]-[.L$2]))/20)))*[.L$3]*[.$R$1]);&quot;Rounds2Die&quot;;([.L$4]*[.$R$1])/(MIN(1;MAX(0;((21-([.$B29]-[.L$5]))/20)))*[.$A29]*[.$R$3]);&quot;Kill/PartyHP%&quot;;((MIN(1;MAX(0;((21-([.$B29]-[.L$5]))/20)))*[.$A29])*((([.$R$3])*([.$R$3]+1)/2)/([.$R$3]^2))*(([.$E29]*[.$R$3])/(MIN(1;MAX(0;((21-([.$D29]-[.L$2]))/20)))*[.L$3]*[.$R$1])))/([.$R$1]*[.L$4]); ; )" office:value-type="float" office:value="0.775923295454545" calcext:value-type="float">
            <text:p>0.78</text:p>
          </table:table-cell>
          <table:table-cell table:formula="of:=COM.MICROSOFT.SWITCH([.$D$3];&quot;Rounds2Kill&quot;;([.$E29]*[.$R$3])/(MIN(1;MAX(0;((21-([.$D29]-[.M$2]))/20)))*[.M$3]*[.$R$1]);&quot;Rounds2Die&quot;;([.M$4]*[.$R$1])/(MIN(1;MAX(0;((21-([.$B29]-[.M$5]))/20)))*[.$A29]*[.$R$3]);&quot;Kill/PartyHP%&quot;;((MIN(1;MAX(0;((21-([.$B29]-[.M$5]))/20)))*[.$A29])*((([.$R$3])*([.$R$3]+1)/2)/([.$R$3]^2))*(([.$E29]*[.$R$3])/(MIN(1;MAX(0;((21-([.$D29]-[.M$2]))/20)))*[.M$3]*[.$R$1])))/([.$R$1]*[.M$4]); ; )" office:value-type="float" office:value="0.638474025974026" calcext:value-type="float">
            <text:p>0.64</text:p>
          </table:table-cell>
          <table:table-cell table:formula="of:=COM.MICROSOFT.SWITCH([.$D$3];&quot;Rounds2Kill&quot;;([.$E29]*[.$R$3])/(MIN(1;MAX(0;((21-([.$D29]-[.N$2]))/20)))*[.N$3]*[.$R$1]);&quot;Rounds2Die&quot;;([.N$4]*[.$R$1])/(MIN(1;MAX(0;((21-([.$B29]-[.N$5]))/20)))*[.$A29]*[.$R$3]);&quot;Kill/PartyHP%&quot;;((MIN(1;MAX(0;((21-([.$B29]-[.N$5]))/20)))*[.$A29])*((([.$R$3])*([.$R$3]+1)/2)/([.$R$3]^2))*(([.$E29]*[.$R$3])/(MIN(1;MAX(0;((21-([.$D29]-[.N$2]))/20)))*[.N$3]*[.$R$1])))/([.$R$1]*[.N$4]); ; )" office:value-type="float" office:value="0.490056818181818" calcext:value-type="float">
            <text:p>0.49</text:p>
          </table:table-cell>
          <table:table-cell table:formula="of:=COM.MICROSOFT.SWITCH([.$D$3];&quot;Rounds2Kill&quot;;([.$E29]*[.$R$3])/(MIN(1;MAX(0;((21-([.$D29]-[.O$2]))/20)))*[.O$3]*[.$R$1]);&quot;Rounds2Die&quot;;([.O$4]*[.$R$1])/(MIN(1;MAX(0;((21-([.$B29]-[.O$5]))/20)))*[.$A29]*[.$R$3]);&quot;Kill/PartyHP%&quot;;((MIN(1;MAX(0;((21-([.$B29]-[.O$5]))/20)))*[.$A29])*((([.$R$3])*([.$R$3]+1)/2)/([.$R$3]^2))*(([.$E29]*[.$R$3])/(MIN(1;MAX(0;((21-([.$D29]-[.O$2]))/20)))*[.O$3]*[.$R$1])))/([.$R$1]*[.O$4]); ; )" office:value-type="float" office:value="0.389066951566952" calcext:value-type="float">
            <text:p>0.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COM.MICROSOFT.SWITCH([.$D$3];&quot;Rounds2Kill&quot;;([.$E30]*[.$R$3])/(MIN(1;MAX(0;((21-([.$D30]-[.F$2]))/20)))*[.F$3]*[.$R$1]);&quot;Rounds2Die&quot;;([.F$4]*[.$R$1])/(MIN(1;MAX(0;((21-([.$B30]-[.F$5]))/20)))*[.$A30]*[.$R$3]);&quot;Kill/PartyHP%&quot;;((MIN(1;MAX(0;((21-([.$B30]-[.F$5]))/20)))*[.$A30])*((([.$R$3])*([.$R$3]+1)/2)/([.$R$3]^2))*(([.$E30]*[.$R$3])/(MIN(1;MAX(0;((21-([.$D30]-[.F$2]))/20)))*[.F$3]*[.$R$1])))/([.$R$1]*[.F$4]); ; )" office:value-type="float" office:value="9.28571428571429" calcext:value-type="float">
            <text:p>9.29</text:p>
          </table:table-cell>
          <table:table-cell table:formula="of:=COM.MICROSOFT.SWITCH([.$D$3];&quot;Rounds2Kill&quot;;([.$E30]*[.$R$3])/(MIN(1;MAX(0;((21-([.$D30]-[.G$2]))/20)))*[.G$3]*[.$R$1]);&quot;Rounds2Die&quot;;([.G$4]*[.$R$1])/(MIN(1;MAX(0;((21-([.$B30]-[.G$5]))/20)))*[.$A30]*[.$R$3]);&quot;Kill/PartyHP%&quot;;((MIN(1;MAX(0;((21-([.$B30]-[.G$5]))/20)))*[.$A30])*((([.$R$3])*([.$R$3]+1)/2)/([.$R$3]^2))*(([.$E30]*[.$R$3])/(MIN(1;MAX(0;((21-([.$D30]-[.G$2]))/20)))*[.G$3]*[.$R$1])))/([.$R$1]*[.G$4]); ; )" office:value-type="float" office:value="5.53046218487395" calcext:value-type="float">
            <text:p>5.53</text:p>
          </table:table-cell>
          <table:table-cell table:formula="of:=COM.MICROSOFT.SWITCH([.$D$3];&quot;Rounds2Kill&quot;;([.$E30]*[.$R$3])/(MIN(1;MAX(0;((21-([.$D30]-[.H$2]))/20)))*[.H$3]*[.$R$1]);&quot;Rounds2Die&quot;;([.H$4]*[.$R$1])/(MIN(1;MAX(0;((21-([.$B30]-[.H$5]))/20)))*[.$A30]*[.$R$3]);&quot;Kill/PartyHP%&quot;;((MIN(1;MAX(0;((21-([.$B30]-[.H$5]))/20)))*[.$A30])*((([.$R$3])*([.$R$3]+1)/2)/([.$R$3]^2))*(([.$E30]*[.$R$3])/(MIN(1;MAX(0;((21-([.$D30]-[.H$2]))/20)))*[.H$3]*[.$R$1])))/([.$R$1]*[.H$4]); ; )" office:value-type="float" office:value="3.290625" calcext:value-type="float">
            <text:p>3.29</text:p>
          </table:table-cell>
          <table:table-cell table:formula="of:=COM.MICROSOFT.SWITCH([.$D$3];&quot;Rounds2Kill&quot;;([.$E30]*[.$R$3])/(MIN(1;MAX(0;((21-([.$D30]-[.I$2]))/20)))*[.I$3]*[.$R$1]);&quot;Rounds2Die&quot;;([.I$4]*[.$R$1])/(MIN(1;MAX(0;((21-([.$B30]-[.I$5]))/20)))*[.$A30]*[.$R$3]);&quot;Kill/PartyHP%&quot;;((MIN(1;MAX(0;((21-([.$B30]-[.I$5]))/20)))*[.$A30])*((([.$R$3])*([.$R$3]+1)/2)/([.$R$3]^2))*(([.$E30]*[.$R$3])/(MIN(1;MAX(0;((21-([.$D30]-[.I$2]))/20)))*[.I$3]*[.$R$1])))/([.$R$1]*[.I$4]); ; )" office:value-type="float" office:value="2.38451086956522" calcext:value-type="float">
            <text:p>2.38</text:p>
          </table:table-cell>
          <table:table-cell table:formula="of:=COM.MICROSOFT.SWITCH([.$D$3];&quot;Rounds2Kill&quot;;([.$E30]*[.$R$3])/(MIN(1;MAX(0;((21-([.$D30]-[.J$2]))/20)))*[.J$3]*[.$R$1]);&quot;Rounds2Die&quot;;([.J$4]*[.$R$1])/(MIN(1;MAX(0;((21-([.$B30]-[.J$5]))/20)))*[.$A30]*[.$R$3]);&quot;Kill/PartyHP%&quot;;((MIN(1;MAX(0;((21-([.$B30]-[.J$5]))/20)))*[.$A30])*((([.$R$3])*([.$R$3]+1)/2)/([.$R$3]^2))*(([.$E30]*[.$R$3])/(MIN(1;MAX(0;((21-([.$D30]-[.J$2]))/20)))*[.J$3]*[.$R$1])))/([.$R$1]*[.J$4]); ; )" office:value-type="float" office:value="1.60714285714286" calcext:value-type="float">
            <text:p>1.61</text:p>
          </table:table-cell>
          <table:table-cell table:formula="of:=COM.MICROSOFT.SWITCH([.$D$3];&quot;Rounds2Kill&quot;;([.$E30]*[.$R$3])/(MIN(1;MAX(0;((21-([.$D30]-[.K$2]))/20)))*[.K$3]*[.$R$1]);&quot;Rounds2Die&quot;;([.K$4]*[.$R$1])/(MIN(1;MAX(0;((21-([.$B30]-[.K$5]))/20)))*[.$A30]*[.$R$3]);&quot;Kill/PartyHP%&quot;;((MIN(1;MAX(0;((21-([.$B30]-[.K$5]))/20)))*[.$A30])*((([.$R$3])*([.$R$3]+1)/2)/([.$R$3]^2))*(([.$E30]*[.$R$3])/(MIN(1;MAX(0;((21-([.$D30]-[.K$2]))/20)))*[.K$3]*[.$R$1])))/([.$R$1]*[.K$4]); ; )" office:value-type="float" office:value="1.26077586206897" calcext:value-type="float">
            <text:p>1.26</text:p>
          </table:table-cell>
          <table:table-cell table:formula="of:=COM.MICROSOFT.SWITCH([.$D$3];&quot;Rounds2Kill&quot;;([.$E30]*[.$R$3])/(MIN(1;MAX(0;((21-([.$D30]-[.L$2]))/20)))*[.L$3]*[.$R$1]);&quot;Rounds2Die&quot;;([.L$4]*[.$R$1])/(MIN(1;MAX(0;((21-([.$B30]-[.L$5]))/20)))*[.$A30]*[.$R$3]);&quot;Kill/PartyHP%&quot;;((MIN(1;MAX(0;((21-([.$B30]-[.L$5]))/20)))*[.$A30])*((([.$R$3])*([.$R$3]+1)/2)/([.$R$3]^2))*(([.$E30]*[.$R$3])/(MIN(1;MAX(0;((21-([.$D30]-[.L$2]))/20)))*[.L$3]*[.$R$1])))/([.$R$1]*[.L$4]); ; )" office:value-type="float" office:value="0.9140625" calcext:value-type="float">
            <text:p>0.91</text:p>
          </table:table-cell>
          <table:table-cell table:formula="of:=COM.MICROSOFT.SWITCH([.$D$3];&quot;Rounds2Kill&quot;;([.$E30]*[.$R$3])/(MIN(1;MAX(0;((21-([.$D30]-[.M$2]))/20)))*[.M$3]*[.$R$1]);&quot;Rounds2Die&quot;;([.M$4]*[.$R$1])/(MIN(1;MAX(0;((21-([.$B30]-[.M$5]))/20)))*[.$A30]*[.$R$3]);&quot;Kill/PartyHP%&quot;;((MIN(1;MAX(0;((21-([.$B30]-[.M$5]))/20)))*[.$A30])*((([.$R$3])*([.$R$3]+1)/2)/([.$R$3]^2))*(([.$E30]*[.$R$3])/(MIN(1;MAX(0;((21-([.$D30]-[.M$2]))/20)))*[.M$3]*[.$R$1])))/([.$R$1]*[.M$4]); ; )" office:value-type="float" office:value="0.752142857142857" calcext:value-type="float">
            <text:p>0.75</text:p>
          </table:table-cell>
          <table:table-cell table:formula="of:=COM.MICROSOFT.SWITCH([.$D$3];&quot;Rounds2Kill&quot;;([.$E30]*[.$R$3])/(MIN(1;MAX(0;((21-([.$D30]-[.N$2]))/20)))*[.N$3]*[.$R$1]);&quot;Rounds2Die&quot;;([.N$4]*[.$R$1])/(MIN(1;MAX(0;((21-([.$B30]-[.N$5]))/20)))*[.$A30]*[.$R$3]);&quot;Kill/PartyHP%&quot;;((MIN(1;MAX(0;((21-([.$B30]-[.N$5]))/20)))*[.$A30])*((([.$R$3])*([.$R$3]+1)/2)/([.$R$3]^2))*(([.$E30]*[.$R$3])/(MIN(1;MAX(0;((21-([.$D30]-[.N$2]))/20)))*[.N$3]*[.$R$1])))/([.$R$1]*[.N$4]); ; )" office:value-type="float" office:value="0.572531535450196" calcext:value-type="float">
            <text:p>0.57</text:p>
          </table:table-cell>
          <table:table-cell table:formula="of:=COM.MICROSOFT.SWITCH([.$D$3];&quot;Rounds2Kill&quot;;([.$E30]*[.$R$3])/(MIN(1;MAX(0;((21-([.$D30]-[.O$2]))/20)))*[.O$3]*[.$R$1]);&quot;Rounds2Die&quot;;([.O$4]*[.$R$1])/(MIN(1;MAX(0;((21-([.$B30]-[.O$5]))/20)))*[.$A30]*[.$R$3]);&quot;Kill/PartyHP%&quot;;((MIN(1;MAX(0;((21-([.$B30]-[.O$5]))/20)))*[.$A30])*((([.$R$3])*([.$R$3]+1)/2)/([.$R$3]^2))*(([.$E30]*[.$R$3])/(MIN(1;MAX(0;((21-([.$D30]-[.O$2]))/20)))*[.O$3]*[.$R$1])))/([.$R$1]*[.O$4]); ; )" office:value-type="float" office:value="0.451388888888889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2.5" calcext:value-type="float">
            <text:p>112.5</text:p>
          </table:table-cell>
          <table:table-cell table:formula="of:=COM.MICROSOFT.SWITCH([.$D$3];&quot;Rounds2Kill&quot;;([.$E31]*[.$R$3])/(MIN(1;MAX(0;((21-([.$D31]-[.F$2]))/20)))*[.F$3]*[.$R$1]);&quot;Rounds2Die&quot;;([.F$4]*[.$R$1])/(MIN(1;MAX(0;((21-([.$B31]-[.F$5]))/20)))*[.$A31]*[.$R$3]);&quot;Kill/PartyHP%&quot;;((MIN(1;MAX(0;((21-([.$B31]-[.F$5]))/20)))*[.$A31])*((([.$R$3])*([.$R$3]+1)/2)/([.$R$3]^2))*(([.$E31]*[.$R$3])/(MIN(1;MAX(0;((21-([.$D31]-[.F$2]))/20)))*[.F$3]*[.$R$1])))/([.$R$1]*[.F$4]); ; )" office:value-type="float" office:value="10.1686507936508" calcext:value-type="float">
            <text:p>10.17</text:p>
          </table:table-cell>
          <table:table-cell table:formula="of:=COM.MICROSOFT.SWITCH([.$D$3];&quot;Rounds2Kill&quot;;([.$E31]*[.$R$3])/(MIN(1;MAX(0;((21-([.$D31]-[.G$2]))/20)))*[.G$3]*[.$R$1]);&quot;Rounds2Die&quot;;([.G$4]*[.$R$1])/(MIN(1;MAX(0;((21-([.$B31]-[.G$5]))/20)))*[.$A31]*[.$R$3]);&quot;Kill/PartyHP%&quot;;((MIN(1;MAX(0;((21-([.$B31]-[.G$5]))/20)))*[.$A31])*((([.$R$3])*([.$R$3]+1)/2)/([.$R$3]^2))*(([.$E31]*[.$R$3])/(MIN(1;MAX(0;((21-([.$D31]-[.G$2]))/20)))*[.G$3]*[.$R$1])))/([.$R$1]*[.G$4]); ; )" office:value-type="float" office:value="6.05632878151261" calcext:value-type="float">
            <text:p>6.06</text:p>
          </table:table-cell>
          <table:table-cell table:formula="of:=COM.MICROSOFT.SWITCH([.$D$3];&quot;Rounds2Kill&quot;;([.$E31]*[.$R$3])/(MIN(1;MAX(0;((21-([.$D31]-[.H$2]))/20)))*[.H$3]*[.$R$1]);&quot;Rounds2Die&quot;;([.H$4]*[.$R$1])/(MIN(1;MAX(0;((21-([.$B31]-[.H$5]))/20)))*[.$A31]*[.$R$3]);&quot;Kill/PartyHP%&quot;;((MIN(1;MAX(0;((21-([.$B31]-[.H$5]))/20)))*[.$A31])*((([.$R$3])*([.$R$3]+1)/2)/([.$R$3]^2))*(([.$E31]*[.$R$3])/(MIN(1;MAX(0;((21-([.$D31]-[.H$2]))/20)))*[.H$3]*[.$R$1])))/([.$R$1]*[.H$4]); ; )" office:value-type="float" office:value="3.603515625" calcext:value-type="float">
            <text:p>3.60</text:p>
          </table:table-cell>
          <table:table-cell table:formula="of:=COM.MICROSOFT.SWITCH([.$D$3];&quot;Rounds2Kill&quot;;([.$E31]*[.$R$3])/(MIN(1;MAX(0;((21-([.$D31]-[.I$2]))/20)))*[.I$3]*[.$R$1]);&quot;Rounds2Die&quot;;([.I$4]*[.$R$1])/(MIN(1;MAX(0;((21-([.$B31]-[.I$5]))/20)))*[.$A31]*[.$R$3]);&quot;Kill/PartyHP%&quot;;((MIN(1;MAX(0;((21-([.$B31]-[.I$5]))/20)))*[.$A31])*((([.$R$3])*([.$R$3]+1)/2)/([.$R$3]^2))*(([.$E31]*[.$R$3])/(MIN(1;MAX(0;((21-([.$D31]-[.I$2]))/20)))*[.I$3]*[.$R$1])))/([.$R$1]*[.I$4]); ; )" office:value-type="float" office:value="2.61124320652174" calcext:value-type="float">
            <text:p>2.61</text:p>
          </table:table-cell>
          <table:table-cell table:formula="of:=COM.MICROSOFT.SWITCH([.$D$3];&quot;Rounds2Kill&quot;;([.$E31]*[.$R$3])/(MIN(1;MAX(0;((21-([.$D31]-[.J$2]))/20)))*[.J$3]*[.$R$1]);&quot;Rounds2Die&quot;;([.J$4]*[.$R$1])/(MIN(1;MAX(0;((21-([.$B31]-[.J$5]))/20)))*[.$A31]*[.$R$3]);&quot;Kill/PartyHP%&quot;;((MIN(1;MAX(0;((21-([.$B31]-[.J$5]))/20)))*[.$A31])*((([.$R$3])*([.$R$3]+1)/2)/([.$R$3]^2))*(([.$E31]*[.$R$3])/(MIN(1;MAX(0;((21-([.$D31]-[.J$2]))/20)))*[.J$3]*[.$R$1])))/([.$R$1]*[.J$4]); ; )" office:value-type="float" office:value="1.75995879120879" calcext:value-type="float">
            <text:p>1.76</text:p>
          </table:table-cell>
          <table:table-cell table:formula="of:=COM.MICROSOFT.SWITCH([.$D$3];&quot;Rounds2Kill&quot;;([.$E31]*[.$R$3])/(MIN(1;MAX(0;((21-([.$D31]-[.K$2]))/20)))*[.K$3]*[.$R$1]);&quot;Rounds2Die&quot;;([.K$4]*[.$R$1])/(MIN(1;MAX(0;((21-([.$B31]-[.K$5]))/20)))*[.$A31]*[.$R$3]);&quot;Kill/PartyHP%&quot;;((MIN(1;MAX(0;((21-([.$B31]-[.K$5]))/20)))*[.$A31])*((([.$R$3])*([.$R$3]+1)/2)/([.$R$3]^2))*(([.$E31]*[.$R$3])/(MIN(1;MAX(0;((21-([.$D31]-[.K$2]))/20)))*[.K$3]*[.$R$1])))/([.$R$1]*[.K$4]); ; )" office:value-type="float" office:value="1.38065732758621" calcext:value-type="float">
            <text:p>1.38</text:p>
          </table:table-cell>
          <table:table-cell table:formula="of:=COM.MICROSOFT.SWITCH([.$D$3];&quot;Rounds2Kill&quot;;([.$E31]*[.$R$3])/(MIN(1;MAX(0;((21-([.$D31]-[.L$2]))/20)))*[.L$3]*[.$R$1]);&quot;Rounds2Die&quot;;([.L$4]*[.$R$1])/(MIN(1;MAX(0;((21-([.$B31]-[.L$5]))/20)))*[.$A31]*[.$R$3]);&quot;Kill/PartyHP%&quot;;((MIN(1;MAX(0;((21-([.$B31]-[.L$5]))/20)))*[.$A31])*((([.$R$3])*([.$R$3]+1)/2)/([.$R$3]^2))*(([.$E31]*[.$R$3])/(MIN(1;MAX(0;((21-([.$D31]-[.L$2]))/20)))*[.L$3]*[.$R$1])))/([.$R$1]*[.L$4]); ; )" office:value-type="float" office:value="1.0009765625" calcext:value-type="float">
            <text:p>1.00</text:p>
          </table:table-cell>
          <table:table-cell table:formula="of:=COM.MICROSOFT.SWITCH([.$D$3];&quot;Rounds2Kill&quot;;([.$E31]*[.$R$3])/(MIN(1;MAX(0;((21-([.$D31]-[.M$2]))/20)))*[.M$3]*[.$R$1]);&quot;Rounds2Die&quot;;([.M$4]*[.$R$1])/(MIN(1;MAX(0;((21-([.$B31]-[.M$5]))/20)))*[.$A31]*[.$R$3]);&quot;Kill/PartyHP%&quot;;((MIN(1;MAX(0;((21-([.$B31]-[.M$5]))/20)))*[.$A31])*((([.$R$3])*([.$R$3]+1)/2)/([.$R$3]^2))*(([.$E31]*[.$R$3])/(MIN(1;MAX(0;((21-([.$D31]-[.M$2]))/20)))*[.M$3]*[.$R$1])))/([.$R$1]*[.M$4]); ; )" office:value-type="float" office:value="0.823660714285714" calcext:value-type="float">
            <text:p>0.82</text:p>
          </table:table-cell>
          <table:table-cell table:formula="of:=COM.MICROSOFT.SWITCH([.$D$3];&quot;Rounds2Kill&quot;;([.$E31]*[.$R$3])/(MIN(1;MAX(0;((21-([.$D31]-[.N$2]))/20)))*[.N$3]*[.$R$1]);&quot;Rounds2Die&quot;;([.N$4]*[.$R$1])/(MIN(1;MAX(0;((21-([.$B31]-[.N$5]))/20)))*[.$A31]*[.$R$3]);&quot;Kill/PartyHP%&quot;;((MIN(1;MAX(0;((21-([.$B31]-[.N$5]))/20)))*[.$A31])*((([.$R$3])*([.$R$3]+1)/2)/([.$R$3]^2))*(([.$E31]*[.$R$3])/(MIN(1;MAX(0;((21-([.$D31]-[.N$2]))/20)))*[.N$3]*[.$R$1])))/([.$R$1]*[.N$4]); ; )" office:value-type="float" office:value="0.626970965637234" calcext:value-type="float">
            <text:p>0.63</text:p>
          </table:table-cell>
          <table:table-cell table:formula="of:=COM.MICROSOFT.SWITCH([.$D$3];&quot;Rounds2Kill&quot;;([.$E31]*[.$R$3])/(MIN(1;MAX(0;((21-([.$D31]-[.O$2]))/20)))*[.O$3]*[.$R$1]);&quot;Rounds2Die&quot;;([.O$4]*[.$R$1])/(MIN(1;MAX(0;((21-([.$B31]-[.O$5]))/20)))*[.$A31]*[.$R$3]);&quot;Kill/PartyHP%&quot;;((MIN(1;MAX(0;((21-([.$B31]-[.O$5]))/20)))*[.$A31])*((([.$R$3])*([.$R$3]+1)/2)/([.$R$3]^2))*(([.$E31]*[.$R$3])/(MIN(1;MAX(0;((21-([.$D31]-[.O$2]))/20)))*[.O$3]*[.$R$1])))/([.$R$1]*[.O$4]); ; )" office:value-type="float" office:value="0.494309413580247" calcext:value-type="float">
            <text:p>0.4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formula="of:=COM.MICROSOFT.SWITCH([.$D$3];&quot;Rounds2Kill&quot;;([.$E32]*[.$R$3])/(MIN(1;MAX(0;((21-([.$D32]-[.F$2]))/20)))*[.F$3]*[.$R$1]);&quot;Rounds2Die&quot;;([.F$4]*[.$R$1])/(MIN(1;MAX(0;((21-([.$B32]-[.F$5]))/20)))*[.$A32]*[.$R$3]);&quot;Kill/PartyHP%&quot;;((MIN(1;MAX(0;((21-([.$B32]-[.F$5]))/20)))*[.$A32])*((([.$R$3])*([.$R$3]+1)/2)/([.$R$3]^2))*(([.$E32]*[.$R$3])/(MIN(1;MAX(0;((21-([.$D32]-[.F$2]))/20)))*[.F$3]*[.$R$1])))/([.$R$1]*[.F$4]); ; )" office:value-type="float" office:value="10.8333333333333" calcext:value-type="float">
            <text:p>10.83</text:p>
          </table:table-cell>
          <table:table-cell table:formula="of:=COM.MICROSOFT.SWITCH([.$D$3];&quot;Rounds2Kill&quot;;([.$E32]*[.$R$3])/(MIN(1;MAX(0;((21-([.$D32]-[.G$2]))/20)))*[.G$3]*[.$R$1]);&quot;Rounds2Die&quot;;([.G$4]*[.$R$1])/(MIN(1;MAX(0;((21-([.$B32]-[.G$5]))/20)))*[.$A32]*[.$R$3]);&quot;Kill/PartyHP%&quot;;((MIN(1;MAX(0;((21-([.$B32]-[.G$5]))/20)))*[.$A32])*((([.$R$3])*([.$R$3]+1)/2)/([.$R$3]^2))*(([.$E32]*[.$R$3])/(MIN(1;MAX(0;((21-([.$D32]-[.G$2]))/20)))*[.G$3]*[.$R$1])))/([.$R$1]*[.G$4]); ; )" office:value-type="float" office:value="6.45220588235294" calcext:value-type="float">
            <text:p>6.45</text:p>
          </table:table-cell>
          <table:table-cell table:formula="of:=COM.MICROSOFT.SWITCH([.$D$3];&quot;Rounds2Kill&quot;;([.$E32]*[.$R$3])/(MIN(1;MAX(0;((21-([.$D32]-[.H$2]))/20)))*[.H$3]*[.$R$1]);&quot;Rounds2Die&quot;;([.H$4]*[.$R$1])/(MIN(1;MAX(0;((21-([.$B32]-[.H$5]))/20)))*[.$A32]*[.$R$3]);&quot;Kill/PartyHP%&quot;;((MIN(1;MAX(0;((21-([.$B32]-[.H$5]))/20)))*[.$A32])*((([.$R$3])*([.$R$3]+1)/2)/([.$R$3]^2))*(([.$E32]*[.$R$3])/(MIN(1;MAX(0;((21-([.$D32]-[.H$2]))/20)))*[.H$3]*[.$R$1])))/([.$R$1]*[.H$4]); ; )" office:value-type="float" office:value="3.8390625" calcext:value-type="float">
            <text:p>3.84</text:p>
          </table:table-cell>
          <table:table-cell table:formula="of:=COM.MICROSOFT.SWITCH([.$D$3];&quot;Rounds2Kill&quot;;([.$E32]*[.$R$3])/(MIN(1;MAX(0;((21-([.$D32]-[.I$2]))/20)))*[.I$3]*[.$R$1]);&quot;Rounds2Die&quot;;([.I$4]*[.$R$1])/(MIN(1;MAX(0;((21-([.$B32]-[.I$5]))/20)))*[.$A32]*[.$R$3]);&quot;Kill/PartyHP%&quot;;((MIN(1;MAX(0;((21-([.$B32]-[.I$5]))/20)))*[.$A32])*((([.$R$3])*([.$R$3]+1)/2)/([.$R$3]^2))*(([.$E32]*[.$R$3])/(MIN(1;MAX(0;((21-([.$D32]-[.I$2]))/20)))*[.I$3]*[.$R$1])))/([.$R$1]*[.I$4]); ; )" office:value-type="float" office:value="2.78192934782609" calcext:value-type="float">
            <text:p>2.78</text:p>
          </table:table-cell>
          <table:table-cell table:formula="of:=COM.MICROSOFT.SWITCH([.$D$3];&quot;Rounds2Kill&quot;;([.$E32]*[.$R$3])/(MIN(1;MAX(0;((21-([.$D32]-[.J$2]))/20)))*[.J$3]*[.$R$1]);&quot;Rounds2Die&quot;;([.J$4]*[.$R$1])/(MIN(1;MAX(0;((21-([.$B32]-[.J$5]))/20)))*[.$A32]*[.$R$3]);&quot;Kill/PartyHP%&quot;;((MIN(1;MAX(0;((21-([.$B32]-[.J$5]))/20)))*[.$A32])*((([.$R$3])*([.$R$3]+1)/2)/([.$R$3]^2))*(([.$E32]*[.$R$3])/(MIN(1;MAX(0;((21-([.$D32]-[.J$2]))/20)))*[.J$3]*[.$R$1])))/([.$R$1]*[.J$4]); ; )" office:value-type="float" office:value="1.875" calcext:value-type="float">
            <text:p>1.88</text:p>
          </table:table-cell>
          <table:table-cell table:formula="of:=COM.MICROSOFT.SWITCH([.$D$3];&quot;Rounds2Kill&quot;;([.$E32]*[.$R$3])/(MIN(1;MAX(0;((21-([.$D32]-[.K$2]))/20)))*[.K$3]*[.$R$1]);&quot;Rounds2Die&quot;;([.K$4]*[.$R$1])/(MIN(1;MAX(0;((21-([.$B32]-[.K$5]))/20)))*[.$A32]*[.$R$3]);&quot;Kill/PartyHP%&quot;;((MIN(1;MAX(0;((21-([.$B32]-[.K$5]))/20)))*[.$A32])*((([.$R$3])*([.$R$3]+1)/2)/([.$R$3]^2))*(([.$E32]*[.$R$3])/(MIN(1;MAX(0;((21-([.$D32]-[.K$2]))/20)))*[.K$3]*[.$R$1])))/([.$R$1]*[.K$4]); ; )" office:value-type="float" office:value="1.47090517241379" calcext:value-type="float">
            <text:p>1.47</text:p>
          </table:table-cell>
          <table:table-cell table:formula="of:=COM.MICROSOFT.SWITCH([.$D$3];&quot;Rounds2Kill&quot;;([.$E32]*[.$R$3])/(MIN(1;MAX(0;((21-([.$D32]-[.L$2]))/20)))*[.L$3]*[.$R$1]);&quot;Rounds2Die&quot;;([.L$4]*[.$R$1])/(MIN(1;MAX(0;((21-([.$B32]-[.L$5]))/20)))*[.$A32]*[.$R$3]);&quot;Kill/PartyHP%&quot;;((MIN(1;MAX(0;((21-([.$B32]-[.L$5]))/20)))*[.$A32])*((([.$R$3])*([.$R$3]+1)/2)/([.$R$3]^2))*(([.$E32]*[.$R$3])/(MIN(1;MAX(0;((21-([.$D32]-[.L$2]))/20)))*[.L$3]*[.$R$1])))/([.$R$1]*[.L$4]); ; )" office:value-type="float" office:value="1.06640625" calcext:value-type="float">
            <text:p>1.07</text:p>
          </table:table-cell>
          <table:table-cell table:formula="of:=COM.MICROSOFT.SWITCH([.$D$3];&quot;Rounds2Kill&quot;;([.$E32]*[.$R$3])/(MIN(1;MAX(0;((21-([.$D32]-[.M$2]))/20)))*[.M$3]*[.$R$1]);&quot;Rounds2Die&quot;;([.M$4]*[.$R$1])/(MIN(1;MAX(0;((21-([.$B32]-[.M$5]))/20)))*[.$A32]*[.$R$3]);&quot;Kill/PartyHP%&quot;;((MIN(1;MAX(0;((21-([.$B32]-[.M$5]))/20)))*[.$A32])*((([.$R$3])*([.$R$3]+1)/2)/([.$R$3]^2))*(([.$E32]*[.$R$3])/(MIN(1;MAX(0;((21-([.$D32]-[.M$2]))/20)))*[.M$3]*[.$R$1])))/([.$R$1]*[.M$4]); ; )" office:value-type="float" office:value="0.8775" calcext:value-type="float">
            <text:p>0.88</text:p>
          </table:table-cell>
          <table:table-cell table:formula="of:=COM.MICROSOFT.SWITCH([.$D$3];&quot;Rounds2Kill&quot;;([.$E32]*[.$R$3])/(MIN(1;MAX(0;((21-([.$D32]-[.N$2]))/20)))*[.N$3]*[.$R$1]);&quot;Rounds2Die&quot;;([.N$4]*[.$R$1])/(MIN(1;MAX(0;((21-([.$B32]-[.N$5]))/20)))*[.$A32]*[.$R$3]);&quot;Kill/PartyHP%&quot;;((MIN(1;MAX(0;((21-([.$B32]-[.N$5]))/20)))*[.$A32])*((([.$R$3])*([.$R$3]+1)/2)/([.$R$3]^2))*(([.$E32]*[.$R$3])/(MIN(1;MAX(0;((21-([.$D32]-[.N$2]))/20)))*[.N$3]*[.$R$1])))/([.$R$1]*[.N$4]); ; )" office:value-type="float" office:value="0.667953458025228" calcext:value-type="float">
            <text:p>0.67</text:p>
          </table:table-cell>
          <table:table-cell table:formula="of:=COM.MICROSOFT.SWITCH([.$D$3];&quot;Rounds2Kill&quot;;([.$E32]*[.$R$3])/(MIN(1;MAX(0;((21-([.$D32]-[.O$2]))/20)))*[.O$3]*[.$R$1]);&quot;Rounds2Die&quot;;([.O$4]*[.$R$1])/(MIN(1;MAX(0;((21-([.$B32]-[.O$5]))/20)))*[.$A32]*[.$R$3]);&quot;Kill/PartyHP%&quot;;((MIN(1;MAX(0;((21-([.$B32]-[.O$5]))/20)))*[.$A32])*((([.$R$3])*([.$R$3]+1)/2)/([.$R$3]^2))*(([.$E32]*[.$R$3])/(MIN(1;MAX(0;((21-([.$D32]-[.O$2]))/20)))*[.O$3]*[.$R$1])))/([.$R$1]*[.O$4]); ; )" office:value-type="float" office:value="0.52662037037037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1.5" calcext:value-type="float">
            <text:p>121.5</text:p>
          </table:table-cell>
          <table:table-cell table:formula="of:=COM.MICROSOFT.SWITCH([.$D$3];&quot;Rounds2Kill&quot;;([.$E33]*[.$R$3])/(MIN(1;MAX(0;((21-([.$D33]-[.F$2]))/20)))*[.F$3]*[.$R$1]);&quot;Rounds2Die&quot;;([.F$4]*[.$R$1])/(MIN(1;MAX(0;((21-([.$B33]-[.F$5]))/20)))*[.$A33]*[.$R$3]);&quot;Kill/PartyHP%&quot;;((MIN(1;MAX(0;((21-([.$B33]-[.F$5]))/20)))*[.$A33])*((([.$R$3])*([.$R$3]+1)/2)/([.$R$3]^2))*(([.$E33]*[.$R$3])/(MIN(1;MAX(0;((21-([.$D33]-[.F$2]))/20)))*[.F$3]*[.$R$1])))/([.$R$1]*[.F$4]); ; )" office:value-type="float" office:value="13.75" calcext:value-type="float">
            <text:p>13.75</text:p>
          </table:table-cell>
          <table:table-cell table:formula="of:=COM.MICROSOFT.SWITCH([.$D$3];&quot;Rounds2Kill&quot;;([.$E33]*[.$R$3])/(MIN(1;MAX(0;((21-([.$D33]-[.G$2]))/20)))*[.G$3]*[.$R$1]);&quot;Rounds2Die&quot;;([.G$4]*[.$R$1])/(MIN(1;MAX(0;((21-([.$B33]-[.G$5]))/20)))*[.$A33]*[.$R$3]);&quot;Kill/PartyHP%&quot;;((MIN(1;MAX(0;((21-([.$B33]-[.G$5]))/20)))*[.$A33])*((([.$R$3])*([.$R$3]+1)/2)/([.$R$3]^2))*(([.$E33]*[.$R$3])/(MIN(1;MAX(0;((21-([.$D33]-[.G$2]))/20)))*[.G$3]*[.$R$1])))/([.$R$1]*[.G$4]); ; )" office:value-type="float" office:value="8.18933823529412" calcext:value-type="float">
            <text:p>8.19</text:p>
          </table:table-cell>
          <table:table-cell table:formula="of:=COM.MICROSOFT.SWITCH([.$D$3];&quot;Rounds2Kill&quot;;([.$E33]*[.$R$3])/(MIN(1;MAX(0;((21-([.$D33]-[.H$2]))/20)))*[.H$3]*[.$R$1]);&quot;Rounds2Die&quot;;([.H$4]*[.$R$1])/(MIN(1;MAX(0;((21-([.$B33]-[.H$5]))/20)))*[.$A33]*[.$R$3]);&quot;Kill/PartyHP%&quot;;((MIN(1;MAX(0;((21-([.$B33]-[.H$5]))/20)))*[.$A33])*((([.$R$3])*([.$R$3]+1)/2)/([.$R$3]^2))*(([.$E33]*[.$R$3])/(MIN(1;MAX(0;((21-([.$D33]-[.H$2]))/20)))*[.H$3]*[.$R$1])))/([.$R$1]*[.H$4]); ; )" office:value-type="float" office:value="4.77321428571429" calcext:value-type="float">
            <text:p>4.77</text:p>
          </table:table-cell>
          <table:table-cell table:formula="of:=COM.MICROSOFT.SWITCH([.$D$3];&quot;Rounds2Kill&quot;;([.$E33]*[.$R$3])/(MIN(1;MAX(0;((21-([.$D33]-[.I$2]))/20)))*[.I$3]*[.$R$1]);&quot;Rounds2Die&quot;;([.I$4]*[.$R$1])/(MIN(1;MAX(0;((21-([.$B33]-[.I$5]))/20)))*[.$A33]*[.$R$3]);&quot;Kill/PartyHP%&quot;;((MIN(1;MAX(0;((21-([.$B33]-[.I$5]))/20)))*[.$A33])*((([.$R$3])*([.$R$3]+1)/2)/([.$R$3]^2))*(([.$E33]*[.$R$3])/(MIN(1;MAX(0;((21-([.$D33]-[.I$2]))/20)))*[.I$3]*[.$R$1])))/([.$R$1]*[.I$4]); ; )" office:value-type="float" office:value="3.45885093167702" calcext:value-type="float">
            <text:p>3.46</text:p>
          </table:table-cell>
          <table:table-cell table:formula="of:=COM.MICROSOFT.SWITCH([.$D$3];&quot;Rounds2Kill&quot;;([.$E33]*[.$R$3])/(MIN(1;MAX(0;((21-([.$D33]-[.J$2]))/20)))*[.J$3]*[.$R$1]);&quot;Rounds2Die&quot;;([.J$4]*[.$R$1])/(MIN(1;MAX(0;((21-([.$B33]-[.J$5]))/20)))*[.$A33]*[.$R$3]);&quot;Kill/PartyHP%&quot;;((MIN(1;MAX(0;((21-([.$B33]-[.J$5]))/20)))*[.$A33])*((([.$R$3])*([.$R$3]+1)/2)/([.$R$3]^2))*(([.$E33]*[.$R$3])/(MIN(1;MAX(0;((21-([.$D33]-[.J$2]))/20)))*[.J$3]*[.$R$1])))/([.$R$1]*[.J$4]); ; )" office:value-type="float" office:value="2.29481456043956" calcext:value-type="float">
            <text:p>2.29</text:p>
          </table:table-cell>
          <table:table-cell table:formula="of:=COM.MICROSOFT.SWITCH([.$D$3];&quot;Rounds2Kill&quot;;([.$E33]*[.$R$3])/(MIN(1;MAX(0;((21-([.$D33]-[.K$2]))/20)))*[.K$3]*[.$R$1]);&quot;Rounds2Die&quot;;([.K$4]*[.$R$1])/(MIN(1;MAX(0;((21-([.$B33]-[.K$5]))/20)))*[.$A33]*[.$R$3]);&quot;Kill/PartyHP%&quot;;((MIN(1;MAX(0;((21-([.$B33]-[.K$5]))/20)))*[.$A33])*((([.$R$3])*([.$R$3]+1)/2)/([.$R$3]^2))*(([.$E33]*[.$R$3])/(MIN(1;MAX(0;((21-([.$D33]-[.K$2]))/20)))*[.K$3]*[.$R$1])))/([.$R$1]*[.K$4]); ; )" office:value-type="float" office:value="1.80024245689655" calcext:value-type="float">
            <text:p>1.80</text:p>
          </table:table-cell>
          <table:table-cell table:formula="of:=COM.MICROSOFT.SWITCH([.$D$3];&quot;Rounds2Kill&quot;;([.$E33]*[.$R$3])/(MIN(1;MAX(0;((21-([.$D33]-[.L$2]))/20)))*[.L$3]*[.$R$1]);&quot;Rounds2Die&quot;;([.L$4]*[.$R$1])/(MIN(1;MAX(0;((21-([.$B33]-[.L$5]))/20)))*[.$A33]*[.$R$3]);&quot;Kill/PartyHP%&quot;;((MIN(1;MAX(0;((21-([.$B33]-[.L$5]))/20)))*[.$A33])*((([.$R$3])*([.$R$3]+1)/2)/([.$R$3]^2))*(([.$E33]*[.$R$3])/(MIN(1;MAX(0;((21-([.$D33]-[.L$2]))/20)))*[.L$3]*[.$R$1])))/([.$R$1]*[.L$4]); ; )" office:value-type="float" office:value="1.2890625" calcext:value-type="float">
            <text:p>1.29</text:p>
          </table:table-cell>
          <table:table-cell table:formula="of:=COM.MICROSOFT.SWITCH([.$D$3];&quot;Rounds2Kill&quot;;([.$E33]*[.$R$3])/(MIN(1;MAX(0;((21-([.$D33]-[.M$2]))/20)))*[.M$3]*[.$R$1]);&quot;Rounds2Die&quot;;([.M$4]*[.$R$1])/(MIN(1;MAX(0;((21-([.$B33]-[.M$5]))/20)))*[.$A33]*[.$R$3]);&quot;Kill/PartyHP%&quot;;((MIN(1;MAX(0;((21-([.$B33]-[.M$5]))/20)))*[.$A33])*((([.$R$3])*([.$R$3]+1)/2)/([.$R$3]^2))*(([.$E33]*[.$R$3])/(MIN(1;MAX(0;((21-([.$D33]-[.M$2]))/20)))*[.M$3]*[.$R$1])))/([.$R$1]*[.M$4]); ; )" office:value-type="float" office:value="1.06071428571429" calcext:value-type="float">
            <text:p>1.06</text:p>
          </table:table-cell>
          <table:table-cell table:formula="of:=COM.MICROSOFT.SWITCH([.$D$3];&quot;Rounds2Kill&quot;;([.$E33]*[.$R$3])/(MIN(1;MAX(0;((21-([.$D33]-[.N$2]))/20)))*[.N$3]*[.$R$1]);&quot;Rounds2Die&quot;;([.N$4]*[.$R$1])/(MIN(1;MAX(0;((21-([.$B33]-[.N$5]))/20)))*[.$A33]*[.$R$3]);&quot;Kill/PartyHP%&quot;;((MIN(1;MAX(0;((21-([.$B33]-[.N$5]))/20)))*[.$A33])*((([.$R$3])*([.$R$3]+1)/2)/([.$R$3]^2))*(([.$E33]*[.$R$3])/(MIN(1;MAX(0;((21-([.$D33]-[.N$2]))/20)))*[.N$3]*[.$R$1])))/([.$R$1]*[.N$4]); ; )" office:value-type="float" office:value="0.799342105263158" calcext:value-type="float">
            <text:p>0.80</text:p>
          </table:table-cell>
          <table:table-cell table:formula="of:=COM.MICROSOFT.SWITCH([.$D$3];&quot;Rounds2Kill&quot;;([.$E33]*[.$R$3])/(MIN(1;MAX(0;((21-([.$D33]-[.O$2]))/20)))*[.O$3]*[.$R$1]);&quot;Rounds2Die&quot;;([.O$4]*[.$R$1])/(MIN(1;MAX(0;((21-([.$B33]-[.O$5]))/20)))*[.$A33]*[.$R$3]);&quot;Kill/PartyHP%&quot;;((MIN(1;MAX(0;((21-([.$B33]-[.O$5]))/20)))*[.$A33])*((([.$R$3])*([.$R$3]+1)/2)/([.$R$3]^2))*(([.$E33]*[.$R$3])/(MIN(1;MAX(0;((21-([.$D33]-[.O$2]))/20)))*[.O$3]*[.$R$1])))/([.$R$1]*[.O$4]); ; )" office:value-type="float" office:value="0.625" calcext:value-type="float">
            <text:p>0.6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formula="of:=COM.MICROSOFT.SWITCH([.$D$3];&quot;Rounds2Kill&quot;;([.$E34]*[.$R$3])/(MIN(1;MAX(0;((21-([.$D34]-[.F$2]))/20)))*[.F$3]*[.$R$1]);&quot;Rounds2Die&quot;;([.F$4]*[.$R$1])/(MIN(1;MAX(0;((21-([.$B34]-[.F$5]))/20)))*[.$A34]*[.$R$3]);&quot;Kill/PartyHP%&quot;;((MIN(1;MAX(0;((21-([.$B34]-[.F$5]))/20)))*[.$A34])*((([.$R$3])*([.$R$3]+1)/2)/([.$R$3]^2))*(([.$E34]*[.$R$3])/(MIN(1;MAX(0;((21-([.$D34]-[.F$2]))/20)))*[.F$3]*[.$R$1])))/([.$R$1]*[.F$4]); ; )" office:value-type="float" office:value="14.5833333333333" calcext:value-type="float">
            <text:p>14.58</text:p>
          </table:table-cell>
          <table:table-cell table:formula="of:=COM.MICROSOFT.SWITCH([.$D$3];&quot;Rounds2Kill&quot;;([.$E34]*[.$R$3])/(MIN(1;MAX(0;((21-([.$D34]-[.G$2]))/20)))*[.G$3]*[.$R$1]);&quot;Rounds2Die&quot;;([.G$4]*[.$R$1])/(MIN(1;MAX(0;((21-([.$B34]-[.G$5]))/20)))*[.$A34]*[.$R$3]);&quot;Kill/PartyHP%&quot;;((MIN(1;MAX(0;((21-([.$B34]-[.G$5]))/20)))*[.$A34])*((([.$R$3])*([.$R$3]+1)/2)/([.$R$3]^2))*(([.$E34]*[.$R$3])/(MIN(1;MAX(0;((21-([.$D34]-[.G$2]))/20)))*[.G$3]*[.$R$1])))/([.$R$1]*[.G$4]); ; )" office:value-type="float" office:value="8.68566176470588" calcext:value-type="float">
            <text:p>8.69</text:p>
          </table:table-cell>
          <table:table-cell table:formula="of:=COM.MICROSOFT.SWITCH([.$D$3];&quot;Rounds2Kill&quot;;([.$E34]*[.$R$3])/(MIN(1;MAX(0;((21-([.$D34]-[.H$2]))/20)))*[.H$3]*[.$R$1]);&quot;Rounds2Die&quot;;([.H$4]*[.$R$1])/(MIN(1;MAX(0;((21-([.$B34]-[.H$5]))/20)))*[.$A34]*[.$R$3]);&quot;Kill/PartyHP%&quot;;((MIN(1;MAX(0;((21-([.$B34]-[.H$5]))/20)))*[.$A34])*((([.$R$3])*([.$R$3]+1)/2)/([.$R$3]^2))*(([.$E34]*[.$R$3])/(MIN(1;MAX(0;((21-([.$D34]-[.H$2]))/20)))*[.H$3]*[.$R$1])))/([.$R$1]*[.H$4]); ; )" office:value-type="float" office:value="5.0625" calcext:value-type="float">
            <text:p>5.06</text:p>
          </table:table-cell>
          <table:table-cell table:formula="of:=COM.MICROSOFT.SWITCH([.$D$3];&quot;Rounds2Kill&quot;;([.$E34]*[.$R$3])/(MIN(1;MAX(0;((21-([.$D34]-[.I$2]))/20)))*[.I$3]*[.$R$1]);&quot;Rounds2Die&quot;;([.I$4]*[.$R$1])/(MIN(1;MAX(0;((21-([.$B34]-[.I$5]))/20)))*[.$A34]*[.$R$3]);&quot;Kill/PartyHP%&quot;;((MIN(1;MAX(0;((21-([.$B34]-[.I$5]))/20)))*[.$A34])*((([.$R$3])*([.$R$3]+1)/2)/([.$R$3]^2))*(([.$E34]*[.$R$3])/(MIN(1;MAX(0;((21-([.$D34]-[.I$2]))/20)))*[.I$3]*[.$R$1])))/([.$R$1]*[.I$4]); ; )" office:value-type="float" office:value="3.66847826086957" calcext:value-type="float">
            <text:p>3.67</text:p>
          </table:table-cell>
          <table:table-cell table:formula="of:=COM.MICROSOFT.SWITCH([.$D$3];&quot;Rounds2Kill&quot;;([.$E34]*[.$R$3])/(MIN(1;MAX(0;((21-([.$D34]-[.J$2]))/20)))*[.J$3]*[.$R$1]);&quot;Rounds2Die&quot;;([.J$4]*[.$R$1])/(MIN(1;MAX(0;((21-([.$B34]-[.J$5]))/20)))*[.$A34]*[.$R$3]);&quot;Kill/PartyHP%&quot;;((MIN(1;MAX(0;((21-([.$B34]-[.J$5]))/20)))*[.$A34])*((([.$R$3])*([.$R$3]+1)/2)/([.$R$3]^2))*(([.$E34]*[.$R$3])/(MIN(1;MAX(0;((21-([.$D34]-[.J$2]))/20)))*[.J$3]*[.$R$1])))/([.$R$1]*[.J$4]); ; )" office:value-type="float" office:value="2.43389423076923" calcext:value-type="float">
            <text:p>2.43</text:p>
          </table:table-cell>
          <table:table-cell table:formula="of:=COM.MICROSOFT.SWITCH([.$D$3];&quot;Rounds2Kill&quot;;([.$E34]*[.$R$3])/(MIN(1;MAX(0;((21-([.$D34]-[.K$2]))/20)))*[.K$3]*[.$R$1]);&quot;Rounds2Die&quot;;([.K$4]*[.$R$1])/(MIN(1;MAX(0;((21-([.$B34]-[.K$5]))/20)))*[.$A34]*[.$R$3]);&quot;Kill/PartyHP%&quot;;((MIN(1;MAX(0;((21-([.$B34]-[.K$5]))/20)))*[.$A34])*((([.$R$3])*([.$R$3]+1)/2)/([.$R$3]^2))*(([.$E34]*[.$R$3])/(MIN(1;MAX(0;((21-([.$D34]-[.K$2]))/20)))*[.K$3]*[.$R$1])))/([.$R$1]*[.K$4]); ; )" office:value-type="float" office:value="1.90934806034483" calcext:value-type="float">
            <text:p>1.91</text:p>
          </table:table-cell>
          <table:table-cell table:formula="of:=COM.MICROSOFT.SWITCH([.$D$3];&quot;Rounds2Kill&quot;;([.$E34]*[.$R$3])/(MIN(1;MAX(0;((21-([.$D34]-[.L$2]))/20)))*[.L$3]*[.$R$1]);&quot;Rounds2Die&quot;;([.L$4]*[.$R$1])/(MIN(1;MAX(0;((21-([.$B34]-[.L$5]))/20)))*[.$A34]*[.$R$3]);&quot;Kill/PartyHP%&quot;;((MIN(1;MAX(0;((21-([.$B34]-[.L$5]))/20)))*[.$A34])*((([.$R$3])*([.$R$3]+1)/2)/([.$R$3]^2))*(([.$E34]*[.$R$3])/(MIN(1;MAX(0;((21-([.$D34]-[.L$2]))/20)))*[.L$3]*[.$R$1])))/([.$R$1]*[.L$4]); ; )" office:value-type="float" office:value="1.3671875" calcext:value-type="float">
            <text:p>1.37</text:p>
          </table:table-cell>
          <table:table-cell table:formula="of:=COM.MICROSOFT.SWITCH([.$D$3];&quot;Rounds2Kill&quot;;([.$E34]*[.$R$3])/(MIN(1;MAX(0;((21-([.$D34]-[.M$2]))/20)))*[.M$3]*[.$R$1]);&quot;Rounds2Die&quot;;([.M$4]*[.$R$1])/(MIN(1;MAX(0;((21-([.$B34]-[.M$5]))/20)))*[.$A34]*[.$R$3]);&quot;Kill/PartyHP%&quot;;((MIN(1;MAX(0;((21-([.$B34]-[.M$5]))/20)))*[.$A34])*((([.$R$3])*([.$R$3]+1)/2)/([.$R$3]^2))*(([.$E34]*[.$R$3])/(MIN(1;MAX(0;((21-([.$D34]-[.M$2]))/20)))*[.M$3]*[.$R$1])))/([.$R$1]*[.M$4]); ; )" office:value-type="float" office:value="1.125" calcext:value-type="float">
            <text:p>1.13</text:p>
          </table:table-cell>
          <table:table-cell table:formula="of:=COM.MICROSOFT.SWITCH([.$D$3];&quot;Rounds2Kill&quot;;([.$E34]*[.$R$3])/(MIN(1;MAX(0;((21-([.$D34]-[.N$2]))/20)))*[.N$3]*[.$R$1]);&quot;Rounds2Die&quot;;([.N$4]*[.$R$1])/(MIN(1;MAX(0;((21-([.$B34]-[.N$5]))/20)))*[.$A34]*[.$R$3]);&quot;Kill/PartyHP%&quot;;((MIN(1;MAX(0;((21-([.$B34]-[.N$5]))/20)))*[.$A34])*((([.$R$3])*([.$R$3]+1)/2)/([.$R$3]^2))*(([.$E34]*[.$R$3])/(MIN(1;MAX(0;((21-([.$D34]-[.N$2]))/20)))*[.N$3]*[.$R$1])))/([.$R$1]*[.N$4]); ; )" office:value-type="float" office:value="0.847787081339713" calcext:value-type="float">
            <text:p>0.85</text:p>
          </table:table-cell>
          <table:table-cell table:formula="of:=COM.MICROSOFT.SWITCH([.$D$3];&quot;Rounds2Kill&quot;;([.$E34]*[.$R$3])/(MIN(1;MAX(0;((21-([.$D34]-[.O$2]))/20)))*[.O$3]*[.$R$1]);&quot;Rounds2Die&quot;;([.O$4]*[.$R$1])/(MIN(1;MAX(0;((21-([.$B34]-[.O$5]))/20)))*[.$A34]*[.$R$3]);&quot;Kill/PartyHP%&quot;;((MIN(1;MAX(0;((21-([.$B34]-[.O$5]))/20)))*[.$A34])*((([.$R$3])*([.$R$3]+1)/2)/([.$R$3]^2))*(([.$E34]*[.$R$3])/(MIN(1;MAX(0;((21-([.$D34]-[.O$2]))/20)))*[.O$3]*[.$R$1])))/([.$R$1]*[.O$4]); ; )" office:value-type="float" office:value="0.662878787878788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0.5" calcext:value-type="float">
            <text:p>130.5</text:p>
          </table:table-cell>
          <table:table-cell table:formula="of:=COM.MICROSOFT.SWITCH([.$D$3];&quot;Rounds2Kill&quot;;([.$E35]*[.$R$3])/(MIN(1;MAX(0;((21-([.$D35]-[.F$2]))/20)))*[.F$3]*[.$R$1]);&quot;Rounds2Die&quot;;([.F$4]*[.$R$1])/(MIN(1;MAX(0;((21-([.$B35]-[.F$5]))/20)))*[.$A35]*[.$R$3]);&quot;Kill/PartyHP%&quot;;((MIN(1;MAX(0;((21-([.$B35]-[.F$5]))/20)))*[.$A35])*((([.$R$3])*([.$R$3]+1)/2)/([.$R$3]^2))*(([.$E35]*[.$R$3])/(MIN(1;MAX(0;((21-([.$D35]-[.F$2]))/20)))*[.F$3]*[.$R$1])))/([.$R$1]*[.F$4]); ; )" office:value-type="float" office:value="17.9840277777778" calcext:value-type="float">
            <text:p>17.98</text:p>
          </table:table-cell>
          <table:table-cell table:formula="of:=COM.MICROSOFT.SWITCH([.$D$3];&quot;Rounds2Kill&quot;;([.$E35]*[.$R$3])/(MIN(1;MAX(0;((21-([.$D35]-[.G$2]))/20)))*[.G$3]*[.$R$1]);&quot;Rounds2Die&quot;;([.G$4]*[.$R$1])/(MIN(1;MAX(0;((21-([.$B35]-[.G$5]))/20)))*[.$A35]*[.$R$3]);&quot;Kill/PartyHP%&quot;;((MIN(1;MAX(0;((21-([.$B35]-[.G$5]))/20)))*[.$A35])*((([.$R$3])*([.$R$3]+1)/2)/([.$R$3]^2))*(([.$E35]*[.$R$3])/(MIN(1;MAX(0;((21-([.$D35]-[.G$2]))/20)))*[.G$3]*[.$R$1])))/([.$R$1]*[.G$4]); ; )" office:value-type="float" office:value="10.7110753676471" calcext:value-type="float">
            <text:p>10.71</text:p>
          </table:table-cell>
          <table:table-cell table:formula="of:=COM.MICROSOFT.SWITCH([.$D$3];&quot;Rounds2Kill&quot;;([.$E35]*[.$R$3])/(MIN(1;MAX(0;((21-([.$D35]-[.H$2]))/20)))*[.H$3]*[.$R$1]);&quot;Rounds2Die&quot;;([.H$4]*[.$R$1])/(MIN(1;MAX(0;((21-([.$B35]-[.H$5]))/20)))*[.$A35]*[.$R$3]);&quot;Kill/PartyHP%&quot;;((MIN(1;MAX(0;((21-([.$B35]-[.H$5]))/20)))*[.$A35])*((([.$R$3])*([.$R$3]+1)/2)/([.$R$3]^2))*(([.$E35]*[.$R$3])/(MIN(1;MAX(0;((21-([.$D35]-[.H$2]))/20)))*[.H$3]*[.$R$1])))/([.$R$1]*[.H$4]); ; )" office:value-type="float" office:value="6.3890625" calcext:value-type="float">
            <text:p>6.39</text:p>
          </table:table-cell>
          <table:table-cell table:formula="of:=COM.MICROSOFT.SWITCH([.$D$3];&quot;Rounds2Kill&quot;;([.$E35]*[.$R$3])/(MIN(1;MAX(0;((21-([.$D35]-[.I$2]))/20)))*[.I$3]*[.$R$1]);&quot;Rounds2Die&quot;;([.I$4]*[.$R$1])/(MIN(1;MAX(0;((21-([.$B35]-[.I$5]))/20)))*[.$A35]*[.$R$3]);&quot;Kill/PartyHP%&quot;;((MIN(1;MAX(0;((21-([.$B35]-[.I$5]))/20)))*[.$A35])*((([.$R$3])*([.$R$3]+1)/2)/([.$R$3]^2))*(([.$E35]*[.$R$3])/(MIN(1;MAX(0;((21-([.$D35]-[.I$2]))/20)))*[.I$3]*[.$R$1])))/([.$R$1]*[.I$4]); ; )" office:value-type="float" office:value="4.62975543478261" calcext:value-type="float">
            <text:p>4.63</text:p>
          </table:table-cell>
          <table:table-cell table:formula="of:=COM.MICROSOFT.SWITCH([.$D$3];&quot;Rounds2Kill&quot;;([.$E35]*[.$R$3])/(MIN(1;MAX(0;((21-([.$D35]-[.J$2]))/20)))*[.J$3]*[.$R$1]);&quot;Rounds2Die&quot;;([.J$4]*[.$R$1])/(MIN(1;MAX(0;((21-([.$B35]-[.J$5]))/20)))*[.$A35]*[.$R$3]);&quot;Kill/PartyHP%&quot;;((MIN(1;MAX(0;((21-([.$B35]-[.J$5]))/20)))*[.$A35])*((([.$R$3])*([.$R$3]+1)/2)/([.$R$3]^2))*(([.$E35]*[.$R$3])/(MIN(1;MAX(0;((21-([.$D35]-[.J$2]))/20)))*[.J$3]*[.$R$1])))/([.$R$1]*[.J$4]); ; )" office:value-type="float" office:value="3.00897762951334" calcext:value-type="float">
            <text:p>3.01</text:p>
          </table:table-cell>
          <table:table-cell table:formula="of:=COM.MICROSOFT.SWITCH([.$D$3];&quot;Rounds2Kill&quot;;([.$E35]*[.$R$3])/(MIN(1;MAX(0;((21-([.$D35]-[.K$2]))/20)))*[.K$3]*[.$R$1]);&quot;Rounds2Die&quot;;([.K$4]*[.$R$1])/(MIN(1;MAX(0;((21-([.$B35]-[.K$5]))/20)))*[.$A35]*[.$R$3]);&quot;Kill/PartyHP%&quot;;((MIN(1;MAX(0;((21-([.$B35]-[.K$5]))/20)))*[.$A35])*((([.$R$3])*([.$R$3]+1)/2)/([.$R$3]^2))*(([.$E35]*[.$R$3])/(MIN(1;MAX(0;((21-([.$D35]-[.K$2]))/20)))*[.K$3]*[.$R$1])))/([.$R$1]*[.K$4]); ; )" office:value-type="float" office:value="2.36049107142857" calcext:value-type="float">
            <text:p>2.36</text:p>
          </table:table-cell>
          <table:table-cell table:formula="of:=COM.MICROSOFT.SWITCH([.$D$3];&quot;Rounds2Kill&quot;;([.$E35]*[.$R$3])/(MIN(1;MAX(0;((21-([.$D35]-[.L$2]))/20)))*[.L$3]*[.$R$1]);&quot;Rounds2Die&quot;;([.L$4]*[.$R$1])/(MIN(1;MAX(0;((21-([.$B35]-[.L$5]))/20)))*[.$A35]*[.$R$3]);&quot;Kill/PartyHP%&quot;;((MIN(1;MAX(0;((21-([.$B35]-[.L$5]))/20)))*[.$A35])*((([.$R$3])*([.$R$3]+1)/2)/([.$R$3]^2))*(([.$E35]*[.$R$3])/(MIN(1;MAX(0;((21-([.$D35]-[.L$2]))/20)))*[.L$3]*[.$R$1])))/([.$R$1]*[.L$4]); ; )" office:value-type="float" office:value="1.663818359375" calcext:value-type="float">
            <text:p>1.66</text:p>
          </table:table-cell>
          <table:table-cell table:formula="of:=COM.MICROSOFT.SWITCH([.$D$3];&quot;Rounds2Kill&quot;;([.$E35]*[.$R$3])/(MIN(1;MAX(0;((21-([.$D35]-[.M$2]))/20)))*[.M$3]*[.$R$1]);&quot;Rounds2Die&quot;;([.M$4]*[.$R$1])/(MIN(1;MAX(0;((21-([.$B35]-[.M$5]))/20)))*[.$A35]*[.$R$3]);&quot;Kill/PartyHP%&quot;;((MIN(1;MAX(0;((21-([.$B35]-[.M$5]))/20)))*[.$A35])*((([.$R$3])*([.$R$3]+1)/2)/([.$R$3]^2))*(([.$E35]*[.$R$3])/(MIN(1;MAX(0;((21-([.$D35]-[.M$2]))/20)))*[.M$3]*[.$R$1])))/([.$R$1]*[.M$4]); ; )" office:value-type="float" office:value="1.36908482142857" calcext:value-type="float">
            <text:p>1.37</text:p>
          </table:table-cell>
          <table:table-cell table:formula="of:=COM.MICROSOFT.SWITCH([.$D$3];&quot;Rounds2Kill&quot;;([.$E35]*[.$R$3])/(MIN(1;MAX(0;((21-([.$D35]-[.N$2]))/20)))*[.N$3]*[.$R$1]);&quot;Rounds2Die&quot;;([.N$4]*[.$R$1])/(MIN(1;MAX(0;((21-([.$B35]-[.N$5]))/20)))*[.$A35]*[.$R$3]);&quot;Kill/PartyHP%&quot;;((MIN(1;MAX(0;((21-([.$B35]-[.N$5]))/20)))*[.$A35])*((([.$R$3])*([.$R$3]+1)/2)/([.$R$3]^2))*(([.$E35]*[.$R$3])/(MIN(1;MAX(0;((21-([.$D35]-[.N$2]))/20)))*[.N$3]*[.$R$1])))/([.$R$1]*[.N$4]); ; )" office:value-type="float" office:value="1.01898923444976" calcext:value-type="float">
            <text:p>1.02</text:p>
          </table:table-cell>
          <table:table-cell table:formula="of:=COM.MICROSOFT.SWITCH([.$D$3];&quot;Rounds2Kill&quot;;([.$E35]*[.$R$3])/(MIN(1;MAX(0;((21-([.$D35]-[.O$2]))/20)))*[.O$3]*[.$R$1]);&quot;Rounds2Die&quot;;([.O$4]*[.$R$1])/(MIN(1;MAX(0;((21-([.$B35]-[.O$5]))/20)))*[.$A35]*[.$R$3]);&quot;Kill/PartyHP%&quot;;((MIN(1;MAX(0;((21-([.$B35]-[.O$5]))/20)))*[.$A35])*((([.$R$3])*([.$R$3]+1)/2)/([.$R$3]^2))*(([.$E35]*[.$R$3])/(MIN(1;MAX(0;((21-([.$D35]-[.O$2]))/20)))*[.O$3]*[.$R$1])))/([.$R$1]*[.O$4]); ; )" office:value-type="float" office:value="0.788773148148148" calcext:value-type="float">
            <text:p>0.7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float" office:value="21" calcext:value-type="float">
            <text:p>21</text:p>
          </table:table-cell>
          <table:table-cell table:style-name="ce113" office:value-type="float" office:value="135" calcext:value-type="float">
            <text:p>135</text:p>
          </table:table-cell>
          <table:table-cell table:style-name="ce129" table:formula="of:=COM.MICROSOFT.SWITCH([.$D$3];&quot;Rounds2Kill&quot;;([.$E36]*[.$R$3])/(MIN(1;MAX(0;((21-([.$D36]-[.F$2]))/20)))*[.F$3]*[.$R$1]);&quot;Rounds2Die&quot;;([.F$4]*[.$R$1])/(MIN(1;MAX(0;((21-([.$B36]-[.F$5]))/20)))*[.$A36]*[.$R$3]);&quot;Kill/PartyHP%&quot;;((MIN(1;MAX(0;((21-([.$B36]-[.F$5]))/20)))*[.$A36])*((([.$R$3])*([.$R$3]+1)/2)/([.$R$3]^2))*(([.$E36]*[.$R$3])/(MIN(1;MAX(0;((21-([.$D36]-[.F$2]))/20)))*[.F$3]*[.$R$1])))/([.$R$1]*[.F$4]); ; )" office:value-type="float" office:value="19" calcext:value-type="float">
            <text:p>19.00</text:p>
          </table:table-cell>
          <table:table-cell table:style-name="ce132" table:formula="of:=COM.MICROSOFT.SWITCH([.$D$3];&quot;Rounds2Kill&quot;;([.$E36]*[.$R$3])/(MIN(1;MAX(0;((21-([.$D36]-[.G$2]))/20)))*[.G$3]*[.$R$1]);&quot;Rounds2Die&quot;;([.G$4]*[.$R$1])/(MIN(1;MAX(0;((21-([.$B36]-[.G$5]))/20)))*[.$A36]*[.$R$3]);&quot;Kill/PartyHP%&quot;;((MIN(1;MAX(0;((21-([.$B36]-[.G$5]))/20)))*[.$A36])*((([.$R$3])*([.$R$3]+1)/2)/([.$R$3]^2))*(([.$E36]*[.$R$3])/(MIN(1;MAX(0;((21-([.$D36]-[.G$2]))/20)))*[.G$3]*[.$R$1])))/([.$R$1]*[.G$4]); ; )" office:value-type="float" office:value="11.3161764705882" calcext:value-type="float">
            <text:p>11.32</text:p>
          </table:table-cell>
          <table:table-cell table:style-name="ce132" table:formula="of:=COM.MICROSOFT.SWITCH([.$D$3];&quot;Rounds2Kill&quot;;([.$E36]*[.$R$3])/(MIN(1;MAX(0;((21-([.$D36]-[.H$2]))/20)))*[.H$3]*[.$R$1]);&quot;Rounds2Die&quot;;([.H$4]*[.$R$1])/(MIN(1;MAX(0;((21-([.$B36]-[.H$5]))/20)))*[.$A36]*[.$R$3]);&quot;Kill/PartyHP%&quot;;((MIN(1;MAX(0;((21-([.$B36]-[.H$5]))/20)))*[.$A36])*((([.$R$3])*([.$R$3]+1)/2)/([.$R$3]^2))*(([.$E36]*[.$R$3])/(MIN(1;MAX(0;((21-([.$D36]-[.H$2]))/20)))*[.H$3]*[.$R$1])))/([.$R$1]*[.H$4]); ; )" office:value-type="float" office:value="6.75" calcext:value-type="float">
            <text:p>6.75</text:p>
          </table:table-cell>
          <table:table-cell table:style-name="ce132" table:formula="of:=COM.MICROSOFT.SWITCH([.$D$3];&quot;Rounds2Kill&quot;;([.$E36]*[.$R$3])/(MIN(1;MAX(0;((21-([.$D36]-[.I$2]))/20)))*[.I$3]*[.$R$1]);&quot;Rounds2Die&quot;;([.I$4]*[.$R$1])/(MIN(1;MAX(0;((21-([.$B36]-[.I$5]))/20)))*[.$A36]*[.$R$3]);&quot;Kill/PartyHP%&quot;;((MIN(1;MAX(0;((21-([.$B36]-[.I$5]))/20)))*[.$A36])*((([.$R$3])*([.$R$3]+1)/2)/([.$R$3]^2))*(([.$E36]*[.$R$3])/(MIN(1;MAX(0;((21-([.$D36]-[.I$2]))/20)))*[.I$3]*[.$R$1])))/([.$R$1]*[.I$4]); ; )" office:value-type="float" office:value="4.89130434782609" calcext:value-type="float">
            <text:p>4.89</text:p>
          </table:table-cell>
          <table:table-cell table:style-name="ce132" table:formula="of:=COM.MICROSOFT.SWITCH([.$D$3];&quot;Rounds2Kill&quot;;([.$E36]*[.$R$3])/(MIN(1;MAX(0;((21-([.$D36]-[.J$2]))/20)))*[.J$3]*[.$R$1]);&quot;Rounds2Die&quot;;([.J$4]*[.$R$1])/(MIN(1;MAX(0;((21-([.$B36]-[.J$5]))/20)))*[.$A36]*[.$R$3]);&quot;Kill/PartyHP%&quot;;((MIN(1;MAX(0;((21-([.$B36]-[.J$5]))/20)))*[.$A36])*((([.$R$3])*([.$R$3]+1)/2)/([.$R$3]^2))*(([.$E36]*[.$R$3])/(MIN(1;MAX(0;((21-([.$D36]-[.J$2]))/20)))*[.J$3]*[.$R$1])))/([.$R$1]*[.J$4]); ; )" office:value-type="float" office:value="3.17896389324961" calcext:value-type="float">
            <text:p>3.18</text:p>
          </table:table-cell>
          <table:table-cell table:style-name="ce132" table:formula="of:=COM.MICROSOFT.SWITCH([.$D$3];&quot;Rounds2Kill&quot;;([.$E36]*[.$R$3])/(MIN(1;MAX(0;((21-([.$D36]-[.K$2]))/20)))*[.K$3]*[.$R$1]);&quot;Rounds2Die&quot;;([.K$4]*[.$R$1])/(MIN(1;MAX(0;((21-([.$B36]-[.K$5]))/20)))*[.$A36]*[.$R$3]);&quot;Kill/PartyHP%&quot;;((MIN(1;MAX(0;((21-([.$B36]-[.K$5]))/20)))*[.$A36])*((([.$R$3])*([.$R$3]+1)/2)/([.$R$3]^2))*(([.$E36]*[.$R$3])/(MIN(1;MAX(0;((21-([.$D36]-[.K$2]))/20)))*[.K$3]*[.$R$1])))/([.$R$1]*[.K$4]); ; )" office:value-type="float" office:value="2.49384236453202" calcext:value-type="float">
            <text:p>2.49</text:p>
          </table:table-cell>
          <table:table-cell table:style-name="ce132" table:formula="of:=COM.MICROSOFT.SWITCH([.$D$3];&quot;Rounds2Kill&quot;;([.$E36]*[.$R$3])/(MIN(1;MAX(0;((21-([.$D36]-[.L$2]))/20)))*[.L$3]*[.$R$1]);&quot;Rounds2Die&quot;;([.L$4]*[.$R$1])/(MIN(1;MAX(0;((21-([.$B36]-[.L$5]))/20)))*[.$A36]*[.$R$3]);&quot;Kill/PartyHP%&quot;;((MIN(1;MAX(0;((21-([.$B36]-[.L$5]))/20)))*[.$A36])*((([.$R$3])*([.$R$3]+1)/2)/([.$R$3]^2))*(([.$E36]*[.$R$3])/(MIN(1;MAX(0;((21-([.$D36]-[.L$2]))/20)))*[.L$3]*[.$R$1])))/([.$R$1]*[.L$4]); ; )" office:value-type="float" office:value="1.7578125" calcext:value-type="float">
            <text:p>1.76</text:p>
          </table:table-cell>
          <table:table-cell table:style-name="ce132" table:formula="of:=COM.MICROSOFT.SWITCH([.$D$3];&quot;Rounds2Kill&quot;;([.$E36]*[.$R$3])/(MIN(1;MAX(0;((21-([.$D36]-[.M$2]))/20)))*[.M$3]*[.$R$1]);&quot;Rounds2Die&quot;;([.M$4]*[.$R$1])/(MIN(1;MAX(0;((21-([.$B36]-[.M$5]))/20)))*[.$A36]*[.$R$3]);&quot;Kill/PartyHP%&quot;;((MIN(1;MAX(0;((21-([.$B36]-[.M$5]))/20)))*[.$A36])*((([.$R$3])*([.$R$3]+1)/2)/([.$R$3]^2))*(([.$E36]*[.$R$3])/(MIN(1;MAX(0;((21-([.$D36]-[.M$2]))/20)))*[.M$3]*[.$R$1])))/([.$R$1]*[.M$4]); ; )" office:value-type="float" office:value="1.44642857142857" calcext:value-type="float">
            <text:p>1.45</text:p>
          </table:table-cell>
          <table:table-cell table:style-name="ce132" table:formula="of:=COM.MICROSOFT.SWITCH([.$D$3];&quot;Rounds2Kill&quot;;([.$E36]*[.$R$3])/(MIN(1;MAX(0;((21-([.$D36]-[.N$2]))/20)))*[.N$3]*[.$R$1]);&quot;Rounds2Die&quot;;([.N$4]*[.$R$1])/(MIN(1;MAX(0;((21-([.$B36]-[.N$5]))/20)))*[.$A36]*[.$R$3]);&quot;Kill/PartyHP%&quot;;((MIN(1;MAX(0;((21-([.$B36]-[.N$5]))/20)))*[.$A36])*((([.$R$3])*([.$R$3]+1)/2)/([.$R$3]^2))*(([.$E36]*[.$R$3])/(MIN(1;MAX(0;((21-([.$D36]-[.N$2]))/20)))*[.N$3]*[.$R$1])))/([.$R$1]*[.N$4]); ; )" office:value-type="float" office:value="1.07655502392345" calcext:value-type="float">
            <text:p>1.08</text:p>
          </table:table-cell>
          <table:table-cell table:style-name="ce135" table:formula="of:=COM.MICROSOFT.SWITCH([.$D$3];&quot;Rounds2Kill&quot;;([.$E36]*[.$R$3])/(MIN(1;MAX(0;((21-([.$D36]-[.O$2]))/20)))*[.O$3]*[.$R$1]);&quot;Rounds2Die&quot;;([.O$4]*[.$R$1])/(MIN(1;MAX(0;((21-([.$B36]-[.O$5]))/20)))*[.$A36]*[.$R$3]);&quot;Kill/PartyHP%&quot;;((MIN(1;MAX(0;((21-([.$B36]-[.O$5]))/20)))*[.$A36])*((([.$R$3])*([.$R$3]+1)/2)/([.$R$3]^2))*(([.$E36]*[.$R$3])/(MIN(1;MAX(0;((21-([.$D36]-[.O$2]))/20)))*[.O$3]*[.$R$1])))/([.$R$1]*[.O$4]); ; )" office:value-type="float" office:value="0.833333333333333" calcext:value-type="float">
            <text:p>0.83</text:p>
          </table:table-cell>
          <table:table-cell table:number-columns-repeated="5"/>
        </table:table-row>
        <calcext:conditional-formats>
          <calcext:conditional-format calcext:target-range-address="VSolo_2.R2:VSolo_2.R2">
            <calcext:condition calcext:apply-style-name="Error" calcext:value="&lt;[$VSolo_2.$T$2]" calcext:base-cell-address="VSolo_2.R2"/>
            <calcext:condition calcext:apply-style-name="Error" calcext:value="&gt;[$VSolo_2.$R$2]" calcext:base-cell-address="VSolo_2.R2"/>
          </calcext:conditional-format>
          <calcext:conditional-format calcext:target-range-address="VSolo_2.F7:VSolo_2.O36">
            <calcext:condition calcext:apply-style-name="Error" calcext:value="&lt;[$VSolo_2.$T$2]" calcext:base-cell-address="VSolo_2.F7"/>
            <calcext:condition calcext:apply-style-name="Error" calcext:value="&gt;[$VSolo_2.$R$2]" calcext:base-cell-address="VSolo_2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03:54.375549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53:43.152058408</meta:creation-date>
    <meta:generator>LibreOffice/24.2.5.2$Linux_X86_64 LibreOffice_project/420$Build-2</meta:generator>
    <dc:date>2024-09-16T23:34:18.175349161</dc:date>
    <meta:editing-duration>PT3H2M9S</meta:editing-duration>
    <meta:editing-cycles>32</meta:editing-cycles>
    <meta:document-statistic meta:table-count="6" meta:cell-count="190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LINEARLY_INTERPOLATE(x, x1, y1, x2, y2)
LINEARLY_INTERPOLATE = y1 + (x - x1) * (y2 - y1) / (x2 - x1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